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unique_ID</text:p>
          </table:table-cell>
          <table:table-cell office:value-type="string" calcext:value-type="string">
            <text:p>RNUM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Emoti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3262</text:p>
          </table:table-cell>
          <table:table-cell office:value-type="float" office:value="4.502992" calcext:value-type="float">
            <text:p>4.502992</text:p>
          </table:table-cell>
          <table:table-cell office:value-type="float" office:value="-0.55" calcext:value-type="float">
            <text:p>-0.55</text:p>
          </table:table-cell>
          <table:table-cell office:value-type="float" office:value="0.869" calcext:value-type="float">
            <text:p>0.869</text:p>
          </table:table-cell>
          <table:table-cell office:value-type="float" office:value="0.021" calcext:value-type="float">
            <text:p>0.021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3262</text:p>
          </table:table-cell>
          <table:table-cell office:value-type="float" office:value="2.935984" calcext:value-type="float">
            <text:p>2.935984</text:p>
          </table:table-cell>
          <table:table-cell office:value-type="float" office:value="-0.77" calcext:value-type="float">
            <text:p>-0.77</text:p>
          </table:table-cell>
          <table:table-cell office:value-type="float" office:value="1.486" calcext:value-type="float">
            <text:p>1.4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262</text:p>
          </table:table-cell>
          <table:table-cell office:value-type="float" office:value="2.677249" calcext:value-type="float">
            <text:p>2.677249</text:p>
          </table:table-cell>
          <table:table-cell office:value-type="float" office:value="-0.777" calcext:value-type="float">
            <text:p>-0.777</text:p>
          </table:table-cell>
          <table:table-cell office:value-type="float" office:value="-0.378" calcext:value-type="float">
            <text:p>-0.378</text:p>
          </table:table-cell>
          <table:table-cell office:value-type="float" office:value="0.688" calcext:value-type="float">
            <text:p>0.688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3262</text:p>
          </table:table-cell>
          <table:table-cell office:value-type="float" office:value="4.887197" calcext:value-type="float">
            <text:p>4.887197</text:p>
          </table:table-cell>
          <table:table-cell office:value-type="float" office:value="-0.697" calcext:value-type="float">
            <text:p>-0.697</text:p>
          </table:table-cell>
          <table:table-cell office:value-type="float" office:value="0.264" calcext:value-type="float">
            <text:p>0.264</text:p>
          </table:table-cell>
          <table:table-cell office:value-type="float" office:value="0.312" calcext:value-type="float">
            <text:p>0.312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3262</text:p>
          </table:table-cell>
          <table:table-cell office:value-type="float" office:value="2.694024" calcext:value-type="float">
            <text:p>2.694024</text:p>
          </table:table-cell>
          <table:table-cell office:value-type="float" office:value="-0.486" calcext:value-type="float">
            <text:p>-0.486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3262</text:p>
          </table:table-cell>
          <table:table-cell office:value-type="float" office:value="2.435322" calcext:value-type="float">
            <text:p>2.435322</text:p>
          </table:table-cell>
          <table:table-cell office:value-type="float" office:value="-1.714" calcext:value-type="float">
            <text:p>-1.714</text:p>
          </table:table-cell>
          <table:table-cell office:value-type="float" office:value="-0.393" calcext:value-type="float">
            <text:p>-0.393</text:p>
          </table:table-cell>
          <table:table-cell office:value-type="float" office:value="0.028" calcext:value-type="float">
            <text:p>0.028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3262</text:p>
          </table:table-cell>
          <table:table-cell office:value-type="float" office:value="2.827451" calcext:value-type="float">
            <text:p>2.827451</text:p>
          </table:table-cell>
          <table:table-cell office:value-type="float" office:value="-1.4" calcext:value-type="float">
            <text:p>-1.4</text:p>
          </table:table-cell>
          <table:table-cell office:value-type="float" office:value="0.087" calcext:value-type="float">
            <text:p>0.087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3262</text:p>
          </table:table-cell>
          <table:table-cell office:value-type="float" office:value="2.577221" calcext:value-type="float">
            <text:p>2.577221</text:p>
          </table:table-cell>
          <table:table-cell office:value-type="float" office:value="-1.017" calcext:value-type="float">
            <text:p>-1.017</text:p>
          </table:table-cell>
          <table:table-cell office:value-type="float" office:value="-0.56" calcext:value-type="float">
            <text:p>-0.56</text:p>
          </table:table-cell>
          <table:table-cell office:value-type="float" office:value="0.128" calcext:value-type="float">
            <text:p>0.128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3262</text:p>
          </table:table-cell>
          <table:table-cell office:value-type="float" office:value="2.585586" calcext:value-type="float">
            <text:p>2.585586</text:p>
          </table:table-cell>
          <table:table-cell office:value-type="float" office:value="-0.588" calcext:value-type="float">
            <text:p>-0.588</text:p>
          </table:table-cell>
          <table:table-cell office:value-type="float" office:value="0.438" calcext:value-type="float">
            <text:p>0.43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3262</text:p>
          </table:table-cell>
          <table:table-cell office:value-type="float" office:value="2.635131" calcext:value-type="float">
            <text:p>2.635131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7" calcext:value-type="float">
            <text:p>0.14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3262</text:p>
          </table:table-cell>
          <table:table-cell office:value-type="float" office:value="2.485431" calcext:value-type="float">
            <text:p>2.485431</text:p>
          </table:table-cell>
          <table:table-cell office:value-type="float" office:value="-0.847" calcext:value-type="float">
            <text:p>-0.84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18" calcext:value-type="float">
            <text:p>0.118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3262</text:p>
          </table:table-cell>
          <table:table-cell office:value-type="float" office:value="2.727323" calcext:value-type="float">
            <text:p>2.727323</text:p>
          </table:table-cell>
          <table:table-cell office:value-type="float" office:value="-0.872" calcext:value-type="float">
            <text:p>-0.872</text:p>
          </table:table-cell>
          <table:table-cell office:value-type="float" office:value="1.225" calcext:value-type="float">
            <text:p>1.225</text:p>
          </table:table-cell>
          <table:table-cell office:value-type="float" office:value="0.951" calcext:value-type="float">
            <text:p>0.95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3262</text:p>
          </table:table-cell>
          <table:table-cell office:value-type="float" office:value="4.86174" calcext:value-type="float">
            <text:p>4.86174</text:p>
          </table:table-cell>
          <table:table-cell office:value-type="float" office:value="-1.082" calcext:value-type="float">
            <text:p>-1.082</text:p>
          </table:table-cell>
          <table:table-cell office:value-type="float" office:value="0.234" calcext:value-type="float">
            <text:p>0.234</text:p>
          </table:table-cell>
          <table:table-cell office:value-type="float" office:value="1.127" calcext:value-type="float">
            <text:p>1.127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3678</text:p>
          </table:table-cell>
          <table:table-cell office:value-type="float" office:value="2.426485" calcext:value-type="float">
            <text:p>2.426485</text:p>
          </table:table-cell>
          <table:table-cell office:value-type="float" office:value="0.066" calcext:value-type="float">
            <text:p>0.066</text:p>
          </table:table-cell>
          <table:table-cell office:value-type="float" office:value="1.427" calcext:value-type="float">
            <text:p>1.427</text:p>
          </table:table-cell>
          <table:table-cell office:value-type="float" office:value="0.334" calcext:value-type="float">
            <text:p>0.334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R3678</text:p>
          </table:table-cell>
          <table:table-cell office:value-type="float" office:value="2.885411" calcext:value-type="float">
            <text:p>2.885411</text:p>
          </table:table-cell>
          <table:table-cell office:value-type="float" office:value="0.367" calcext:value-type="float">
            <text:p>0.3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236" calcext:value-type="float">
            <text:p>0.236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3678</text:p>
          </table:table-cell>
          <table:table-cell office:value-type="float" office:value="2.376563" calcext:value-type="float">
            <text:p>2.376563</text:p>
          </table:table-cell>
          <table:table-cell office:value-type="float" office:value="1.577" calcext:value-type="float">
            <text:p>1.577</text:p>
          </table:table-cell>
          <table:table-cell office:value-type="float" office:value="1.538" calcext:value-type="float">
            <text:p>1.538</text:p>
          </table:table-cell>
          <table:table-cell office:value-type="float" office:value="-1.369" calcext:value-type="float">
            <text:p>-1.369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R3678</text:p>
          </table:table-cell>
          <table:table-cell office:value-type="float" office:value="5.211867" calcext:value-type="float">
            <text:p>5.211867</text:p>
          </table:table-cell>
          <table:table-cell office:value-type="float" office:value="0.378" calcext:value-type="float">
            <text:p>0.378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533" calcext:value-type="float">
            <text:p>0.533</text:p>
          </table:table-cell>
          <table:table-cell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R3678</text:p>
          </table:table-cell>
          <table:table-cell office:value-type="float" office:value="2.476371" calcext:value-type="float">
            <text:p>2.476371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06" calcext:value-type="float">
            <text:p>-0.06</text:p>
          </table:table-cell>
          <table:table-cell office:value-type="float" office:value="1.612" calcext:value-type="float">
            <text:p>1.612</text:p>
          </table:table-cell>
          <table:table-cell office:value-type="float" office:value="-0.784" calcext:value-type="float">
            <text:p>-0.78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R3678</text:p>
          </table:table-cell>
          <table:table-cell office:value-type="float" office:value="2.62729" calcext:value-type="float">
            <text:p>2.62729</text:p>
          </table:table-cell>
          <table:table-cell office:value-type="float" office:value="1.026" calcext:value-type="float">
            <text:p>1.026</text:p>
          </table:table-cell>
          <table:table-cell office:value-type="float" office:value="2.006" calcext:value-type="float">
            <text:p>2.006</text:p>
          </table:table-cell>
          <table:table-cell office:value-type="float" office:value="-1.433" calcext:value-type="float">
            <text:p>-1.43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3678</text:p>
          </table:table-cell>
          <table:table-cell office:value-type="float" office:value="2.676866" calcext:value-type="float">
            <text:p>2.676866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459" calcext:value-type="float">
            <text:p>-0.459</text:p>
          </table:table-cell>
          <table:table-cell office:value-type="float" office:value="1.079" calcext:value-type="float">
            <text:p>1.079</text:p>
          </table:table-cell>
          <table:table-cell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3678</text:p>
          </table:table-cell>
          <table:table-cell office:value-type="float" office:value="2.276549" calcext:value-type="float">
            <text:p>2.276549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711" calcext:value-type="float">
            <text:p>-0.711</text:p>
          </table:table-cell>
          <table:table-cell office:value-type="float" office:value="-2.835" calcext:value-type="float">
            <text:p>-2.83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R3678</text:p>
          </table:table-cell>
          <table:table-cell office:value-type="float" office:value="4.503442" calcext:value-type="float">
            <text:p>4.503442</text:p>
          </table:table-cell>
          <table:table-cell office:value-type="float" office:value="1.986" calcext:value-type="float">
            <text:p>1.986</text:p>
          </table:table-cell>
          <table:table-cell office:value-type="float" office:value="1.866" calcext:value-type="float">
            <text:p>1.866</text:p>
          </table:table-cell>
          <table:table-cell office:value-type="float" office:value="2.085" calcext:value-type="float">
            <text:p>2.085</text:p>
          </table:table-cell>
          <table:table-cell office:value-type="float" office:value="-1.161" calcext:value-type="float">
            <text:p>-1.16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R3678</text:p>
          </table:table-cell>
          <table:table-cell office:value-type="float" office:value="2.577144" calcext:value-type="float">
            <text:p>2.577144</text:p>
          </table:table-cell>
          <table:table-cell office:value-type="float" office:value="-1.157" calcext:value-type="float">
            <text:p>-1.157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487" calcext:value-type="float">
            <text:p>0.487</text:p>
          </table:table-cell>
          <table:table-cell office:value-type="float" office:value="-2.043" calcext:value-type="float">
            <text:p>-2.04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R3678</text:p>
          </table:table-cell>
          <table:table-cell office:value-type="float" office:value="2.685181" calcext:value-type="float">
            <text:p>2.685181</text:p>
          </table:table-cell>
          <table:table-cell office:value-type="float" office:value="-0.457" calcext:value-type="float">
            <text:p>-0.457</text:p>
          </table:table-cell>
          <table:table-cell office:value-type="float" office:value="2.372" calcext:value-type="float">
            <text:p>2.372</text:p>
          </table:table-cell>
          <table:table-cell office:value-type="float" office:value="1.021" calcext:value-type="float">
            <text:p>1.021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R3678</text:p>
          </table:table-cell>
          <table:table-cell office:value-type="float" office:value="2.784989" calcext:value-type="float">
            <text:p>2.784989</text:p>
          </table:table-cell>
          <table:table-cell office:value-type="float" office:value="1.522" calcext:value-type="float">
            <text:p>1.522</text:p>
          </table:table-cell>
          <table:table-cell office:value-type="float" office:value="1.988" calcext:value-type="float">
            <text:p>1.988</text:p>
          </table:table-cell>
          <table:table-cell office:value-type="float" office:value="-1.186" calcext:value-type="float">
            <text:p>-1.18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R2595</text:p>
          </table:table-cell>
          <table:table-cell office:value-type="float" office:value="7.346735" calcext:value-type="float">
            <text:p>7.346735</text:p>
          </table:table-cell>
          <table:table-cell office:value-type="float" office:value="1.468" calcext:value-type="float">
            <text:p>1.468</text:p>
          </table:table-cell>
          <table:table-cell office:value-type="float" office:value="-1.77" calcext:value-type="float">
            <text:p>-1.77</text:p>
          </table:table-cell>
          <table:table-cell office:value-type="float" office:value="-1.155" calcext:value-type="float">
            <text:p>-1.155</text:p>
          </table:table-cell>
          <table:table-cell office:value-type="float" office:value="-0.499" calcext:value-type="float">
            <text:p>-0.49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R2595</text:p>
          </table:table-cell>
          <table:table-cell office:value-type="float" office:value="2.376568" calcext:value-type="float">
            <text:p>2.376568</text:p>
          </table:table-cell>
          <table:table-cell office:value-type="float" office:value="0.754" calcext:value-type="float">
            <text:p>0.754</text:p>
          </table:table-cell>
          <table:table-cell office:value-type="float" office:value="-1.545" calcext:value-type="float">
            <text:p>-1.545</text:p>
          </table:table-cell>
          <table:table-cell office:value-type="float" office:value="-1.528" calcext:value-type="float">
            <text:p>-1.528</text:p>
          </table:table-cell>
          <table:table-cell office:value-type="float" office:value="-1.911" calcext:value-type="float">
            <text:p>-1.91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R2595</text:p>
          </table:table-cell>
          <table:table-cell office:value-type="float" office:value="2.635183" calcext:value-type="float">
            <text:p>2.635183</text:p>
          </table:table-cell>
          <table:table-cell office:value-type="float" office:value="1.209" calcext:value-type="float">
            <text:p>1.209</text:p>
          </table:table-cell>
          <table:table-cell office:value-type="float" office:value="-2.433" calcext:value-type="float">
            <text:p>-2.433</text:p>
          </table:table-cell>
          <table:table-cell office:value-type="float" office:value="-1.113" calcext:value-type="float">
            <text:p>-1.113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R2595</text:p>
          </table:table-cell>
          <table:table-cell office:value-type="float" office:value="7.747327" calcext:value-type="float">
            <text:p>7.747327</text:p>
          </table:table-cell>
          <table:table-cell office:value-type="float" office:value="0.665" calcext:value-type="float">
            <text:p>0.665</text:p>
          </table:table-cell>
          <table:table-cell office:value-type="float" office:value="-2.324" calcext:value-type="float">
            <text:p>-2.324</text:p>
          </table:table-cell>
          <table:table-cell office:value-type="float" office:value="-0.645" calcext:value-type="float">
            <text:p>-0.645</text:p>
          </table:table-cell>
          <table:table-cell office:value-type="float" office:value="-0.425" calcext:value-type="float">
            <text:p>-0.42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2595</text:p>
          </table:table-cell>
          <table:table-cell office:value-type="float" office:value="2.727011" calcext:value-type="float">
            <text:p>2.727011</text:p>
          </table:table-cell>
          <table:table-cell office:value-type="float" office:value="1.819" calcext:value-type="float">
            <text:p>1.819</text:p>
          </table:table-cell>
          <table:table-cell office:value-type="float" office:value="-1.698" calcext:value-type="float">
            <text:p>-1.698</text:p>
          </table:table-cell>
          <table:table-cell office:value-type="float" office:value="-1.134" calcext:value-type="float">
            <text:p>-1.134</text:p>
          </table:table-cell>
          <table:table-cell office:value-type="float" office:value="-0.322" calcext:value-type="float">
            <text:p>-0.32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R2595</text:p>
          </table:table-cell>
          <table:table-cell office:value-type="float" office:value="2.426562" calcext:value-type="float">
            <text:p>2.426562</text:p>
          </table:table-cell>
          <table:table-cell office:value-type="float" office:value="0.366" calcext:value-type="float">
            <text:p>0.366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37" calcext:value-type="float">
            <text:p>-0.337</text:p>
          </table:table-cell>
          <table:table-cell office:value-type="float" office:value="-2.347" calcext:value-type="float">
            <text:p>-2.34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R2595</text:p>
          </table:table-cell>
          <table:table-cell office:value-type="float" office:value="2.526541" calcext:value-type="float">
            <text:p>2.526541</text:p>
          </table:table-cell>
          <table:table-cell office:value-type="float" office:value="0.771" calcext:value-type="float">
            <text:p>0.771</text:p>
          </table:table-cell>
          <table:table-cell office:value-type="float" office:value="-2.158" calcext:value-type="float">
            <text:p>-2.158</text:p>
          </table:table-cell>
          <table:table-cell office:value-type="float" office:value="0.57" calcext:value-type="float">
            <text:p>0.57</text:p>
          </table:table-cell>
          <table:table-cell office:value-type="float" office:value="-0.932" calcext:value-type="float">
            <text:p>-0.93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R2595</text:p>
          </table:table-cell>
          <table:table-cell office:value-type="float" office:value="2.376983" calcext:value-type="float">
            <text:p>2.376983</text:p>
          </table:table-cell>
          <table:table-cell office:value-type="float" office:value="-0.41" calcext:value-type="float">
            <text:p>-0.41</text:p>
          </table:table-cell>
          <table:table-cell office:value-type="float" office:value="-2.249" calcext:value-type="float">
            <text:p>-2.249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774" calcext:value-type="float">
            <text:p>-0.77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R2595</text:p>
          </table:table-cell>
          <table:table-cell office:value-type="float" office:value="5.06188" calcext:value-type="float">
            <text:p>5.06188</text:p>
          </table:table-cell>
          <table:table-cell office:value-type="float" office:value="0.836" calcext:value-type="float">
            <text:p>0.836</text:p>
          </table:table-cell>
          <table:table-cell office:value-type="float" office:value="-2.472" calcext:value-type="float">
            <text:p>-2.472</text:p>
          </table:table-cell>
          <table:table-cell office:value-type="float" office:value="-1.192" calcext:value-type="float">
            <text:p>-1.19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R2595</text:p>
          </table:table-cell>
          <table:table-cell office:value-type="float" office:value="2.635609" calcext:value-type="float">
            <text:p>2.635609</text:p>
          </table:table-cell>
          <table:table-cell office:value-type="float" office:value="1.209" calcext:value-type="float">
            <text:p>1.209</text:p>
          </table:table-cell>
          <table:table-cell office:value-type="float" office:value="-2.433" calcext:value-type="float">
            <text:p>-2.433</text:p>
          </table:table-cell>
          <table:table-cell office:value-type="float" office:value="-1.113" calcext:value-type="float">
            <text:p>-1.113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R2595</text:p>
          </table:table-cell>
          <table:table-cell office:value-type="float" office:value="7.98933" calcext:value-type="float">
            <text:p>7.98933</text:p>
          </table:table-cell>
          <table:table-cell office:value-type="float" office:value="1.287" calcext:value-type="float">
            <text:p>1.287</text:p>
          </table:table-cell>
          <table:table-cell office:value-type="float" office:value="-1.859" calcext:value-type="float">
            <text:p>-1.859</text:p>
          </table:table-cell>
          <table:table-cell office:value-type="float" office:value="-1.065" calcext:value-type="float">
            <text:p>-1.065</text:p>
          </table:table-cell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R2595</text:p>
          </table:table-cell>
          <table:table-cell office:value-type="float" office:value="2.426947" calcext:value-type="float">
            <text:p>2.426947</text:p>
          </table:table-cell>
          <table:table-cell office:value-type="float" office:value="1.501" calcext:value-type="float">
            <text:p>1.501</text:p>
          </table:table-cell>
          <table:table-cell office:value-type="float" office:value="-1.859" calcext:value-type="float">
            <text:p>-1.859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423" calcext:value-type="float">
            <text:p>-0.423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R2595</text:p>
          </table:table-cell>
          <table:table-cell office:value-type="float" office:value="2.77701" calcext:value-type="float">
            <text:p>2.77701</text:p>
          </table:table-cell>
          <table:table-cell office:value-type="float" office:value="1.357" calcext:value-type="float">
            <text:p>1.357</text:p>
          </table:table-cell>
          <table:table-cell office:value-type="float" office:value="-2.124" calcext:value-type="float">
            <text:p>-2.124</text:p>
          </table:table-cell>
          <table:table-cell office:value-type="float" office:value="-1.113" calcext:value-type="float">
            <text:p>-1.113</text:p>
          </table:table-cell>
          <table:table-cell office:value-type="float" office:value="-0.334" calcext:value-type="float">
            <text:p>-0.33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R2595</text:p>
          </table:table-cell>
          <table:table-cell office:value-type="float" office:value="2.727217" calcext:value-type="float">
            <text:p>2.727217</text:p>
          </table:table-cell>
          <table:table-cell office:value-type="float" office:value="1.209" calcext:value-type="float">
            <text:p>1.209</text:p>
          </table:table-cell>
          <table:table-cell office:value-type="float" office:value="-2.433" calcext:value-type="float">
            <text:p>-2.433</text:p>
          </table:table-cell>
          <table:table-cell office:value-type="float" office:value="-1.113" calcext:value-type="float">
            <text:p>-1.113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R2595</text:p>
          </table:table-cell>
          <table:table-cell office:value-type="float" office:value="2.585176" calcext:value-type="float">
            <text:p>2.585176</text:p>
          </table:table-cell>
          <table:table-cell office:value-type="float" office:value="1.357" calcext:value-type="float">
            <text:p>1.357</text:p>
          </table:table-cell>
          <table:table-cell office:value-type="float" office:value="-2.124" calcext:value-type="float">
            <text:p>-2.124</text:p>
          </table:table-cell>
          <table:table-cell office:value-type="float" office:value="-1.113" calcext:value-type="float">
            <text:p>-1.113</text:p>
          </table:table-cell>
          <table:table-cell office:value-type="float" office:value="-0.334" calcext:value-type="float">
            <text:p>-0.33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R4052</text:p>
          </table:table-cell>
          <table:table-cell office:value-type="float" office:value="4.811612" calcext:value-type="float">
            <text:p>4.811612</text:p>
          </table:table-cell>
          <table:table-cell office:value-type="float" office:value="0.511" calcext:value-type="float">
            <text:p>0.511</text:p>
          </table:table-cell>
          <table:table-cell office:value-type="float" office:value="2.004" calcext:value-type="float">
            <text:p>2.004</text:p>
          </table:table-cell>
          <table:table-cell office:value-type="float" office:value="-1.306" calcext:value-type="float">
            <text:p>-1.306</text:p>
          </table:table-cell>
          <table:table-cell office:value-type="float" office:value="-1.543" calcext:value-type="float">
            <text:p>-1.54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R4052</text:p>
          </table:table-cell>
          <table:table-cell office:value-type="float" office:value="2.335318" calcext:value-type="float">
            <text:p>2.335318</text:p>
          </table:table-cell>
          <table:table-cell office:value-type="float" office:value="-0.568" calcext:value-type="float">
            <text:p>-0.568</text:p>
          </table:table-cell>
          <table:table-cell office:value-type="float" office:value="2.674" calcext:value-type="float">
            <text:p>2.674</text:p>
          </table:table-cell>
          <table:table-cell office:value-type="float" office:value="-1.531" calcext:value-type="float">
            <text:p>-1.531</text:p>
          </table:table-cell>
          <table:table-cell office:value-type="float" office:value="-2.75" calcext:value-type="float">
            <text:p>-2.7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R4052</text:p>
          </table:table-cell>
          <table:table-cell office:value-type="float" office:value="5.053858" calcext:value-type="float">
            <text:p>5.053858</text:p>
          </table:table-cell>
          <table:table-cell office:value-type="float" office:value="0.98" calcext:value-type="float">
            <text:p>0.98</text:p>
          </table:table-cell>
          <table:table-cell office:value-type="float" office:value="2.443" calcext:value-type="float">
            <text:p>2.443</text:p>
          </table:table-cell>
          <table:table-cell office:value-type="float" office:value="-1.178" calcext:value-type="float">
            <text:p>-1.178</text:p>
          </table:table-cell>
          <table:table-cell office:value-type="float" office:value="-1.217" calcext:value-type="float">
            <text:p>-1.21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R4052</text:p>
          </table:table-cell>
          <table:table-cell office:value-type="float" office:value="4.812114" calcext:value-type="float">
            <text:p>4.812114</text:p>
          </table:table-cell>
          <table:table-cell office:value-type="float" office:value="0.98" calcext:value-type="float">
            <text:p>0.98</text:p>
          </table:table-cell>
          <table:table-cell office:value-type="float" office:value="2.443" calcext:value-type="float">
            <text:p>2.443</text:p>
          </table:table-cell>
          <table:table-cell office:value-type="float" office:value="-1.178" calcext:value-type="float">
            <text:p>-1.178</text:p>
          </table:table-cell>
          <table:table-cell office:value-type="float" office:value="-1.217" calcext:value-type="float">
            <text:p>-1.21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R4052</text:p>
          </table:table-cell>
          <table:table-cell office:value-type="float" office:value="2.727274" calcext:value-type="float">
            <text:p>2.727274</text:p>
          </table:table-cell>
          <table:table-cell office:value-type="float" office:value="1.083" calcext:value-type="float">
            <text:p>1.083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38" calcext:value-type="float">
            <text:p>-1.138</text:p>
          </table:table-cell>
          <table:table-cell office:value-type="float" office:value="-0.988" calcext:value-type="float">
            <text:p>-0.98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R4052</text:p>
          </table:table-cell>
          <table:table-cell office:value-type="float" office:value="2.827389" calcext:value-type="float">
            <text:p>2.827389</text:p>
          </table:table-cell>
          <table:table-cell office:value-type="float" office:value="1.083" calcext:value-type="float">
            <text:p>1.083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38" calcext:value-type="float">
            <text:p>-1.138</text:p>
          </table:table-cell>
          <table:table-cell office:value-type="float" office:value="-0.988" calcext:value-type="float">
            <text:p>-0.98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R4052</text:p>
          </table:table-cell>
          <table:table-cell office:value-type="float" office:value="7.680215" calcext:value-type="float">
            <text:p>7.680215</text:p>
          </table:table-cell>
          <table:table-cell office:value-type="float" office:value="0.869" calcext:value-type="float">
            <text:p>0.869</text:p>
          </table:table-cell>
          <table:table-cell office:value-type="float" office:value="1.764" calcext:value-type="float">
            <text:p>1.764</text:p>
          </table:table-cell>
          <table:table-cell office:value-type="float" office:value="-0.997" calcext:value-type="float">
            <text:p>-0.997</text:p>
          </table:table-cell>
          <table:table-cell office:value-type="float" office:value="-0.294" calcext:value-type="float">
            <text:p>-0.2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R4052</text:p>
          </table:table-cell>
          <table:table-cell office:value-type="float" office:value="4.853665" calcext:value-type="float">
            <text:p>4.853665</text:p>
          </table:table-cell>
          <table:table-cell office:value-type="float" office:value="0.394" calcext:value-type="float">
            <text:p>0.394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26" calcext:value-type="float">
            <text:p>-0.726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R4052</text:p>
          </table:table-cell>
          <table:table-cell office:value-type="float" office:value="2.835335" calcext:value-type="float">
            <text:p>2.835335</text:p>
          </table:table-cell>
          <table:table-cell office:value-type="float" office:value="-1.553" calcext:value-type="float">
            <text:p>-1.553</text:p>
          </table:table-cell>
          <table:table-cell office:value-type="float" office:value="2.034" calcext:value-type="float">
            <text:p>2.034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648" calcext:value-type="float">
            <text:p>-0.64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R4052</text:p>
          </table:table-cell>
          <table:table-cell office:value-type="float" office:value="5.261894" calcext:value-type="float">
            <text:p>5.261894</text:p>
          </table:table-cell>
          <table:table-cell office:value-type="float" office:value="0.713" calcext:value-type="float">
            <text:p>0.713</text:p>
          </table:table-cell>
          <table:table-cell office:value-type="float" office:value="2.392" calcext:value-type="float">
            <text:p>2.392</text:p>
          </table:table-cell>
          <table:table-cell office:value-type="float" office:value="-1.372" calcext:value-type="float">
            <text:p>-1.372</text:p>
          </table:table-cell>
          <table:table-cell office:value-type="float" office:value="-1.928" calcext:value-type="float">
            <text:p>-1.928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R4052</text:p>
          </table:table-cell>
          <table:table-cell office:value-type="float" office:value="2.826955" calcext:value-type="float">
            <text:p>2.826955</text:p>
          </table:table-cell>
          <table:table-cell office:value-type="float" office:value="-0.608" calcext:value-type="float">
            <text:p>-0.608</text:p>
          </table:table-cell>
          <table:table-cell office:value-type="float" office:value="1.841" calcext:value-type="float">
            <text:p>1.841</text:p>
          </table:table-cell>
          <table:table-cell office:value-type="float" office:value="-1.086" calcext:value-type="float">
            <text:p>-1.086</text:p>
          </table:table-cell>
          <table:table-cell office:value-type="float" office:value="-1.497" calcext:value-type="float">
            <text:p>-1.497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R4052</text:p>
          </table:table-cell>
          <table:table-cell office:value-type="float" office:value="2.527204" calcext:value-type="float">
            <text:p>2.527204</text:p>
          </table:table-cell>
          <table:table-cell office:value-type="float" office:value="-0.277" calcext:value-type="float">
            <text:p>-0.277</text:p>
          </table:table-cell>
          <table:table-cell office:value-type="float" office:value="2.427" calcext:value-type="float">
            <text:p>2.427</text:p>
          </table:table-cell>
          <table:table-cell office:value-type="float" office:value="-1.617" calcext:value-type="float">
            <text:p>-1.617</text:p>
          </table:table-cell>
          <table:table-cell office:value-type="float" office:value="-1.629" calcext:value-type="float">
            <text:p>-1.629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R4052</text:p>
          </table:table-cell>
          <table:table-cell office:value-type="float" office:value="2.626775" calcext:value-type="float">
            <text:p>2.626775</text:p>
          </table:table-cell>
          <table:table-cell office:value-type="float" office:value="-1.215" calcext:value-type="float">
            <text:p>-1.215</text:p>
          </table:table-cell>
          <table:table-cell office:value-type="float" office:value="1.998" calcext:value-type="float">
            <text:p>1.998</text:p>
          </table:table-cell>
          <table:table-cell office:value-type="float" office:value="-1.435" calcext:value-type="float">
            <text:p>-1.435</text:p>
          </table:table-cell>
          <table:table-cell office:value-type="float" office:value="-0.278" calcext:value-type="float">
            <text:p>-0.278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R4052</text:p>
          </table:table-cell>
          <table:table-cell office:value-type="float" office:value="7.830435" calcext:value-type="float">
            <text:p>7.830435</text:p>
          </table:table-cell>
          <table:table-cell office:value-type="float" office:value="-1.231" calcext:value-type="float">
            <text:p>-1.231</text:p>
          </table:table-cell>
          <table:table-cell office:value-type="float" office:value="1.724" calcext:value-type="float">
            <text:p>1.724</text:p>
          </table:table-cell>
          <table:table-cell office:value-type="float" office:value="-0.943" calcext:value-type="float">
            <text:p>-0.94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R4167</text:p>
          </table:table-cell>
          <table:table-cell office:value-type="float" office:value="2.685585" calcext:value-type="float">
            <text:p>2.685585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567" calcext:value-type="float">
            <text:p>0.567</text:p>
          </table:table-cell>
          <table:table-cell office:value-type="float" office:value="-0.54" calcext:value-type="float">
            <text:p>-0.54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R4167</text:p>
          </table:table-cell>
          <table:table-cell office:value-type="float" office:value="2.235291" calcext:value-type="float">
            <text:p>2.235291</text:p>
          </table:table-cell>
          <table:table-cell office:value-type="float" office:value="-0.579" calcext:value-type="float">
            <text:p>-0.579</text:p>
          </table:table-cell>
          <table:table-cell office:value-type="float" office:value="0.325" calcext:value-type="float">
            <text:p>0.325</text:p>
          </table:table-cell>
          <table:table-cell office:value-type="float" office:value="0.133" calcext:value-type="float">
            <text:p>0.133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R4167</text:p>
          </table:table-cell>
          <table:table-cell office:value-type="float" office:value="5.503769" calcext:value-type="float">
            <text:p>5.503769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245" calcext:value-type="float">
            <text:p>0.245</text:p>
          </table:table-cell>
          <table:table-cell office:value-type="float" office:value="0.108" calcext:value-type="float">
            <text:p>0.108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R4167</text:p>
          </table:table-cell>
          <table:table-cell office:value-type="float" office:value="2.576817" calcext:value-type="float">
            <text:p>2.576817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551" calcext:value-type="float">
            <text:p>0.551</text:p>
          </table:table-cell>
          <table:table-cell office:value-type="float" office:value="0.314" calcext:value-type="float">
            <text:p>0.31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R4167</text:p>
          </table:table-cell>
          <table:table-cell office:value-type="float" office:value="5.070154" calcext:value-type="float">
            <text:p>5.070154</text:p>
          </table:table-cell>
          <table:table-cell office:value-type="float" office:value="0.444" calcext:value-type="float">
            <text:p>0.444</text:p>
          </table:table-cell>
          <table:table-cell office:value-type="float" office:value="1.008" calcext:value-type="float">
            <text:p>1.008</text:p>
          </table:table-cell>
          <table:table-cell office:value-type="float" office:value="0.089" calcext:value-type="float">
            <text:p>0.089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R4167</text:p>
          </table:table-cell>
          <table:table-cell office:value-type="float" office:value="4.912186" calcext:value-type="float">
            <text:p>4.9121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446" calcext:value-type="float">
            <text:p>0.446</text:p>
          </table:table-cell>
          <table:table-cell office:value-type="float" office:value="0.369" calcext:value-type="float">
            <text:p>0.369</text:p>
          </table:table-cell>
          <table:table-cell office:value-type="float" office:value="-0.152" calcext:value-type="float">
            <text:p>-0.152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R4167</text:p>
          </table:table-cell>
          <table:table-cell office:value-type="float" office:value="2.835269" calcext:value-type="float">
            <text:p>2.83526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469" calcext:value-type="float">
            <text:p>0.469</text:p>
          </table:table-cell>
          <table:table-cell office:value-type="float" office:value="0.032" calcext:value-type="float">
            <text:p>0.032</text:p>
          </table:table-cell>
          <table:table-cell office:value-type="float" office:value="-0.396" calcext:value-type="float">
            <text:p>-0.396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R4167</text:p>
          </table:table-cell>
          <table:table-cell office:value-type="float" office:value="8.347847" calcext:value-type="float">
            <text:p>8.347847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4" calcext:value-type="float">
            <text:p>0.364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R4167</text:p>
          </table:table-cell>
          <table:table-cell office:value-type="float" office:value="2.885648" calcext:value-type="float">
            <text:p>2.885648</text:p>
          </table:table-cell>
          <table:table-cell office:value-type="float" office:value="-0.502" calcext:value-type="float">
            <text:p>-0.502</text:p>
          </table:table-cell>
          <table:table-cell office:value-type="float" office:value="0.334" calcext:value-type="float">
            <text:p>0.334</text:p>
          </table:table-cell>
          <table:table-cell office:value-type="float" office:value="0.563" calcext:value-type="float">
            <text:p>0.563</text:p>
          </table:table-cell>
          <table:table-cell office:value-type="float" office:value="-0.389" calcext:value-type="float">
            <text:p>-0.38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R4167</text:p>
          </table:table-cell>
          <table:table-cell office:value-type="float" office:value="5.111748" calcext:value-type="float">
            <text:p>5.111748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437" calcext:value-type="float">
            <text:p>0.437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59" calcext:value-type="float">
            <text:p>-0.159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R4167</text:p>
          </table:table-cell>
          <table:table-cell office:value-type="float" office:value="4.912205" calcext:value-type="float">
            <text:p>4.912205</text:p>
          </table:table-cell>
          <table:table-cell office:value-type="float" office:value="-0.732" calcext:value-type="float">
            <text:p>-0.732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66" calcext:value-type="float">
            <text:p>-0.6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R4167</text:p>
          </table:table-cell>
          <table:table-cell office:value-type="float" office:value="5.061743" calcext:value-type="float">
            <text:p>5.061743</text:p>
          </table:table-cell>
          <table:table-cell office:value-type="float" office:value="-1.456" calcext:value-type="float">
            <text:p>-1.456</text:p>
          </table:table-cell>
          <table:table-cell office:value-type="float" office:value="0.021" calcext:value-type="float">
            <text:p>0.021</text:p>
          </table:table-cell>
          <table:table-cell office:value-type="float" office:value="-0.899" calcext:value-type="float">
            <text:p>-0.899</text:p>
          </table:table-cell>
          <table:table-cell office:value-type="float" office:value="-0.881" calcext:value-type="float">
            <text:p>-0.88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R4167</text:p>
          </table:table-cell>
          <table:table-cell office:value-type="float" office:value="2.28525" calcext:value-type="float">
            <text:p>2.28525</text:p>
          </table:table-cell>
          <table:table-cell office:value-type="float" office:value="-0.533" calcext:value-type="float">
            <text:p>-0.53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R4167</text:p>
          </table:table-cell>
          <table:table-cell office:value-type="float" office:value="2.334972" calcext:value-type="float">
            <text:p>2.334972</text:p>
          </table:table-cell>
          <table:table-cell office:value-type="float" office:value="-1.161" calcext:value-type="float">
            <text:p>-1.161</text:p>
          </table:table-cell>
          <table:table-cell office:value-type="float" office:value="0.528" calcext:value-type="float">
            <text:p>0.528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R4167</text:p>
          </table:table-cell>
          <table:table-cell office:value-type="float" office:value="8.147352" calcext:value-type="float">
            <text:p>8.147352</text:p>
          </table:table-cell>
          <table:table-cell office:value-type="float" office:value="0.098" calcext:value-type="float">
            <text:p>0.098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3" calcext:value-type="float">
            <text:p>0.523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R4047</text:p>
          </table:table-cell>
          <table:table-cell office:value-type="float" office:value="4.870294" calcext:value-type="float">
            <text:p>4.870294</text:p>
          </table:table-cell>
          <table:table-cell office:value-type="float" office:value="0.54" calcext:value-type="float">
            <text:p>0.54</text:p>
          </table:table-cell>
          <table:table-cell office:value-type="float" office:value="-0.444" calcext:value-type="float">
            <text:p>-0.444</text:p>
          </table:table-cell>
          <table:table-cell office:value-type="float" office:value="-1.438" calcext:value-type="float">
            <text:p>-1.438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R4047</text:p>
          </table:table-cell>
          <table:table-cell office:value-type="float" office:value="7.48053" calcext:value-type="float">
            <text:p>7.48053</text:p>
          </table:table-cell>
          <table:table-cell office:value-type="float" office:value="0.671" calcext:value-type="float">
            <text:p>0.671</text:p>
          </table:table-cell>
          <table:table-cell office:value-type="float" office:value="-0.273" calcext:value-type="float">
            <text:p>-0.273</text:p>
          </table:table-cell>
          <table:table-cell office:value-type="float" office:value="-1.555" calcext:value-type="float">
            <text:p>-1.555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R4047</text:p>
          </table:table-cell>
          <table:table-cell office:value-type="float" office:value="2.626997" calcext:value-type="float">
            <text:p>2.626997</text:p>
          </table:table-cell>
          <table:table-cell office:value-type="float" office:value="0.102" calcext:value-type="float">
            <text:p>0.1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-1.709" calcext:value-type="float">
            <text:p>-1.709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R4047</text:p>
          </table:table-cell>
          <table:table-cell office:value-type="float" office:value="2.535559" calcext:value-type="float">
            <text:p>2.535559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43" calcext:value-type="float">
            <text:p>0.043</text:p>
          </table:table-cell>
          <table:table-cell office:value-type="float" office:value="-1.312" calcext:value-type="float">
            <text:p>-1.312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R4047</text:p>
          </table:table-cell>
          <table:table-cell office:value-type="float" office:value="5.462121" calcext:value-type="float">
            <text:p>5.462121</text:p>
          </table:table-cell>
          <table:table-cell office:value-type="float" office:value="-0.399" calcext:value-type="float">
            <text:p>-0.399</text:p>
          </table:table-cell>
          <table:table-cell office:value-type="float" office:value="-0.899" calcext:value-type="float">
            <text:p>-0.899</text:p>
          </table:table-cell>
          <table:table-cell office:value-type="float" office:value="-1.668" calcext:value-type="float">
            <text:p>-1.668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R4047</text:p>
          </table:table-cell>
          <table:table-cell office:value-type="float" office:value="2.38498" calcext:value-type="float">
            <text:p>2.38498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472" calcext:value-type="float">
            <text:p>-0.472</text:p>
          </table:table-cell>
          <table:table-cell office:value-type="float" office:value="-1.712" calcext:value-type="float">
            <text:p>-1.712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R4047</text:p>
          </table:table-cell>
          <table:table-cell office:value-type="float" office:value="2.484934" calcext:value-type="float">
            <text:p>2.484934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493" calcext:value-type="float">
            <text:p>-0.493</text:p>
          </table:table-cell>
          <table:table-cell office:value-type="float" office:value="-1.273" calcext:value-type="float">
            <text:p>-1.273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R4047</text:p>
          </table:table-cell>
          <table:table-cell office:value-type="float" office:value="2.685661" calcext:value-type="float">
            <text:p>2.685661</text:p>
          </table:table-cell>
          <table:table-cell office:value-type="float" office:value="0.123" calcext:value-type="float">
            <text:p>0.123</text:p>
          </table:table-cell>
          <table:table-cell office:value-type="float" office:value="-1.286" calcext:value-type="float">
            <text:p>-1.286</text:p>
          </table:table-cell>
          <table:table-cell office:value-type="float" office:value="-1.226" calcext:value-type="float">
            <text:p>-1.226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R4047</text:p>
          </table:table-cell>
          <table:table-cell office:value-type="float" office:value="2.777273" calcext:value-type="float">
            <text:p>2.777273</text:p>
          </table:table-cell>
          <table:table-cell office:value-type="float" office:value="0.417" calcext:value-type="float">
            <text:p>0.417</text:p>
          </table:table-cell>
          <table:table-cell office:value-type="float" office:value="-1.278" calcext:value-type="float">
            <text:p>-1.278</text:p>
          </table:table-cell>
          <table:table-cell office:value-type="float" office:value="-1.382" calcext:value-type="float">
            <text:p>-1.382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R4047</text:p>
          </table:table-cell>
          <table:table-cell office:value-type="float" office:value="5.27074" calcext:value-type="float">
            <text:p>5.27074</text:p>
          </table:table-cell>
          <table:table-cell office:value-type="float" office:value="0.083" calcext:value-type="float">
            <text:p>0.083</text:p>
          </table:table-cell>
          <table:table-cell office:value-type="float" office:value="-0.708" calcext:value-type="float">
            <text:p>-0.708</text:p>
          </table:table-cell>
          <table:table-cell office:value-type="float" office:value="-1.601" calcext:value-type="float">
            <text:p>-1.601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R4047</text:p>
          </table:table-cell>
          <table:table-cell office:value-type="float" office:value="2.576784" calcext:value-type="float">
            <text:p>2.576784</text:p>
          </table:table-cell>
          <table:table-cell office:value-type="float" office:value="0.339" calcext:value-type="float">
            <text:p>0.339</text:p>
          </table:table-cell>
          <table:table-cell office:value-type="float" office:value="-1.019" calcext:value-type="float">
            <text:p>-1.019</text:p>
          </table:table-cell>
          <table:table-cell office:value-type="float" office:value="-1.457" calcext:value-type="float">
            <text:p>-1.457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R4047</text:p>
          </table:table-cell>
          <table:table-cell office:value-type="float" office:value="8.089419" calcext:value-type="float">
            <text:p>8.089419</text:p>
          </table:table-cell>
          <table:table-cell office:value-type="float" office:value="0.24" calcext:value-type="float">
            <text:p>0.24</text:p>
          </table:table-cell>
          <table:table-cell office:value-type="float" office:value="-1.885" calcext:value-type="float">
            <text:p>-1.885</text:p>
          </table:table-cell>
          <table:table-cell office:value-type="float" office:value="-1.338" calcext:value-type="float">
            <text:p>-1.338</text:p>
          </table:table-cell>
          <table:table-cell office:value-type="float" office:value="-0.089" calcext:value-type="float">
            <text:p>-0.08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R4047</text:p>
          </table:table-cell>
          <table:table-cell office:value-type="float" office:value="2.477123" calcext:value-type="float">
            <text:p>2.477123</text:p>
          </table:table-cell>
          <table:table-cell office:value-type="float" office:value="-0.073" calcext:value-type="float">
            <text:p>-0.073</text:p>
          </table:table-cell>
          <table:table-cell office:value-type="float" office:value="-1.646" calcext:value-type="float">
            <text:p>-1.646</text:p>
          </table:table-cell>
          <table:table-cell office:value-type="float" office:value="-1.305" calcext:value-type="float">
            <text:p>-1.305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R3884</text:p>
          </table:table-cell>
          <table:table-cell office:value-type="float" office:value="2.527136" calcext:value-type="float">
            <text:p>2.527136</text:p>
          </table:table-cell>
          <table:table-cell office:value-type="float" office:value="0.582" calcext:value-type="float">
            <text:p>0.582</text:p>
          </table:table-cell>
          <table:table-cell office:value-type="float" office:value="1.929" calcext:value-type="float">
            <text:p>1.929</text:p>
          </table:table-cell>
          <table:table-cell office:value-type="float" office:value="-1.604" calcext:value-type="float">
            <text:p>-1.604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R3884</text:p>
          </table:table-cell>
          <table:table-cell office:value-type="float" office:value="2.776975" calcext:value-type="float">
            <text:p>2.776975</text:p>
          </table:table-cell>
          <table:table-cell office:value-type="float" office:value="0.453" calcext:value-type="float">
            <text:p>0.453</text:p>
          </table:table-cell>
          <table:table-cell office:value-type="float" office:value="0.917" calcext:value-type="float">
            <text:p>0.917</text:p>
          </table:table-cell>
          <table:table-cell office:value-type="float" office:value="-1.635" calcext:value-type="float">
            <text:p>-1.635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R3884</text:p>
          </table:table-cell>
          <table:table-cell office:value-type="float" office:value="2.526773" calcext:value-type="float">
            <text:p>2.526773</text:p>
          </table:table-cell>
          <table:table-cell office:value-type="float" office:value="0.566" calcext:value-type="float">
            <text:p>0.566</text:p>
          </table:table-cell>
          <table:table-cell office:value-type="float" office:value="1.566" calcext:value-type="float">
            <text:p>1.566</text:p>
          </table:table-cell>
          <table:table-cell office:value-type="float" office:value="-1.648" calcext:value-type="float">
            <text:p>-1.648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R3884</text:p>
          </table:table-cell>
          <table:table-cell office:value-type="float" office:value="4.912065" calcext:value-type="float">
            <text:p>4.912065</text:p>
          </table:table-cell>
          <table:table-cell office:value-type="float" office:value="0.453" calcext:value-type="float">
            <text:p>0.453</text:p>
          </table:table-cell>
          <table:table-cell office:value-type="float" office:value="0.917" calcext:value-type="float">
            <text:p>0.917</text:p>
          </table:table-cell>
          <table:table-cell office:value-type="float" office:value="-1.635" calcext:value-type="float">
            <text:p>-1.635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R3884</text:p>
          </table:table-cell>
          <table:table-cell office:value-type="float" office:value="2.77734" calcext:value-type="float">
            <text:p>2.77734</text:p>
          </table:table-cell>
          <table:table-cell office:value-type="float" office:value="0.453" calcext:value-type="float">
            <text:p>0.453</text:p>
          </table:table-cell>
          <table:table-cell office:value-type="float" office:value="0.917" calcext:value-type="float">
            <text:p>0.917</text:p>
          </table:table-cell>
          <table:table-cell office:value-type="float" office:value="-1.635" calcext:value-type="float">
            <text:p>-1.635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R3884</text:p>
          </table:table-cell>
          <table:table-cell office:value-type="float" office:value="2.376613" calcext:value-type="float">
            <text:p>2.376613</text:p>
          </table:table-cell>
          <table:table-cell office:value-type="float" office:value="-0.174" calcext:value-type="float">
            <text:p>-0.174</text:p>
          </table:table-cell>
          <table:table-cell office:value-type="float" office:value="1.329" calcext:value-type="float">
            <text:p>1.329</text:p>
          </table:table-cell>
          <table:table-cell office:value-type="float" office:value="-1.949" calcext:value-type="float">
            <text:p>-1.949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R3884</text:p>
          </table:table-cell>
          <table:table-cell office:value-type="float" office:value="2.485094" calcext:value-type="float">
            <text:p>2.485094</text:p>
          </table:table-cell>
          <table:table-cell office:value-type="float" office:value="0.398" calcext:value-type="float">
            <text:p>0.398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51" calcext:value-type="float">
            <text:p>-1.451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R3884</text:p>
          </table:table-cell>
          <table:table-cell office:value-type="float" office:value="4.812074" calcext:value-type="float">
            <text:p>4.812074</text:p>
          </table:table-cell>
          <table:table-cell office:value-type="float" office:value="0.418" calcext:value-type="float">
            <text:p>0.41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648" calcext:value-type="float">
            <text:p>-1.648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R3884</text:p>
          </table:table-cell>
          <table:table-cell office:value-type="float" office:value="2.334905" calcext:value-type="float">
            <text:p>2.334905</text:p>
          </table:table-cell>
          <table:table-cell office:value-type="float" office:value="0.23" calcext:value-type="float">
            <text:p>0.23</text:p>
          </table:table-cell>
          <table:table-cell office:value-type="float" office:value="1.314" calcext:value-type="float">
            <text:p>1.314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R3884</text:p>
          </table:table-cell>
          <table:table-cell office:value-type="float" office:value="2.535484" calcext:value-type="float">
            <text:p>2.535484</text:p>
          </table:table-cell>
          <table:table-cell office:value-type="float" office:value="0.196" calcext:value-type="float">
            <text:p>0.196</text:p>
          </table:table-cell>
          <table:table-cell office:value-type="float" office:value="1.268" calcext:value-type="float">
            <text:p>1.268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R3884</text:p>
          </table:table-cell>
          <table:table-cell office:value-type="float" office:value="2.326874" calcext:value-type="float">
            <text:p>2.326874</text:p>
          </table:table-cell>
          <table:table-cell office:value-type="float" office:value="0.418" calcext:value-type="float">
            <text:p>0.41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648" calcext:value-type="float">
            <text:p>-1.648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R3884</text:p>
          </table:table-cell>
          <table:table-cell office:value-type="float" office:value="2.626835" calcext:value-type="float">
            <text:p>2.626835</text:p>
          </table:table-cell>
          <table:table-cell office:value-type="float" office:value="-2.385" calcext:value-type="float">
            <text:p>-2.385</text:p>
          </table:table-cell>
          <table:table-cell office:value-type="float" office:value="0.524" calcext:value-type="float">
            <text:p>0.524</text:p>
          </table:table-cell>
          <table:table-cell office:value-type="float" office:value="-1.983" calcext:value-type="float">
            <text:p>-1.983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R3884</text:p>
          </table:table-cell>
          <table:table-cell office:value-type="float" office:value="2.685559" calcext:value-type="float">
            <text:p>2.685559</text:p>
          </table:table-cell>
          <table:table-cell office:value-type="float" office:value="-1.768" calcext:value-type="float">
            <text:p>-1.768</text:p>
          </table:table-cell>
          <table:table-cell office:value-type="float" office:value="0.367" calcext:value-type="float">
            <text:p>0.367</text:p>
          </table:table-cell>
          <table:table-cell office:value-type="float" office:value="-1.526" calcext:value-type="float">
            <text:p>-1.52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R3946</text:p>
          </table:table-cell>
          <table:table-cell office:value-type="float" office:value="5.270726" calcext:value-type="float">
            <text:p>5.270726</text:p>
          </table:table-cell>
          <table:table-cell office:value-type="float" office:value="0.901" calcext:value-type="float">
            <text:p>0.901</text:p>
          </table:table-cell>
          <table:table-cell office:value-type="float" office:value="1.514" calcext:value-type="float">
            <text:p>1.514</text:p>
          </table:table-cell>
          <table:table-cell office:value-type="float" office:value="0.097" calcext:value-type="float">
            <text:p>0.097</text:p>
          </table:table-cell>
          <table:table-cell office:value-type="float" office:value="-0.479" calcext:value-type="float">
            <text:p>-0.47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R3946</text:p>
          </table:table-cell>
          <table:table-cell office:value-type="float" office:value="4.753304" calcext:value-type="float">
            <text:p>4.75330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2" calcext:value-type="float">
            <text:p>0.622</text:p>
          </table:table-cell>
          <table:table-cell office:value-type="float" office:value="0.848" calcext:value-type="float">
            <text:p>0.848</text:p>
          </table:table-cell>
          <table:table-cell office:value-type="float" office:value="-0.995" calcext:value-type="float">
            <text:p>-0.995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R3946</text:p>
          </table:table-cell>
          <table:table-cell office:value-type="float" office:value="7.40509" calcext:value-type="float">
            <text:p>7.40509</text:p>
          </table:table-cell>
          <table:table-cell office:value-type="float" office:value="-0.28" calcext:value-type="float">
            <text:p>-0.28</text:p>
          </table:table-cell>
          <table:table-cell office:value-type="float" office:value="0.39" calcext:value-type="float">
            <text:p>0.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R3946</text:p>
          </table:table-cell>
          <table:table-cell office:value-type="float" office:value="2.585205" calcext:value-type="float">
            <text:p>2.585205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788" calcext:value-type="float">
            <text:p>0.788</text:p>
          </table:table-cell>
          <table:table-cell office:value-type="float" office:value="0.382" calcext:value-type="float">
            <text:p>0.382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R3946</text:p>
          </table:table-cell>
          <table:table-cell office:value-type="float" office:value="2.635512" calcext:value-type="float">
            <text:p>2.635512</text:p>
          </table:table-cell>
          <table:table-cell office:value-type="float" office:value="-1.731" calcext:value-type="float">
            <text:p>-1.731</text:p>
          </table:table-cell>
          <table:table-cell office:value-type="float" office:value="1.789" calcext:value-type="float">
            <text:p>1.789</text:p>
          </table:table-cell>
          <table:table-cell office:value-type="float" office:value="-0.236" calcext:value-type="float">
            <text:p>-0.236</text:p>
          </table:table-cell>
          <table:table-cell office:value-type="float" office:value="-1.491" calcext:value-type="float">
            <text:p>-1.491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R3946</text:p>
          </table:table-cell>
          <table:table-cell office:value-type="float" office:value="8.089441" calcext:value-type="float">
            <text:p>8.089441</text:p>
          </table:table-cell>
          <table:table-cell office:value-type="float" office:value="-0.35" calcext:value-type="float">
            <text:p>-0.35</text:p>
          </table:table-cell>
          <table:table-cell office:value-type="float" office:value="0.469" calcext:value-type="float">
            <text:p>0.469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R3946</text:p>
          </table:table-cell>
          <table:table-cell office:value-type="float" office:value="2.427024" calcext:value-type="float">
            <text:p>2.427024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732" calcext:value-type="float">
            <text:p>0.732</text:p>
          </table:table-cell>
          <table:table-cell office:value-type="float" office:value="0.631" calcext:value-type="float">
            <text:p>0.631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R3946</text:p>
          </table:table-cell>
          <table:table-cell office:value-type="float" office:value="5.312387" calcext:value-type="float">
            <text:p>5.312387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633" calcext:value-type="float">
            <text:p>0.633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R3946</text:p>
          </table:table-cell>
          <table:table-cell office:value-type="float" office:value="2.327013" calcext:value-type="float">
            <text:p>2.327013</text:p>
          </table:table-cell>
          <table:table-cell office:value-type="float" office:value="-0.624" calcext:value-type="float">
            <text:p>-0.624</text:p>
          </table:table-cell>
          <table:table-cell office:value-type="float" office:value="-0.628" calcext:value-type="float">
            <text:p>-0.628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R3946</text:p>
          </table:table-cell>
          <table:table-cell office:value-type="float" office:value="2.676789" calcext:value-type="float">
            <text:p>2.676789</text:p>
          </table:table-cell>
          <table:table-cell office:value-type="float" office:value="-1.125" calcext:value-type="float">
            <text:p>-1.125</text:p>
          </table:table-cell>
          <table:table-cell office:value-type="float" office:value="-0.96" calcext:value-type="float">
            <text:p>-0.96</text:p>
          </table:table-cell>
          <table:table-cell office:value-type="float" office:value="-0.815" calcext:value-type="float">
            <text:p>-0.815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R3946</text:p>
          </table:table-cell>
          <table:table-cell office:value-type="float" office:value="5.211881" calcext:value-type="float">
            <text:p>5.211881</text:p>
          </table:table-cell>
          <table:table-cell office:value-type="float" office:value="-0.647" calcext:value-type="float">
            <text:p>-0.647</text:p>
          </table:table-cell>
          <table:table-cell office:value-type="float" office:value="0.282" calcext:value-type="float">
            <text:p>0.282</text:p>
          </table:table-cell>
          <table:table-cell office:value-type="float" office:value="-0.007" calcext:value-type="float">
            <text:p>-0.007</text:p>
          </table:table-cell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R3946</text:p>
          </table:table-cell>
          <table:table-cell office:value-type="float" office:value="5.312319" calcext:value-type="float">
            <text:p>5.312319</text:p>
          </table:table-cell>
          <table:table-cell office:value-type="float" office:value="0.302" calcext:value-type="float">
            <text:p>0.302</text:p>
          </table:table-cell>
          <table:table-cell office:value-type="float" office:value="1.166" calcext:value-type="float">
            <text:p>1.166</text:p>
          </table:table-cell>
          <table:table-cell office:value-type="float" office:value="0.57" calcext:value-type="float">
            <text:p>0.57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R3946</text:p>
          </table:table-cell>
          <table:table-cell office:value-type="float" office:value="2.535003" calcext:value-type="float">
            <text:p>2.535003</text:p>
          </table:table-cell>
          <table:table-cell office:value-type="float" office:value="0.46" calcext:value-type="float">
            <text:p>0.46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679" calcext:value-type="float">
            <text:p>0.679</text:p>
          </table:table-cell>
          <table:table-cell office:value-type="float" office:value="-0.181" calcext:value-type="float">
            <text:p>-0.181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R3946</text:p>
          </table:table-cell>
          <table:table-cell office:value-type="float" office:value="2.527044" calcext:value-type="float">
            <text:p>2.527044</text:p>
          </table:table-cell>
          <table:table-cell office:value-type="float" office:value="0.207" calcext:value-type="float">
            <text:p>0.207</text:p>
          </table:table-cell>
          <table:table-cell office:value-type="float" office:value="1.781" calcext:value-type="float">
            <text:p>1.781</text:p>
          </table:table-cell>
          <table:table-cell office:value-type="float" office:value="1.016" calcext:value-type="float">
            <text:p>1.01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R4053</text:p>
          </table:table-cell>
          <table:table-cell office:value-type="float" office:value="5.320327" calcext:value-type="float">
            <text:p>5.320327</text:p>
          </table:table-cell>
          <table:table-cell office:value-type="float" office:value="0.695" calcext:value-type="float">
            <text:p>0.695</text:p>
          </table:table-cell>
          <table:table-cell office:value-type="float" office:value="0.462" calcext:value-type="float">
            <text:p>0.462</text:p>
          </table:table-cell>
          <table:table-cell office:value-type="float" office:value="0.745" calcext:value-type="float">
            <text:p>0.745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R4053</text:p>
          </table:table-cell>
          <table:table-cell office:value-type="float" office:value="2.526828" calcext:value-type="float">
            <text:p>2.526828</text:p>
          </table:table-cell>
          <table:table-cell office:value-type="float" office:value="0.949" calcext:value-type="float">
            <text:p>0.949</text:p>
          </table:table-cell>
          <table:table-cell office:value-type="float" office:value="1.085" calcext:value-type="float">
            <text:p>1.085</text:p>
          </table:table-cell>
          <table:table-cell office:value-type="float" office:value="0.029" calcext:value-type="float">
            <text:p>0.029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R4053</text:p>
          </table:table-cell>
          <table:table-cell office:value-type="float" office:value="5.053393" calcext:value-type="float">
            <text:p>5.053393</text:p>
          </table:table-cell>
          <table:table-cell office:value-type="float" office:value="0.91" calcext:value-type="float">
            <text:p>0.91</text:p>
          </table:table-cell>
          <table:table-cell office:value-type="float" office:value="0.735" calcext:value-type="float">
            <text:p>0.735</text:p>
          </table:table-cell>
          <table:table-cell office:value-type="float" office:value="0.082" calcext:value-type="float">
            <text:p>0.082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R4053</text:p>
          </table:table-cell>
          <table:table-cell office:value-type="float" office:value="2.285415" calcext:value-type="float">
            <text:p>2.285415</text:p>
          </table:table-cell>
          <table:table-cell office:value-type="float" office:value="0.873" calcext:value-type="float">
            <text:p>0.873</text:p>
          </table:table-cell>
          <table:table-cell office:value-type="float" office:value="0.481" calcext:value-type="float">
            <text:p>0.481</text:p>
          </table:table-cell>
          <table:table-cell office:value-type="float" office:value="0.234" calcext:value-type="float">
            <text:p>0.234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R4053</text:p>
          </table:table-cell>
          <table:table-cell office:value-type="float" office:value="2.927545" calcext:value-type="float">
            <text:p>2.927545</text:p>
          </table:table-cell>
          <table:table-cell office:value-type="float" office:value="1.188" calcext:value-type="float">
            <text:p>1.188</text:p>
          </table:table-cell>
          <table:table-cell office:value-type="float" office:value="0.597" calcext:value-type="float">
            <text:p>0.5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R4053</text:p>
          </table:table-cell>
          <table:table-cell office:value-type="float" office:value="2.576803" calcext:value-type="float">
            <text:p>2.576803</text:p>
          </table:table-cell>
          <table:table-cell office:value-type="float" office:value="0.352" calcext:value-type="float">
            <text:p>0.352</text:p>
          </table:table-cell>
          <table:table-cell office:value-type="float" office:value="0.259" calcext:value-type="float">
            <text:p>0.25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4053</text:p>
          </table:table-cell>
          <table:table-cell office:value-type="float" office:value="4.903432" calcext:value-type="float">
            <text:p>4.90343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1" calcext:value-type="float">
            <text:p>0.261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R4053</text:p>
          </table:table-cell>
          <table:table-cell office:value-type="float" office:value="5.562213" calcext:value-type="float">
            <text:p>5.562213</text:p>
          </table:table-cell>
          <table:table-cell office:value-type="float" office:value="-0.989" calcext:value-type="float">
            <text:p>-0.989</text:p>
          </table:table-cell>
          <table:table-cell office:value-type="float" office:value="0.033" calcext:value-type="float">
            <text:p>0.033</text:p>
          </table:table-cell>
          <table:table-cell office:value-type="float" office:value="0.205" calcext:value-type="float">
            <text:p>0.20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R4053</text:p>
          </table:table-cell>
          <table:table-cell office:value-type="float" office:value="5.212435" calcext:value-type="float">
            <text:p>5.212435</text:p>
          </table:table-cell>
          <table:table-cell office:value-type="float" office:value="-1.034" calcext:value-type="float">
            <text:p>-1.034</text:p>
          </table:table-cell>
          <table:table-cell office:value-type="float" office:value="-0.37" calcext:value-type="float">
            <text:p>-0.37</text:p>
          </table:table-cell>
          <table:table-cell office:value-type="float" office:value="0.117" calcext:value-type="float">
            <text:p>0.117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R4053</text:p>
          </table:table-cell>
          <table:table-cell office:value-type="float" office:value="2.726933" calcext:value-type="float">
            <text:p>2.726933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R3891</text:p>
          </table:table-cell>
          <table:table-cell office:value-type="float" office:value="2.384884" calcext:value-type="float">
            <text:p>2.384884</text:p>
          </table:table-cell>
          <table:table-cell office:value-type="float" office:value="-0.258" calcext:value-type="float">
            <text:p>-0.258</text:p>
          </table:table-cell>
          <table:table-cell office:value-type="float" office:value="-1.165" calcext:value-type="float">
            <text:p>-1.165</text:p>
          </table:table-cell>
          <table:table-cell office:value-type="float" office:value="-0.39" calcext:value-type="float">
            <text:p>-0.39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R3891</text:p>
          </table:table-cell>
          <table:table-cell office:value-type="float" office:value="2.377006" calcext:value-type="float">
            <text:p>2.377006</text:p>
          </table:table-cell>
          <table:table-cell office:value-type="float" office:value="0.494" calcext:value-type="float">
            <text:p>0.494</text:p>
          </table:table-cell>
          <table:table-cell office:value-type="float" office:value="-0.708" calcext:value-type="float">
            <text:p>-0.708</text:p>
          </table:table-cell>
          <table:table-cell office:value-type="float" office:value="0.661" calcext:value-type="float">
            <text:p>0.661</text:p>
          </table:table-cell>
          <table:table-cell office:value-type="float" office:value="-0.402" calcext:value-type="float">
            <text:p>-0.40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R3891</text:p>
          </table:table-cell>
          <table:table-cell office:value-type="float" office:value="5.162298" calcext:value-type="float">
            <text:p>5.162298</text:p>
          </table:table-cell>
          <table:table-cell office:value-type="float" office:value="-0.631" calcext:value-type="float">
            <text:p>-0.631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767" calcext:value-type="float">
            <text:p>0.767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R3891</text:p>
          </table:table-cell>
          <table:table-cell office:value-type="float" office:value="2.535185" calcext:value-type="float">
            <text:p>2.535185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504" calcext:value-type="float">
            <text:p>0.504</text:p>
          </table:table-cell>
          <table:table-cell office:value-type="float" office:value="-1.185" calcext:value-type="float">
            <text:p>-1.185</text:p>
          </table:table-cell>
          <table:table-cell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R3891</text:p>
          </table:table-cell>
          <table:table-cell office:value-type="float" office:value="2.676946" calcext:value-type="float">
            <text:p>2.676946</text:p>
          </table:table-cell>
          <table:table-cell office:value-type="float" office:value="-1.276" calcext:value-type="float">
            <text:p>-1.276</text:p>
          </table:table-cell>
          <table:table-cell office:value-type="float" office:value="-0.724" calcext:value-type="float">
            <text:p>-0.724</text:p>
          </table:table-cell>
          <table:table-cell office:value-type="float" office:value="1.234" calcext:value-type="float">
            <text:p>1.234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R3891</text:p>
          </table:table-cell>
          <table:table-cell office:value-type="float" office:value="2.735656" calcext:value-type="float">
            <text:p>2.735656</text:p>
          </table:table-cell>
          <table:table-cell office:value-type="float" office:value="-1.144" calcext:value-type="float">
            <text:p>-1.144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283" calcext:value-type="float">
            <text:p>1.283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R3891</text:p>
          </table:table-cell>
          <table:table-cell office:value-type="float" office:value="8.1391" calcext:value-type="float">
            <text:p>8.1391</text:p>
          </table:table-cell>
          <table:table-cell office:value-type="float" office:value="-1.238" calcext:value-type="float">
            <text:p>-1.238</text:p>
          </table:table-cell>
          <table:table-cell office:value-type="float" office:value="-1.131" calcext:value-type="float">
            <text:p>-1.131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R3891</text:p>
          </table:table-cell>
          <table:table-cell office:value-type="float" office:value="2.526799" calcext:value-type="float">
            <text:p>2.526799</text:p>
          </table:table-cell>
          <table:table-cell office:value-type="float" office:value="-0.989" calcext:value-type="float">
            <text:p>-0.989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245" calcext:value-type="float">
            <text:p>0.245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R3891</text:p>
          </table:table-cell>
          <table:table-cell office:value-type="float" office:value="2.376614" calcext:value-type="float">
            <text:p>2.376614</text:p>
          </table:table-cell>
          <table:table-cell office:value-type="float" office:value="1.039" calcext:value-type="float">
            <text:p>1.039</text:p>
          </table:table-cell>
          <table:table-cell office:value-type="float" office:value="0.15" calcext:value-type="float">
            <text:p>0.1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1.193" calcext:value-type="float">
            <text:p>-1.193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R3891</text:p>
          </table:table-cell>
          <table:table-cell office:value-type="float" office:value="2.935463" calcext:value-type="float">
            <text:p>2.935463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425" calcext:value-type="float">
            <text:p>-0.425</text:p>
          </table:table-cell>
          <table:table-cell office:value-type="float" office:value="-0.598" calcext:value-type="float">
            <text:p>-0.598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R4140</text:p>
          </table:table-cell>
          <table:table-cell office:value-type="float" office:value="2.434906" calcext:value-type="float">
            <text:p>2.434906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R4140</text:p>
          </table:table-cell>
          <table:table-cell office:value-type="float" office:value="2.485099" calcext:value-type="float">
            <text:p>2.485099</text:p>
          </table:table-cell>
          <table:table-cell office:value-type="float" office:value="-0.572" calcext:value-type="float">
            <text:p>-0.572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689" calcext:value-type="float">
            <text:p>-0.689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R4140</text:p>
          </table:table-cell>
          <table:table-cell office:value-type="float" office:value="7.188245" calcext:value-type="float">
            <text:p>7.188245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421" calcext:value-type="float">
            <text:p>0.421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R4140</text:p>
          </table:table-cell>
          <table:table-cell office:value-type="float" office:value="2.676943" calcext:value-type="float">
            <text:p>2.676943</text:p>
          </table:table-cell>
          <table:table-cell office:value-type="float" office:value="-0.114" calcext:value-type="float">
            <text:p>-0.114</text:p>
          </table:table-cell>
          <table:table-cell office:value-type="float" office:value="-2.265" calcext:value-type="float">
            <text:p>-2.265</text:p>
          </table:table-cell>
          <table:table-cell office:value-type="float" office:value="0.383" calcext:value-type="float">
            <text:p>0.383</text:p>
          </table:table-cell>
          <table:table-cell office:value-type="float" office:value="-0.854" calcext:value-type="float">
            <text:p>-0.854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R4140</text:p>
          </table:table-cell>
          <table:table-cell office:value-type="float" office:value="5.154106" calcext:value-type="float">
            <text:p>5.154106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1.145" calcext:value-type="float">
            <text:p>-1.145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R4140</text:p>
          </table:table-cell>
          <table:table-cell office:value-type="float" office:value="7.780913" calcext:value-type="float">
            <text:p>7.780913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971" calcext:value-type="float">
            <text:p>-0.971</text:p>
          </table:table-cell>
          <table:table-cell office:value-type="float" office:value="-0.106" calcext:value-type="float">
            <text:p>-0.106</text:p>
          </table:table-cell>
          <table:table-cell office:value-type="float" office:value="-2.435" calcext:value-type="float">
            <text:p>-2.435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R4140</text:p>
          </table:table-cell>
          <table:table-cell office:value-type="float" office:value="7.547231" calcext:value-type="float">
            <text:p>7.547231</text:p>
          </table:table-cell>
          <table:table-cell office:value-type="float" office:value="1.712" calcext:value-type="float">
            <text:p>1.712</text:p>
          </table:table-cell>
          <table:table-cell office:value-type="float" office:value="-1.722" calcext:value-type="float">
            <text:p>-1.722</text:p>
          </table:table-cell>
          <table:table-cell office:value-type="float" office:value="0.613" calcext:value-type="float">
            <text:p>0.613</text:p>
          </table:table-cell>
          <table:table-cell office:value-type="float" office:value="-0.163" calcext:value-type="float">
            <text:p>-0.163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R4140</text:p>
          </table:table-cell>
          <table:table-cell office:value-type="float" office:value="2.485033" calcext:value-type="float">
            <text:p>2.485033</text:p>
          </table:table-cell>
          <table:table-cell office:value-type="float" office:value="0.082" calcext:value-type="float">
            <text:p>0.082</text:p>
          </table:table-cell>
          <table:table-cell office:value-type="float" office:value="-2.33" calcext:value-type="float">
            <text:p>-2.33</text:p>
          </table:table-cell>
          <table:table-cell office:value-type="float" office:value="0.241" calcext:value-type="float">
            <text:p>0.241</text:p>
          </table:table-cell>
          <table:table-cell office:value-type="float" office:value="-0.462" calcext:value-type="float">
            <text:p>-0.462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R4140</text:p>
          </table:table-cell>
          <table:table-cell office:value-type="float" office:value="8.20622" calcext:value-type="float">
            <text:p>8.20622</text:p>
          </table:table-cell>
          <table:table-cell office:value-type="float" office:value="-0.437" calcext:value-type="float">
            <text:p>-0.437</text:p>
          </table:table-cell>
          <table:table-cell office:value-type="float" office:value="0.257" calcext:value-type="float">
            <text:p>0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-1.213" calcext:value-type="float">
            <text:p>-1.213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R4302</text:p>
          </table:table-cell>
          <table:table-cell office:value-type="float" office:value="5.111919" calcext:value-type="float">
            <text:p>5.111919</text:p>
          </table:table-cell>
          <table:table-cell office:value-type="float" office:value="0.48" calcext:value-type="float">
            <text:p>0.48</text:p>
          </table:table-cell>
          <table:table-cell office:value-type="float" office:value="-0.334" calcext:value-type="float">
            <text:p>-0.334</text:p>
          </table:table-cell>
          <table:table-cell office:value-type="float" office:value="-2.03" calcext:value-type="float">
            <text:p>-2.03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R4302</text:p>
          </table:table-cell>
          <table:table-cell office:value-type="float" office:value="2.392922" calcext:value-type="float">
            <text:p>2.392922</text:p>
          </table:table-cell>
          <table:table-cell office:value-type="float" office:value="-0.788" calcext:value-type="float">
            <text:p>-0.788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911" calcext:value-type="float">
            <text:p>0.911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R4302</text:p>
          </table:table-cell>
          <table:table-cell office:value-type="float" office:value="3.719688" calcext:value-type="float">
            <text:p>3.719688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741" calcext:value-type="float">
            <text:p>0.74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string" calcext:value-type="string">
            <text:p>R4302</text:p>
          </table:table-cell>
          <table:table-cell office:value-type="float" office:value="2.327049" calcext:value-type="float">
            <text:p>2.327049</text:p>
          </table:table-cell>
          <table:table-cell office:value-type="float" office:value="-0.988" calcext:value-type="float">
            <text:p>-0.988</text:p>
          </table:table-cell>
          <table:table-cell office:value-type="float" office:value="0.739" calcext:value-type="float">
            <text:p>0.739</text:p>
          </table:table-cell>
          <table:table-cell office:value-type="float" office:value="-0.723" calcext:value-type="float">
            <text:p>-0.723</text:p>
          </table:table-cell>
          <table:table-cell office:value-type="float" office:value="-0.532" calcext:value-type="float">
            <text:p>-0.532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string" calcext:value-type="string">
            <text:p>R4302</text:p>
          </table:table-cell>
          <table:table-cell office:value-type="float" office:value="2.77721" calcext:value-type="float">
            <text:p>2.77721</text:p>
          </table:table-cell>
          <table:table-cell office:value-type="float" office:value="1.373" calcext:value-type="float">
            <text:p>1.373</text:p>
          </table:table-cell>
          <table:table-cell office:value-type="float" office:value="-1.214" calcext:value-type="float">
            <text:p>-1.214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string" calcext:value-type="string">
            <text:p>R4302</text:p>
          </table:table-cell>
          <table:table-cell office:value-type="float" office:value="2.83533" calcext:value-type="float">
            <text:p>2.8353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09" calcext:value-type="float">
            <text:p>-0.09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string" calcext:value-type="string">
            <text:p>R4302</text:p>
          </table:table-cell>
          <table:table-cell office:value-type="float" office:value="2.476972" calcext:value-type="float">
            <text:p>2.476972</text:p>
          </table:table-cell>
          <table:table-cell office:value-type="float" office:value="-1.211" calcext:value-type="float">
            <text:p>-1.211</text:p>
          </table:table-cell>
          <table:table-cell office:value-type="float" office:value="0.353" calcext:value-type="float">
            <text:p>0.353</text:p>
          </table:table-cell>
          <table:table-cell office:value-type="float" office:value="0.233" calcext:value-type="float">
            <text:p>0.233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R4302</text:p>
          </table:table-cell>
          <table:table-cell office:value-type="float" office:value="2.476594" calcext:value-type="float">
            <text:p>2.476594</text:p>
          </table:table-cell>
          <table:table-cell office:value-type="float" office:value="-0.825" calcext:value-type="float">
            <text:p>-0.825</text:p>
          </table:table-cell>
          <table:table-cell office:value-type="float" office:value="0.797" calcext:value-type="float">
            <text:p>0.7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R4302</text:p>
          </table:table-cell>
          <table:table-cell office:value-type="float" office:value="5.262456" calcext:value-type="float">
            <text:p>5.262456</text:p>
          </table:table-cell>
          <table:table-cell office:value-type="float" office:value="-2.549" calcext:value-type="float">
            <text:p>-2.549</text:p>
          </table:table-cell>
          <table:table-cell office:value-type="float" office:value="0.689" calcext:value-type="float">
            <text:p>0.689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string" calcext:value-type="string">
            <text:p>R4302</text:p>
          </table:table-cell>
          <table:table-cell office:value-type="float" office:value="2.885439" calcext:value-type="float">
            <text:p>2.885439</text:p>
          </table:table-cell>
          <table:table-cell office:value-type="float" office:value="-1.867" calcext:value-type="float">
            <text:p>-1.867</text:p>
          </table:table-cell>
          <table:table-cell office:value-type="float" office:value="0.9" calcext:value-type="float">
            <text:p>0.9</text:p>
          </table:table-cell>
          <table:table-cell office:value-type="float" office:value="-1.046" calcext:value-type="float">
            <text:p>-1.046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R4302</text:p>
          </table:table-cell>
          <table:table-cell office:value-type="float" office:value="2.585206" calcext:value-type="float">
            <text:p>2.5852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112" calcext:value-type="float">
            <text:p>0.112</text:p>
          </table:table-cell>
          <table:table-cell office:value-type="float" office:value="-1.107" calcext:value-type="float">
            <text:p>-1.107</text:p>
          </table:table-cell>
          <table:table-cell office:value-type="float" office:value="1.413" calcext:value-type="float">
            <text:p>1.413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R4302</text:p>
          </table:table-cell>
          <table:table-cell office:value-type="float" office:value="2.527774" calcext:value-type="float">
            <text:p>2.527774</text:p>
          </table:table-cell>
          <table:table-cell office:value-type="float" office:value="0.4" calcext:value-type="float">
            <text:p>0.4</text:p>
          </table:table-cell>
          <table:table-cell office:value-type="float" office:value="-0.528" calcext:value-type="float">
            <text:p>-0.528</text:p>
          </table:table-cell>
          <table:table-cell office:value-type="float" office:value="-0.783" calcext:value-type="float">
            <text:p>-0.783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string" calcext:value-type="string">
            <text:p>R4275</text:p>
          </table:table-cell>
          <table:table-cell office:value-type="float" office:value="5.00344" calcext:value-type="float">
            <text:p>5.00344</text:p>
          </table:table-cell>
          <table:table-cell office:value-type="float" office:value="1.147" calcext:value-type="float">
            <text:p>1.147</text:p>
          </table:table-cell>
          <table:table-cell office:value-type="float" office:value="1.761" calcext:value-type="float">
            <text:p>1.761</text:p>
          </table:table-cell>
          <table:table-cell office:value-type="float" office:value="-1.356" calcext:value-type="float">
            <text:p>-1.356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string" calcext:value-type="string">
            <text:p>R4275</text:p>
          </table:table-cell>
          <table:table-cell office:value-type="float" office:value="2.435532" calcext:value-type="float">
            <text:p>2.43553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08" calcext:value-type="float">
            <text:p>0.408</text:p>
          </table:table-cell>
          <table:table-cell office:value-type="float" office:value="-2.363" calcext:value-type="float">
            <text:p>-2.363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string" calcext:value-type="string">
            <text:p>R4275</text:p>
          </table:table-cell>
          <table:table-cell office:value-type="float" office:value="2.635099" calcext:value-type="float">
            <text:p>2.635099</text:p>
          </table:table-cell>
          <table:table-cell office:value-type="float" office:value="1.758" calcext:value-type="float">
            <text:p>1.758</text:p>
          </table:table-cell>
          <table:table-cell office:value-type="float" office:value="0.708" calcext:value-type="float">
            <text:p>0.708</text:p>
          </table:table-cell>
          <table:table-cell office:value-type="float" office:value="0.108" calcext:value-type="float">
            <text:p>0.108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string" calcext:value-type="string">
            <text:p>R4275</text:p>
          </table:table-cell>
          <table:table-cell office:value-type="float" office:value="2.32681" calcext:value-type="float">
            <text:p>2.32681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7" calcext:value-type="float">
            <text:p>0.367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string" calcext:value-type="string">
            <text:p>R4275</text:p>
          </table:table-cell>
          <table:table-cell office:value-type="float" office:value="2.535033" calcext:value-type="float">
            <text:p>2.535033</text:p>
          </table:table-cell>
          <table:table-cell office:value-type="float" office:value="1.752" calcext:value-type="float">
            <text:p>1.752</text:p>
          </table:table-cell>
          <table:table-cell office:value-type="float" office:value="0.72" calcext:value-type="float">
            <text:p>0.72</text:p>
          </table:table-cell>
          <table:table-cell office:value-type="float" office:value="-1.136" calcext:value-type="float">
            <text:p>-1.136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string" calcext:value-type="string">
            <text:p>R4275</text:p>
          </table:table-cell>
          <table:table-cell office:value-type="float" office:value="5.053865" calcext:value-type="float">
            <text:p>5.053865</text:p>
          </table:table-cell>
          <table:table-cell office:value-type="float" office:value="0.877" calcext:value-type="float">
            <text:p>0.877</text:p>
          </table:table-cell>
          <table:table-cell office:value-type="float" office:value="1.625" calcext:value-type="float">
            <text:p>1.625</text:p>
          </table:table-cell>
          <table:table-cell office:value-type="float" office:value="1.579" calcext:value-type="float">
            <text:p>1.579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string" calcext:value-type="string">
            <text:p>R4275</text:p>
          </table:table-cell>
          <table:table-cell office:value-type="float" office:value="8.147297" calcext:value-type="float">
            <text:p>8.147297</text:p>
          </table:table-cell>
          <table:table-cell office:value-type="float" office:value="-0.453" calcext:value-type="float">
            <text:p>-0.453</text:p>
          </table:table-cell>
          <table:table-cell office:value-type="float" office:value="1.311" calcext:value-type="float">
            <text:p>1.311</text:p>
          </table:table-cell>
          <table:table-cell office:value-type="float" office:value="-1.006" calcext:value-type="float">
            <text:p>-1.006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string" calcext:value-type="string">
            <text:p>R4275</text:p>
          </table:table-cell>
          <table:table-cell office:value-type="float" office:value="2.427036" calcext:value-type="float">
            <text:p>2.427036</text:p>
          </table:table-cell>
          <table:table-cell office:value-type="float" office:value="0.734" calcext:value-type="float">
            <text:p>0.73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539" calcext:value-type="float">
            <text:p>-0.539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string" calcext:value-type="string">
            <text:p>R4275</text:p>
          </table:table-cell>
          <table:table-cell office:value-type="float" office:value="4.503106" calcext:value-type="float">
            <text:p>4.5031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6" calcext:value-type="float">
            <text:p>0.766</text:p>
          </table:table-cell>
          <table:table-cell office:value-type="float" office:value="-1.388" calcext:value-type="float">
            <text:p>-1.388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string" calcext:value-type="string">
            <text:p>R4275</text:p>
          </table:table-cell>
          <table:table-cell office:value-type="float" office:value="5.312414" calcext:value-type="float">
            <text:p>5.3124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-1.559" calcext:value-type="float">
            <text:p>-1.559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string" calcext:value-type="string">
            <text:p>R4275</text:p>
          </table:table-cell>
          <table:table-cell office:value-type="float" office:value="2.835362" calcext:value-type="float">
            <text:p>2.835362</text:p>
          </table:table-cell>
          <table:table-cell office:value-type="float" office:value="1.065" calcext:value-type="float">
            <text:p>1.065</text:p>
          </table:table-cell>
          <table:table-cell office:value-type="float" office:value="1.66" calcext:value-type="float">
            <text:p>1.66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string" calcext:value-type="string">
            <text:p>R4275</text:p>
          </table:table-cell>
          <table:table-cell office:value-type="float" office:value="5.153978" calcext:value-type="float">
            <text:p>5.153978</text:p>
          </table:table-cell>
          <table:table-cell office:value-type="float" office:value="0.668" calcext:value-type="float">
            <text:p>0.668</text:p>
          </table:table-cell>
          <table:table-cell office:value-type="float" office:value="-0.455" calcext:value-type="float">
            <text:p>-0.455</text:p>
          </table:table-cell>
          <table:table-cell office:value-type="float" office:value="-1.237" calcext:value-type="float">
            <text:p>-1.237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string" calcext:value-type="string">
            <text:p>R4307</text:p>
          </table:table-cell>
          <table:table-cell office:value-type="float" office:value="5.053505" calcext:value-type="float">
            <text:p>5.053505</text:p>
          </table:table-cell>
          <table:table-cell office:value-type="float" office:value="0.658" calcext:value-type="float">
            <text:p>0.6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512" calcext:value-type="float">
            <text:p>-0.512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R4307</text:p>
          </table:table-cell>
          <table:table-cell office:value-type="float" office:value="2.827027" calcext:value-type="float">
            <text:p>2.827027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962" calcext:value-type="float">
            <text:p>0.962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string" calcext:value-type="string">
            <text:p>R4307</text:p>
          </table:table-cell>
          <table:table-cell office:value-type="float" office:value="5.420361" calcext:value-type="float">
            <text:p>5.420361</text:p>
          </table:table-cell>
          <table:table-cell office:value-type="float" office:value="-1.746" calcext:value-type="float">
            <text:p>-1.746</text:p>
          </table:table-cell>
          <table:table-cell office:value-type="float" office:value="0.705" calcext:value-type="float">
            <text:p>0.705</text:p>
          </table:table-cell>
          <table:table-cell office:value-type="float" office:value="1.626" calcext:value-type="float">
            <text:p>1.626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string" calcext:value-type="string">
            <text:p>R4307</text:p>
          </table:table-cell>
          <table:table-cell office:value-type="float" office:value="7.93018" calcext:value-type="float">
            <text:p>7.93018</text:p>
          </table:table-cell>
          <table:table-cell office:value-type="float" office:value="-0.319" calcext:value-type="float">
            <text:p>-0.319</text:p>
          </table:table-cell>
          <table:table-cell office:value-type="float" office:value="-1.074" calcext:value-type="float">
            <text:p>-1.074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string" calcext:value-type="string">
            <text:p>R4307</text:p>
          </table:table-cell>
          <table:table-cell office:value-type="float" office:value="2.57726" calcext:value-type="float">
            <text:p>2.5772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182" calcext:value-type="float">
            <text:p>0.182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string" calcext:value-type="string">
            <text:p>R4307</text:p>
          </table:table-cell>
          <table:table-cell office:value-type="float" office:value="4.553071" calcext:value-type="float">
            <text:p>4.553071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997" calcext:value-type="float">
            <text:p>-0.997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string" calcext:value-type="string">
            <text:p>R4307</text:p>
          </table:table-cell>
          <table:table-cell office:value-type="float" office:value="2.126445" calcext:value-type="float">
            <text:p>2.126445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303" calcext:value-type="float">
            <text:p>0.303</text:p>
          </table:table-cell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R4307</text:p>
          </table:table-cell>
          <table:table-cell office:value-type="float" office:value="4.812075" calcext:value-type="float">
            <text:p>4.812075</text:p>
          </table:table-cell>
          <table:table-cell office:value-type="float" office:value="0.673" calcext:value-type="float">
            <text:p>0.673</text:p>
          </table:table-cell>
          <table:table-cell office:value-type="float" office:value="-0.498" calcext:value-type="float">
            <text:p>-0.498</text:p>
          </table:table-cell>
          <table:table-cell office:value-type="float" office:value="-0.78" calcext:value-type="float">
            <text:p>-0.7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R4307</text:p>
          </table:table-cell>
          <table:table-cell office:value-type="float" office:value="7.697002" calcext:value-type="float">
            <text:p>7.697002</text:p>
          </table:table-cell>
          <table:table-cell office:value-type="float" office:value="0.686" calcext:value-type="float">
            <text:p>0.686</text:p>
          </table:table-cell>
          <table:table-cell office:value-type="float" office:value="0.729" calcext:value-type="float">
            <text:p>0.729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R4220</text:p>
          </table:table-cell>
          <table:table-cell office:value-type="float" office:value="2.526684" calcext:value-type="float">
            <text:p>2.526684</text:p>
          </table:table-cell>
          <table:table-cell office:value-type="float" office:value="1.624" calcext:value-type="float">
            <text:p>1.624</text:p>
          </table:table-cell>
          <table:table-cell office:value-type="float" office:value="0.122" calcext:value-type="float">
            <text:p>0.122</text:p>
          </table:table-cell>
          <table:table-cell office:value-type="float" office:value="-1.998" calcext:value-type="float">
            <text:p>-1.998</text:p>
          </table:table-cell>
          <table:table-cell office:value-type="float" office:value="1.341" calcext:value-type="float">
            <text:p>1.341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  <table:table-cell office:value-type="string" calcext:value-type="string">
            <text:p>R4220</text:p>
          </table:table-cell>
          <table:table-cell office:value-type="float" office:value="2.635485" calcext:value-type="float">
            <text:p>2.635485</text:p>
          </table:table-cell>
          <table:table-cell office:value-type="float" office:value="1.569" calcext:value-type="float">
            <text:p>1.569</text:p>
          </table:table-cell>
          <table:table-cell office:value-type="float" office:value="-0.863" calcext:value-type="float">
            <text:p>-0.863</text:p>
          </table:table-cell>
          <table:table-cell office:value-type="float" office:value="-1.797" calcext:value-type="float">
            <text:p>-1.797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R4220</text:p>
          </table:table-cell>
          <table:table-cell office:value-type="float" office:value="5.403704" calcext:value-type="float">
            <text:p>5.403704</text:p>
          </table:table-cell>
          <table:table-cell office:value-type="float" office:value="0.929" calcext:value-type="float">
            <text:p>0.929</text:p>
          </table:table-cell>
          <table:table-cell office:value-type="float" office:value="-0.383" calcext:value-type="float">
            <text:p>-0.383</text:p>
          </table:table-cell>
          <table:table-cell office:value-type="float" office:value="-1.13" calcext:value-type="float">
            <text:p>-1.1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string" calcext:value-type="string">
            <text:p>R4220</text:p>
          </table:table-cell>
          <table:table-cell office:value-type="float" office:value="2.777398" calcext:value-type="float">
            <text:p>2.777398</text:p>
          </table:table-cell>
          <table:table-cell office:value-type="float" office:value="0.653" calcext:value-type="float">
            <text:p>0.653</text:p>
          </table:table-cell>
          <table:table-cell office:value-type="float" office:value="0.288" calcext:value-type="float">
            <text:p>0.288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string" calcext:value-type="string">
            <text:p>R4220</text:p>
          </table:table-cell>
          <table:table-cell office:value-type="float" office:value="2.226877" calcext:value-type="float">
            <text:p>2.226877</text:p>
          </table:table-cell>
          <table:table-cell office:value-type="float" office:value="0.984" calcext:value-type="float">
            <text:p>0.984</text:p>
          </table:table-cell>
          <table:table-cell office:value-type="float" office:value="-0.305" calcext:value-type="float">
            <text:p>-0.305</text:p>
          </table:table-cell>
          <table:table-cell office:value-type="float" office:value="-1.196" calcext:value-type="float">
            <text:p>-1.196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R4220</text:p>
          </table:table-cell>
          <table:table-cell office:value-type="float" office:value="2.685579" calcext:value-type="float">
            <text:p>2.685579</text:p>
          </table:table-cell>
          <table:table-cell office:value-type="float" office:value="0.942" calcext:value-type="float">
            <text:p>0.942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161" calcext:value-type="float">
            <text:p>-1.161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R4220</text:p>
          </table:table-cell>
          <table:table-cell office:value-type="float" office:value="5.604275" calcext:value-type="float">
            <text:p>5.604275</text:p>
          </table:table-cell>
          <table:table-cell office:value-type="float" office:value="1.218" calcext:value-type="float">
            <text:p>1.218</text:p>
          </table:table-cell>
          <table:table-cell office:value-type="float" office:value="-1.232" calcext:value-type="float">
            <text:p>-1.232</text:p>
          </table:table-cell>
          <table:table-cell office:value-type="float" office:value="-1.625" calcext:value-type="float">
            <text:p>-1.625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string" calcext:value-type="string">
            <text:p>R4220</text:p>
          </table:table-cell>
          <table:table-cell office:value-type="float" office:value="2.927495" calcext:value-type="float">
            <text:p>2.92749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637" calcext:value-type="float">
            <text:p>-1.637</text:p>
          </table:table-cell>
          <table:table-cell office:value-type="float" office:value="-1.16" calcext:value-type="float">
            <text:p>-1.16</text:p>
          </table:table-cell>
          <table:table-cell office:value-type="float" office:value="-0.528" calcext:value-type="float">
            <text:p>-0.528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string" calcext:value-type="string">
            <text:p>R4220</text:p>
          </table:table-cell>
          <table:table-cell office:value-type="float" office:value="2.685721" calcext:value-type="float">
            <text:p>2.685721</text:p>
          </table:table-cell>
          <table:table-cell office:value-type="float" office:value="1.077" calcext:value-type="float">
            <text:p>1.077</text:p>
          </table:table-cell>
          <table:table-cell office:value-type="float" office:value="-0.228" calcext:value-type="float">
            <text:p>-0.228</text:p>
          </table:table-cell>
          <table:table-cell office:value-type="float" office:value="-2.061" calcext:value-type="float">
            <text:p>-2.061</text:p>
          </table:table-cell>
          <table:table-cell office:value-type="float" office:value="-0.717" calcext:value-type="float">
            <text:p>-0.717</text:p>
          </table:table-cell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string" calcext:value-type="string">
            <text:p>R4220</text:p>
          </table:table-cell>
          <table:table-cell office:value-type="float" office:value="2.426612" calcext:value-type="float">
            <text:p>2.426612</text:p>
          </table:table-cell>
          <table:table-cell office:value-type="float" office:value="0.169" calcext:value-type="float">
            <text:p>0.169</text:p>
          </table:table-cell>
          <table:table-cell office:value-type="float" office:value="-0.299" calcext:value-type="float">
            <text:p>-0.299</text:p>
          </table:table-cell>
          <table:table-cell office:value-type="float" office:value="-1.125" calcext:value-type="float">
            <text:p>-1.125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string" calcext:value-type="string">
            <text:p>R4007</text:p>
          </table:table-cell>
          <table:table-cell office:value-type="float" office:value="2.734891" calcext:value-type="float">
            <text:p>2.734891</text:p>
          </table:table-cell>
          <table:table-cell office:value-type="float" office:value="1.648" calcext:value-type="float">
            <text:p>1.648</text:p>
          </table:table-cell>
          <table:table-cell office:value-type="float" office:value="0.418" calcext:value-type="float">
            <text:p>0.418</text:p>
          </table:table-cell>
          <table:table-cell office:value-type="float" office:value="-0.082" calcext:value-type="float">
            <text:p>-0.082</text:p>
          </table:table-cell>
          <table:table-cell office:value-type="float" office:value="-1.154" calcext:value-type="float">
            <text:p>-1.154</text:p>
          </table:table-cell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string" calcext:value-type="string">
            <text:p>R4007</text:p>
          </table:table-cell>
          <table:table-cell office:value-type="float" office:value="2.826977" calcext:value-type="float">
            <text:p>2.826977</text:p>
          </table:table-cell>
          <table:table-cell office:value-type="float" office:value="1.914" calcext:value-type="float">
            <text:p>1.914</text:p>
          </table:table-cell>
          <table:table-cell office:value-type="float" office:value="0.365" calcext:value-type="float">
            <text:p>0.365</text:p>
          </table:table-cell>
          <table:table-cell office:value-type="float" office:value="0.263" calcext:value-type="float">
            <text:p>0.263</text:p>
          </table:table-cell>
          <table:table-cell office:value-type="float" office:value="-0.867" calcext:value-type="float">
            <text:p>-0.867</text:p>
          </table:table-cell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string" calcext:value-type="string">
            <text:p>R4007</text:p>
          </table:table-cell>
          <table:table-cell office:value-type="float" office:value="2.427056" calcext:value-type="float">
            <text:p>2.427056</text:p>
          </table:table-cell>
          <table:table-cell office:value-type="float" office:value="1.879" calcext:value-type="float">
            <text:p>1.879</text:p>
          </table:table-cell>
          <table:table-cell office:value-type="float" office:value="0.704" calcext:value-type="float">
            <text:p>0.704</text:p>
          </table:table-cell>
          <table:table-cell office:value-type="float" office:value="0.25" calcext:value-type="float">
            <text:p>0.25</text:p>
          </table:table-cell>
          <table:table-cell office:value-type="float" office:value="-0.943" calcext:value-type="float">
            <text:p>-0.943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string" calcext:value-type="string">
            <text:p>R4007</text:p>
          </table:table-cell>
          <table:table-cell office:value-type="float" office:value="5.103996" calcext:value-type="float">
            <text:p>5.103996</text:p>
          </table:table-cell>
          <table:table-cell office:value-type="float" office:value="1.824" calcext:value-type="float">
            <text:p>1.824</text:p>
          </table:table-cell>
          <table:table-cell office:value-type="float" office:value="1.154" calcext:value-type="float">
            <text:p>1.154</text:p>
          </table:table-cell>
          <table:table-cell office:value-type="float" office:value="0.433" calcext:value-type="float">
            <text:p>0.433</text:p>
          </table:table-cell>
          <table:table-cell office:value-type="float" office:value="-1.178" calcext:value-type="float">
            <text:p>-1.178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R4007</text:p>
          </table:table-cell>
          <table:table-cell office:value-type="float" office:value="2.826999" calcext:value-type="float">
            <text:p>2.826999</text:p>
          </table:table-cell>
          <table:table-cell office:value-type="float" office:value="1.766" calcext:value-type="float">
            <text:p>1.766</text:p>
          </table:table-cell>
          <table:table-cell office:value-type="float" office:value="0.055" calcext:value-type="float">
            <text:p>0.055</text:p>
          </table:table-cell>
          <table:table-cell office:value-type="float" office:value="0.264" calcext:value-type="float">
            <text:p>0.264</text:p>
          </table:table-cell>
          <table:table-cell office:value-type="float" office:value="-0.894" calcext:value-type="float">
            <text:p>-0.894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string" calcext:value-type="string">
            <text:p>R4007</text:p>
          </table:table-cell>
          <table:table-cell office:value-type="float" office:value="4.952951" calcext:value-type="float">
            <text:p>4.95295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806" calcext:value-type="float">
            <text:p>-0.806</text:p>
          </table:table-cell>
          <table:table-cell office:value-type="float" office:value="1.221" calcext:value-type="float">
            <text:p>1.221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string" calcext:value-type="string">
            <text:p>R4007</text:p>
          </table:table-cell>
          <table:table-cell office:value-type="float" office:value="2.5357" calcext:value-type="float">
            <text:p>2.5357</text:p>
          </table:table-cell>
          <table:table-cell office:value-type="float" office:value="1.261" calcext:value-type="float">
            <text:p>1.26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15" calcext:value-type="float">
            <text:p>0.215</text:p>
          </table:table-cell>
          <table:table-cell office:value-type="float" office:value="-0.214" calcext:value-type="float">
            <text:p>-0.214</text:p>
          </table:table-cell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string" calcext:value-type="string">
            <text:p>R4007</text:p>
          </table:table-cell>
          <table:table-cell office:value-type="float" office:value="2.635266" calcext:value-type="float">
            <text:p>2.635266</text:p>
          </table:table-cell>
          <table:table-cell office:value-type="float" office:value="-0.574" calcext:value-type="float">
            <text:p>-0.574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399" calcext:value-type="float">
            <text:p>-0.399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string" calcext:value-type="string">
            <text:p>R4007</text:p>
          </table:table-cell>
          <table:table-cell office:value-type="float" office:value="2.677407" calcext:value-type="float">
            <text:p>2.677407</text:p>
          </table:table-cell>
          <table:table-cell office:value-type="float" office:value="-0.027" calcext:value-type="float">
            <text:p>-0.027</text:p>
          </table:table-cell>
          <table:table-cell office:value-type="float" office:value="-1.319" calcext:value-type="float">
            <text:p>-1.319</text:p>
          </table:table-cell>
          <table:table-cell office:value-type="float" office:value="0.127" calcext:value-type="float">
            <text:p>0.127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string" calcext:value-type="string">
            <text:p>R4007</text:p>
          </table:table-cell>
          <table:table-cell office:value-type="float" office:value="5.370873" calcext:value-type="float">
            <text:p>5.370873</text:p>
          </table:table-cell>
          <table:table-cell office:value-type="float" office:value="-1.126" calcext:value-type="float">
            <text:p>-1.126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string" calcext:value-type="string">
            <text:p>R4007</text:p>
          </table:table-cell>
          <table:table-cell office:value-type="float" office:value="7.680641" calcext:value-type="float">
            <text:p>7.6806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83" calcext:value-type="float">
            <text:p>0.483</text:p>
          </table:table-cell>
          <table:table-cell office:value-type="float" office:value="0.812" calcext:value-type="float">
            <text:p>0.812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string" calcext:value-type="string">
            <text:p>R4007</text:p>
          </table:table-cell>
          <table:table-cell office:value-type="float" office:value="2.377055" calcext:value-type="float">
            <text:p>2.377055</text:p>
          </table:table-cell>
          <table:table-cell office:value-type="float" office:value="-1.167" calcext:value-type="float">
            <text:p>-1.167</text:p>
          </table:table-cell>
          <table:table-cell office:value-type="float" office:value="0.215" calcext:value-type="float">
            <text:p>0.215</text:p>
          </table:table-cell>
          <table:table-cell office:value-type="float" office:value="-0.919" calcext:value-type="float">
            <text:p>-0.919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string" calcext:value-type="string">
            <text:p>R4007</text:p>
          </table:table-cell>
          <table:table-cell office:value-type="float" office:value="5.304054" calcext:value-type="float">
            <text:p>5.304054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725" calcext:value-type="float">
            <text:p>0.725</text:p>
          </table:table-cell>
          <table:table-cell office:value-type="float" office:value="0.229" calcext:value-type="float">
            <text:p>0.22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9623" calcext:value-type="float">
            <text:p>9623</text:p>
          </table:table-cell>
          <table:table-cell office:value-type="string" calcext:value-type="string">
            <text:p>R4007</text:p>
          </table:table-cell>
          <table:table-cell office:value-type="float" office:value="2.234768" calcext:value-type="float">
            <text:p>2.234768</text:p>
          </table:table-cell>
          <table:table-cell office:value-type="float" office:value="0.3" calcext:value-type="float">
            <text:p>0.3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45" calcext:value-type="float">
            <text:p>0.45</text:p>
          </table:table-cell>
          <table:table-cell office:value-type="float" office:value="-0.084" calcext:value-type="float">
            <text:p>-0.084</text:p>
          </table:table-cell>
        </table:table-row>
        <table:table-row table:style-name="ro1">
          <table:table-cell office:value-type="float" office:value="9743" calcext:value-type="float">
            <text:p>9743</text:p>
          </table:table-cell>
          <table:table-cell office:value-type="string" calcext:value-type="string">
            <text:p>R3773</text:p>
          </table:table-cell>
          <table:table-cell office:value-type="float" office:value="2.276516" calcext:value-type="float">
            <text:p>2.276516</text:p>
          </table:table-cell>
          <table:table-cell office:value-type="float" office:value="-0.177" calcext:value-type="float">
            <text:p>-0.177</text:p>
          </table:table-cell>
          <table:table-cell office:value-type="float" office:value="-2.879" calcext:value-type="float">
            <text:p>-2.879</text:p>
          </table:table-cell>
          <table:table-cell office:value-type="float" office:value="0.349" calcext:value-type="float">
            <text:p>0.349</text:p>
          </table:table-cell>
          <table:table-cell office:value-type="float" office:value="-0.657" calcext:value-type="float">
            <text:p>-0.657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string" calcext:value-type="string">
            <text:p>R3773</text:p>
          </table:table-cell>
          <table:table-cell office:value-type="float" office:value="5.161931" calcext:value-type="float">
            <text:p>5.161931</text:p>
          </table:table-cell>
          <table:table-cell office:value-type="float" office:value="-1.158" calcext:value-type="float">
            <text:p>-1.158</text:p>
          </table:table-cell>
          <table:table-cell office:value-type="float" office:value="-1.577" calcext:value-type="float">
            <text:p>-1.577</text:p>
          </table:table-cell>
          <table:table-cell office:value-type="float" office:value="0.045" calcext:value-type="float">
            <text:p>0.045</text:p>
          </table:table-cell>
          <table:table-cell office:value-type="float" office:value="-1.745" calcext:value-type="float">
            <text:p>-1.74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R3773</text:p>
          </table:table-cell>
          <table:table-cell office:value-type="float" office:value="7.338832" calcext:value-type="float">
            <text:p>7.338832</text:p>
          </table:table-cell>
          <table:table-cell office:value-type="float" office:value="-1.252" calcext:value-type="float">
            <text:p>-1.252</text:p>
          </table:table-cell>
          <table:table-cell office:value-type="float" office:value="0.101" calcext:value-type="float">
            <text:p>0.101</text:p>
          </table:table-cell>
          <table:table-cell office:value-type="float" office:value="0.466" calcext:value-type="float">
            <text:p>0.466</text:p>
          </table:table-cell>
          <table:table-cell office:value-type="float" office:value="-3.249" calcext:value-type="float">
            <text:p>-3.249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string" calcext:value-type="string">
            <text:p>R3773</text:p>
          </table:table-cell>
          <table:table-cell office:value-type="float" office:value="2.72727" calcext:value-type="float">
            <text:p>2.72727</text:p>
          </table:table-cell>
          <table:table-cell office:value-type="float" office:value="-1.912" calcext:value-type="float">
            <text:p>-1.912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27" calcext:value-type="float">
            <text:p>0.27</text:p>
          </table:table-cell>
          <table:table-cell office:value-type="float" office:value="-2.453" calcext:value-type="float">
            <text:p>-2.453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R3773</text:p>
          </table:table-cell>
          <table:table-cell office:value-type="float" office:value="2.826992" calcext:value-type="float">
            <text:p>2.826992</text:p>
          </table:table-cell>
          <table:table-cell office:value-type="float" office:value="-0.641" calcext:value-type="float">
            <text:p>-0.641</text:p>
          </table:table-cell>
          <table:table-cell office:value-type="float" office:value="-1.903" calcext:value-type="float">
            <text:p>-1.903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R3773</text:p>
          </table:table-cell>
          <table:table-cell office:value-type="float" office:value="2.526845" calcext:value-type="float">
            <text:p>2.526845</text:p>
          </table:table-cell>
          <table:table-cell office:value-type="float" office:value="-1.819" calcext:value-type="float">
            <text:p>-1.819</text:p>
          </table:table-cell>
          <table:table-cell office:value-type="float" office:value="-0.503" calcext:value-type="float">
            <text:p>-0.503</text:p>
          </table:table-cell>
          <table:table-cell office:value-type="float" office:value="0.282" calcext:value-type="float">
            <text:p>0.282</text:p>
          </table:table-cell>
          <table:table-cell office:value-type="float" office:value="-0.495" calcext:value-type="float">
            <text:p>-0.495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R3773</text:p>
          </table:table-cell>
          <table:table-cell office:value-type="float" office:value="2.285148" calcext:value-type="float">
            <text:p>2.285148</text:p>
          </table:table-cell>
          <table:table-cell office:value-type="float" office:value="-1.865" calcext:value-type="float">
            <text:p>-1.865</text:p>
          </table:table-cell>
          <table:table-cell office:value-type="float" office:value="0.253" calcext:value-type="float">
            <text:p>0.253</text:p>
          </table:table-cell>
          <table:table-cell office:value-type="float" office:value="2.074" calcext:value-type="float">
            <text:p>2.074</text:p>
          </table:table-cell>
          <table:table-cell office:value-type="float" office:value="-0.595" calcext:value-type="float">
            <text:p>-0.59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R3773</text:p>
          </table:table-cell>
          <table:table-cell office:value-type="float" office:value="7.689123" calcext:value-type="float">
            <text:p>7.689123</text:p>
          </table:table-cell>
          <table:table-cell office:value-type="float" office:value="-1.363" calcext:value-type="float">
            <text:p>-1.363</text:p>
          </table:table-cell>
          <table:table-cell office:value-type="float" office:value="-1.152" calcext:value-type="float">
            <text:p>-1.152</text:p>
          </table:table-cell>
          <table:table-cell office:value-type="float" office:value="-0.475" calcext:value-type="float">
            <text:p>-0.475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R3773</text:p>
          </table:table-cell>
          <table:table-cell office:value-type="float" office:value="2.326626" calcext:value-type="float">
            <text:p>2.326626</text:p>
          </table:table-cell>
          <table:table-cell office:value-type="float" office:value="-1.725" calcext:value-type="float">
            <text:p>-1.725</text:p>
          </table:table-cell>
          <table:table-cell office:value-type="float" office:value="-0.398" calcext:value-type="float">
            <text:p>-0.398</text:p>
          </table:table-cell>
          <table:table-cell office:value-type="float" office:value="0.456" calcext:value-type="float">
            <text:p>0.456</text:p>
          </table:table-cell>
          <table:table-cell office:value-type="float" office:value="-1.525" calcext:value-type="float">
            <text:p>-1.525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R3773</text:p>
          </table:table-cell>
          <table:table-cell office:value-type="float" office:value="2.676919" calcext:value-type="float">
            <text:p>2.676919</text:p>
          </table:table-cell>
          <table:table-cell office:value-type="float" office:value="-1.037" calcext:value-type="float">
            <text:p>-1.037</text:p>
          </table:table-cell>
          <table:table-cell office:value-type="float" office:value="-1.167" calcext:value-type="float">
            <text:p>-1.167</text:p>
          </table:table-cell>
          <table:table-cell office:value-type="float" office:value="1.434" calcext:value-type="float">
            <text:p>1.434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R3773</text:p>
          </table:table-cell>
          <table:table-cell office:value-type="float" office:value="7.93885" calcext:value-type="float">
            <text:p>7.93885</text:p>
          </table:table-cell>
          <table:table-cell office:value-type="float" office:value="-0.913" calcext:value-type="float">
            <text:p>-0.913</text:p>
          </table:table-cell>
          <table:table-cell office:value-type="float" office:value="0.361" calcext:value-type="float">
            <text:p>0.361</text:p>
          </table:table-cell>
          <table:table-cell office:value-type="float" office:value="2.228" calcext:value-type="float">
            <text:p>2.228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R4239</text:p>
          </table:table-cell>
          <table:table-cell office:value-type="float" office:value="5.304029" calcext:value-type="float">
            <text:p>5.304029</text:p>
          </table:table-cell>
          <table:table-cell office:value-type="float" office:value="1.898" calcext:value-type="float">
            <text:p>1.8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9" calcext:value-type="float">
            <text:p>0.9</text:p>
          </table:table-cell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string" calcext:value-type="string">
            <text:p>R4239</text:p>
          </table:table-cell>
          <table:table-cell office:value-type="float" office:value="4.720022" calcext:value-type="float">
            <text:p>4.720022</text:p>
          </table:table-cell>
          <table:table-cell office:value-type="float" office:value="1.453" calcext:value-type="float">
            <text:p>1.453</text:p>
          </table:table-cell>
          <table:table-cell office:value-type="float" office:value="0.712" calcext:value-type="float">
            <text:p>0.712</text:p>
          </table:table-cell>
          <table:table-cell office:value-type="float" office:value="-0.515" calcext:value-type="float">
            <text:p>-0.515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string" calcext:value-type="string">
            <text:p>R4239</text:p>
          </table:table-cell>
          <table:table-cell office:value-type="float" office:value="2.485072" calcext:value-type="float">
            <text:p>2.485072</text:p>
          </table:table-cell>
          <table:table-cell office:value-type="float" office:value="-1.418" calcext:value-type="float">
            <text:p>-1.418</text:p>
          </table:table-cell>
          <table:table-cell office:value-type="float" office:value="0.262" calcext:value-type="float">
            <text:p>0.262</text:p>
          </table:table-cell>
          <table:table-cell office:value-type="float" office:value="1.76" calcext:value-type="float">
            <text:p>1.76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  <table:table-cell office:value-type="string" calcext:value-type="string">
            <text:p>R4239</text:p>
          </table:table-cell>
          <table:table-cell office:value-type="float" office:value="2.627262" calcext:value-type="float">
            <text:p>2.627262</text:p>
          </table:table-cell>
          <table:table-cell office:value-type="float" office:value="1.839" calcext:value-type="float">
            <text:p>1.839</text:p>
          </table:table-cell>
          <table:table-cell office:value-type="float" office:value="0.562" calcext:value-type="float">
            <text:p>0.56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68" calcext:value-type="float">
            <text:p>-0.668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string" calcext:value-type="string">
            <text:p>R4239</text:p>
          </table:table-cell>
          <table:table-cell office:value-type="float" office:value="2.885796" calcext:value-type="float">
            <text:p>2.885796</text:p>
          </table:table-cell>
          <table:table-cell office:value-type="float" office:value="-1.026" calcext:value-type="float">
            <text:p>-1.026</text:p>
          </table:table-cell>
          <table:table-cell office:value-type="float" office:value="-0.341" calcext:value-type="float">
            <text:p>-0.341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string" calcext:value-type="string">
            <text:p>R4239</text:p>
          </table:table-cell>
          <table:table-cell office:value-type="float" office:value="2.334986" calcext:value-type="float">
            <text:p>2.334986</text:p>
          </table:table-cell>
          <table:table-cell office:value-type="float" office:value="1.167" calcext:value-type="float">
            <text:p>1.167</text:p>
          </table:table-cell>
          <table:table-cell office:value-type="float" office:value="0.105" calcext:value-type="float">
            <text:p>0.105</text:p>
          </table:table-cell>
          <table:table-cell office:value-type="float" office:value="2.161" calcext:value-type="float">
            <text:p>2.161</text:p>
          </table:table-cell>
          <table:table-cell office:value-type="float" office:value="-1.077" calcext:value-type="float">
            <text:p>-1.077</text:p>
          </table:table-cell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R4239</text:p>
          </table:table-cell>
          <table:table-cell office:value-type="float" office:value="8.088907" calcext:value-type="float">
            <text:p>8.088907</text:p>
          </table:table-cell>
          <table:table-cell office:value-type="float" office:value="1.172" calcext:value-type="float">
            <text:p>1.172</text:p>
          </table:table-cell>
          <table:table-cell office:value-type="float" office:value="2.168" calcext:value-type="float">
            <text:p>2.168</text:p>
          </table:table-cell>
          <table:table-cell office:value-type="float" office:value="0.647" calcext:value-type="float">
            <text:p>0.647</text:p>
          </table:table-cell>
          <table:table-cell office:value-type="float" office:value="-0.835" calcext:value-type="float">
            <text:p>-0.835</text:p>
          </table:table-cell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string" calcext:value-type="string">
            <text:p>R4239</text:p>
          </table:table-cell>
          <table:table-cell office:value-type="float" office:value="5.062162" calcext:value-type="float">
            <text:p>5.062162</text:p>
          </table:table-cell>
          <table:table-cell office:value-type="float" office:value="0.55" calcext:value-type="float">
            <text:p>0.55</text:p>
          </table:table-cell>
          <table:table-cell office:value-type="float" office:value="2.768" calcext:value-type="float">
            <text:p>2.768</text:p>
          </table:table-cell>
          <table:table-cell office:value-type="float" office:value="0.109" calcext:value-type="float">
            <text:p>0.109</text:p>
          </table:table-cell>
          <table:table-cell office:value-type="float" office:value="-0.996" calcext:value-type="float">
            <text:p>-0.996</text:p>
          </table:table-cell>
        </table:table-row>
        <table:table-row table:style-name="ro1">
          <table:table-cell office:value-type="float" office:value="10653" calcext:value-type="float">
            <text:p>10653</text:p>
          </table:table-cell>
          <table:table-cell office:value-type="string" calcext:value-type="string">
            <text:p>R4239</text:p>
          </table:table-cell>
          <table:table-cell office:value-type="float" office:value="2.677177" calcext:value-type="float">
            <text:p>2.677177</text:p>
          </table:table-cell>
          <table:table-cell office:value-type="float" office:value="-1.074" calcext:value-type="float">
            <text:p>-1.074</text:p>
          </table:table-cell>
          <table:table-cell office:value-type="float" office:value="2.242" calcext:value-type="float">
            <text:p>2.242</text:p>
          </table:table-cell>
          <table:table-cell office:value-type="float" office:value="0.07" calcext:value-type="float">
            <text:p>0.07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string" calcext:value-type="string">
            <text:p>R4239</text:p>
          </table:table-cell>
          <table:table-cell office:value-type="float" office:value="2.577169" calcext:value-type="float">
            <text:p>2.577169</text:p>
          </table:table-cell>
          <table:table-cell office:value-type="float" office:value="-1.932" calcext:value-type="float">
            <text:p>-1.932</text:p>
          </table:table-cell>
          <table:table-cell office:value-type="float" office:value="1.876" calcext:value-type="float">
            <text:p>1.876</text:p>
          </table:table-cell>
          <table:table-cell office:value-type="float" office:value="-1.291" calcext:value-type="float">
            <text:p>-1.291</text:p>
          </table:table-cell>
          <table:table-cell office:value-type="float" office:value="-0.975" calcext:value-type="float">
            <text:p>-0.975</text:p>
          </table:table-cell>
        </table:table-row>
        <table:table-row table:style-name="ro1">
          <table:table-cell office:value-type="float" office:value="10725" calcext:value-type="float">
            <text:p>10725</text:p>
          </table:table-cell>
          <table:table-cell office:value-type="string" calcext:value-type="string">
            <text:p>R4239</text:p>
          </table:table-cell>
          <table:table-cell office:value-type="float" office:value="2.485031" calcext:value-type="float">
            <text:p>2.485031</text:p>
          </table:table-cell>
          <table:table-cell office:value-type="float" office:value="1.996" calcext:value-type="float">
            <text:p>1.996</text:p>
          </table:table-cell>
          <table:table-cell office:value-type="float" office:value="2.001" calcext:value-type="float">
            <text:p>2.001</text:p>
          </table:table-cell>
          <table:table-cell office:value-type="float" office:value="0.506" calcext:value-type="float">
            <text:p>0.506</text:p>
          </table:table-cell>
          <table:table-cell office:value-type="float" office:value="-0.814" calcext:value-type="float">
            <text:p>-0.814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string" calcext:value-type="string">
            <text:p>R4239</text:p>
          </table:table-cell>
          <table:table-cell office:value-type="float" office:value="5.153908" calcext:value-type="float">
            <text:p>5.153908</text:p>
          </table:table-cell>
          <table:table-cell office:value-type="float" office:value="-1.83" calcext:value-type="float">
            <text:p>-1.83</text:p>
          </table:table-cell>
          <table:table-cell office:value-type="float" office:value="0.389" calcext:value-type="float">
            <text:p>0.389</text:p>
          </table:table-cell>
          <table:table-cell office:value-type="float" office:value="0.48" calcext:value-type="float">
            <text:p>0.48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string" calcext:value-type="string">
            <text:p>R4239</text:p>
          </table:table-cell>
          <table:table-cell office:value-type="float" office:value="2.877269" calcext:value-type="float">
            <text:p>2.877269</text:p>
          </table:table-cell>
          <table:table-cell office:value-type="float" office:value="-1.833" calcext:value-type="float">
            <text:p>-1.833</text:p>
          </table:table-cell>
          <table:table-cell office:value-type="float" office:value="0.27" calcext:value-type="float">
            <text:p>0.27</text:p>
          </table:table-cell>
          <table:table-cell office:value-type="float" office:value="1.686" calcext:value-type="float">
            <text:p>1.686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R3557</text:p>
          </table:table-cell>
          <table:table-cell office:value-type="float" office:value="5.020516" calcext:value-type="float">
            <text:p>5.020516</text:p>
          </table:table-cell>
          <table:table-cell office:value-type="float" office:value="1.815" calcext:value-type="float">
            <text:p>1.815</text:p>
          </table:table-cell>
          <table:table-cell office:value-type="float" office:value="-2.742" calcext:value-type="float">
            <text:p>-2.742</text:p>
          </table:table-cell>
          <table:table-cell office:value-type="float" office:value="0.653" calcext:value-type="float">
            <text:p>0.65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0942" calcext:value-type="float">
            <text:p>10942</text:p>
          </table:table-cell>
          <table:table-cell office:value-type="string" calcext:value-type="string">
            <text:p>R3557</text:p>
          </table:table-cell>
          <table:table-cell office:value-type="float" office:value="2.627308" calcext:value-type="float">
            <text:p>2.627308</text:p>
          </table:table-cell>
          <table:table-cell office:value-type="float" office:value="0.082" calcext:value-type="float">
            <text:p>0.082</text:p>
          </table:table-cell>
          <table:table-cell office:value-type="float" office:value="-1.589" calcext:value-type="float">
            <text:p>-1.589</text:p>
          </table:table-cell>
          <table:table-cell office:value-type="float" office:value="0.691" calcext:value-type="float">
            <text:p>0.691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float" office:value="10967" calcext:value-type="float">
            <text:p>10967</text:p>
          </table:table-cell>
          <table:table-cell office:value-type="string" calcext:value-type="string">
            <text:p>R3557</text:p>
          </table:table-cell>
          <table:table-cell office:value-type="float" office:value="2.885323" calcext:value-type="float">
            <text:p>2.885323</text:p>
          </table:table-cell>
          <table:table-cell office:value-type="float" office:value="-0.159" calcext:value-type="float">
            <text:p>-0.159</text:p>
          </table:table-cell>
          <table:table-cell office:value-type="float" office:value="-1.028" calcext:value-type="float">
            <text:p>-1.028</text:p>
          </table:table-cell>
          <table:table-cell office:value-type="float" office:value="1.334" calcext:value-type="float">
            <text:p>1.334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R3557</text:p>
          </table:table-cell>
          <table:table-cell office:value-type="float" office:value="2.626762" calcext:value-type="float">
            <text:p>2.626762</text:p>
          </table:table-cell>
          <table:table-cell office:value-type="float" office:value="0.304" calcext:value-type="float">
            <text:p>0.304</text:p>
          </table:table-cell>
          <table:table-cell office:value-type="float" office:value="-1.588" calcext:value-type="float">
            <text:p>-1.588</text:p>
          </table:table-cell>
          <table:table-cell office:value-type="float" office:value="0.288" calcext:value-type="float">
            <text:p>0.288</text:p>
          </table:table-cell>
          <table:table-cell office:value-type="float" office:value="-2.209" calcext:value-type="float">
            <text:p>-2.209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R3557</text:p>
          </table:table-cell>
          <table:table-cell office:value-type="float" office:value="5.453674" calcext:value-type="float">
            <text:p>5.453674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243" calcext:value-type="float">
            <text:p>-0.243</text:p>
          </table:table-cell>
          <table:table-cell office:value-type="float" office:value="2.306" calcext:value-type="float">
            <text:p>2.306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R3557</text:p>
          </table:table-cell>
          <table:table-cell office:value-type="float" office:value="5.512548" calcext:value-type="float">
            <text:p>5.51254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2.221" calcext:value-type="float">
            <text:p>-2.221</text:p>
          </table:table-cell>
          <table:table-cell office:value-type="float" office:value="0.093" calcext:value-type="float">
            <text:p>0.093</text:p>
          </table:table-cell>
          <table:table-cell office:value-type="float" office:value="-2.256" calcext:value-type="float">
            <text:p>-2.256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R3557</text:p>
          </table:table-cell>
          <table:table-cell office:value-type="float" office:value="2.585572" calcext:value-type="float">
            <text:p>2.585572</text:p>
          </table:table-cell>
          <table:table-cell office:value-type="float" office:value="1.212" calcext:value-type="float">
            <text:p>1.212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238" calcext:value-type="float">
            <text:p>0.238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R3557</text:p>
          </table:table-cell>
          <table:table-cell office:value-type="float" office:value="2.334869" calcext:value-type="float">
            <text:p>2.334869</text:p>
          </table:table-cell>
          <table:table-cell office:value-type="float" office:value="-0.013" calcext:value-type="float">
            <text:p>-0.013</text:p>
          </table:table-cell>
          <table:table-cell office:value-type="float" office:value="-1.223" calcext:value-type="float">
            <text:p>-1.223</text:p>
          </table:table-cell>
          <table:table-cell office:value-type="float" office:value="-0.225" calcext:value-type="float">
            <text:p>-0.225</text:p>
          </table:table-cell>
          <table:table-cell office:value-type="float" office:value="-1.682" calcext:value-type="float">
            <text:p>-1.682</text:p>
          </table:table-cell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string" calcext:value-type="string">
            <text:p>R3557</text:p>
          </table:table-cell>
          <table:table-cell office:value-type="float" office:value="2.277685" calcext:value-type="float">
            <text:p>2.277685</text:p>
          </table:table-cell>
          <table:table-cell office:value-type="float" office:value="0.376" calcext:value-type="float">
            <text:p>0.376</text:p>
          </table:table-cell>
          <table:table-cell office:value-type="float" office:value="-1.212" calcext:value-type="float">
            <text:p>-1.212</text:p>
          </table:table-cell>
          <table:table-cell office:value-type="float" office:value="0.507" calcext:value-type="float">
            <text:p>0.507</text:p>
          </table:table-cell>
          <table:table-cell office:value-type="float" office:value="-1.897" calcext:value-type="float">
            <text:p>-1.897</text:p>
          </table:table-cell>
        </table:table-row>
        <table:table-row table:style-name="ro1">
          <table:table-cell office:value-type="float" office:value="11187" calcext:value-type="float">
            <text:p>11187</text:p>
          </table:table-cell>
          <table:table-cell office:value-type="string" calcext:value-type="string">
            <text:p>R3557</text:p>
          </table:table-cell>
          <table:table-cell office:value-type="float" office:value="5.512185" calcext:value-type="float">
            <text:p>5.512185</text:p>
          </table:table-cell>
          <table:table-cell office:value-type="float" office:value="0.839" calcext:value-type="float">
            <text:p>0.839</text:p>
          </table:table-cell>
          <table:table-cell office:value-type="float" office:value="-2.202" calcext:value-type="float">
            <text:p>-2.202</text:p>
          </table:table-cell>
          <table:table-cell office:value-type="float" office:value="0.159" calcext:value-type="float">
            <text:p>0.159</text:p>
          </table:table-cell>
          <table:table-cell office:value-type="float" office:value="-1.499" calcext:value-type="float">
            <text:p>-1.499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string" calcext:value-type="string">
            <text:p>R3557</text:p>
          </table:table-cell>
          <table:table-cell office:value-type="float" office:value="5.711838" calcext:value-type="float">
            <text:p>5.711838</text:p>
          </table:table-cell>
          <table:table-cell office:value-type="float" office:value="1.514" calcext:value-type="float">
            <text:p>1.514</text:p>
          </table:table-cell>
          <table:table-cell office:value-type="float" office:value="-2.453" calcext:value-type="float">
            <text:p>-2.453</text:p>
          </table:table-cell>
          <table:table-cell office:value-type="float" office:value="0.446" calcext:value-type="float">
            <text:p>0.446</text:p>
          </table:table-cell>
          <table:table-cell office:value-type="float" office:value="-0.722" calcext:value-type="float">
            <text:p>-0.722</text:p>
          </table:table-cell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R3557</text:p>
          </table:table-cell>
          <table:table-cell office:value-type="float" office:value="2.885362" calcext:value-type="float">
            <text:p>2.885362</text:p>
          </table:table-cell>
          <table:table-cell office:value-type="float" office:value="0.118" calcext:value-type="float">
            <text:p>0.118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614" calcext:value-type="float">
            <text:p>0.614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R3557</text:p>
          </table:table-cell>
          <table:table-cell office:value-type="float" office:value="2.577227" calcext:value-type="float">
            <text:p>2.577227</text:p>
          </table:table-cell>
          <table:table-cell office:value-type="float" office:value="1.514" calcext:value-type="float">
            <text:p>1.514</text:p>
          </table:table-cell>
          <table:table-cell office:value-type="float" office:value="-2.453" calcext:value-type="float">
            <text:p>-2.453</text:p>
          </table:table-cell>
          <table:table-cell office:value-type="float" office:value="0.446" calcext:value-type="float">
            <text:p>0.446</text:p>
          </table:table-cell>
          <table:table-cell office:value-type="float" office:value="-0.722" calcext:value-type="float">
            <text:p>-0.722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R3557</text:p>
          </table:table-cell>
          <table:table-cell office:value-type="float" office:value="4.803295" calcext:value-type="float">
            <text:p>4.803295</text:p>
          </table:table-cell>
          <table:table-cell office:value-type="float" office:value="1.514" calcext:value-type="float">
            <text:p>1.514</text:p>
          </table:table-cell>
          <table:table-cell office:value-type="float" office:value="-2.453" calcext:value-type="float">
            <text:p>-2.453</text:p>
          </table:table-cell>
          <table:table-cell office:value-type="float" office:value="0.446" calcext:value-type="float">
            <text:p>0.446</text:p>
          </table:table-cell>
          <table:table-cell office:value-type="float" office:value="-0.722" calcext:value-type="float">
            <text:p>-0.722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R3111</text:p>
          </table:table-cell>
          <table:table-cell office:value-type="float" office:value="2.385436" calcext:value-type="float">
            <text:p>2.385436</text:p>
          </table:table-cell>
          <table:table-cell office:value-type="float" office:value="0.152" calcext:value-type="float">
            <text:p>0.152</text:p>
          </table:table-cell>
          <table:table-cell office:value-type="float" office:value="-1.607" calcext:value-type="float">
            <text:p>-1.607</text:p>
          </table:table-cell>
          <table:table-cell office:value-type="float" office:value="0.939" calcext:value-type="float">
            <text:p>0.939</text:p>
          </table:table-cell>
          <table:table-cell office:value-type="float" office:value="-0.789" calcext:value-type="float">
            <text:p>-0.78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R3111</text:p>
          </table:table-cell>
          <table:table-cell office:value-type="float" office:value="2.585139" calcext:value-type="float">
            <text:p>2.585139</text:p>
          </table:table-cell>
          <table:table-cell office:value-type="float" office:value="1.214" calcext:value-type="float">
            <text:p>1.214</text:p>
          </table:table-cell>
          <table:table-cell office:value-type="float" office:value="0.827" calcext:value-type="float">
            <text:p>0.827</text:p>
          </table:table-cell>
          <table:table-cell office:value-type="float" office:value="0.758" calcext:value-type="float">
            <text:p>0.758</text:p>
          </table:table-cell>
          <table:table-cell office:value-type="float" office:value="-0.446" calcext:value-type="float">
            <text:p>-0.446</text:p>
          </table:table-cell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R3111</text:p>
          </table:table-cell>
          <table:table-cell office:value-type="float" office:value="2.435041" calcext:value-type="float">
            <text:p>2.435041</text:p>
          </table:table-cell>
          <table:table-cell office:value-type="float" office:value="1.196" calcext:value-type="float">
            <text:p>1.196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5" calcext:value-type="float">
            <text:p>0.295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R3111</text:p>
          </table:table-cell>
          <table:table-cell office:value-type="float" office:value="2.835878" calcext:value-type="float">
            <text:p>2.835878</text:p>
          </table:table-cell>
          <table:table-cell office:value-type="float" office:value="0.329" calcext:value-type="float">
            <text:p>0.329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11683" calcext:value-type="float">
            <text:p>11683</text:p>
          </table:table-cell>
          <table:table-cell office:value-type="string" calcext:value-type="string">
            <text:p>R3111</text:p>
          </table:table-cell>
          <table:table-cell office:value-type="float" office:value="5.512164" calcext:value-type="float">
            <text:p>5.512164</text:p>
          </table:table-cell>
          <table:table-cell office:value-type="float" office:value="1.143" calcext:value-type="float">
            <text:p>1.143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1703" calcext:value-type="float">
            <text:p>11703</text:p>
          </table:table-cell>
          <table:table-cell office:value-type="string" calcext:value-type="string">
            <text:p>R3111</text:p>
          </table:table-cell>
          <table:table-cell office:value-type="float" office:value="2.626861" calcext:value-type="float">
            <text:p>2.626861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6" calcext:value-type="float">
            <text:p>0.406</text:p>
          </table:table-cell>
          <table:table-cell office:value-type="float" office:value="-0.22" calcext:value-type="float">
            <text:p>-0.22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11722" calcext:value-type="float">
            <text:p>11722</text:p>
          </table:table-cell>
          <table:table-cell office:value-type="string" calcext:value-type="string">
            <text:p>R3111</text:p>
          </table:table-cell>
          <table:table-cell office:value-type="float" office:value="5.203516" calcext:value-type="float">
            <text:p>5.203516</text:p>
          </table:table-cell>
          <table:table-cell office:value-type="float" office:value="-1.144" calcext:value-type="float">
            <text:p>-1.144</text:p>
          </table:table-cell>
          <table:table-cell office:value-type="float" office:value="0.47" calcext:value-type="float">
            <text:p>0.47</text:p>
          </table:table-cell>
          <table:table-cell office:value-type="float" office:value="-1.259" calcext:value-type="float">
            <text:p>-1.259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string" calcext:value-type="string">
            <text:p>R3111</text:p>
          </table:table-cell>
          <table:table-cell office:value-type="float" office:value="2.577309" calcext:value-type="float">
            <text:p>2.577309</text:p>
          </table:table-cell>
          <table:table-cell office:value-type="float" office:value="-0.107" calcext:value-type="float">
            <text:p>-0.107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8" calcext:value-type="float">
            <text:p>0.498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1789" calcext:value-type="float">
            <text:p>11789</text:p>
          </table:table-cell>
          <table:table-cell office:value-type="string" calcext:value-type="string">
            <text:p>R3111</text:p>
          </table:table-cell>
          <table:table-cell office:value-type="float" office:value="5.403483" calcext:value-type="float">
            <text:p>5.403483</text:p>
          </table:table-cell>
          <table:table-cell office:value-type="float" office:value="0.535" calcext:value-type="float">
            <text:p>0.535</text:p>
          </table:table-cell>
          <table:table-cell office:value-type="float" office:value="1.703" calcext:value-type="float">
            <text:p>1.703</text:p>
          </table:table-cell>
          <table:table-cell office:value-type="float" office:value="0.297" calcext:value-type="float">
            <text:p>0.297</text:p>
          </table:table-cell>
          <table:table-cell office:value-type="float" office:value="-0.369" calcext:value-type="float">
            <text:p>-0.369</text:p>
          </table:table-cell>
        </table:table-row>
        <table:table-row table:style-name="ro1">
          <table:table-cell office:value-type="float" office:value="11805" calcext:value-type="float">
            <text:p>11805</text:p>
          </table:table-cell>
          <table:table-cell office:value-type="string" calcext:value-type="string">
            <text:p>R3111</text:p>
          </table:table-cell>
          <table:table-cell office:value-type="float" office:value="4.962114" calcext:value-type="float">
            <text:p>4.96211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34" calcext:value-type="float">
            <text:p>0.734</text:p>
          </table:table-cell>
          <table:table-cell office:value-type="float" office:value="0.578" calcext:value-type="float">
            <text:p>0.578</text:p>
          </table:table-cell>
          <table:table-cell office:value-type="float" office:value="-0.207" calcext:value-type="float">
            <text:p>-0.207</text:p>
          </table:table-cell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string" calcext:value-type="string">
            <text:p>R3111</text:p>
          </table:table-cell>
          <table:table-cell office:value-type="float" office:value="2.635521" calcext:value-type="float">
            <text:p>2.635521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73" calcext:value-type="float">
            <text:p>0.7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11996" calcext:value-type="float">
            <text:p>11996</text:p>
          </table:table-cell>
          <table:table-cell office:value-type="string" calcext:value-type="string">
            <text:p>R3111</text:p>
          </table:table-cell>
          <table:table-cell office:value-type="float" office:value="5.453836" calcext:value-type="float">
            <text:p>5.453836</text:p>
          </table:table-cell>
          <table:table-cell office:value-type="float" office:value="0.13" calcext:value-type="float">
            <text:p>0.13</text:p>
          </table:table-cell>
          <table:table-cell office:value-type="float" office:value="1.215" calcext:value-type="float">
            <text:p>1.215</text:p>
          </table:table-cell>
          <table:table-cell office:value-type="float" office:value="0.404" calcext:value-type="float">
            <text:p>0.404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float" office:value="12014" calcext:value-type="float">
            <text:p>12014</text:p>
          </table:table-cell>
          <table:table-cell office:value-type="string" calcext:value-type="string">
            <text:p>R3111</text:p>
          </table:table-cell>
          <table:table-cell office:value-type="float" office:value="2.626869" calcext:value-type="float">
            <text:p>2.626869</text:p>
          </table:table-cell>
          <table:table-cell office:value-type="float" office:value="1.186" calcext:value-type="float">
            <text:p>1.186</text:p>
          </table:table-cell>
          <table:table-cell office:value-type="float" office:value="1.802" calcext:value-type="float">
            <text:p>1.802</text:p>
          </table:table-cell>
          <table:table-cell office:value-type="float" office:value="0.833" calcext:value-type="float">
            <text:p>0.83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2034" calcext:value-type="float">
            <text:p>12034</text:p>
          </table:table-cell>
          <table:table-cell office:value-type="string" calcext:value-type="string">
            <text:p>R3111</text:p>
          </table:table-cell>
          <table:table-cell office:value-type="float" office:value="5.303692" calcext:value-type="float">
            <text:p>5.303692</text:p>
          </table:table-cell>
          <table:table-cell office:value-type="float" office:value="0.83" calcext:value-type="float">
            <text:p>0.83</text:p>
          </table:table-cell>
          <table:table-cell office:value-type="float" office:value="1.904" calcext:value-type="float">
            <text:p>1.904</text:p>
          </table:table-cell>
          <table:table-cell office:value-type="float" office:value="0.794" calcext:value-type="float">
            <text:p>0.794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R4236</text:p>
          </table:table-cell>
          <table:table-cell office:value-type="float" office:value="5.261949" calcext:value-type="float">
            <text:p>5.261949</text:p>
          </table:table-cell>
          <table:table-cell office:value-type="float" office:value="0.979" calcext:value-type="float">
            <text:p>0.979</text:p>
          </table:table-cell>
          <table:table-cell office:value-type="float" office:value="0.253" calcext:value-type="float">
            <text:p>0.253</text:p>
          </table:table-cell>
          <table:table-cell office:value-type="float" office:value="-1.196" calcext:value-type="float">
            <text:p>-1.196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string" calcext:value-type="string">
            <text:p>R4236</text:p>
          </table:table-cell>
          <table:table-cell office:value-type="float" office:value="7.880852" calcext:value-type="float">
            <text:p>7.880852</text:p>
          </table:table-cell>
          <table:table-cell office:value-type="float" office:value="-0.447" calcext:value-type="float">
            <text:p>-0.447</text:p>
          </table:table-cell>
          <table:table-cell office:value-type="float" office:value="-1.082" calcext:value-type="float">
            <text:p>-1.082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186" calcext:value-type="float">
            <text:p>-1.186</text:p>
          </table:table-cell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string" calcext:value-type="string">
            <text:p>R4236</text:p>
          </table:table-cell>
          <table:table-cell office:value-type="float" office:value="2.576703" calcext:value-type="float">
            <text:p>2.576703</text:p>
          </table:table-cell>
          <table:table-cell office:value-type="float" office:value="0.426" calcext:value-type="float">
            <text:p>0.426</text:p>
          </table:table-cell>
          <table:table-cell office:value-type="float" office:value="0.378" calcext:value-type="float">
            <text:p>0.378</text:p>
          </table:table-cell>
          <table:table-cell office:value-type="float" office:value="-0.675" calcext:value-type="float">
            <text:p>-0.67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2178" calcext:value-type="float">
            <text:p>12178</text:p>
          </table:table-cell>
          <table:table-cell office:value-type="string" calcext:value-type="string">
            <text:p>R4236</text:p>
          </table:table-cell>
          <table:table-cell office:value-type="float" office:value="5.103666" calcext:value-type="float">
            <text:p>5.1036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09" calcext:value-type="float">
            <text:p>0.209</text:p>
          </table:table-cell>
          <table:table-cell office:value-type="float" office:value="-0.795" calcext:value-type="float">
            <text:p>-0.79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string" calcext:value-type="string">
            <text:p>R4236</text:p>
          </table:table-cell>
          <table:table-cell office:value-type="float" office:value="2.477114" calcext:value-type="float">
            <text:p>2.477114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0.585" calcext:value-type="float">
            <text:p>-0.585</text:p>
          </table:table-cell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string" calcext:value-type="string">
            <text:p>R4236</text:p>
          </table:table-cell>
          <table:table-cell office:value-type="float" office:value="2.385006" calcext:value-type="float">
            <text:p>2.385006</text:p>
          </table:table-cell>
          <table:table-cell office:value-type="float" office:value="1.27" calcext:value-type="float">
            <text:p>1.27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string" calcext:value-type="string">
            <text:p>R4236</text:p>
          </table:table-cell>
          <table:table-cell office:value-type="float" office:value="2.626538" calcext:value-type="float">
            <text:p>2.626538</text:p>
          </table:table-cell>
          <table:table-cell office:value-type="float" office:value="-1.151" calcext:value-type="float">
            <text:p>-1.151</text:p>
          </table:table-cell>
          <table:table-cell office:value-type="float" office:value="-0.463" calcext:value-type="float">
            <text:p>-0.463</text:p>
          </table:table-cell>
          <table:table-cell office:value-type="float" office:value="-1.597" calcext:value-type="float">
            <text:p>-1.597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>
          <table:table-cell office:value-type="float" office:value="12274" calcext:value-type="float">
            <text:p>12274</text:p>
          </table:table-cell>
          <table:table-cell office:value-type="string" calcext:value-type="string">
            <text:p>R4236</text:p>
          </table:table-cell>
          <table:table-cell office:value-type="float" office:value="7.639139" calcext:value-type="float">
            <text:p>7.639139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173" calcext:value-type="float">
            <text:p>-0.173</text:p>
          </table:table-cell>
          <table:table-cell office:value-type="float" office:value="-1.527" calcext:value-type="float">
            <text:p>-1.527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string" calcext:value-type="string">
            <text:p>R4236</text:p>
          </table:table-cell>
          <table:table-cell office:value-type="float" office:value="5.053832" calcext:value-type="float">
            <text:p>5.053832</text:p>
          </table:table-cell>
          <table:table-cell office:value-type="float" office:value="1.376" calcext:value-type="float">
            <text:p>1.376</text:p>
          </table:table-cell>
          <table:table-cell office:value-type="float" office:value="-0.47" calcext:value-type="float">
            <text:p>-0.47</text:p>
          </table:table-cell>
          <table:table-cell office:value-type="float" office:value="-1.655" calcext:value-type="float">
            <text:p>-1.655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string" calcext:value-type="string">
            <text:p>R4236</text:p>
          </table:table-cell>
          <table:table-cell office:value-type="float" office:value="2.626784" calcext:value-type="float">
            <text:p>2.626784</text:p>
          </table:table-cell>
          <table:table-cell office:value-type="float" office:value="0.136" calcext:value-type="float">
            <text:p>0.136</text:p>
          </table:table-cell>
          <table:table-cell office:value-type="float" office:value="-0.605" calcext:value-type="float">
            <text:p>-0.605</text:p>
          </table:table-cell>
          <table:table-cell office:value-type="float" office:value="-1.75" calcext:value-type="float">
            <text:p>-1.75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string" calcext:value-type="string">
            <text:p>R4236</text:p>
          </table:table-cell>
          <table:table-cell office:value-type="float" office:value="4.911767" calcext:value-type="float">
            <text:p>4.911767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886" calcext:value-type="float">
            <text:p>-0.886</text:p>
          </table:table-cell>
          <table:table-cell office:value-type="float" office:value="-1.796" calcext:value-type="float">
            <text:p>-1.796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string" calcext:value-type="string">
            <text:p>R4236</text:p>
          </table:table-cell>
          <table:table-cell office:value-type="float" office:value="2.777481" calcext:value-type="float">
            <text:p>2.777481</text:p>
          </table:table-cell>
          <table:table-cell office:value-type="float" office:value="1.1" calcext:value-type="float">
            <text:p>1.1</text:p>
          </table:table-cell>
          <table:table-cell office:value-type="float" office:value="-1.18" calcext:value-type="float">
            <text:p>-1.18</text:p>
          </table:table-cell>
          <table:table-cell office:value-type="float" office:value="-1.395" calcext:value-type="float">
            <text:p>-1.39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2587" calcext:value-type="float">
            <text:p>12587</text:p>
          </table:table-cell>
          <table:table-cell office:value-type="string" calcext:value-type="string">
            <text:p>R4236</text:p>
          </table:table-cell>
          <table:table-cell office:value-type="float" office:value="2.377007" calcext:value-type="float">
            <text:p>2.377007</text:p>
          </table:table-cell>
          <table:table-cell office:value-type="float" office:value="0.635" calcext:value-type="float">
            <text:p>0.635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293" calcext:value-type="float">
            <text:p>-0.293</text:p>
          </table:table-cell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string" calcext:value-type="string">
            <text:p>R4236</text:p>
          </table:table-cell>
          <table:table-cell office:value-type="float" office:value="2.435391" calcext:value-type="float">
            <text:p>2.435391</text:p>
          </table:table-cell>
          <table:table-cell office:value-type="float" office:value="-0.484" calcext:value-type="float">
            <text:p>-0.484</text:p>
          </table:table-cell>
          <table:table-cell office:value-type="float" office:value="-1.145" calcext:value-type="float">
            <text:p>-1.145</text:p>
          </table:table-cell>
          <table:table-cell office:value-type="float" office:value="-1.787" calcext:value-type="float">
            <text:p>-1.787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string" calcext:value-type="string">
            <text:p>R4236</text:p>
          </table:table-cell>
          <table:table-cell office:value-type="float" office:value="2.776985" calcext:value-type="float">
            <text:p>2.776985</text:p>
          </table:table-cell>
          <table:table-cell office:value-type="float" office:value="0.07" calcext:value-type="float">
            <text:p>0.07</text:p>
          </table:table-cell>
          <table:table-cell office:value-type="float" office:value="-0.824" calcext:value-type="float">
            <text:p>-0.824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193" calcext:value-type="float">
            <text:p>-0.193</text:p>
          </table:table-cell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string" calcext:value-type="string">
            <text:p>R4236</text:p>
          </table:table-cell>
          <table:table-cell office:value-type="float" office:value="2.4767" calcext:value-type="float">
            <text:p>2.4767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996" calcext:value-type="float">
            <text:p>-0.996</text:p>
          </table:table-cell>
          <table:table-cell office:value-type="float" office:value="-1.355" calcext:value-type="float">
            <text:p>-1.355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float" office:value="12743" calcext:value-type="float">
            <text:p>12743</text:p>
          </table:table-cell>
          <table:table-cell office:value-type="string" calcext:value-type="string">
            <text:p>R4088</text:p>
          </table:table-cell>
          <table:table-cell office:value-type="float" office:value="4.753171" calcext:value-type="float">
            <text:p>4.753171</text:p>
          </table:table-cell>
          <table:table-cell office:value-type="float" office:value="0.725" calcext:value-type="float">
            <text:p>0.725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478" calcext:value-type="float">
            <text:p>-0.478</text:p>
          </table:table-cell>
          <table:table-cell office:value-type="float" office:value="-1.287" calcext:value-type="float">
            <text:p>-1.287</text:p>
          </table:table-cell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string" calcext:value-type="string">
            <text:p>R4088</text:p>
          </table:table-cell>
          <table:table-cell office:value-type="float" office:value="2.676921" calcext:value-type="float">
            <text:p>2.6769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68" calcext:value-type="float">
            <text:p>0.068</text:p>
          </table:table-cell>
          <table:table-cell office:value-type="float" office:value="-1.721" calcext:value-type="float">
            <text:p>-1.721</text:p>
          </table:table-cell>
          <table:table-cell office:value-type="float" office:value="-0.725" calcext:value-type="float">
            <text:p>-0.725</text:p>
          </table:table-cell>
        </table:table-row>
        <table:table-row table:style-name="ro1">
          <table:table-cell office:value-type="float" office:value="12777" calcext:value-type="float">
            <text:p>12777</text:p>
          </table:table-cell>
          <table:table-cell office:value-type="string" calcext:value-type="string">
            <text:p>R4088</text:p>
          </table:table-cell>
          <table:table-cell office:value-type="float" office:value="2.685301" calcext:value-type="float">
            <text:p>2.685301</text:p>
          </table:table-cell>
          <table:table-cell office:value-type="float" office:value="1.019" calcext:value-type="float">
            <text:p>1.019</text:p>
          </table:table-cell>
          <table:table-cell office:value-type="float" office:value="0.051" calcext:value-type="float">
            <text:p>0.051</text:p>
          </table:table-cell>
          <table:table-cell office:value-type="float" office:value="-1.202" calcext:value-type="float">
            <text:p>-1.20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793" calcext:value-type="float">
            <text:p>12793</text:p>
          </table:table-cell>
          <table:table-cell office:value-type="string" calcext:value-type="string">
            <text:p>R4088</text:p>
          </table:table-cell>
          <table:table-cell office:value-type="float" office:value="5.25367" calcext:value-type="float">
            <text:p>5.25367</text:p>
          </table:table-cell>
          <table:table-cell office:value-type="float" office:value="-0.57" calcext:value-type="float">
            <text:p>-0.5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57" calcext:value-type="float">
            <text:p>0.25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2836" calcext:value-type="float">
            <text:p>12836</text:p>
          </table:table-cell>
          <table:table-cell office:value-type="string" calcext:value-type="string">
            <text:p>R4088</text:p>
          </table:table-cell>
          <table:table-cell office:value-type="float" office:value="2.626887" calcext:value-type="float">
            <text:p>2.626887</text:p>
          </table:table-cell>
          <table:table-cell office:value-type="float" office:value="0.948" calcext:value-type="float">
            <text:p>0.948</text:p>
          </table:table-cell>
          <table:table-cell office:value-type="float" office:value="-0.292" calcext:value-type="float">
            <text:p>-0.292</text:p>
          </table:table-cell>
          <table:table-cell office:value-type="float" office:value="-1.06" calcext:value-type="float">
            <text:p>-1.06</text:p>
          </table:table-cell>
          <table:table-cell office:value-type="float" office:value="-0.854" calcext:value-type="float">
            <text:p>-0.854</text:p>
          </table:table-cell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string" calcext:value-type="string">
            <text:p>R4088</text:p>
          </table:table-cell>
          <table:table-cell office:value-type="float" office:value="2.77689" calcext:value-type="float">
            <text:p>2.77689</text:p>
          </table:table-cell>
          <table:table-cell office:value-type="float" office:value="-0.792" calcext:value-type="float">
            <text:p>-0.792</text:p>
          </table:table-cell>
          <table:table-cell office:value-type="float" office:value="0.216" calcext:value-type="float">
            <text:p>0.21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52" calcext:value-type="float">
            <text:p>-0.252</text:p>
          </table:table-cell>
        </table:table-row>
        <table:table-row table:style-name="ro1">
          <table:table-cell office:value-type="float" office:value="13039" calcext:value-type="float">
            <text:p>13039</text:p>
          </table:table-cell>
          <table:table-cell office:value-type="string" calcext:value-type="string">
            <text:p>R4088</text:p>
          </table:table-cell>
          <table:table-cell office:value-type="float" office:value="5.1035" calcext:value-type="float">
            <text:p>5.1035</text:p>
          </table:table-cell>
          <table:table-cell office:value-type="float" office:value="-0.392" calcext:value-type="float">
            <text:p>-0.392</text:p>
          </table:table-cell>
          <table:table-cell office:value-type="float" office:value="-1.473" calcext:value-type="float">
            <text:p>-1.473</text:p>
          </table:table-cell>
          <table:table-cell office:value-type="float" office:value="-0.773" calcext:value-type="float">
            <text:p>-0.773</text:p>
          </table:table-cell>
          <table:table-cell office:value-type="float" office:value="-0.754" calcext:value-type="float">
            <text:p>-0.754</text:p>
          </table:table-cell>
        </table:table-row>
        <table:table-row table:style-name="ro1">
          <table:table-cell office:value-type="float" office:value="13066" calcext:value-type="float">
            <text:p>13066</text:p>
          </table:table-cell>
          <table:table-cell office:value-type="string" calcext:value-type="string">
            <text:p>R4088</text:p>
          </table:table-cell>
          <table:table-cell office:value-type="float" office:value="5.203589" calcext:value-type="float">
            <text:p>5.203589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R4088</text:p>
          </table:table-cell>
          <table:table-cell office:value-type="float" office:value="2.326594" calcext:value-type="float">
            <text:p>2.326594</text:p>
          </table:table-cell>
          <table:table-cell office:value-type="float" office:value="0.352" calcext:value-type="float">
            <text:p>0.352</text:p>
          </table:table-cell>
          <table:table-cell office:value-type="float" office:value="-0.574" calcext:value-type="float">
            <text:p>-0.574</text:p>
          </table:table-cell>
          <table:table-cell office:value-type="float" office:value="-0.558" calcext:value-type="float">
            <text:p>-0.558</text:p>
          </table:table-cell>
          <table:table-cell office:value-type="float" office:value="-1.276" calcext:value-type="float">
            <text:p>-1.276</text:p>
          </table:table-cell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string" calcext:value-type="string">
            <text:p>R4088</text:p>
          </table:table-cell>
          <table:table-cell office:value-type="float" office:value="2.176316" calcext:value-type="float">
            <text:p>2.17631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508" calcext:value-type="float">
            <text:p>-0.508</text:p>
          </table:table-cell>
          <table:table-cell office:value-type="float" office:value="-1.107" calcext:value-type="float">
            <text:p>-1.107</text:p>
          </table:table-cell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R4088</text:p>
          </table:table-cell>
          <table:table-cell office:value-type="float" office:value="2.426674" calcext:value-type="float">
            <text:p>2.426674</text:p>
          </table:table-cell>
          <table:table-cell office:value-type="float" office:value="0.402" calcext:value-type="float">
            <text:p>0.402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282" calcext:value-type="float">
            <text:p>-0.282</text:p>
          </table:table-cell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R4088</text:p>
          </table:table-cell>
          <table:table-cell office:value-type="float" office:value="4.703371" calcext:value-type="float">
            <text:p>4.703371</text:p>
          </table:table-cell>
          <table:table-cell office:value-type="float" office:value="0.262" calcext:value-type="float">
            <text:p>0.262</text:p>
          </table:table-cell>
          <table:table-cell office:value-type="float" office:value="-1.075" calcext:value-type="float">
            <text:p>-1.075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177" calcext:value-type="float">
            <text:p>13177</text:p>
          </table:table-cell>
          <table:table-cell office:value-type="string" calcext:value-type="string">
            <text:p>R4088</text:p>
          </table:table-cell>
          <table:table-cell office:value-type="float" office:value="5.353584" calcext:value-type="float">
            <text:p>5.353584</text:p>
          </table:table-cell>
          <table:table-cell office:value-type="float" office:value="0.076" calcext:value-type="float">
            <text:p>0.076</text:p>
          </table:table-cell>
          <table:table-cell office:value-type="float" office:value="-0.34" calcext:value-type="float">
            <text:p>-0.34</text:p>
          </table:table-cell>
          <table:table-cell office:value-type="float" office:value="-0.59" calcext:value-type="float">
            <text:p>-0.59</text:p>
          </table:table-cell>
          <table:table-cell office:value-type="float" office:value="-1.385" calcext:value-type="float">
            <text:p>-1.385</text:p>
          </table:table-cell>
        </table:table-row>
        <table:table-row table:style-name="ro1">
          <table:table-cell office:value-type="float" office:value="13197" calcext:value-type="float">
            <text:p>13197</text:p>
          </table:table-cell>
          <table:table-cell office:value-type="string" calcext:value-type="string">
            <text:p>R4088</text:p>
          </table:table-cell>
          <table:table-cell office:value-type="float" office:value="2.626721" calcext:value-type="float">
            <text:p>2.626721</text:p>
          </table:table-cell>
          <table:table-cell office:value-type="float" office:value="0.413" calcext:value-type="float">
            <text:p>0.413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453" calcext:value-type="float">
            <text:p>0.453</text:p>
          </table:table-cell>
          <table:table-cell office:value-type="float" office:value="-0.186" calcext:value-type="float">
            <text:p>-0.186</text:p>
          </table:table-cell>
        </table:table-row>
        <table:table-row table:style-name="ro1">
          <table:table-cell office:value-type="float" office:value="13352" calcext:value-type="float">
            <text:p>13352</text:p>
          </table:table-cell>
          <table:table-cell office:value-type="string" calcext:value-type="string">
            <text:p>R4204</text:p>
          </table:table-cell>
          <table:table-cell office:value-type="float" office:value="2.376576" calcext:value-type="float">
            <text:p>2.37657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671" calcext:value-type="float">
            <text:p>0.671</text:p>
          </table:table-cell>
          <table:table-cell office:value-type="float" office:value="-0.343" calcext:value-type="float">
            <text:p>-0.343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string" calcext:value-type="string">
            <text:p>R4204</text:p>
          </table:table-cell>
          <table:table-cell office:value-type="float" office:value="2.585122" calcext:value-type="float">
            <text:p>2.585122</text:p>
          </table:table-cell>
          <table:table-cell office:value-type="float" office:value="-0.917" calcext:value-type="float">
            <text:p>-0.917</text:p>
          </table:table-cell>
          <table:table-cell office:value-type="float" office:value="-0.44" calcext:value-type="float">
            <text:p>-0.4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13399" calcext:value-type="float">
            <text:p>13399</text:p>
          </table:table-cell>
          <table:table-cell office:value-type="string" calcext:value-type="string">
            <text:p>R4204</text:p>
          </table:table-cell>
          <table:table-cell office:value-type="float" office:value="2.426667" calcext:value-type="float">
            <text:p>2.426667</text:p>
          </table:table-cell>
          <table:table-cell office:value-type="float" office:value="-0.554" calcext:value-type="float">
            <text:p>-0.554</text:p>
          </table:table-cell>
          <table:table-cell office:value-type="float" office:value="-1.207" calcext:value-type="float">
            <text:p>-1.207</text:p>
          </table:table-cell>
          <table:table-cell office:value-type="float" office:value="1.252" calcext:value-type="float">
            <text:p>1.25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string" calcext:value-type="string">
            <text:p>R4204</text:p>
          </table:table-cell>
          <table:table-cell office:value-type="float" office:value="2.676817" calcext:value-type="float">
            <text:p>2.676817</text:p>
          </table:table-cell>
          <table:table-cell office:value-type="float" office:value="-1.97" calcext:value-type="float">
            <text:p>-1.97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549" calcext:value-type="float">
            <text:p>1.549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13473" calcext:value-type="float">
            <text:p>13473</text:p>
          </table:table-cell>
          <table:table-cell office:value-type="string" calcext:value-type="string">
            <text:p>R4204</text:p>
          </table:table-cell>
          <table:table-cell office:value-type="float" office:value="2.626935" calcext:value-type="float">
            <text:p>2.626935</text:p>
          </table:table-cell>
          <table:table-cell office:value-type="float" office:value="-0.903" calcext:value-type="float">
            <text:p>-0.903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956" calcext:value-type="float">
            <text:p>1.956</text:p>
          </table:table-cell>
          <table:table-cell office:value-type="float" office:value="-0.877" calcext:value-type="float">
            <text:p>-0.877</text:p>
          </table:table-cell>
        </table:table-row>
        <table:table-row table:style-name="ro1">
          <table:table-cell office:value-type="float" office:value="13667" calcext:value-type="float">
            <text:p>13667</text:p>
          </table:table-cell>
          <table:table-cell office:value-type="string" calcext:value-type="string">
            <text:p>R4204</text:p>
          </table:table-cell>
          <table:table-cell office:value-type="float" office:value="7.780253" calcext:value-type="float">
            <text:p>7.780253</text:p>
          </table:table-cell>
          <table:table-cell office:value-type="float" office:value="-1.401" calcext:value-type="float">
            <text:p>-1.401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4" calcext:value-type="float">
            <text:p>0.514</text:p>
          </table:table-cell>
          <table:table-cell office:value-type="float" office:value="-2.385" calcext:value-type="float">
            <text:p>-2.385</text:p>
          </table:table-cell>
        </table:table-row>
        <table:table-row table:style-name="ro1">
          <table:table-cell office:value-type="float" office:value="13682" calcext:value-type="float">
            <text:p>13682</text:p>
          </table:table-cell>
          <table:table-cell office:value-type="string" calcext:value-type="string">
            <text:p>R4204</text:p>
          </table:table-cell>
          <table:table-cell office:value-type="float" office:value="2.52681" calcext:value-type="float">
            <text:p>2.52681</text:p>
          </table:table-cell>
          <table:table-cell office:value-type="float" office:value="-1.063" calcext:value-type="float">
            <text:p>-1.063</text:p>
          </table:table-cell>
          <table:table-cell office:value-type="float" office:value="0.731" calcext:value-type="float">
            <text:p>0.731</text:p>
          </table:table-cell>
          <table:table-cell office:value-type="float" office:value="0.58" calcext:value-type="float">
            <text:p>0.58</text:p>
          </table:table-cell>
          <table:table-cell office:value-type="float" office:value="-2.472" calcext:value-type="float">
            <text:p>-2.472</text:p>
          </table:table-cell>
        </table:table-row>
        <table:table-row table:style-name="ro1">
          <table:table-cell office:value-type="float" office:value="13703" calcext:value-type="float">
            <text:p>13703</text:p>
          </table:table-cell>
          <table:table-cell office:value-type="string" calcext:value-type="string">
            <text:p>R4204</text:p>
          </table:table-cell>
          <table:table-cell office:value-type="float" office:value="2.526636" calcext:value-type="float">
            <text:p>2.526636</text:p>
          </table:table-cell>
          <table:table-cell office:value-type="float" office:value="-0.982" calcext:value-type="float">
            <text:p>-0.98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37" calcext:value-type="float">
            <text:p>0.337</text:p>
          </table:table-cell>
          <table:table-cell office:value-type="float" office:value="-1.639" calcext:value-type="float">
            <text:p>-1.639</text:p>
          </table:table-cell>
        </table:table-row>
        <table:table-row table:style-name="ro1">
          <table:table-cell office:value-type="float" office:value="13754" calcext:value-type="float">
            <text:p>13754</text:p>
          </table:table-cell>
          <table:table-cell office:value-type="string" calcext:value-type="string">
            <text:p>R4204</text:p>
          </table:table-cell>
          <table:table-cell office:value-type="float" office:value="5.153526" calcext:value-type="float">
            <text:p>5.153526</text:p>
          </table:table-cell>
          <table:table-cell office:value-type="float" office:value="-0.678" calcext:value-type="float">
            <text:p>-0.678</text:p>
          </table:table-cell>
          <table:table-cell office:value-type="float" office:value="0.27" calcext:value-type="float">
            <text:p>0.27</text:p>
          </table:table-cell>
          <table:table-cell office:value-type="float" office:value="2.335" calcext:value-type="float">
            <text:p>2.335</text:p>
          </table:table-cell>
          <table:table-cell office:value-type="float" office:value="-2.139" calcext:value-type="float">
            <text:p>-2.139</text:p>
          </table:table-cell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string" calcext:value-type="string">
            <text:p>R4204</text:p>
          </table:table-cell>
          <table:table-cell office:value-type="float" office:value="2.826986" calcext:value-type="float">
            <text:p>2.826986</text:p>
          </table:table-cell>
          <table:table-cell office:value-type="float" office:value="0.337" calcext:value-type="float">
            <text:p>0.337</text:p>
          </table:table-cell>
          <table:table-cell office:value-type="float" office:value="-0.179" calcext:value-type="float">
            <text:p>-0.179</text:p>
          </table:table-cell>
          <table:table-cell office:value-type="float" office:value="2.407" calcext:value-type="float">
            <text:p>2.407</text:p>
          </table:table-cell>
          <table:table-cell office:value-type="float" office:value="-1.667" calcext:value-type="float">
            <text:p>-1.667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string" calcext:value-type="string">
            <text:p>R4065</text:p>
          </table:table-cell>
          <table:table-cell office:value-type="float" office:value="5.362047" calcext:value-type="float">
            <text:p>5.362047</text:p>
          </table:table-cell>
          <table:table-cell office:value-type="float" office:value="1.343" calcext:value-type="float">
            <text:p>1.343</text:p>
          </table:table-cell>
          <table:table-cell office:value-type="float" office:value="-0.757" calcext:value-type="float">
            <text:p>-0.75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753" calcext:value-type="float">
            <text:p>-0.753</text:p>
          </table:table-cell>
        </table:table-row>
        <table:table-row table:style-name="ro1">
          <table:table-cell office:value-type="float" office:value="13927" calcext:value-type="float">
            <text:p>13927</text:p>
          </table:table-cell>
          <table:table-cell office:value-type="string" calcext:value-type="string">
            <text:p>R4065</text:p>
          </table:table-cell>
          <table:table-cell office:value-type="float" office:value="2.62689" calcext:value-type="float">
            <text:p>2.62689</text:p>
          </table:table-cell>
          <table:table-cell office:value-type="float" office:value="1.84" calcext:value-type="float">
            <text:p>1.84</text:p>
          </table:table-cell>
          <table:table-cell office:value-type="float" office:value="-1.268" calcext:value-type="float">
            <text:p>-1.268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R4065</text:p>
          </table:table-cell>
          <table:table-cell office:value-type="float" office:value="5.453859" calcext:value-type="float">
            <text:p>5.453859</text:p>
          </table:table-cell>
          <table:table-cell office:value-type="float" office:value="1.758" calcext:value-type="float">
            <text:p>1.758</text:p>
          </table:table-cell>
          <table:table-cell office:value-type="float" office:value="0.071" calcext:value-type="float">
            <text:p>0.071</text:p>
          </table:table-cell>
          <table:table-cell office:value-type="float" office:value="-0.09" calcext:value-type="float">
            <text:p>-0.09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string" calcext:value-type="string">
            <text:p>R4065</text:p>
          </table:table-cell>
          <table:table-cell office:value-type="float" office:value="2.326544" calcext:value-type="float">
            <text:p>2.326544</text:p>
          </table:table-cell>
          <table:table-cell office:value-type="float" office:value="1.919" calcext:value-type="float">
            <text:p>1.919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739" calcext:value-type="float">
            <text:p>-0.739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  <table:table-cell office:value-type="string" calcext:value-type="string">
            <text:p>R4065</text:p>
          </table:table-cell>
          <table:table-cell office:value-type="float" office:value="2.726924" calcext:value-type="float">
            <text:p>2.726924</text:p>
          </table:table-cell>
          <table:table-cell office:value-type="float" office:value="1.919" calcext:value-type="float">
            <text:p>1.919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739" calcext:value-type="float">
            <text:p>-0.739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string" calcext:value-type="string">
            <text:p>R4065</text:p>
          </table:table-cell>
          <table:table-cell office:value-type="float" office:value="2.726929" calcext:value-type="float">
            <text:p>2.726929</text:p>
          </table:table-cell>
          <table:table-cell office:value-type="float" office:value="0.892" calcext:value-type="float">
            <text:p>0.892</text:p>
          </table:table-cell>
          <table:table-cell office:value-type="float" office:value="-0.763" calcext:value-type="float">
            <text:p>-0.763</text:p>
          </table:table-cell>
          <table:table-cell office:value-type="float" office:value="0.301" calcext:value-type="float">
            <text:p>0.301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R4065</text:p>
          </table:table-cell>
          <table:table-cell office:value-type="float" office:value="2.626833" calcext:value-type="float">
            <text:p>2.626833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string" calcext:value-type="string">
            <text:p>R4065</text:p>
          </table:table-cell>
          <table:table-cell office:value-type="float" office:value="2.576801" calcext:value-type="float">
            <text:p>2.576801</text:p>
          </table:table-cell>
          <table:table-cell office:value-type="float" office:value="1.4" calcext:value-type="float">
            <text:p>1.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412" calcext:value-type="float">
            <text:p>-0.412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R4065</text:p>
          </table:table-cell>
          <table:table-cell office:value-type="float" office:value="5.253652" calcext:value-type="float">
            <text:p>5.253652</text:p>
          </table:table-cell>
          <table:table-cell office:value-type="float" office:value="1.601" calcext:value-type="float">
            <text:p>1.601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493" calcext:value-type="float">
            <text:p>-0.493</text:p>
          </table:table-cell>
        </table:table-row>
        <table:table-row table:style-name="ro1">
          <table:table-cell office:value-type="float" office:value="14437" calcext:value-type="float">
            <text:p>14437</text:p>
          </table:table-cell>
          <table:table-cell office:value-type="string" calcext:value-type="string">
            <text:p>R4065</text:p>
          </table:table-cell>
          <table:table-cell office:value-type="float" office:value="2.326634" calcext:value-type="float">
            <text:p>2.326634</text:p>
          </table:table-cell>
          <table:table-cell office:value-type="float" office:value="1.975" calcext:value-type="float">
            <text:p>1.975</text:p>
          </table:table-cell>
          <table:table-cell office:value-type="float" office:value="-0.852" calcext:value-type="float">
            <text:p>-0.852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504" calcext:value-type="float">
            <text:p>-0.504</text:p>
          </table:table-cell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R4065</text:p>
          </table:table-cell>
          <table:table-cell office:value-type="float" office:value="5.103545" calcext:value-type="float">
            <text:p>5.103545</text:p>
          </table:table-cell>
          <table:table-cell office:value-type="float" office:value="0.516" calcext:value-type="float">
            <text:p>0.516</text:p>
          </table:table-cell>
          <table:table-cell office:value-type="float" office:value="-1.561" calcext:value-type="float">
            <text:p>-1.561</text:p>
          </table:table-cell>
          <table:table-cell office:value-type="float" office:value="-0.424" calcext:value-type="float">
            <text:p>-0.424</text:p>
          </table:table-cell>
          <table:table-cell office:value-type="float" office:value="-1.164" calcext:value-type="float">
            <text:p>-1.164</text:p>
          </table:table-cell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R4131</text:p>
          </table:table-cell>
          <table:table-cell office:value-type="float" office:value="5.003418" calcext:value-type="float">
            <text:p>5.003418</text:p>
          </table:table-cell>
          <table:table-cell office:value-type="float" office:value="0.537" calcext:value-type="float">
            <text:p>0.537</text:p>
          </table:table-cell>
          <table:table-cell office:value-type="float" office:value="-0.607" calcext:value-type="float">
            <text:p>-0.607</text:p>
          </table:table-cell>
          <table:table-cell office:value-type="float" office:value="-1.101" calcext:value-type="float">
            <text:p>-1.101</text:p>
          </table:table-cell>
          <table:table-cell office:value-type="float" office:value="-0.478" calcext:value-type="float">
            <text:p>-0.478</text:p>
          </table:table-cell>
        </table:table-row>
        <table:table-row table:style-name="ro1">
          <table:table-cell office:value-type="float" office:value="14568" calcext:value-type="float">
            <text:p>14568</text:p>
          </table:table-cell>
          <table:table-cell office:value-type="string" calcext:value-type="string">
            <text:p>R4131</text:p>
          </table:table-cell>
          <table:table-cell office:value-type="float" office:value="2.676796" calcext:value-type="float">
            <text:p>2.676796</text:p>
          </table:table-cell>
          <table:table-cell office:value-type="float" office:value="0.967" calcext:value-type="float">
            <text:p>0.967</text:p>
          </table:table-cell>
          <table:table-cell office:value-type="float" office:value="1.387" calcext:value-type="float">
            <text:p>1.387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14587" calcext:value-type="float">
            <text:p>14587</text:p>
          </table:table-cell>
          <table:table-cell office:value-type="string" calcext:value-type="string">
            <text:p>R4131</text:p>
          </table:table-cell>
          <table:table-cell office:value-type="float" office:value="4.653173" calcext:value-type="float">
            <text:p>4.653173</text:p>
          </table:table-cell>
          <table:table-cell office:value-type="float" office:value="-0.088" calcext:value-type="float">
            <text:p>-0.088</text:p>
          </table:table-cell>
          <table:table-cell office:value-type="float" office:value="-1.019" calcext:value-type="float">
            <text:p>-1.019</text:p>
          </table:table-cell>
          <table:table-cell office:value-type="float" office:value="2.601" calcext:value-type="float">
            <text:p>2.601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float" office:value="14605" calcext:value-type="float">
            <text:p>14605</text:p>
          </table:table-cell>
          <table:table-cell office:value-type="string" calcext:value-type="string">
            <text:p>R4131</text:p>
          </table:table-cell>
          <table:table-cell office:value-type="float" office:value="2.526816" calcext:value-type="float">
            <text:p>2.526816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308" calcext:value-type="float">
            <text:p>-0.308</text:p>
          </table:table-cell>
        </table:table-row>
        <table:table-row table:style-name="ro1">
          <table:table-cell office:value-type="float" office:value="14702" calcext:value-type="float">
            <text:p>14702</text:p>
          </table:table-cell>
          <table:table-cell office:value-type="string" calcext:value-type="string">
            <text:p>R4131</text:p>
          </table:table-cell>
          <table:table-cell office:value-type="float" office:value="2.526885" calcext:value-type="float">
            <text:p>2.526885</text:p>
          </table:table-cell>
          <table:table-cell office:value-type="float" office:value="-1.101" calcext:value-type="float">
            <text:p>-1.101</text:p>
          </table:table-cell>
          <table:table-cell office:value-type="float" office:value="0.72" calcext:value-type="float">
            <text:p>0.72</text:p>
          </table:table-cell>
          <table:table-cell office:value-type="float" office:value="0.923" calcext:value-type="float">
            <text:p>0.923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string" calcext:value-type="string">
            <text:p>R4131</text:p>
          </table:table-cell>
          <table:table-cell office:value-type="float" office:value="2.526844" calcext:value-type="float">
            <text:p>2.526844</text:p>
          </table:table-cell>
          <table:table-cell office:value-type="float" office:value="-0.403" calcext:value-type="float">
            <text:p>-0.403</text:p>
          </table:table-cell>
          <table:table-cell office:value-type="float" office:value="-2.215" calcext:value-type="float">
            <text:p>-2.215</text:p>
          </table:table-cell>
          <table:table-cell office:value-type="float" office:value="-0.513" calcext:value-type="float">
            <text:p>-0.513</text:p>
          </table:table-cell>
          <table:table-cell office:value-type="float" office:value="-2.129" calcext:value-type="float">
            <text:p>-2.129</text:p>
          </table:table-cell>
        </table:table-row>
        <table:table-row table:style-name="ro1">
          <table:table-cell office:value-type="float" office:value="14736" calcext:value-type="float">
            <text:p>14736</text:p>
          </table:table-cell>
          <table:table-cell office:value-type="string" calcext:value-type="string">
            <text:p>R4131</text:p>
          </table:table-cell>
          <table:table-cell office:value-type="float" office:value="5.153622" calcext:value-type="float">
            <text:p>5.153622</text:p>
          </table:table-cell>
          <table:table-cell office:value-type="float" office:value="0.63" calcext:value-type="float">
            <text:p>0.63</text:p>
          </table:table-cell>
          <table:table-cell office:value-type="float" office:value="-1.402" calcext:value-type="float">
            <text:p>-1.402</text:p>
          </table:table-cell>
          <table:table-cell office:value-type="float" office:value="0.33" calcext:value-type="float">
            <text:p>0.33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14757" calcext:value-type="float">
            <text:p>14757</text:p>
          </table:table-cell>
          <table:table-cell office:value-type="string" calcext:value-type="string">
            <text:p>R4131</text:p>
          </table:table-cell>
          <table:table-cell office:value-type="float" office:value="2.485101" calcext:value-type="float">
            <text:p>2.485101</text:p>
          </table:table-cell>
          <table:table-cell office:value-type="float" office:value="0.764" calcext:value-type="float">
            <text:p>0.764</text:p>
          </table:table-cell>
          <table:table-cell office:value-type="float" office:value="0.817" calcext:value-type="float">
            <text:p>0.817</text:p>
          </table:table-cell>
          <table:table-cell office:value-type="float" office:value="0.023" calcext:value-type="float">
            <text:p>0.023</text:p>
          </table:table-cell>
          <table:table-cell office:value-type="float" office:value="-1.154" calcext:value-type="float">
            <text:p>-1.154</text:p>
          </table:table-cell>
        </table:table-row>
        <table:table-row table:style-name="ro1">
          <table:table-cell office:value-type="float" office:value="14803" calcext:value-type="float">
            <text:p>14803</text:p>
          </table:table-cell>
          <table:table-cell office:value-type="string" calcext:value-type="string">
            <text:p>R4131</text:p>
          </table:table-cell>
          <table:table-cell office:value-type="float" office:value="2.726928" calcext:value-type="float">
            <text:p>2.7269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6" calcext:value-type="float">
            <text:p>0.076</text:p>
          </table:table-cell>
          <table:table-cell office:value-type="float" office:value="1.235" calcext:value-type="float">
            <text:p>1.235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string" calcext:value-type="string">
            <text:p>R4131</text:p>
          </table:table-cell>
          <table:table-cell office:value-type="float" office:value="7.880322" calcext:value-type="float">
            <text:p>7.880322</text:p>
          </table:table-cell>
          <table:table-cell office:value-type="float" office:value="0.402" calcext:value-type="float">
            <text:p>0.402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88" calcext:value-type="float">
            <text:p>0.88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14841" calcext:value-type="float">
            <text:p>14841</text:p>
          </table:table-cell>
          <table:table-cell office:value-type="string" calcext:value-type="string">
            <text:p>R4131</text:p>
          </table:table-cell>
          <table:table-cell office:value-type="float" office:value="2.676815" calcext:value-type="float">
            <text:p>2.67681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9" calcext:value-type="float">
            <text:p>0.369</text:p>
          </table:table-cell>
          <table:table-cell office:value-type="float" office:value="-0.646" calcext:value-type="float">
            <text:p>-0.646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string" calcext:value-type="string">
            <text:p>R4131</text:p>
          </table:table-cell>
          <table:table-cell office:value-type="float" office:value="2.526717" calcext:value-type="float">
            <text:p>2.526717</text:p>
          </table:table-cell>
          <table:table-cell office:value-type="float" office:value="1.187" calcext:value-type="float">
            <text:p>1.187</text:p>
          </table:table-cell>
          <table:table-cell office:value-type="float" office:value="-1.031" calcext:value-type="float">
            <text:p>-1.031</text:p>
          </table:table-cell>
          <table:table-cell office:value-type="float" office:value="-1.15" calcext:value-type="float">
            <text:p>-1.15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string" calcext:value-type="string">
            <text:p>R4222</text:p>
          </table:table-cell>
          <table:table-cell office:value-type="float" office:value="2.226625" calcext:value-type="float">
            <text:p>2.226625</text:p>
          </table:table-cell>
          <table:table-cell office:value-type="float" office:value="1.505" calcext:value-type="float">
            <text:p>1.505</text:p>
          </table:table-cell>
          <table:table-cell office:value-type="float" office:value="0.126" calcext:value-type="float">
            <text:p>0.126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string" calcext:value-type="string">
            <text:p>R4222</text:p>
          </table:table-cell>
          <table:table-cell office:value-type="float" office:value="2.726872" calcext:value-type="float">
            <text:p>2.7268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746" calcext:value-type="float">
            <text:p>0.74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R4222</text:p>
          </table:table-cell>
          <table:table-cell office:value-type="float" office:value="2.576819" calcext:value-type="float">
            <text:p>2.576819</text:p>
          </table:table-cell>
          <table:table-cell office:value-type="float" office:value="0.6" calcext:value-type="float">
            <text:p>0.6</text:p>
          </table:table-cell>
          <table:table-cell office:value-type="float" office:value="1.124" calcext:value-type="float">
            <text:p>1.124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R4222</text:p>
          </table:table-cell>
          <table:table-cell office:value-type="float" office:value="8.163938" calcext:value-type="float">
            <text:p>8.163938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8" calcext:value-type="float">
            <text:p>0.058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string" calcext:value-type="string">
            <text:p>R4222</text:p>
          </table:table-cell>
          <table:table-cell office:value-type="float" office:value="5.303747" calcext:value-type="float">
            <text:p>5.303747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35" calcext:value-type="float">
            <text:p>0.35</text:p>
          </table:table-cell>
          <table:table-cell office:value-type="float" office:value="-0.612" calcext:value-type="float">
            <text:p>-0.612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string" calcext:value-type="string">
            <text:p>R4222</text:p>
          </table:table-cell>
          <table:table-cell office:value-type="float" office:value="2.485261" calcext:value-type="float">
            <text:p>2.485261</text:p>
          </table:table-cell>
          <table:table-cell office:value-type="float" office:value="-1.117" calcext:value-type="float">
            <text:p>-1.117</text:p>
          </table:table-cell>
          <table:table-cell office:value-type="float" office:value="1.316" calcext:value-type="float">
            <text:p>1.316</text:p>
          </table:table-cell>
          <table:table-cell office:value-type="float" office:value="0.348" calcext:value-type="float">
            <text:p>0.348</text:p>
          </table:table-cell>
          <table:table-cell office:value-type="float" office:value="-0.966" calcext:value-type="float">
            <text:p>-0.966</text:p>
          </table:table-cell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string" calcext:value-type="string">
            <text:p>R4222</text:p>
          </table:table-cell>
          <table:table-cell office:value-type="float" office:value="7.68037" calcext:value-type="float">
            <text:p>7.68037</text:p>
          </table:table-cell>
          <table:table-cell office:value-type="float" office:value="-1.331" calcext:value-type="float">
            <text:p>-1.331</text:p>
          </table:table-cell>
          <table:table-cell office:value-type="float" office:value="0.609" calcext:value-type="float">
            <text:p>0.609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419" calcext:value-type="float">
            <text:p>-0.419</text:p>
          </table:table-cell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R4222</text:p>
          </table:table-cell>
          <table:table-cell office:value-type="float" office:value="4.820018" calcext:value-type="float">
            <text:p>4.820018</text:p>
          </table:table-cell>
          <table:table-cell office:value-type="float" office:value="-0.987" calcext:value-type="float">
            <text:p>-0.987</text:p>
          </table:table-cell>
          <table:table-cell office:value-type="float" office:value="1.329" calcext:value-type="float">
            <text:p>1.329</text:p>
          </table:table-cell>
          <table:table-cell office:value-type="float" office:value="-1.42" calcext:value-type="float">
            <text:p>-1.42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R4222</text:p>
          </table:table-cell>
          <table:table-cell office:value-type="float" office:value="2.2765" calcext:value-type="float">
            <text:p>2.2765</text:p>
          </table:table-cell>
          <table:table-cell office:value-type="float" office:value="-1.307" calcext:value-type="float">
            <text:p>-1.307</text:p>
          </table:table-cell>
          <table:table-cell office:value-type="float" office:value="1.076" calcext:value-type="float">
            <text:p>1.076</text:p>
          </table:table-cell>
          <table:table-cell office:value-type="float" office:value="-0.567" calcext:value-type="float">
            <text:p>-0.567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string" calcext:value-type="string">
            <text:p>R4222</text:p>
          </table:table-cell>
          <table:table-cell office:value-type="float" office:value="2.52682" calcext:value-type="float">
            <text:p>2.52682</text:p>
          </table:table-cell>
          <table:table-cell office:value-type="float" office:value="-0.836" calcext:value-type="float">
            <text:p>-0.836</text:p>
          </table:table-cell>
          <table:table-cell office:value-type="float" office:value="1.483" calcext:value-type="float">
            <text:p>1.483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529" calcext:value-type="float">
            <text:p>-0.529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string" calcext:value-type="string">
            <text:p>R4222</text:p>
          </table:table-cell>
          <table:table-cell office:value-type="float" office:value="5.10351" calcext:value-type="float">
            <text:p>5.10351</text:p>
          </table:table-cell>
          <table:table-cell office:value-type="float" office:value="-1.56" calcext:value-type="float">
            <text:p>-1.56</text:p>
          </table:table-cell>
          <table:table-cell office:value-type="float" office:value="0.388" calcext:value-type="float">
            <text:p>0.388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string" calcext:value-type="string">
            <text:p>R4165</text:p>
          </table:table-cell>
          <table:table-cell office:value-type="float" office:value="2.62683" calcext:value-type="float">
            <text:p>2.62683</text:p>
          </table:table-cell>
          <table:table-cell office:value-type="float" office:value="1.882" calcext:value-type="float">
            <text:p>1.882</text:p>
          </table:table-cell>
          <table:table-cell office:value-type="float" office:value="1.077" calcext:value-type="float">
            <text:p>1.077</text:p>
          </table:table-cell>
          <table:table-cell office:value-type="float" office:value="1.189" calcext:value-type="float">
            <text:p>1.189</text:p>
          </table:table-cell>
          <table:table-cell office:value-type="float" office:value="-0.644" calcext:value-type="float">
            <text:p>-0.644</text:p>
          </table:table-cell>
        </table:table-row>
        <table:table-row table:style-name="ro1">
          <table:table-cell office:value-type="float" office:value="15782" calcext:value-type="float">
            <text:p>15782</text:p>
          </table:table-cell>
          <table:table-cell office:value-type="string" calcext:value-type="string">
            <text:p>R4165</text:p>
          </table:table-cell>
          <table:table-cell office:value-type="float" office:value="2.52663" calcext:value-type="float">
            <text:p>2.52663</text:p>
          </table:table-cell>
          <table:table-cell office:value-type="float" office:value="1.551" calcext:value-type="float">
            <text:p>1.551</text:p>
          </table:table-cell>
          <table:table-cell office:value-type="float" office:value="0.48" calcext:value-type="float">
            <text:p>0.48</text:p>
          </table:table-cell>
          <table:table-cell office:value-type="float" office:value="0.673" calcext:value-type="float">
            <text:p>0.673</text:p>
          </table:table-cell>
          <table:table-cell office:value-type="float" office:value="-0.932" calcext:value-type="float">
            <text:p>-0.932</text:p>
          </table:table-cell>
        </table:table-row>
        <table:table-row table:style-name="ro1">
          <table:table-cell office:value-type="float" office:value="15802" calcext:value-type="float">
            <text:p>15802</text:p>
          </table:table-cell>
          <table:table-cell office:value-type="string" calcext:value-type="string">
            <text:p>R4165</text:p>
          </table:table-cell>
          <table:table-cell office:value-type="float" office:value="5.162023" calcext:value-type="float">
            <text:p>5.162023</text:p>
          </table:table-cell>
          <table:table-cell office:value-type="float" office:value="0.886" calcext:value-type="float">
            <text:p>0.886</text:p>
          </table:table-cell>
          <table:table-cell office:value-type="float" office:value="-1.381" calcext:value-type="float">
            <text:p>-1.381</text:p>
          </table:table-cell>
          <table:table-cell office:value-type="float" office:value="1.702" calcext:value-type="float">
            <text:p>1.702</text:p>
          </table:table-cell>
          <table:table-cell office:value-type="float" office:value="-1.031" calcext:value-type="float">
            <text:p>-1.031</text:p>
          </table:table-cell>
        </table:table-row>
        <table:table-row table:style-name="ro1">
          <table:table-cell office:value-type="float" office:value="15859" calcext:value-type="float">
            <text:p>15859</text:p>
          </table:table-cell>
          <table:table-cell office:value-type="string" calcext:value-type="string">
            <text:p>R4165</text:p>
          </table:table-cell>
          <table:table-cell office:value-type="float" office:value="2.626699" calcext:value-type="float">
            <text:p>2.626699</text:p>
          </table:table-cell>
          <table:table-cell office:value-type="float" office:value="-0.93" calcext:value-type="float">
            <text:p>-0.93</text:p>
          </table:table-cell>
          <table:table-cell office:value-type="float" office:value="0.422" calcext:value-type="float">
            <text:p>0.422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631" calcext:value-type="float">
            <text:p>-0.631</text:p>
          </table:table-cell>
        </table:table-row>
        <table:table-row table:style-name="ro1">
          <table:table-cell office:value-type="float" office:value="15874" calcext:value-type="float">
            <text:p>15874</text:p>
          </table:table-cell>
          <table:table-cell office:value-type="string" calcext:value-type="string">
            <text:p>R4165</text:p>
          </table:table-cell>
          <table:table-cell office:value-type="float" office:value="2.426689" calcext:value-type="float">
            <text:p>2.426689</text:p>
          </table:table-cell>
          <table:table-cell office:value-type="float" office:value="-1.163" calcext:value-type="float">
            <text:p>-1.163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523" calcext:value-type="float">
            <text:p>-0.523</text:p>
          </table:table-cell>
        </table:table-row>
        <table:table-row table:style-name="ro1">
          <table:table-cell office:value-type="float" office:value="15892" calcext:value-type="float">
            <text:p>15892</text:p>
          </table:table-cell>
          <table:table-cell office:value-type="string" calcext:value-type="string">
            <text:p>R4165</text:p>
          </table:table-cell>
          <table:table-cell office:value-type="float" office:value="2.67678" calcext:value-type="float">
            <text:p>2.67678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708" calcext:value-type="float">
            <text:p>-0.708</text:p>
          </table:table-cell>
          <table:table-cell office:value-type="float" office:value="0.998" calcext:value-type="float">
            <text:p>0.998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float" office:value="15908" calcext:value-type="float">
            <text:p>15908</text:p>
          </table:table-cell>
          <table:table-cell office:value-type="string" calcext:value-type="string">
            <text:p>R4165</text:p>
          </table:table-cell>
          <table:table-cell office:value-type="float" office:value="4.711606" calcext:value-type="float">
            <text:p>4.711606</text:p>
          </table:table-cell>
          <table:table-cell office:value-type="float" office:value="-0.29" calcext:value-type="float">
            <text:p>-0.29</text:p>
          </table:table-cell>
          <table:table-cell office:value-type="float" office:value="-0.509" calcext:value-type="float">
            <text:p>-0.50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16012" calcext:value-type="float">
            <text:p>16012</text:p>
          </table:table-cell>
          <table:table-cell office:value-type="string" calcext:value-type="string">
            <text:p>R4165</text:p>
          </table:table-cell>
          <table:table-cell office:value-type="float" office:value="5.303663" calcext:value-type="float">
            <text:p>5.303663</text:p>
          </table:table-cell>
          <table:table-cell office:value-type="float" office:value="0.147" calcext:value-type="float">
            <text:p>0.147</text:p>
          </table:table-cell>
          <table:table-cell office:value-type="float" office:value="-0.3" calcext:value-type="float">
            <text:p>-0.3</text:p>
          </table:table-cell>
          <table:table-cell office:value-type="float" office:value="0.802" calcext:value-type="float">
            <text:p>0.802</text:p>
          </table:table-cell>
          <table:table-cell office:value-type="float" office:value="-0.953" calcext:value-type="float">
            <text:p>-0.953</text:p>
          </table:table-cell>
        </table:table-row>
        <table:table-row table:style-name="ro1">
          <table:table-cell office:value-type="float" office:value="16035" calcext:value-type="float">
            <text:p>16035</text:p>
          </table:table-cell>
          <table:table-cell office:value-type="string" calcext:value-type="string">
            <text:p>R4165</text:p>
          </table:table-cell>
          <table:table-cell office:value-type="float" office:value="2.635176" calcext:value-type="float">
            <text:p>2.635176</text:p>
          </table:table-cell>
          <table:table-cell office:value-type="float" office:value="-0.612" calcext:value-type="float">
            <text:p>-0.612</text:p>
          </table:table-cell>
          <table:table-cell office:value-type="float" office:value="0.397" calcext:value-type="float">
            <text:p>0.397</text:p>
          </table:table-cell>
          <table:table-cell office:value-type="float" office:value="0.712" calcext:value-type="float">
            <text:p>0.712</text:p>
          </table:table-cell>
          <table:table-cell office:value-type="float" office:value="-0.928" calcext:value-type="float">
            <text:p>-0.928</text:p>
          </table:table-cell>
        </table:table-row>
        <table:table-row table:style-name="ro1">
          <table:table-cell office:value-type="float" office:value="16221" calcext:value-type="float">
            <text:p>16221</text:p>
          </table:table-cell>
          <table:table-cell office:value-type="string" calcext:value-type="string">
            <text:p>R4165</text:p>
          </table:table-cell>
          <table:table-cell office:value-type="float" office:value="2.276564" calcext:value-type="float">
            <text:p>2.276564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764" calcext:value-type="float">
            <text:p>-0.764</text:p>
          </table:table-cell>
        </table:table-row>
        <table:table-row table:style-name="ro1">
          <table:table-cell office:value-type="float" office:value="16241" calcext:value-type="float">
            <text:p>16241</text:p>
          </table:table-cell>
          <table:table-cell office:value-type="string" calcext:value-type="string">
            <text:p>R4165</text:p>
          </table:table-cell>
          <table:table-cell office:value-type="float" office:value="7.738596" calcext:value-type="float">
            <text:p>7.738596</text:p>
          </table:table-cell>
          <table:table-cell office:value-type="float" office:value="-0.468" calcext:value-type="float">
            <text:p>-0.468</text:p>
          </table:table-cell>
          <table:table-cell office:value-type="float" office:value="-1.551" calcext:value-type="float">
            <text:p>-1.551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434" calcext:value-type="float">
            <text:p>-0.434</text:p>
          </table:table-cell>
        </table:table-row>
        <table:table-row table:style-name="ro1">
          <table:table-cell office:value-type="float" office:value="16257" calcext:value-type="float">
            <text:p>16257</text:p>
          </table:table-cell>
          <table:table-cell office:value-type="string" calcext:value-type="string">
            <text:p>R4165</text:p>
          </table:table-cell>
          <table:table-cell office:value-type="float" office:value="5.403809" calcext:value-type="float">
            <text:p>5.403809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671" calcext:value-type="float">
            <text:p>0.671</text:p>
          </table:table-cell>
          <table:table-cell office:value-type="float" office:value="-1.071" calcext:value-type="float">
            <text:p>-1.071</text:p>
          </table:table-cell>
        </table:table-row>
        <table:table-row table:style-name="ro1">
          <table:table-cell office:value-type="float" office:value="16321" calcext:value-type="float">
            <text:p>16321</text:p>
          </table:table-cell>
          <table:table-cell office:value-type="string" calcext:value-type="string">
            <text:p>R4315</text:p>
          </table:table-cell>
          <table:table-cell office:value-type="float" office:value="2.726817" calcext:value-type="float">
            <text:p>2.726817</text:p>
          </table:table-cell>
          <table:table-cell office:value-type="float" office:value="1.165" calcext:value-type="float">
            <text:p>1.165</text:p>
          </table:table-cell>
          <table:table-cell office:value-type="float" office:value="0.737" calcext:value-type="float">
            <text:p>0.737</text:p>
          </table:table-cell>
          <table:table-cell office:value-type="float" office:value="-1.23" calcext:value-type="float">
            <text:p>-1.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string" calcext:value-type="string">
            <text:p>R4315</text:p>
          </table:table-cell>
          <table:table-cell office:value-type="float" office:value="5.003346" calcext:value-type="float">
            <text:p>5.003346</text:p>
          </table:table-cell>
          <table:table-cell office:value-type="float" office:value="1.272" calcext:value-type="float">
            <text:p>1.272</text:p>
          </table:table-cell>
          <table:table-cell office:value-type="float" office:value="0.262" calcext:value-type="float">
            <text:p>0.262</text:p>
          </table:table-cell>
          <table:table-cell office:value-type="float" office:value="-1.199" calcext:value-type="float">
            <text:p>-1.199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16358" calcext:value-type="float">
            <text:p>16358</text:p>
          </table:table-cell>
          <table:table-cell office:value-type="string" calcext:value-type="string">
            <text:p>R4315</text:p>
          </table:table-cell>
          <table:table-cell office:value-type="float" office:value="7.730265" calcext:value-type="float">
            <text:p>7.730265</text:p>
          </table:table-cell>
          <table:table-cell office:value-type="float" office:value="1.14" calcext:value-type="float">
            <text:p>1.14</text:p>
          </table:table-cell>
          <table:table-cell office:value-type="float" office:value="-1.179" calcext:value-type="float">
            <text:p>-1.179</text:p>
          </table:table-cell>
          <table:table-cell office:value-type="float" office:value="0.009" calcext:value-type="float">
            <text:p>0.009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float" office:value="16463" calcext:value-type="float">
            <text:p>16463</text:p>
          </table:table-cell>
          <table:table-cell office:value-type="string" calcext:value-type="string">
            <text:p>R4315</text:p>
          </table:table-cell>
          <table:table-cell office:value-type="float" office:value="2.627125" calcext:value-type="float">
            <text:p>2.627125</text:p>
          </table:table-cell>
          <table:table-cell office:value-type="float" office:value="0.757" calcext:value-type="float">
            <text:p>0.757</text:p>
          </table:table-cell>
          <table:table-cell office:value-type="float" office:value="0.983" calcext:value-type="float">
            <text:p>0.983</text:p>
          </table:table-cell>
          <table:table-cell office:value-type="float" office:value="-1.415" calcext:value-type="float">
            <text:p>-1.415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6478" calcext:value-type="float">
            <text:p>16478</text:p>
          </table:table-cell>
          <table:table-cell office:value-type="string" calcext:value-type="string">
            <text:p>R4315</text:p>
          </table:table-cell>
          <table:table-cell office:value-type="float" office:value="2.576802" calcext:value-type="float">
            <text:p>2.576802</text:p>
          </table:table-cell>
          <table:table-cell office:value-type="float" office:value="1.515" calcext:value-type="float">
            <text:p>1.515</text:p>
          </table:table-cell>
          <table:table-cell office:value-type="float" office:value="0.489" calcext:value-type="float">
            <text:p>0.489</text:p>
          </table:table-cell>
          <table:table-cell office:value-type="float" office:value="-1.164" calcext:value-type="float">
            <text:p>-1.164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float" office:value="16503" calcext:value-type="float">
            <text:p>16503</text:p>
          </table:table-cell>
          <table:table-cell office:value-type="string" calcext:value-type="string">
            <text:p>R4315</text:p>
          </table:table-cell>
          <table:table-cell office:value-type="float" office:value="2.576841" calcext:value-type="float">
            <text:p>2.576841</text:p>
          </table:table-cell>
          <table:table-cell office:value-type="float" office:value="1.682" calcext:value-type="float">
            <text:p>1.68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1.142" calcext:value-type="float">
            <text:p>-1.142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6676" calcext:value-type="float">
            <text:p>16676</text:p>
          </table:table-cell>
          <table:table-cell office:value-type="string" calcext:value-type="string">
            <text:p>R4315</text:p>
          </table:table-cell>
          <table:table-cell office:value-type="float" office:value="2.57668" calcext:value-type="float">
            <text:p>2.57668</text:p>
          </table:table-cell>
          <table:table-cell office:value-type="float" office:value="0.742" calcext:value-type="float">
            <text:p>0.742</text:p>
          </table:table-cell>
          <table:table-cell office:value-type="float" office:value="2.05" calcext:value-type="float">
            <text:p>2.05</text:p>
          </table:table-cell>
          <table:table-cell office:value-type="float" office:value="-1.407" calcext:value-type="float">
            <text:p>-1.407</text:p>
          </table:table-cell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float" office:value="16692" calcext:value-type="float">
            <text:p>16692</text:p>
          </table:table-cell>
          <table:table-cell office:value-type="string" calcext:value-type="string">
            <text:p>R4315</text:p>
          </table:table-cell>
          <table:table-cell office:value-type="float" office:value="5.153509" calcext:value-type="float">
            <text:p>5.153509</text:p>
          </table:table-cell>
          <table:table-cell office:value-type="float" office:value="1.79" calcext:value-type="float">
            <text:p>1.79</text:p>
          </table:table-cell>
          <table:table-cell office:value-type="float" office:value="0.255" calcext:value-type="float">
            <text:p>0.255</text:p>
          </table:table-cell>
          <table:table-cell office:value-type="float" office:value="-1.132" calcext:value-type="float">
            <text:p>-1.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715" calcext:value-type="float">
            <text:p>16715</text:p>
          </table:table-cell>
          <table:table-cell office:value-type="string" calcext:value-type="string">
            <text:p>R4315</text:p>
          </table:table-cell>
          <table:table-cell office:value-type="float" office:value="5.003552" calcext:value-type="float">
            <text:p>5.003552</text:p>
          </table:table-cell>
          <table:table-cell office:value-type="float" office:value="-0.719" calcext:value-type="float">
            <text:p>-0.719</text:p>
          </table:table-cell>
          <table:table-cell office:value-type="float" office:value="-0.677" calcext:value-type="float">
            <text:p>-0.677</text:p>
          </table:table-cell>
          <table:table-cell office:value-type="float" office:value="-0.865" calcext:value-type="float">
            <text:p>-0.865</text:p>
          </table:table-cell>
          <table:table-cell office:value-type="float" office:value="-1.352" calcext:value-type="float">
            <text:p>-1.352</text:p>
          </table:table-cell>
        </table:table-row>
        <table:table-row table:style-name="ro1">
          <table:table-cell office:value-type="float" office:value="16827" calcext:value-type="float">
            <text:p>16827</text:p>
          </table:table-cell>
          <table:table-cell office:value-type="string" calcext:value-type="string">
            <text:p>R4315</text:p>
          </table:table-cell>
          <table:table-cell office:value-type="float" office:value="5.203554" calcext:value-type="float">
            <text:p>5.203554</text:p>
          </table:table-cell>
          <table:table-cell office:value-type="float" office:value="-0.627" calcext:value-type="float">
            <text:p>-0.62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1.365" calcext:value-type="float">
            <text:p>-1.365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16849" calcext:value-type="float">
            <text:p>16849</text:p>
          </table:table-cell>
          <table:table-cell office:value-type="string" calcext:value-type="string">
            <text:p>R4315</text:p>
          </table:table-cell>
          <table:table-cell office:value-type="float" office:value="2.826821" calcext:value-type="float">
            <text:p>2.826821</text:p>
          </table:table-cell>
          <table:table-cell office:value-type="float" office:value="1.517" calcext:value-type="float">
            <text:p>1.517</text:p>
          </table:table-cell>
          <table:table-cell office:value-type="float" office:value="0.482" calcext:value-type="float">
            <text:p>0.482</text:p>
          </table:table-cell>
          <table:table-cell office:value-type="float" office:value="-0.81" calcext:value-type="float">
            <text:p>-0.81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float" office:value="16874" calcext:value-type="float">
            <text:p>16874</text:p>
          </table:table-cell>
          <table:table-cell office:value-type="string" calcext:value-type="string">
            <text:p>R4315</text:p>
          </table:table-cell>
          <table:table-cell office:value-type="float" office:value="5.103653" calcext:value-type="float">
            <text:p>5.103653</text:p>
          </table:table-cell>
          <table:table-cell office:value-type="float" office:value="-0.976" calcext:value-type="float">
            <text:p>-0.976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007" calcext:value-type="float">
            <text:p>-0.007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16913" calcext:value-type="float">
            <text:p>16913</text:p>
          </table:table-cell>
          <table:table-cell office:value-type="string" calcext:value-type="string">
            <text:p>R3380</text:p>
          </table:table-cell>
          <table:table-cell office:value-type="float" office:value="3.052067" calcext:value-type="float">
            <text:p>3.052067</text:p>
          </table:table-cell>
          <table:table-cell office:value-type="float" office:value="1.278" calcext:value-type="float">
            <text:p>1.27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1.02" calcext:value-type="float">
            <text:p>-1.02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16933" calcext:value-type="float">
            <text:p>16933</text:p>
          </table:table-cell>
          <table:table-cell office:value-type="string" calcext:value-type="string">
            <text:p>R3380</text:p>
          </table:table-cell>
          <table:table-cell office:value-type="float" office:value="2.184839" calcext:value-type="float">
            <text:p>2.184839</text:p>
          </table:table-cell>
          <table:table-cell office:value-type="float" office:value="0.729" calcext:value-type="float">
            <text:p>0.729</text:p>
          </table:table-cell>
          <table:table-cell office:value-type="float" office:value="0.244" calcext:value-type="float">
            <text:p>0.244</text:p>
          </table:table-cell>
          <table:table-cell office:value-type="float" office:value="-1.527" calcext:value-type="float">
            <text:p>-1.527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16952" calcext:value-type="float">
            <text:p>16952</text:p>
          </table:table-cell>
          <table:table-cell office:value-type="string" calcext:value-type="string">
            <text:p>R3380</text:p>
          </table:table-cell>
          <table:table-cell office:value-type="float" office:value="2.476775" calcext:value-type="float">
            <text:p>2.476775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5" calcext:value-type="float">
            <text:p>0.045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7068" calcext:value-type="float">
            <text:p>17068</text:p>
          </table:table-cell>
          <table:table-cell office:value-type="string" calcext:value-type="string">
            <text:p>R3380</text:p>
          </table:table-cell>
          <table:table-cell office:value-type="float" office:value="2.826995" calcext:value-type="float">
            <text:p>2.82699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98" calcext:value-type="float">
            <text:p>0.598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929" calcext:value-type="float">
            <text:p>-0.929</text:p>
          </table:table-cell>
        </table:table-row>
        <table:table-row table:style-name="ro1">
          <table:table-cell office:value-type="float" office:value="17094" calcext:value-type="float">
            <text:p>17094</text:p>
          </table:table-cell>
          <table:table-cell office:value-type="string" calcext:value-type="string">
            <text:p>R3380</text:p>
          </table:table-cell>
          <table:table-cell office:value-type="float" office:value="4.953488" calcext:value-type="float">
            <text:p>4.953488</text:p>
          </table:table-cell>
          <table:table-cell office:value-type="float" office:value="0.578" calcext:value-type="float">
            <text:p>0.578</text:p>
          </table:table-cell>
          <table:table-cell office:value-type="float" office:value="0.457" calcext:value-type="float">
            <text:p>0.457</text:p>
          </table:table-cell>
          <table:table-cell office:value-type="float" office:value="-1.688" calcext:value-type="float">
            <text:p>-1.688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7277" calcext:value-type="float">
            <text:p>17277</text:p>
          </table:table-cell>
          <table:table-cell office:value-type="string" calcext:value-type="string">
            <text:p>R3380</text:p>
          </table:table-cell>
          <table:table-cell office:value-type="float" office:value="2.626808" calcext:value-type="float">
            <text:p>2.626808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-0.462" calcext:value-type="float">
            <text:p>-0.462</text:p>
          </table:table-cell>
          <table:table-cell office:value-type="float" office:value="-0.171" calcext:value-type="float">
            <text:p>-0.171</text:p>
          </table:table-cell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string" calcext:value-type="string">
            <text:p>R3380</text:p>
          </table:table-cell>
          <table:table-cell office:value-type="float" office:value="2.435101" calcext:value-type="float">
            <text:p>2.435101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4" calcext:value-type="float">
            <text:p>0.104</text:p>
          </table:table-cell>
          <table:table-cell office:value-type="float" office:value="-0.497" calcext:value-type="float">
            <text:p>-0.497</text:p>
          </table:table-cell>
        </table:table-row>
        <table:table-row table:style-name="ro1">
          <table:table-cell office:value-type="float" office:value="17324" calcext:value-type="float">
            <text:p>17324</text:p>
          </table:table-cell>
          <table:table-cell office:value-type="string" calcext:value-type="string">
            <text:p>R3380</text:p>
          </table:table-cell>
          <table:table-cell office:value-type="float" office:value="7.680205" calcext:value-type="float">
            <text:p>7.680205</text:p>
          </table:table-cell>
          <table:table-cell office:value-type="float" office:value="0.501" calcext:value-type="float">
            <text:p>0.50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64" calcext:value-type="float">
            <text:p>0.264</text:p>
          </table:table-cell>
          <table:table-cell office:value-type="float" office:value="-0.914" calcext:value-type="float">
            <text:p>-0.914</text:p>
          </table:table-cell>
        </table:table-row>
        <table:table-row table:style-name="ro1">
          <table:table-cell office:value-type="float" office:value="17442" calcext:value-type="float">
            <text:p>17442</text:p>
          </table:table-cell>
          <table:table-cell office:value-type="string" calcext:value-type="string">
            <text:p>R3380</text:p>
          </table:table-cell>
          <table:table-cell office:value-type="float" office:value="7.347088" calcext:value-type="float">
            <text:p>7.347088</text:p>
          </table:table-cell>
          <table:table-cell office:value-type="float" office:value="0.234" calcext:value-type="float">
            <text:p>0.234</text:p>
          </table:table-cell>
          <table:table-cell office:value-type="float" office:value="0.607" calcext:value-type="float">
            <text:p>0.607</text:p>
          </table:table-cell>
          <table:table-cell office:value-type="float" office:value="-1.073" calcext:value-type="float">
            <text:p>-1.073</text:p>
          </table:table-cell>
          <table:table-cell office:value-type="float" office:value="-0.474" calcext:value-type="float">
            <text:p>-0.474</text:p>
          </table:table-cell>
        </table:table-row>
        <table:table-row table:style-name="ro1">
          <table:table-cell office:value-type="float" office:value="17461" calcext:value-type="float">
            <text:p>17461</text:p>
          </table:table-cell>
          <table:table-cell office:value-type="string" calcext:value-type="string">
            <text:p>R3380</text:p>
          </table:table-cell>
          <table:table-cell office:value-type="float" office:value="2.676964" calcext:value-type="float">
            <text:p>2.676964</text:p>
          </table:table-cell>
          <table:table-cell office:value-type="float" office:value="0.602" calcext:value-type="float">
            <text:p>0.602</text:p>
          </table:table-cell>
          <table:table-cell office:value-type="float" office:value="0.246" calcext:value-type="float">
            <text:p>0.24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813" calcext:value-type="float">
            <text:p>-0.813</text:p>
          </table:table-cell>
        </table:table-row>
        <table:table-row table:style-name="ro1">
          <table:table-cell office:value-type="float" office:value="17479" calcext:value-type="float">
            <text:p>17479</text:p>
          </table:table-cell>
          <table:table-cell office:value-type="string" calcext:value-type="string">
            <text:p>R3380</text:p>
          </table:table-cell>
          <table:table-cell office:value-type="float" office:value="2.877052" calcext:value-type="float">
            <text:p>2.877052</text:p>
          </table:table-cell>
          <table:table-cell office:value-type="float" office:value="0.079" calcext:value-type="float">
            <text:p>0.079</text:p>
          </table:table-cell>
          <table:table-cell office:value-type="float" office:value="-0.413" calcext:value-type="float">
            <text:p>-0.413</text:p>
          </table:table-cell>
          <table:table-cell office:value-type="float" office:value="0.169" calcext:value-type="float">
            <text:p>0.169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7538" calcext:value-type="float">
            <text:p>17538</text:p>
          </table:table-cell>
          <table:table-cell office:value-type="string" calcext:value-type="string">
            <text:p>R3385</text:p>
          </table:table-cell>
          <table:table-cell office:value-type="float" office:value="2.726829" calcext:value-type="float">
            <text:p>2.726829</text:p>
          </table:table-cell>
          <table:table-cell office:value-type="float" office:value="2.028" calcext:value-type="float">
            <text:p>2.028</text:p>
          </table:table-cell>
          <table:table-cell office:value-type="float" office:value="-0.901" calcext:value-type="float">
            <text:p>-0.901</text:p>
          </table:table-cell>
          <table:table-cell office:value-type="float" office:value="1.686" calcext:value-type="float">
            <text:p>1.686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office:value-type="float" office:value="17668" calcext:value-type="float">
            <text:p>17668</text:p>
          </table:table-cell>
          <table:table-cell office:value-type="string" calcext:value-type="string">
            <text:p>R3385</text:p>
          </table:table-cell>
          <table:table-cell office:value-type="float" office:value="2.6267" calcext:value-type="float">
            <text:p>2.6267</text:p>
          </table:table-cell>
          <table:table-cell office:value-type="float" office:value="1.853" calcext:value-type="float">
            <text:p>1.853</text:p>
          </table:table-cell>
          <table:table-cell office:value-type="float" office:value="-0.333" calcext:value-type="float">
            <text:p>-0.333</text:p>
          </table:table-cell>
          <table:table-cell office:value-type="float" office:value="2.385" calcext:value-type="float">
            <text:p>2.385</text:p>
          </table:table-cell>
          <table:table-cell office:value-type="float" office:value="-1.139" calcext:value-type="float">
            <text:p>-1.139</text:p>
          </table:table-cell>
        </table:table-row>
        <table:table-row table:style-name="ro1">
          <table:table-cell office:value-type="float" office:value="17691" calcext:value-type="float">
            <text:p>17691</text:p>
          </table:table-cell>
          <table:table-cell office:value-type="string" calcext:value-type="string">
            <text:p>R3385</text:p>
          </table:table-cell>
          <table:table-cell office:value-type="float" office:value="5.061793" calcext:value-type="float">
            <text:p>5.061793</text:p>
          </table:table-cell>
          <table:table-cell office:value-type="float" office:value="0.159" calcext:value-type="float">
            <text:p>0.159</text:p>
          </table:table-cell>
          <table:table-cell office:value-type="float" office:value="0.963" calcext:value-type="float">
            <text:p>0.963</text:p>
          </table:table-cell>
          <table:table-cell office:value-type="float" office:value="1.429" calcext:value-type="float">
            <text:p>1.42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7712" calcext:value-type="float">
            <text:p>17712</text:p>
          </table:table-cell>
          <table:table-cell office:value-type="string" calcext:value-type="string">
            <text:p>R3385</text:p>
          </table:table-cell>
          <table:table-cell office:value-type="float" office:value="8.072305" calcext:value-type="float">
            <text:p>8.072305</text:p>
          </table:table-cell>
          <table:table-cell office:value-type="float" office:value="0.713" calcext:value-type="float">
            <text:p>0.713</text:p>
          </table:table-cell>
          <table:table-cell office:value-type="float" office:value="0.846" calcext:value-type="float">
            <text:p>0.846</text:p>
          </table:table-cell>
          <table:table-cell office:value-type="float" office:value="2.144" calcext:value-type="float">
            <text:p>2.144</text:p>
          </table:table-cell>
          <table:table-cell office:value-type="float" office:value="-1.415" calcext:value-type="float">
            <text:p>-1.415</text:p>
          </table:table-cell>
        </table:table-row>
        <table:table-row table:style-name="ro1">
          <table:table-cell office:value-type="float" office:value="17899" calcext:value-type="float">
            <text:p>17899</text:p>
          </table:table-cell>
          <table:table-cell office:value-type="string" calcext:value-type="string">
            <text:p>R3385</text:p>
          </table:table-cell>
          <table:table-cell office:value-type="float" office:value="4.961792" calcext:value-type="float">
            <text:p>4.961792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33" calcext:value-type="float">
            <text:p>-0.33</text:p>
          </table:table-cell>
          <table:table-cell office:value-type="float" office:value="1.708" calcext:value-type="float">
            <text:p>1.708</text:p>
          </table:table-cell>
          <table:table-cell office:value-type="float" office:value="-0.251" calcext:value-type="float">
            <text:p>-0.251</text:p>
          </table:table-cell>
        </table:table-row>
        <table:table-row table:style-name="ro1">
          <table:table-cell office:value-type="float" office:value="17928" calcext:value-type="float">
            <text:p>17928</text:p>
          </table:table-cell>
          <table:table-cell office:value-type="string" calcext:value-type="string">
            <text:p>R3385</text:p>
          </table:table-cell>
          <table:table-cell office:value-type="float" office:value="5.653936" calcext:value-type="float">
            <text:p>5.653936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298" calcext:value-type="float">
            <text:p>-0.298</text:p>
          </table:table-cell>
          <table:table-cell office:value-type="float" office:value="2.113" calcext:value-type="float">
            <text:p>2.113</text:p>
          </table:table-cell>
          <table:table-cell office:value-type="float" office:value="-1.264" calcext:value-type="float">
            <text:p>-1.264</text:p>
          </table:table-cell>
        </table:table-row>
        <table:table-row table:style-name="ro1">
          <table:table-cell office:value-type="float" office:value="18035" calcext:value-type="float">
            <text:p>18035</text:p>
          </table:table-cell>
          <table:table-cell office:value-type="string" calcext:value-type="string">
            <text:p>R3385</text:p>
          </table:table-cell>
          <table:table-cell office:value-type="float" office:value="8.239023" calcext:value-type="float">
            <text:p>8.239023</text:p>
          </table:table-cell>
          <table:table-cell office:value-type="float" office:value="1.326" calcext:value-type="float">
            <text:p>1.326</text:p>
          </table:table-cell>
          <table:table-cell office:value-type="float" office:value="-0.903" calcext:value-type="float">
            <text:p>-0.903</text:p>
          </table:table-cell>
          <table:table-cell office:value-type="float" office:value="1.032" calcext:value-type="float">
            <text:p>1.032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055" calcext:value-type="float">
            <text:p>18055</text:p>
          </table:table-cell>
          <table:table-cell office:value-type="string" calcext:value-type="string">
            <text:p>R3385</text:p>
          </table:table-cell>
          <table:table-cell office:value-type="float" office:value="7.638571" calcext:value-type="float">
            <text:p>7.638571</text:p>
          </table:table-cell>
          <table:table-cell office:value-type="float" office:value="-1.037" calcext:value-type="float">
            <text:p>-1.037</text:p>
          </table:table-cell>
          <table:table-cell office:value-type="float" office:value="-0.816" calcext:value-type="float">
            <text:p>-0.816</text:p>
          </table:table-cell>
          <table:table-cell office:value-type="float" office:value="1.788" calcext:value-type="float">
            <text:p>1.788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string" calcext:value-type="string">
            <text:p>R3385</text:p>
          </table:table-cell>
          <table:table-cell office:value-type="float" office:value="2.176514" calcext:value-type="float">
            <text:p>2.176514</text:p>
          </table:table-cell>
          <table:table-cell office:value-type="float" office:value="1.144" calcext:value-type="float">
            <text:p>1.144</text:p>
          </table:table-cell>
          <table:table-cell office:value-type="float" office:value="-1.335" calcext:value-type="float">
            <text:p>-1.335</text:p>
          </table:table-cell>
          <table:table-cell office:value-type="float" office:value="2.005" calcext:value-type="float">
            <text:p>2.005</text:p>
          </table:table-cell>
          <table:table-cell office:value-type="float" office:value="-0.717" calcext:value-type="float">
            <text:p>-0.717</text:p>
          </table:table-cell>
        </table:table-row>
        <table:table-row table:style-name="ro1">
          <table:table-cell office:value-type="float" office:value="18204" calcext:value-type="float">
            <text:p>18204</text:p>
          </table:table-cell>
          <table:table-cell office:value-type="string" calcext:value-type="string">
            <text:p>R4505</text:p>
          </table:table-cell>
          <table:table-cell office:value-type="float" office:value="2.574906" calcext:value-type="float">
            <text:p>2.574906</text:p>
          </table:table-cell>
          <table:table-cell office:value-type="float" office:value="-0.39" calcext:value-type="float">
            <text:p>-0.39</text:p>
          </table:table-cell>
          <table:table-cell office:value-type="float" office:value="0.28" calcext:value-type="float">
            <text:p>0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string" calcext:value-type="string">
            <text:p>R4505</text:p>
          </table:table-cell>
          <table:table-cell office:value-type="float" office:value="5.249839" calcext:value-type="float">
            <text:p>5.249839</text:p>
          </table:table-cell>
          <table:table-cell office:value-type="float" office:value="-1.243" calcext:value-type="float">
            <text:p>-1.243</text:p>
          </table:table-cell>
          <table:table-cell office:value-type="float" office:value="-0.665" calcext:value-type="float">
            <text:p>-0.665</text:p>
          </table:table-cell>
          <table:table-cell office:value-type="float" office:value="-0.898" calcext:value-type="float">
            <text:p>-0.898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18278" calcext:value-type="float">
            <text:p>18278</text:p>
          </table:table-cell>
          <table:table-cell office:value-type="string" calcext:value-type="string">
            <text:p>R4505</text:p>
          </table:table-cell>
          <table:table-cell office:value-type="float" office:value="7.774361" calcext:value-type="float">
            <text:p>7.774361</text:p>
          </table:table-cell>
          <table:table-cell office:value-type="float" office:value="1.557" calcext:value-type="float">
            <text:p>1.557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728" calcext:value-type="float">
            <text:p>-0.728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18294" calcext:value-type="float">
            <text:p>18294</text:p>
          </table:table-cell>
          <table:table-cell office:value-type="string" calcext:value-type="string">
            <text:p>R4505</text:p>
          </table:table-cell>
          <table:table-cell office:value-type="float" office:value="5.199695" calcext:value-type="float">
            <text:p>5.199695</text:p>
          </table:table-cell>
          <table:table-cell office:value-type="float" office:value="1.912" calcext:value-type="float">
            <text:p>1.912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156" calcext:value-type="float">
            <text:p>1.156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8316" calcext:value-type="float">
            <text:p>18316</text:p>
          </table:table-cell>
          <table:table-cell office:value-type="string" calcext:value-type="string">
            <text:p>R4505</text:p>
          </table:table-cell>
          <table:table-cell office:value-type="float" office:value="5.299858" calcext:value-type="float">
            <text:p>5.299858</text:p>
          </table:table-cell>
          <table:table-cell office:value-type="float" office:value="1.507" calcext:value-type="float">
            <text:p>1.507</text:p>
          </table:table-cell>
          <table:table-cell office:value-type="float" office:value="-1.021" calcext:value-type="float">
            <text:p>-1.021</text:p>
          </table:table-cell>
          <table:table-cell office:value-type="float" office:value="-1.267" calcext:value-type="float">
            <text:p>-1.267</text:p>
          </table:table-cell>
          <table:table-cell office:value-type="float" office:value="-0.461" calcext:value-type="float">
            <text:p>-0.461</text:p>
          </table:table-cell>
        </table:table-row>
        <table:table-row table:style-name="ro1">
          <table:table-cell office:value-type="float" office:value="18426" calcext:value-type="float">
            <text:p>18426</text:p>
          </table:table-cell>
          <table:table-cell office:value-type="string" calcext:value-type="string">
            <text:p>R4505</text:p>
          </table:table-cell>
          <table:table-cell office:value-type="float" office:value="2.575041" calcext:value-type="float">
            <text:p>2.575041</text:p>
          </table:table-cell>
          <table:table-cell office:value-type="float" office:value="1.37" calcext:value-type="float">
            <text:p>1.37</text:p>
          </table:table-cell>
          <table:table-cell office:value-type="float" office:value="-0.504" calcext:value-type="float">
            <text:p>-0.504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517" calcext:value-type="float">
            <text:p>-0.517</text:p>
          </table:table-cell>
        </table:table-row>
        <table:table-row table:style-name="ro1">
          <table:table-cell office:value-type="float" office:value="18642" calcext:value-type="float">
            <text:p>18642</text:p>
          </table:table-cell>
          <table:table-cell office:value-type="string" calcext:value-type="string">
            <text:p>R4505</text:p>
          </table:table-cell>
          <table:table-cell office:value-type="float" office:value="7.52486" calcext:value-type="float">
            <text:p>7.52486</text:p>
          </table:table-cell>
          <table:table-cell office:value-type="float" office:value="0.748" calcext:value-type="float">
            <text:p>0.748</text:p>
          </table:table-cell>
          <table:table-cell office:value-type="float" office:value="-0.813" calcext:value-type="float">
            <text:p>-0.813</text:p>
          </table:table-cell>
          <table:table-cell office:value-type="float" office:value="-1.108" calcext:value-type="float">
            <text:p>-1.108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string" calcext:value-type="string">
            <text:p>R4505</text:p>
          </table:table-cell>
          <table:table-cell office:value-type="float" office:value="2.624665" calcext:value-type="float">
            <text:p>2.624665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679" calcext:value-type="float">
            <text:p>0.679</text:p>
          </table:table-cell>
          <table:table-cell office:value-type="float" office:value="-0.177" calcext:value-type="float">
            <text:p>-0.177</text:p>
          </table:table-cell>
          <table:table-cell office:value-type="float" office:value="-1.733" calcext:value-type="float">
            <text:p>-1.733</text:p>
          </table:table-cell>
        </table:table-row>
        <table:table-row table:style-name="ro1">
          <table:table-cell office:value-type="float" office:value="18672" calcext:value-type="float">
            <text:p>18672</text:p>
          </table:table-cell>
          <table:table-cell office:value-type="string" calcext:value-type="string">
            <text:p>R4505</text:p>
          </table:table-cell>
          <table:table-cell office:value-type="float" office:value="2.274597" calcext:value-type="float">
            <text:p>2.274597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724" calcext:value-type="float">
            <text:p>-0.724</text:p>
          </table:table-cell>
          <table:table-cell office:value-type="float" office:value="-0.774" calcext:value-type="float">
            <text:p>-0.774</text:p>
          </table:table-cell>
          <table:table-cell office:value-type="float" office:value="-0.464" calcext:value-type="float">
            <text:p>-0.464</text:p>
          </table:table-cell>
        </table:table-row>
        <table:table-row table:style-name="ro1">
          <table:table-cell office:value-type="float" office:value="18777" calcext:value-type="float">
            <text:p>18777</text:p>
          </table:table-cell>
          <table:table-cell office:value-type="string" calcext:value-type="string">
            <text:p>R4482</text:p>
          </table:table-cell>
          <table:table-cell office:value-type="float" office:value="5.299944" calcext:value-type="float">
            <text:p>5.299944</text:p>
          </table:table-cell>
          <table:table-cell office:value-type="float" office:value="0.713" calcext:value-type="float">
            <text:p>0.713</text:p>
          </table:table-cell>
          <table:table-cell office:value-type="float" office:value="1.246" calcext:value-type="float">
            <text:p>1.246</text:p>
          </table:table-cell>
          <table:table-cell office:value-type="float" office:value="1.322" calcext:value-type="float">
            <text:p>1.322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18795" calcext:value-type="float">
            <text:p>18795</text:p>
          </table:table-cell>
          <table:table-cell office:value-type="string" calcext:value-type="string">
            <text:p>R4482</text:p>
          </table:table-cell>
          <table:table-cell office:value-type="float" office:value="2.725052" calcext:value-type="float">
            <text:p>2.725052</text:p>
          </table:table-cell>
          <table:table-cell office:value-type="float" office:value="1.412" calcext:value-type="float">
            <text:p>1.412</text:p>
          </table:table-cell>
          <table:table-cell office:value-type="float" office:value="0.878" calcext:value-type="float">
            <text:p>0.878</text:p>
          </table:table-cell>
          <table:table-cell office:value-type="float" office:value="0.146" calcext:value-type="float">
            <text:p>0.146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float" office:value="18817" calcext:value-type="float">
            <text:p>18817</text:p>
          </table:table-cell>
          <table:table-cell office:value-type="string" calcext:value-type="string">
            <text:p>R4482</text:p>
          </table:table-cell>
          <table:table-cell office:value-type="float" office:value="7.374743" calcext:value-type="float">
            <text:p>7.374743</text:p>
          </table:table-cell>
          <table:table-cell office:value-type="float" office:value="-0.676" calcext:value-type="float">
            <text:p>-0.676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36" calcext:value-type="float">
            <text:p>-0.736</text:p>
          </table:table-cell>
          <table:table-cell office:value-type="float" office:value="-1.438" calcext:value-type="float">
            <text:p>-1.438</text:p>
          </table:table-cell>
        </table:table-row>
        <table:table-row table:style-name="ro1">
          <table:table-cell office:value-type="float" office:value="18838" calcext:value-type="float">
            <text:p>18838</text:p>
          </table:table-cell>
          <table:table-cell office:value-type="string" calcext:value-type="string">
            <text:p>R4482</text:p>
          </table:table-cell>
          <table:table-cell office:value-type="float" office:value="2.624766" calcext:value-type="float">
            <text:p>2.62476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459" calcext:value-type="float">
            <text:p>-0.459</text:p>
          </table:table-cell>
          <table:table-cell office:value-type="float" office:value="-0.641" calcext:value-type="float">
            <text:p>-0.641</text:p>
          </table:table-cell>
        </table:table-row>
        <table:table-row table:style-name="ro1">
          <table:table-cell office:value-type="float" office:value="18879" calcext:value-type="float">
            <text:p>18879</text:p>
          </table:table-cell>
          <table:table-cell office:value-type="string" calcext:value-type="string">
            <text:p>R4482</text:p>
          </table:table-cell>
          <table:table-cell office:value-type="float" office:value="2.724747" calcext:value-type="float">
            <text:p>2.724747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173" calcext:value-type="float">
            <text:p>0.173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19103" calcext:value-type="float">
            <text:p>19103</text:p>
          </table:table-cell>
          <table:table-cell office:value-type="string" calcext:value-type="string">
            <text:p>R4482</text:p>
          </table:table-cell>
          <table:table-cell office:value-type="float" office:value="2.474751" calcext:value-type="float">
            <text:p>2.474751</text:p>
          </table:table-cell>
          <table:table-cell office:value-type="float" office:value="-1.133" calcext:value-type="float">
            <text:p>-1.133</text:p>
          </table:table-cell>
          <table:table-cell office:value-type="float" office:value="1.209" calcext:value-type="float">
            <text:p>1.209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789" calcext:value-type="float">
            <text:p>-0.789</text:p>
          </table:table-cell>
        </table:table-row>
        <table:table-row table:style-name="ro1">
          <table:table-cell office:value-type="float" office:value="19124" calcext:value-type="float">
            <text:p>19124</text:p>
          </table:table-cell>
          <table:table-cell office:value-type="string" calcext:value-type="string">
            <text:p>R4482</text:p>
          </table:table-cell>
          <table:table-cell office:value-type="float" office:value="7.324617" calcext:value-type="float">
            <text:p>7.324617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079" calcext:value-type="float">
            <text:p>1.079</text:p>
          </table:table-cell>
          <table:table-cell office:value-type="float" office:value="0.038" calcext:value-type="float">
            <text:p>0.038</text:p>
          </table:table-cell>
          <table:table-cell office:value-type="float" office:value="-0.422" calcext:value-type="float">
            <text:p>-0.422</text:p>
          </table:table-cell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string" calcext:value-type="string">
            <text:p>R4482</text:p>
          </table:table-cell>
          <table:table-cell office:value-type="float" office:value="5.650209" calcext:value-type="float">
            <text:p>5.650209</text:p>
          </table:table-cell>
          <table:table-cell office:value-type="float" office:value="-0.854" calcext:value-type="float">
            <text:p>-0.854</text:p>
          </table:table-cell>
          <table:table-cell office:value-type="float" office:value="1.259" calcext:value-type="float">
            <text:p>1.259</text:p>
          </table:table-cell>
          <table:table-cell office:value-type="float" office:value="-0.689" calcext:value-type="float">
            <text:p>-0.689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19193" calcext:value-type="float">
            <text:p>19193</text:p>
          </table:table-cell>
          <table:table-cell office:value-type="string" calcext:value-type="string">
            <text:p>R4482</text:p>
          </table:table-cell>
          <table:table-cell office:value-type="float" office:value="4.899474" calcext:value-type="float">
            <text:p>4.899474</text:p>
          </table:table-cell>
          <table:table-cell office:value-type="float" office:value="-1.417" calcext:value-type="float">
            <text:p>-1.417</text:p>
          </table:table-cell>
          <table:table-cell office:value-type="float" office:value="1.562" calcext:value-type="float">
            <text:p>1.562</text:p>
          </table:table-cell>
          <table:table-cell office:value-type="float" office:value="-1.14" calcext:value-type="float">
            <text:p>-1.14</text:p>
          </table:table-cell>
          <table:table-cell office:value-type="float" office:value="-1.119" calcext:value-type="float">
            <text:p>-1.119</text:p>
          </table:table-cell>
        </table:table-row>
        <table:table-row table:style-name="ro1">
          <table:table-cell office:value-type="float" office:value="19208" calcext:value-type="float">
            <text:p>19208</text:p>
          </table:table-cell>
          <table:table-cell office:value-type="string" calcext:value-type="string">
            <text:p>R4482</text:p>
          </table:table-cell>
          <table:table-cell office:value-type="float" office:value="2.524744" calcext:value-type="float">
            <text:p>2.524744</text:p>
          </table:table-cell>
          <table:table-cell office:value-type="float" office:value="-1.394" calcext:value-type="float">
            <text:p>-1.394</text:p>
          </table:table-cell>
          <table:table-cell office:value-type="float" office:value="1.447" calcext:value-type="float">
            <text:p>1.447</text:p>
          </table:table-cell>
          <table:table-cell office:value-type="float" office:value="-1.267" calcext:value-type="float">
            <text:p>-1.267</text:p>
          </table:table-cell>
          <table:table-cell office:value-type="float" office:value="-1.016" calcext:value-type="float">
            <text:p>-1.016</text:p>
          </table:table-cell>
        </table:table-row>
        <table:table-row table:style-name="ro1">
          <table:table-cell office:value-type="float" office:value="19224" calcext:value-type="float">
            <text:p>19224</text:p>
          </table:table-cell>
          <table:table-cell office:value-type="string" calcext:value-type="string">
            <text:p>R4482</text:p>
          </table:table-cell>
          <table:table-cell office:value-type="float" office:value="4.949667" calcext:value-type="float">
            <text:p>4.949667</text:p>
          </table:table-cell>
          <table:table-cell office:value-type="float" office:value="-1.191" calcext:value-type="float">
            <text:p>-1.191</text:p>
          </table:table-cell>
          <table:table-cell office:value-type="float" office:value="1.306" calcext:value-type="float">
            <text:p>1.306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754" calcext:value-type="float">
            <text:p>-0.754</text:p>
          </table:table-cell>
        </table:table-row>
        <table:table-row table:style-name="ro1">
          <table:table-cell office:value-type="float" office:value="19379" calcext:value-type="float">
            <text:p>19379</text:p>
          </table:table-cell>
          <table:table-cell office:value-type="string" calcext:value-type="string">
            <text:p>R4507</text:p>
          </table:table-cell>
          <table:table-cell office:value-type="float" office:value="2.674722" calcext:value-type="float">
            <text:p>2.674722</text:p>
          </table:table-cell>
          <table:table-cell office:value-type="float" office:value="1.395" calcext:value-type="float">
            <text:p>1.395</text:p>
          </table:table-cell>
          <table:table-cell office:value-type="float" office:value="0.331" calcext:value-type="float">
            <text:p>0.331</text:p>
          </table:table-cell>
          <table:table-cell office:value-type="float" office:value="-0.807" calcext:value-type="float">
            <text:p>-0.807</text:p>
          </table:table-cell>
          <table:table-cell office:value-type="float" office:value="-0.714" calcext:value-type="float">
            <text:p>-0.714</text:p>
          </table:table-cell>
        </table:table-row>
        <table:table-row table:style-name="ro1">
          <table:table-cell office:value-type="float" office:value="19399" calcext:value-type="float">
            <text:p>19399</text:p>
          </table:table-cell>
          <table:table-cell office:value-type="string" calcext:value-type="string">
            <text:p>R4507</text:p>
          </table:table-cell>
          <table:table-cell office:value-type="float" office:value="4.750003" calcext:value-type="float">
            <text:p>4.750003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19414" calcext:value-type="float">
            <text:p>19414</text:p>
          </table:table-cell>
          <table:table-cell office:value-type="string" calcext:value-type="string">
            <text:p>R4507</text:p>
          </table:table-cell>
          <table:table-cell office:value-type="float" office:value="2.575129" calcext:value-type="float">
            <text:p>2.575129</text:p>
          </table:table-cell>
          <table:table-cell office:value-type="float" office:value="-0.5" calcext:value-type="float">
            <text:p>-0.5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69" calcext:value-type="float">
            <text:p>0.69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9432" calcext:value-type="float">
            <text:p>19432</text:p>
          </table:table-cell>
          <table:table-cell office:value-type="string" calcext:value-type="string">
            <text:p>R4507</text:p>
          </table:table-cell>
          <table:table-cell office:value-type="float" office:value="2.774793" calcext:value-type="float">
            <text:p>2.774793</text:p>
          </table:table-cell>
          <table:table-cell office:value-type="float" office:value="-0.516" calcext:value-type="float">
            <text:p>-0.5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394" calcext:value-type="float">
            <text:p>0.394</text:p>
          </table:table-cell>
          <table:table-cell office:value-type="float" office:value="-1.063" calcext:value-type="float">
            <text:p>-1.063</text:p>
          </table:table-cell>
        </table:table-row>
        <table:table-row table:style-name="ro1">
          <table:table-cell office:value-type="float" office:value="19483" calcext:value-type="float">
            <text:p>19483</text:p>
          </table:table-cell>
          <table:table-cell office:value-type="string" calcext:value-type="string">
            <text:p>R4507</text:p>
          </table:table-cell>
          <table:table-cell office:value-type="float" office:value="2.424661" calcext:value-type="float">
            <text:p>2.424661</text:p>
          </table:table-cell>
          <table:table-cell office:value-type="float" office:value="-0.393" calcext:value-type="float">
            <text:p>-0.393</text:p>
          </table:table-cell>
          <table:table-cell office:value-type="float" office:value="0.489" calcext:value-type="float">
            <text:p>0.489</text:p>
          </table:table-cell>
          <table:table-cell office:value-type="float" office:value="0.251" calcext:value-type="float">
            <text:p>0.251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9503" calcext:value-type="float">
            <text:p>19503</text:p>
          </table:table-cell>
          <table:table-cell office:value-type="string" calcext:value-type="string">
            <text:p>R4507</text:p>
          </table:table-cell>
          <table:table-cell office:value-type="float" office:value="7.774651" calcext:value-type="float">
            <text:p>7.77465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54" calcext:value-type="float">
            <text:p>-0.454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9518" calcext:value-type="float">
            <text:p>19518</text:p>
          </table:table-cell>
          <table:table-cell office:value-type="string" calcext:value-type="string">
            <text:p>R4507</text:p>
          </table:table-cell>
          <table:table-cell office:value-type="float" office:value="2.724817" calcext:value-type="float">
            <text:p>2.724817</text:p>
          </table:table-cell>
          <table:table-cell office:value-type="float" office:value="-0.836" calcext:value-type="float">
            <text:p>-0.8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26" calcext:value-type="float">
            <text:p>0.526</text:p>
          </table:table-cell>
          <table:table-cell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19533" calcext:value-type="float">
            <text:p>19533</text:p>
          </table:table-cell>
          <table:table-cell office:value-type="string" calcext:value-type="string">
            <text:p>R4507</text:p>
          </table:table-cell>
          <table:table-cell office:value-type="float" office:value="2.424941" calcext:value-type="float">
            <text:p>2.424941</text:p>
          </table:table-cell>
          <table:table-cell office:value-type="float" office:value="-1.447" calcext:value-type="float">
            <text:p>-1.447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608" calcext:value-type="float">
            <text:p>0.608</text:p>
          </table:table-cell>
          <table:table-cell office:value-type="float" office:value="-0.392" calcext:value-type="float">
            <text:p>-0.392</text:p>
          </table:table-cell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string" calcext:value-type="string">
            <text:p>R4507</text:p>
          </table:table-cell>
          <table:table-cell office:value-type="float" office:value="2.424742" calcext:value-type="float">
            <text:p>2.424742</text:p>
          </table:table-cell>
          <table:table-cell office:value-type="float" office:value="-0.21" calcext:value-type="float">
            <text:p>-0.21</text:p>
          </table:table-cell>
          <table:table-cell office:value-type="float" office:value="0.461" calcext:value-type="float">
            <text:p>0.461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452" calcext:value-type="float">
            <text:p>-0.452</text:p>
          </table:table-cell>
        </table:table-row>
        <table:table-row table:style-name="ro1">
          <table:table-cell office:value-type="float" office:value="19719" calcext:value-type="float">
            <text:p>19719</text:p>
          </table:table-cell>
          <table:table-cell office:value-type="string" calcext:value-type="string">
            <text:p>R4507</text:p>
          </table:table-cell>
          <table:table-cell office:value-type="float" office:value="2.874912" calcext:value-type="float">
            <text:p>2.874912</text:p>
          </table:table-cell>
          <table:table-cell office:value-type="float" office:value="-0.411" calcext:value-type="float">
            <text:p>-0.411</text:p>
          </table:table-cell>
          <table:table-cell office:value-type="float" office:value="-1.264" calcext:value-type="float">
            <text:p>-1.264</text:p>
          </table:table-cell>
          <table:table-cell office:value-type="float" office:value="0.239" calcext:value-type="float">
            <text:p>0.239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string" calcext:value-type="string">
            <text:p>R4507</text:p>
          </table:table-cell>
          <table:table-cell office:value-type="float" office:value="5.199789" calcext:value-type="float">
            <text:p>5.199789</text:p>
          </table:table-cell>
          <table:table-cell office:value-type="float" office:value="-0.92" calcext:value-type="float">
            <text:p>-0.9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32" calcext:value-type="float">
            <text:p>0.732</text:p>
          </table:table-cell>
          <table:table-cell office:value-type="float" office:value="-0.519" calcext:value-type="float">
            <text:p>-0.519</text:p>
          </table:table-cell>
        </table:table-row>
        <table:table-row table:style-name="ro1">
          <table:table-cell office:value-type="float" office:value="19782" calcext:value-type="float">
            <text:p>19782</text:p>
          </table:table-cell>
          <table:table-cell office:value-type="string" calcext:value-type="string">
            <text:p>R4507</text:p>
          </table:table-cell>
          <table:table-cell office:value-type="float" office:value="2.224436" calcext:value-type="float">
            <text:p>2.224436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359" calcext:value-type="float">
            <text:p>-0.359</text:p>
          </table:table-cell>
          <table:table-cell office:value-type="float" office:value="-0.687" calcext:value-type="float">
            <text:p>-0.687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R4508</text:p>
          </table:table-cell>
          <table:table-cell office:value-type="float" office:value="2.574944" calcext:value-type="float">
            <text:p>2.574944</text:p>
          </table:table-cell>
          <table:table-cell office:value-type="float" office:value="0.434" calcext:value-type="float">
            <text:p>0.434</text:p>
          </table:table-cell>
          <table:table-cell office:value-type="float" office:value="-0.338" calcext:value-type="float">
            <text:p>-0.338</text:p>
          </table:table-cell>
          <table:table-cell office:value-type="float" office:value="0.436" calcext:value-type="float">
            <text:p>0.436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R4508</text:p>
          </table:table-cell>
          <table:table-cell office:value-type="float" office:value="2.674898" calcext:value-type="float">
            <text:p>2.674898</text:p>
          </table:table-cell>
          <table:table-cell office:value-type="float" office:value="0.396" calcext:value-type="float">
            <text:p>0.396</text:p>
          </table:table-cell>
          <table:table-cell office:value-type="float" office:value="-1.52" calcext:value-type="float">
            <text:p>-1.52</text:p>
          </table:table-cell>
          <table:table-cell office:value-type="float" office:value="-1.061" calcext:value-type="float">
            <text:p>-1.061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R4508</text:p>
          </table:table-cell>
          <table:table-cell office:value-type="float" office:value="2.424994" calcext:value-type="float">
            <text:p>2.424994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192" calcext:value-type="float">
            <text:p>0.192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R4508</text:p>
          </table:table-cell>
          <table:table-cell office:value-type="float" office:value="2.67497" calcext:value-type="float">
            <text:p>2.67497</text:p>
          </table:table-cell>
          <table:table-cell office:value-type="float" office:value="-0.621" calcext:value-type="float">
            <text:p>-0.621</text:p>
          </table:table-cell>
          <table:table-cell office:value-type="float" office:value="-1.142" calcext:value-type="float">
            <text:p>-1.142</text:p>
          </table:table-cell>
          <table:table-cell office:value-type="float" office:value="0.163" calcext:value-type="float">
            <text:p>0.163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R4508</text:p>
          </table:table-cell>
          <table:table-cell office:value-type="float" office:value="7.374541" calcext:value-type="float">
            <text:p>7.374541</text:p>
          </table:table-cell>
          <table:table-cell office:value-type="float" office:value="-0.708" calcext:value-type="float">
            <text:p>-0.70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695" calcext:value-type="float">
            <text:p>1.695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R4508</text:p>
          </table:table-cell>
          <table:table-cell office:value-type="float" office:value="5.449708" calcext:value-type="float">
            <text:p>5.449708</text:p>
          </table:table-cell>
          <table:table-cell office:value-type="float" office:value="2.067" calcext:value-type="float">
            <text:p>2.067</text:p>
          </table:table-cell>
          <table:table-cell office:value-type="float" office:value="0.366" calcext:value-type="float">
            <text:p>0.366</text:p>
          </table:table-cell>
          <table:table-cell office:value-type="float" office:value="-1.157" calcext:value-type="float">
            <text:p>-1.157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R4508</text:p>
          </table:table-cell>
          <table:table-cell office:value-type="float" office:value="4.999442" calcext:value-type="float">
            <text:p>4.999442</text:p>
          </table:table-cell>
          <table:table-cell office:value-type="float" office:value="2.001" calcext:value-type="float">
            <text:p>2.0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8" calcext:value-type="float">
            <text:p>-0.88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R4508</text:p>
          </table:table-cell>
          <table:table-cell office:value-type="float" office:value="7.724918" calcext:value-type="float">
            <text:p>7.724918</text:p>
          </table:table-cell>
          <table:table-cell office:value-type="float" office:value="1.771" calcext:value-type="float">
            <text:p>1.771</text:p>
          </table:table-cell>
          <table:table-cell office:value-type="float" office:value="-1.29" calcext:value-type="float">
            <text:p>-1.29</text:p>
          </table:table-cell>
          <table:table-cell office:value-type="float" office:value="-1.385" calcext:value-type="float">
            <text:p>-1.385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20256" calcext:value-type="float">
            <text:p>20256</text:p>
          </table:table-cell>
          <table:table-cell office:value-type="string" calcext:value-type="string">
            <text:p>R4508</text:p>
          </table:table-cell>
          <table:table-cell office:value-type="float" office:value="2.374861" calcext:value-type="float">
            <text:p>2.374861</text:p>
          </table:table-cell>
          <table:table-cell office:value-type="float" office:value="2.026" calcext:value-type="float">
            <text:p>2.026</text:p>
          </table:table-cell>
          <table:table-cell office:value-type="float" office:value="-0.934" calcext:value-type="float">
            <text:p>-0.934</text:p>
          </table:table-cell>
          <table:table-cell office:value-type="float" office:value="-1.089" calcext:value-type="float">
            <text:p>-1.08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R4508</text:p>
          </table:table-cell>
          <table:table-cell office:value-type="float" office:value="2.374813" calcext:value-type="float">
            <text:p>2.374813</text:p>
          </table:table-cell>
          <table:table-cell office:value-type="float" office:value="0.479" calcext:value-type="float">
            <text:p>0.479</text:p>
          </table:table-cell>
          <table:table-cell office:value-type="float" office:value="0.615" calcext:value-type="float">
            <text:p>0.615</text:p>
          </table:table-cell>
          <table:table-cell office:value-type="float" office:value="0.107" calcext:value-type="float">
            <text:p>0.107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20627" calcext:value-type="float">
            <text:p>20627</text:p>
          </table:table-cell>
          <table:table-cell office:value-type="string" calcext:value-type="string">
            <text:p>R4211</text:p>
          </table:table-cell>
          <table:table-cell office:value-type="float" office:value="5.649835" calcext:value-type="float">
            <text:p>5.649835</text:p>
          </table:table-cell>
          <table:table-cell office:value-type="float" office:value="1.006" calcext:value-type="float">
            <text:p>1.006</text:p>
          </table:table-cell>
          <table:table-cell office:value-type="float" office:value="1.295" calcext:value-type="float">
            <text:p>1.295</text:p>
          </table:table-cell>
          <table:table-cell office:value-type="float" office:value="0.654" calcext:value-type="float">
            <text:p>0.654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20646" calcext:value-type="float">
            <text:p>20646</text:p>
          </table:table-cell>
          <table:table-cell office:value-type="string" calcext:value-type="string">
            <text:p>R4211</text:p>
          </table:table-cell>
          <table:table-cell office:value-type="float" office:value="5.099539" calcext:value-type="float">
            <text:p>5.099539</text:p>
          </table:table-cell>
          <table:table-cell office:value-type="float" office:value="0.748" calcext:value-type="float">
            <text:p>0.748</text:p>
          </table:table-cell>
          <table:table-cell office:value-type="float" office:value="1.665" calcext:value-type="float">
            <text:p>1.665</text:p>
          </table:table-cell>
          <table:table-cell office:value-type="float" office:value="0.731" calcext:value-type="float">
            <text:p>0.73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20747" calcext:value-type="float">
            <text:p>20747</text:p>
          </table:table-cell>
          <table:table-cell office:value-type="string" calcext:value-type="string">
            <text:p>R4211</text:p>
          </table:table-cell>
          <table:table-cell office:value-type="float" office:value="2.675047" calcext:value-type="float">
            <text:p>2.675047</text:p>
          </table:table-cell>
          <table:table-cell office:value-type="float" office:value="0.075" calcext:value-type="float">
            <text:p>0.075</text:p>
          </table:table-cell>
          <table:table-cell office:value-type="float" office:value="2.56" calcext:value-type="float">
            <text:p>2.56</text:p>
          </table:table-cell>
          <table:table-cell office:value-type="float" office:value="-0.856" calcext:value-type="float">
            <text:p>-0.856</text:p>
          </table:table-cell>
          <table:table-cell office:value-type="float" office:value="-1.557" calcext:value-type="float">
            <text:p>-1.557</text:p>
          </table:table-cell>
        </table:table-row>
        <table:table-row table:style-name="ro1">
          <table:table-cell office:value-type="float" office:value="20763" calcext:value-type="float">
            <text:p>20763</text:p>
          </table:table-cell>
          <table:table-cell office:value-type="string" calcext:value-type="string">
            <text:p>R4211</text:p>
          </table:table-cell>
          <table:table-cell office:value-type="float" office:value="5.199679" calcext:value-type="float">
            <text:p>5.199679</text:p>
          </table:table-cell>
          <table:table-cell office:value-type="float" office:value="0.884" calcext:value-type="float">
            <text:p>0.884</text:p>
          </table:table-cell>
          <table:table-cell office:value-type="float" office:value="2.31" calcext:value-type="float">
            <text:p>2.31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566" calcext:value-type="float">
            <text:p>-0.566</text:p>
          </table:table-cell>
        </table:table-row>
        <table:table-row table:style-name="ro1">
          <table:table-cell office:value-type="float" office:value="20779" calcext:value-type="float">
            <text:p>20779</text:p>
          </table:table-cell>
          <table:table-cell office:value-type="string" calcext:value-type="string">
            <text:p>R4211</text:p>
          </table:table-cell>
          <table:table-cell office:value-type="float" office:value="5.04979" calcext:value-type="float">
            <text:p>5.04979</text:p>
          </table:table-cell>
          <table:table-cell office:value-type="float" office:value="0.837" calcext:value-type="float">
            <text:p>0.837</text:p>
          </table:table-cell>
          <table:table-cell office:value-type="float" office:value="2.362" calcext:value-type="float">
            <text:p>2.362</text:p>
          </table:table-cell>
          <table:table-cell office:value-type="float" office:value="0.992" calcext:value-type="float">
            <text:p>0.99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0798" calcext:value-type="float">
            <text:p>20798</text:p>
          </table:table-cell>
          <table:table-cell office:value-type="string" calcext:value-type="string">
            <text:p>R4211</text:p>
          </table:table-cell>
          <table:table-cell office:value-type="float" office:value="5.099873" calcext:value-type="float">
            <text:p>5.099873</text:p>
          </table:table-cell>
          <table:table-cell office:value-type="float" office:value="-1.156" calcext:value-type="float">
            <text:p>-1.156</text:p>
          </table:table-cell>
          <table:table-cell office:value-type="float" office:value="1.275" calcext:value-type="float">
            <text:p>1.275</text:p>
          </table:table-cell>
          <table:table-cell office:value-type="float" office:value="2.181" calcext:value-type="float">
            <text:p>2.181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20843" calcext:value-type="float">
            <text:p>20843</text:p>
          </table:table-cell>
          <table:table-cell office:value-type="string" calcext:value-type="string">
            <text:p>R4211</text:p>
          </table:table-cell>
          <table:table-cell office:value-type="float" office:value="5.199637" calcext:value-type="float">
            <text:p>5.199637</text:p>
          </table:table-cell>
          <table:table-cell office:value-type="float" office:value="0.264" calcext:value-type="float">
            <text:p>0.264</text:p>
          </table:table-cell>
          <table:table-cell office:value-type="float" office:value="1.184" calcext:value-type="float">
            <text:p>1.184</text:p>
          </table:table-cell>
          <table:table-cell office:value-type="float" office:value="2.25" calcext:value-type="float">
            <text:p>2.25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float" office:value="20861" calcext:value-type="float">
            <text:p>20861</text:p>
          </table:table-cell>
          <table:table-cell office:value-type="string" calcext:value-type="string">
            <text:p>R4211</text:p>
          </table:table-cell>
          <table:table-cell office:value-type="float" office:value="2.47492" calcext:value-type="float">
            <text:p>2.47492</text:p>
          </table:table-cell>
          <table:table-cell office:value-type="float" office:value="0.271" calcext:value-type="float">
            <text:p>0.271</text:p>
          </table:table-cell>
          <table:table-cell office:value-type="float" office:value="1.651" calcext:value-type="float">
            <text:p>1.651</text:p>
          </table:table-cell>
          <table:table-cell office:value-type="float" office:value="0.817" calcext:value-type="float">
            <text:p>0.817</text:p>
          </table:table-cell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string" calcext:value-type="string">
            <text:p>R4211</text:p>
          </table:table-cell>
          <table:table-cell office:value-type="float" office:value="7.674862" calcext:value-type="float">
            <text:p>7.674862</text:p>
          </table:table-cell>
          <table:table-cell office:value-type="float" office:value="-0.84" calcext:value-type="float">
            <text:p>-0.84</text:p>
          </table:table-cell>
          <table:table-cell office:value-type="float" office:value="2.555" calcext:value-type="float">
            <text:p>2.555</text:p>
          </table:table-cell>
          <table:table-cell office:value-type="float" office:value="0.203" calcext:value-type="float">
            <text:p>0.203</text:p>
          </table:table-cell>
          <table:table-cell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string" calcext:value-type="string">
            <text:p>R4211</text:p>
          </table:table-cell>
          <table:table-cell office:value-type="float" office:value="2.474859" calcext:value-type="float">
            <text:p>2.474859</text:p>
          </table:table-cell>
          <table:table-cell office:value-type="float" office:value="-1.554" calcext:value-type="float">
            <text:p>-1.554</text:p>
          </table:table-cell>
          <table:table-cell office:value-type="float" office:value="1.9" calcext:value-type="float">
            <text:p>1.9</text:p>
          </table:table-cell>
          <table:table-cell office:value-type="float" office:value="-1.853" calcext:value-type="float">
            <text:p>-1.853</text:p>
          </table:table-cell>
          <table:table-cell office:value-type="float" office:value="-1.505" calcext:value-type="float">
            <text:p>-1.505</text:p>
          </table:table-cell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string" calcext:value-type="string">
            <text:p>R4211</text:p>
          </table:table-cell>
          <table:table-cell office:value-type="float" office:value="2.624888" calcext:value-type="float">
            <text:p>2.624888</text:p>
          </table:table-cell>
          <table:table-cell office:value-type="float" office:value="0.082" calcext:value-type="float">
            <text:p>0.082</text:p>
          </table:table-cell>
          <table:table-cell office:value-type="float" office:value="1.294" calcext:value-type="float">
            <text:p>1.294</text:p>
          </table:table-cell>
          <table:table-cell office:value-type="float" office:value="0.68" calcext:value-type="float">
            <text:p>0.68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float" office:value="21181" calcext:value-type="float">
            <text:p>21181</text:p>
          </table:table-cell>
          <table:table-cell office:value-type="string" calcext:value-type="string">
            <text:p>R4087</text:p>
          </table:table-cell>
          <table:table-cell office:value-type="float" office:value="4.549603" calcext:value-type="float">
            <text:p>4.549603</text:p>
          </table:table-cell>
          <table:table-cell office:value-type="float" office:value="1.406" calcext:value-type="float">
            <text:p>1.40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21197" calcext:value-type="float">
            <text:p>21197</text:p>
          </table:table-cell>
          <table:table-cell office:value-type="string" calcext:value-type="string">
            <text:p>R4087</text:p>
          </table:table-cell>
          <table:table-cell office:value-type="float" office:value="5.449791" calcext:value-type="float">
            <text:p>5.449791</text:p>
          </table:table-cell>
          <table:table-cell office:value-type="float" office:value="1.614" calcext:value-type="float">
            <text:p>1.614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string" calcext:value-type="string">
            <text:p>R4087</text:p>
          </table:table-cell>
          <table:table-cell office:value-type="float" office:value="2.274828" calcext:value-type="float">
            <text:p>2.274828</text:p>
          </table:table-cell>
          <table:table-cell office:value-type="float" office:value="0.905" calcext:value-type="float">
            <text:p>0.905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411" calcext:value-type="float">
            <text:p>0.411</text:p>
          </table:table-cell>
          <table:table-cell office:value-type="float" office:value="-0.614" calcext:value-type="float">
            <text:p>-0.614</text:p>
          </table:table-cell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string" calcext:value-type="string">
            <text:p>R4087</text:p>
          </table:table-cell>
          <table:table-cell office:value-type="float" office:value="2.574732" calcext:value-type="float">
            <text:p>2.574732</text:p>
          </table:table-cell>
          <table:table-cell office:value-type="float" office:value="1.031" calcext:value-type="float">
            <text:p>1.031</text:p>
          </table:table-cell>
          <table:table-cell office:value-type="float" office:value="-1.837" calcext:value-type="float">
            <text:p>-1.837</text:p>
          </table:table-cell>
          <table:table-cell office:value-type="float" office:value="0.089" calcext:value-type="float">
            <text:p>0.089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string" calcext:value-type="string">
            <text:p>R4087</text:p>
          </table:table-cell>
          <table:table-cell office:value-type="float" office:value="4.758" calcext:value-type="float">
            <text:p>4.758</text:p>
          </table:table-cell>
          <table:table-cell office:value-type="float" office:value="0.373" calcext:value-type="float">
            <text:p>0.373</text:p>
          </table:table-cell>
          <table:table-cell office:value-type="float" office:value="-0.755" calcext:value-type="float">
            <text:p>-0.755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21292" calcext:value-type="float">
            <text:p>21292</text:p>
          </table:table-cell>
          <table:table-cell office:value-type="string" calcext:value-type="string">
            <text:p>R4087</text:p>
          </table:table-cell>
          <table:table-cell office:value-type="float" office:value="2.875067" calcext:value-type="float">
            <text:p>2.875067</text:p>
          </table:table-cell>
          <table:table-cell office:value-type="float" office:value="0.429" calcext:value-type="float">
            <text:p>0.429</text:p>
          </table:table-cell>
          <table:table-cell office:value-type="float" office:value="-1.205" calcext:value-type="float">
            <text:p>-1.2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string" calcext:value-type="string">
            <text:p>R4087</text:p>
          </table:table-cell>
          <table:table-cell office:value-type="float" office:value="4.949713" calcext:value-type="float">
            <text:p>4.949713</text:p>
          </table:table-cell>
          <table:table-cell office:value-type="float" office:value="0.295" calcext:value-type="float">
            <text:p>0.295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-0.196" calcext:value-type="float">
            <text:p>-0.196</text:p>
          </table:table-cell>
        </table:table-row>
        <table:table-row table:style-name="ro1">
          <table:table-cell office:value-type="float" office:value="21337" calcext:value-type="float">
            <text:p>21337</text:p>
          </table:table-cell>
          <table:table-cell office:value-type="string" calcext:value-type="string">
            <text:p>R4087</text:p>
          </table:table-cell>
          <table:table-cell office:value-type="float" office:value="2.674884" calcext:value-type="float">
            <text:p>2.674884</text:p>
          </table:table-cell>
          <table:table-cell office:value-type="float" office:value="-0.459" calcext:value-type="float">
            <text:p>-0.459</text:p>
          </table:table-cell>
          <table:table-cell office:value-type="float" office:value="-0.726" calcext:value-type="float">
            <text:p>-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1502" calcext:value-type="float">
            <text:p>21502</text:p>
          </table:table-cell>
          <table:table-cell office:value-type="string" calcext:value-type="string">
            <text:p>R4087</text:p>
          </table:table-cell>
          <table:table-cell office:value-type="float" office:value="2.725081" calcext:value-type="float">
            <text:p>2.725081</text:p>
          </table:table-cell>
          <table:table-cell office:value-type="float" office:value="0.257" calcext:value-type="float">
            <text:p>0.257</text:p>
          </table:table-cell>
          <table:table-cell office:value-type="float" office:value="-0.49" calcext:value-type="float">
            <text:p>-0.49</text:p>
          </table:table-cell>
          <table:table-cell office:value-type="float" office:value="2.193" calcext:value-type="float">
            <text:p>2.19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21522" calcext:value-type="float">
            <text:p>21522</text:p>
          </table:table-cell>
          <table:table-cell office:value-type="string" calcext:value-type="string">
            <text:p>R4087</text:p>
          </table:table-cell>
          <table:table-cell office:value-type="float" office:value="2.675094" calcext:value-type="float">
            <text:p>2.675094</text:p>
          </table:table-cell>
          <table:table-cell office:value-type="float" office:value="-0.138" calcext:value-type="float">
            <text:p>-0.138</text:p>
          </table:table-cell>
          <table:table-cell office:value-type="float" office:value="-1.375" calcext:value-type="float">
            <text:p>-1.375</text:p>
          </table:table-cell>
          <table:table-cell office:value-type="float" office:value="1.793" calcext:value-type="float">
            <text:p>1.793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21537" calcext:value-type="float">
            <text:p>21537</text:p>
          </table:table-cell>
          <table:table-cell office:value-type="string" calcext:value-type="string">
            <text:p>R4087</text:p>
          </table:table-cell>
          <table:table-cell office:value-type="float" office:value="2.475081" calcext:value-type="float">
            <text:p>2.475081</text:p>
          </table:table-cell>
          <table:table-cell office:value-type="float" office:value="-0.831" calcext:value-type="float">
            <text:p>-0.831</text:p>
          </table:table-cell>
          <table:table-cell office:value-type="float" office:value="-0.276" calcext:value-type="float">
            <text:p>-0.276</text:p>
          </table:table-cell>
          <table:table-cell office:value-type="float" office:value="-1.976" calcext:value-type="float">
            <text:p>-1.97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21552" calcext:value-type="float">
            <text:p>21552</text:p>
          </table:table-cell>
          <table:table-cell office:value-type="string" calcext:value-type="string">
            <text:p>R4087</text:p>
          </table:table-cell>
          <table:table-cell office:value-type="float" office:value="2.575276" calcext:value-type="float">
            <text:p>2.575276</text:p>
          </table:table-cell>
          <table:table-cell office:value-type="float" office:value="0.24" calcext:value-type="float">
            <text:p>0.24</text:p>
          </table:table-cell>
          <table:table-cell office:value-type="float" office:value="-1.789" calcext:value-type="float">
            <text:p>-1.789</text:p>
          </table:table-cell>
          <table:table-cell office:value-type="float" office:value="0.647" calcext:value-type="float">
            <text:p>0.647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string" calcext:value-type="string">
            <text:p>R4087</text:p>
          </table:table-cell>
          <table:table-cell office:value-type="float" office:value="7.124616" calcext:value-type="float">
            <text:p>7.124616</text:p>
          </table:table-cell>
          <table:table-cell office:value-type="float" office:value="0.572" calcext:value-type="float">
            <text:p>0.572</text:p>
          </table:table-cell>
          <table:table-cell office:value-type="float" office:value="-0.992" calcext:value-type="float">
            <text:p>-0.992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string" calcext:value-type="string">
            <text:p>R4087</text:p>
          </table:table-cell>
          <table:table-cell office:value-type="float" office:value="5.300133" calcext:value-type="float">
            <text:p>5.300133</text:p>
          </table:table-cell>
          <table:table-cell office:value-type="float" office:value="-0.783" calcext:value-type="float">
            <text:p>-0.783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813" calcext:value-type="float">
            <text:p>-0.813</text:p>
          </table:table-cell>
        </table:table-row>
        <table:table-row table:style-name="ro1">
          <table:table-cell office:value-type="float" office:value="21762" calcext:value-type="float">
            <text:p>21762</text:p>
          </table:table-cell>
          <table:table-cell office:value-type="string" calcext:value-type="string">
            <text:p>R4071</text:p>
          </table:table-cell>
          <table:table-cell office:value-type="float" office:value="7.524883" calcext:value-type="float">
            <text:p>7.524883</text:p>
          </table:table-cell>
          <table:table-cell office:value-type="float" office:value="2.019" calcext:value-type="float">
            <text:p>2.019</text:p>
          </table:table-cell>
          <table:table-cell office:value-type="float" office:value="-0.641" calcext:value-type="float">
            <text:p>-0.641</text:p>
          </table:table-cell>
          <table:table-cell office:value-type="float" office:value="0.489" calcext:value-type="float">
            <text:p>0.489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21778" calcext:value-type="float">
            <text:p>21778</text:p>
          </table:table-cell>
          <table:table-cell office:value-type="string" calcext:value-type="string">
            <text:p>R4071</text:p>
          </table:table-cell>
          <table:table-cell office:value-type="float" office:value="5.149721" calcext:value-type="float">
            <text:p>5.149721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499" calcext:value-type="float">
            <text:p>0.499</text:p>
          </table:table-cell>
          <table:table-cell office:value-type="float" office:value="-0.284" calcext:value-type="float">
            <text:p>-0.284</text:p>
          </table:table-cell>
        </table:table-row>
        <table:table-row table:style-name="ro1">
          <table:table-cell office:value-type="float" office:value="21793" calcext:value-type="float">
            <text:p>21793</text:p>
          </table:table-cell>
          <table:table-cell office:value-type="string" calcext:value-type="string">
            <text:p>R4071</text:p>
          </table:table-cell>
          <table:table-cell office:value-type="float" office:value="2.933519" calcext:value-type="float">
            <text:p>2.933519</text:p>
          </table:table-cell>
          <table:table-cell office:value-type="float" office:value="1.431" calcext:value-type="float">
            <text:p>1.431</text:p>
          </table:table-cell>
          <table:table-cell office:value-type="float" office:value="-0.294" calcext:value-type="float">
            <text:p>-0.294</text:p>
          </table:table-cell>
          <table:table-cell office:value-type="float" office:value="0.041" calcext:value-type="float">
            <text:p>0.041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1955" calcext:value-type="float">
            <text:p>21955</text:p>
          </table:table-cell>
          <table:table-cell office:value-type="string" calcext:value-type="string">
            <text:p>R4071</text:p>
          </table:table-cell>
          <table:table-cell office:value-type="float" office:value="2.575041" calcext:value-type="float">
            <text:p>2.575041</text:p>
          </table:table-cell>
          <table:table-cell office:value-type="float" office:value="-0.448" calcext:value-type="float">
            <text:p>-0.448</text:p>
          </table:table-cell>
          <table:table-cell office:value-type="float" office:value="-1.015" calcext:value-type="float">
            <text:p>-1.015</text:p>
          </table:table-cell>
          <table:table-cell office:value-type="float" office:value="0.641" calcext:value-type="float">
            <text:p>0.641</text:p>
          </table:table-cell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21972" calcext:value-type="float">
            <text:p>21972</text:p>
          </table:table-cell>
          <table:table-cell office:value-type="string" calcext:value-type="string">
            <text:p>R4071</text:p>
          </table:table-cell>
          <table:table-cell office:value-type="float" office:value="7.224869" calcext:value-type="float">
            <text:p>7.224869</text:p>
          </table:table-cell>
          <table:table-cell office:value-type="float" office:value="0.117" calcext:value-type="float">
            <text:p>0.117</text:p>
          </table:table-cell>
          <table:table-cell office:value-type="float" office:value="-1.572" calcext:value-type="float">
            <text:p>-1.572</text:p>
          </table:table-cell>
          <table:table-cell office:value-type="float" office:value="0.936" calcext:value-type="float">
            <text:p>0.936</text:p>
          </table:table-cell>
          <table:table-cell office:value-type="float" office:value="-1.499" calcext:value-type="float">
            <text:p>-1.499</text:p>
          </table:table-cell>
        </table:table-row>
        <table:table-row table:style-name="ro1">
          <table:table-cell office:value-type="float" office:value="21987" calcext:value-type="float">
            <text:p>21987</text:p>
          </table:table-cell>
          <table:table-cell office:value-type="string" calcext:value-type="string">
            <text:p>R4071</text:p>
          </table:table-cell>
          <table:table-cell office:value-type="float" office:value="2.774809" calcext:value-type="float">
            <text:p>2.774809</text:p>
          </table:table-cell>
          <table:table-cell office:value-type="float" office:value="0.05" calcext:value-type="float">
            <text:p>0.05</text:p>
          </table:table-cell>
          <table:table-cell office:value-type="float" office:value="-1.786" calcext:value-type="float">
            <text:p>-1.786</text:p>
          </table:table-cell>
          <table:table-cell office:value-type="float" office:value="0.172" calcext:value-type="float">
            <text:p>0.172</text:p>
          </table:table-cell>
          <table:table-cell office:value-type="float" office:value="-0.671" calcext:value-type="float">
            <text:p>-0.671</text:p>
          </table:table-cell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string" calcext:value-type="string">
            <text:p>R4071</text:p>
          </table:table-cell>
          <table:table-cell office:value-type="float" office:value="2.525184" calcext:value-type="float">
            <text:p>2.525184</text:p>
          </table:table-cell>
          <table:table-cell office:value-type="float" office:value="0.654" calcext:value-type="float">
            <text:p>0.654</text:p>
          </table:table-cell>
          <table:table-cell office:value-type="float" office:value="-2.099" calcext:value-type="float">
            <text:p>-2.099</text:p>
          </table:table-cell>
          <table:table-cell office:value-type="float" office:value="0.712" calcext:value-type="float">
            <text:p>0.712</text:p>
          </table:table-cell>
          <table:table-cell office:value-type="float" office:value="-1.319" calcext:value-type="float">
            <text:p>-1.319</text:p>
          </table:table-cell>
        </table:table-row>
        <table:table-row table:style-name="ro1">
          <table:table-cell office:value-type="float" office:value="22047" calcext:value-type="float">
            <text:p>22047</text:p>
          </table:table-cell>
          <table:table-cell office:value-type="string" calcext:value-type="string">
            <text:p>R4071</text:p>
          </table:table-cell>
          <table:table-cell office:value-type="float" office:value="2.624789" calcext:value-type="float">
            <text:p>2.624789</text:p>
          </table:table-cell>
          <table:table-cell office:value-type="float" office:value="-0.183" calcext:value-type="float">
            <text:p>-0.183</text:p>
          </table:table-cell>
          <table:table-cell office:value-type="float" office:value="-1.509" calcext:value-type="float">
            <text:p>-1.509</text:p>
          </table:table-cell>
          <table:table-cell office:value-type="float" office:value="-0.845" calcext:value-type="float">
            <text:p>-0.845</text:p>
          </table:table-cell>
          <table:table-cell office:value-type="float" office:value="-1.088" calcext:value-type="float">
            <text:p>-1.088</text:p>
          </table:table-cell>
        </table:table-row>
        <table:table-row table:style-name="ro1">
          <table:table-cell office:value-type="float" office:value="22073" calcext:value-type="float">
            <text:p>22073</text:p>
          </table:table-cell>
          <table:table-cell office:value-type="string" calcext:value-type="string">
            <text:p>R4071</text:p>
          </table:table-cell>
          <table:table-cell office:value-type="float" office:value="5.299811" calcext:value-type="float">
            <text:p>5.299811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string" calcext:value-type="string">
            <text:p>R4071</text:p>
          </table:table-cell>
          <table:table-cell office:value-type="float" office:value="4.749658" calcext:value-type="float">
            <text:p>4.749658</text:p>
          </table:table-cell>
          <table:table-cell office:value-type="float" office:value="-1.616" calcext:value-type="float">
            <text:p>-1.616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2297" calcext:value-type="float">
            <text:p>22297</text:p>
          </table:table-cell>
          <table:table-cell office:value-type="string" calcext:value-type="string">
            <text:p>R4071</text:p>
          </table:table-cell>
          <table:table-cell office:value-type="float" office:value="7.774625" calcext:value-type="float">
            <text:p>7.774625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218" calcext:value-type="float">
            <text:p>0.218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2349" calcext:value-type="float">
            <text:p>22349</text:p>
          </table:table-cell>
          <table:table-cell office:value-type="string" calcext:value-type="string">
            <text:p>R4085</text:p>
          </table:table-cell>
          <table:table-cell office:value-type="float" office:value="2.274581" calcext:value-type="float">
            <text:p>2.274581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152" calcext:value-type="float">
            <text:p>0.152</text:p>
          </table:table-cell>
          <table:table-cell office:value-type="float" office:value="2.143" calcext:value-type="float">
            <text:p>2.14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22368" calcext:value-type="float">
            <text:p>22368</text:p>
          </table:table-cell>
          <table:table-cell office:value-type="string" calcext:value-type="string">
            <text:p>R4085</text:p>
          </table:table-cell>
          <table:table-cell office:value-type="float" office:value="2.524895" calcext:value-type="float">
            <text:p>2.524895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43" calcext:value-type="float">
            <text:p>0.743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22383" calcext:value-type="float">
            <text:p>22383</text:p>
          </table:table-cell>
          <table:table-cell office:value-type="string" calcext:value-type="string">
            <text:p>R4085</text:p>
          </table:table-cell>
          <table:table-cell office:value-type="float" office:value="2.7747" calcext:value-type="float">
            <text:p>2.77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1" calcext:value-type="float">
            <text:p>0.181</text:p>
          </table:table-cell>
          <table:table-cell office:value-type="float" office:value="2.458" calcext:value-type="float">
            <text:p>2.458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2401" calcext:value-type="float">
            <text:p>22401</text:p>
          </table:table-cell>
          <table:table-cell office:value-type="string" calcext:value-type="string">
            <text:p>R4085</text:p>
          </table:table-cell>
          <table:table-cell office:value-type="float" office:value="2.474677" calcext:value-type="float">
            <text:p>2.474677</text:p>
          </table:table-cell>
          <table:table-cell office:value-type="float" office:value="0.13" calcext:value-type="float">
            <text:p>0.13</text:p>
          </table:table-cell>
          <table:table-cell office:value-type="float" office:value="0.245" calcext:value-type="float">
            <text:p>0.245</text:p>
          </table:table-cell>
          <table:table-cell office:value-type="float" office:value="1.613" calcext:value-type="float">
            <text:p>1.613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22566" calcext:value-type="float">
            <text:p>22566</text:p>
          </table:table-cell>
          <table:table-cell office:value-type="string" calcext:value-type="string">
            <text:p>R4085</text:p>
          </table:table-cell>
          <table:table-cell office:value-type="float" office:value="7.424738" calcext:value-type="float">
            <text:p>7.424738</text:p>
          </table:table-cell>
          <table:table-cell office:value-type="float" office:value="0.511" calcext:value-type="float">
            <text:p>0.511</text:p>
          </table:table-cell>
          <table:table-cell office:value-type="float" office:value="0.698" calcext:value-type="float">
            <text:p>0.698</text:p>
          </table:table-cell>
          <table:table-cell office:value-type="float" office:value="1.776" calcext:value-type="float">
            <text:p>1.776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float" office:value="22585" calcext:value-type="float">
            <text:p>22585</text:p>
          </table:table-cell>
          <table:table-cell office:value-type="string" calcext:value-type="string">
            <text:p>R4085</text:p>
          </table:table-cell>
          <table:table-cell office:value-type="float" office:value="2.574969" calcext:value-type="float">
            <text:p>2.574969</text:p>
          </table:table-cell>
          <table:table-cell office:value-type="float" office:value="-0.655" calcext:value-type="float">
            <text:p>-0.655</text:p>
          </table:table-cell>
          <table:table-cell office:value-type="float" office:value="1.147" calcext:value-type="float">
            <text:p>1.147</text:p>
          </table:table-cell>
          <table:table-cell office:value-type="float" office:value="1.942" calcext:value-type="float">
            <text:p>1.942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22603" calcext:value-type="float">
            <text:p>22603</text:p>
          </table:table-cell>
          <table:table-cell office:value-type="string" calcext:value-type="string">
            <text:p>R4085</text:p>
          </table:table-cell>
          <table:table-cell office:value-type="float" office:value="2.774977" calcext:value-type="float">
            <text:p>2.774977</text:p>
          </table:table-cell>
          <table:table-cell office:value-type="float" office:value="0.294" calcext:value-type="float">
            <text:p>0.294</text:p>
          </table:table-cell>
          <table:table-cell office:value-type="float" office:value="0.596" calcext:value-type="float">
            <text:p>0.596</text:p>
          </table:table-cell>
          <table:table-cell office:value-type="float" office:value="1.93" calcext:value-type="float">
            <text:p>1.93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22709" calcext:value-type="float">
            <text:p>22709</text:p>
          </table:table-cell>
          <table:table-cell office:value-type="string" calcext:value-type="string">
            <text:p>R4085</text:p>
          </table:table-cell>
          <table:table-cell office:value-type="float" office:value="2.524877" calcext:value-type="float">
            <text:p>2.524877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395" calcext:value-type="float">
            <text:p>0.395</text:p>
          </table:table-cell>
          <table:table-cell office:value-type="float" office:value="2.227" calcext:value-type="float">
            <text:p>2.227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string" calcext:value-type="string">
            <text:p>R4085</text:p>
          </table:table-cell>
          <table:table-cell office:value-type="float" office:value="7.324485" calcext:value-type="float">
            <text:p>7.324485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922" calcext:value-type="float">
            <text:p>0.922</text:p>
          </table:table-cell>
          <table:table-cell office:value-type="float" office:value="0.413" calcext:value-type="float">
            <text:p>0.413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string" calcext:value-type="string">
            <text:p>R4085</text:p>
          </table:table-cell>
          <table:table-cell office:value-type="float" office:value="2.475328" calcext:value-type="float">
            <text:p>2.475328</text:p>
          </table:table-cell>
          <table:table-cell office:value-type="float" office:value="-0.611" calcext:value-type="float">
            <text:p>-0.611</text:p>
          </table:table-cell>
          <table:table-cell office:value-type="float" office:value="0.619" calcext:value-type="float">
            <text:p>0.619</text:p>
          </table:table-cell>
          <table:table-cell office:value-type="float" office:value="1.566" calcext:value-type="float">
            <text:p>1.56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22759" calcext:value-type="float">
            <text:p>22759</text:p>
          </table:table-cell>
          <table:table-cell office:value-type="string" calcext:value-type="string">
            <text:p>R4085</text:p>
          </table:table-cell>
          <table:table-cell office:value-type="float" office:value="2.775067" calcext:value-type="float">
            <text:p>2.775067</text:p>
          </table:table-cell>
          <table:table-cell office:value-type="float" office:value="0.02" calcext:value-type="float">
            <text:p>0.02</text:p>
          </table:table-cell>
          <table:table-cell office:value-type="float" office:value="0.897" calcext:value-type="float">
            <text:p>0.897</text:p>
          </table:table-cell>
          <table:table-cell office:value-type="float" office:value="2.228" calcext:value-type="float">
            <text:p>2.228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22816" calcext:value-type="float">
            <text:p>22816</text:p>
          </table:table-cell>
          <table:table-cell office:value-type="string" calcext:value-type="string">
            <text:p>R4085</text:p>
          </table:table-cell>
          <table:table-cell office:value-type="float" office:value="2.524674" calcext:value-type="float">
            <text:p>2.524674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948" calcext:value-type="float">
            <text:p>0.948</text:p>
          </table:table-cell>
          <table:table-cell office:value-type="float" office:value="1.489" calcext:value-type="float">
            <text:p>1.489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string" calcext:value-type="string">
            <text:p>R4085</text:p>
          </table:table-cell>
          <table:table-cell office:value-type="float" office:value="2.424571" calcext:value-type="float">
            <text:p>2.424571</text:p>
          </table:table-cell>
          <table:table-cell office:value-type="float" office:value="-0.787" calcext:value-type="float">
            <text:p>-0.787</text:p>
          </table:table-cell>
          <table:table-cell office:value-type="float" office:value="0.561" calcext:value-type="float">
            <text:p>0.561</text:p>
          </table:table-cell>
          <table:table-cell office:value-type="float" office:value="2.049" calcext:value-type="float">
            <text:p>2.049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string" calcext:value-type="string">
            <text:p>R4119</text:p>
          </table:table-cell>
          <table:table-cell office:value-type="float" office:value="4.999673" calcext:value-type="float">
            <text:p>4.999673</text:p>
          </table:table-cell>
          <table:table-cell office:value-type="float" office:value="1.677" calcext:value-type="float">
            <text:p>1.677</text:p>
          </table:table-cell>
          <table:table-cell office:value-type="float" office:value="1.947" calcext:value-type="float">
            <text:p>1.947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23044" calcext:value-type="float">
            <text:p>23044</text:p>
          </table:table-cell>
          <table:table-cell office:value-type="string" calcext:value-type="string">
            <text:p>R4119</text:p>
          </table:table-cell>
          <table:table-cell office:value-type="float" office:value="2.57517" calcext:value-type="float">
            <text:p>2.57517</text:p>
          </table:table-cell>
          <table:table-cell office:value-type="float" office:value="1.604" calcext:value-type="float">
            <text:p>1.604</text:p>
          </table:table-cell>
          <table:table-cell office:value-type="float" office:value="1.915" calcext:value-type="float">
            <text:p>1.9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3063" calcext:value-type="float">
            <text:p>23063</text:p>
          </table:table-cell>
          <table:table-cell office:value-type="string" calcext:value-type="string">
            <text:p>R4119</text:p>
          </table:table-cell>
          <table:table-cell office:value-type="float" office:value="5.299438" calcext:value-type="float">
            <text:p>5.299438</text:p>
          </table:table-cell>
          <table:table-cell office:value-type="float" office:value="1.604" calcext:value-type="float">
            <text:p>1.604</text:p>
          </table:table-cell>
          <table:table-cell office:value-type="float" office:value="1.915" calcext:value-type="float">
            <text:p>1.9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3104" calcext:value-type="float">
            <text:p>23104</text:p>
          </table:table-cell>
          <table:table-cell office:value-type="string" calcext:value-type="string">
            <text:p>R4119</text:p>
          </table:table-cell>
          <table:table-cell office:value-type="float" office:value="2.875274" calcext:value-type="float">
            <text:p>2.875274</text:p>
          </table:table-cell>
          <table:table-cell office:value-type="float" office:value="1.699" calcext:value-type="float">
            <text:p>1.699</text:p>
          </table:table-cell>
          <table:table-cell office:value-type="float" office:value="1.832" calcext:value-type="float">
            <text:p>1.83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23120" calcext:value-type="float">
            <text:p>23120</text:p>
          </table:table-cell>
          <table:table-cell office:value-type="string" calcext:value-type="string">
            <text:p>R4119</text:p>
          </table:table-cell>
          <table:table-cell office:value-type="float" office:value="5.299662" calcext:value-type="float">
            <text:p>5.299662</text:p>
          </table:table-cell>
          <table:table-cell office:value-type="float" office:value="1.699" calcext:value-type="float">
            <text:p>1.699</text:p>
          </table:table-cell>
          <table:table-cell office:value-type="float" office:value="1.832" calcext:value-type="float">
            <text:p>1.83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string" calcext:value-type="string">
            <text:p>R4119</text:p>
          </table:table-cell>
          <table:table-cell office:value-type="float" office:value="2.325085" calcext:value-type="float">
            <text:p>2.325085</text:p>
          </table:table-cell>
          <table:table-cell office:value-type="float" office:value="1.733" calcext:value-type="float">
            <text:p>1.733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23157" calcext:value-type="float">
            <text:p>23157</text:p>
          </table:table-cell>
          <table:table-cell office:value-type="string" calcext:value-type="string">
            <text:p>R4119</text:p>
          </table:table-cell>
          <table:table-cell office:value-type="float" office:value="5.099672" calcext:value-type="float">
            <text:p>5.099672</text:p>
          </table:table-cell>
          <table:table-cell office:value-type="float" office:value="1.117" calcext:value-type="float">
            <text:p>1.117</text:p>
          </table:table-cell>
          <table:table-cell office:value-type="float" office:value="1.666" calcext:value-type="float">
            <text:p>1.666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1">
          <table:table-cell office:value-type="float" office:value="23259" calcext:value-type="float">
            <text:p>23259</text:p>
          </table:table-cell>
          <table:table-cell office:value-type="string" calcext:value-type="string">
            <text:p>R4119</text:p>
          </table:table-cell>
          <table:table-cell office:value-type="float" office:value="2.925001" calcext:value-type="float">
            <text:p>2.925001</text:p>
          </table:table-cell>
          <table:table-cell office:value-type="float" office:value="1.699" calcext:value-type="float">
            <text:p>1.699</text:p>
          </table:table-cell>
          <table:table-cell office:value-type="float" office:value="1.832" calcext:value-type="float">
            <text:p>1.83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23280" calcext:value-type="float">
            <text:p>23280</text:p>
          </table:table-cell>
          <table:table-cell office:value-type="string" calcext:value-type="string">
            <text:p>R4119</text:p>
          </table:table-cell>
          <table:table-cell office:value-type="float" office:value="7.92475" calcext:value-type="float">
            <text:p>7.92475</text:p>
          </table:table-cell>
          <table:table-cell office:value-type="float" office:value="1.768" calcext:value-type="float">
            <text:p>1.768</text:p>
          </table:table-cell>
          <table:table-cell office:value-type="float" office:value="1.152" calcext:value-type="float">
            <text:p>1.152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string" calcext:value-type="string">
            <text:p>R4119</text:p>
          </table:table-cell>
          <table:table-cell office:value-type="float" office:value="2.42462" calcext:value-type="float">
            <text:p>2.42462</text:p>
          </table:table-cell>
          <table:table-cell office:value-type="float" office:value="1.733" calcext:value-type="float">
            <text:p>1.733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23474" calcext:value-type="float">
            <text:p>23474</text:p>
          </table:table-cell>
          <table:table-cell office:value-type="string" calcext:value-type="string">
            <text:p>R4119</text:p>
          </table:table-cell>
          <table:table-cell office:value-type="float" office:value="2.624837" calcext:value-type="float">
            <text:p>2.624837</text:p>
          </table:table-cell>
          <table:table-cell office:value-type="float" office:value="1.699" calcext:value-type="float">
            <text:p>1.699</text:p>
          </table:table-cell>
          <table:table-cell office:value-type="float" office:value="1.832" calcext:value-type="float">
            <text:p>1.83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23496" calcext:value-type="float">
            <text:p>23496</text:p>
          </table:table-cell>
          <table:table-cell office:value-type="string" calcext:value-type="string">
            <text:p>R4119</text:p>
          </table:table-cell>
          <table:table-cell office:value-type="float" office:value="7.37501" calcext:value-type="float">
            <text:p>7.37501</text:p>
          </table:table-cell>
          <table:table-cell office:value-type="float" office:value="1.699" calcext:value-type="float">
            <text:p>1.699</text:p>
          </table:table-cell>
          <table:table-cell office:value-type="float" office:value="1.832" calcext:value-type="float">
            <text:p>1.83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23518" calcext:value-type="float">
            <text:p>23518</text:p>
          </table:table-cell>
          <table:table-cell office:value-type="string" calcext:value-type="string">
            <text:p>R4119</text:p>
          </table:table-cell>
          <table:table-cell office:value-type="float" office:value="2.875039" calcext:value-type="float">
            <text:p>2.875039</text:p>
          </table:table-cell>
          <table:table-cell office:value-type="float" office:value="1.699" calcext:value-type="float">
            <text:p>1.699</text:p>
          </table:table-cell>
          <table:table-cell office:value-type="float" office:value="1.832" calcext:value-type="float">
            <text:p>1.83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string" calcext:value-type="string">
            <text:p>R4662</text:p>
          </table:table-cell>
          <table:table-cell office:value-type="float" office:value="2.575206" calcext:value-type="float">
            <text:p>2.575206</text:p>
          </table:table-cell>
          <table:table-cell office:value-type="float" office:value="1.124" calcext:value-type="float">
            <text:p>1.124</text:p>
          </table:table-cell>
          <table:table-cell office:value-type="float" office:value="0.949" calcext:value-type="float">
            <text:p>0.949</text:p>
          </table:table-cell>
          <table:table-cell office:value-type="float" office:value="0.266" calcext:value-type="float">
            <text:p>0.266</text:p>
          </table:table-cell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string" calcext:value-type="string">
            <text:p>R4662</text:p>
          </table:table-cell>
          <table:table-cell office:value-type="float" office:value="5.249831" calcext:value-type="float">
            <text:p>5.24983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74" calcext:value-type="float">
            <text:p>0.774</text:p>
          </table:table-cell>
          <table:table-cell office:value-type="float" office:value="-1.241" calcext:value-type="float">
            <text:p>-1.241</text:p>
          </table:table-cell>
        </table:table-row>
        <table:table-row table:style-name="ro1">
          <table:table-cell office:value-type="float" office:value="24528" calcext:value-type="float">
            <text:p>24528</text:p>
          </table:table-cell>
          <table:table-cell office:value-type="string" calcext:value-type="string">
            <text:p>R4662</text:p>
          </table:table-cell>
          <table:table-cell office:value-type="float" office:value="2.825325" calcext:value-type="float">
            <text:p>2.825325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828" calcext:value-type="float">
            <text:p>-0.82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4547" calcext:value-type="float">
            <text:p>24547</text:p>
          </table:table-cell>
          <table:table-cell office:value-type="string" calcext:value-type="string">
            <text:p>R4662</text:p>
          </table:table-cell>
          <table:table-cell office:value-type="float" office:value="2.42478" calcext:value-type="float">
            <text:p>2.42478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584" calcext:value-type="float">
            <text:p>-0.584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string" calcext:value-type="string">
            <text:p>R4662</text:p>
          </table:table-cell>
          <table:table-cell office:value-type="float" office:value="4.899581" calcext:value-type="float">
            <text:p>4.899581</text:p>
          </table:table-cell>
          <table:table-cell office:value-type="float" office:value="0.039" calcext:value-type="float">
            <text:p>0.039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665" calcext:value-type="float">
            <text:p>0.665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R4662</text:p>
          </table:table-cell>
          <table:table-cell office:value-type="float" office:value="5.149881" calcext:value-type="float">
            <text:p>5.149881</text:p>
          </table:table-cell>
          <table:table-cell office:value-type="float" office:value="-1.025" calcext:value-type="float">
            <text:p>-1.02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865" calcext:value-type="float">
            <text:p>-0.86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string" calcext:value-type="string">
            <text:p>R4662</text:p>
          </table:table-cell>
          <table:table-cell office:value-type="float" office:value="2.774939" calcext:value-type="float">
            <text:p>2.774939</text:p>
          </table:table-cell>
          <table:table-cell office:value-type="float" office:value="0.74" calcext:value-type="float">
            <text:p>0.7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56" calcext:value-type="float">
            <text:p>0.756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string" calcext:value-type="string">
            <text:p>R4662</text:p>
          </table:table-cell>
          <table:table-cell office:value-type="float" office:value="7.324334" calcext:value-type="float">
            <text:p>7.324334</text:p>
          </table:table-cell>
          <table:table-cell office:value-type="float" office:value="-0.145" calcext:value-type="float">
            <text:p>-0.145</text:p>
          </table:table-cell>
          <table:table-cell office:value-type="float" office:value="-1.063" calcext:value-type="float">
            <text:p>-1.063</text:p>
          </table:table-cell>
          <table:table-cell office:value-type="float" office:value="-0.776" calcext:value-type="float">
            <text:p>-0.776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24668" calcext:value-type="float">
            <text:p>24668</text:p>
          </table:table-cell>
          <table:table-cell office:value-type="string" calcext:value-type="string">
            <text:p>R4662</text:p>
          </table:table-cell>
          <table:table-cell office:value-type="float" office:value="2.874787" calcext:value-type="float">
            <text:p>2.874787</text:p>
          </table:table-cell>
          <table:table-cell office:value-type="float" office:value="-1.296" calcext:value-type="float">
            <text:p>-1.296</text:p>
          </table:table-cell>
          <table:table-cell office:value-type="float" office:value="0.287" calcext:value-type="float">
            <text:p>0.287</text:p>
          </table:table-cell>
          <table:table-cell office:value-type="float" office:value="0.127" calcext:value-type="float">
            <text:p>0.127</text:p>
          </table:table-cell>
          <table:table-cell office:value-type="float" office:value="-0.787" calcext:value-type="float">
            <text:p>-0.787</text:p>
          </table:table-cell>
        </table:table-row>
        <table:table-row table:style-name="ro1">
          <table:table-cell office:value-type="float" office:value="24773" calcext:value-type="float">
            <text:p>24773</text:p>
          </table:table-cell>
          <table:table-cell office:value-type="string" calcext:value-type="string">
            <text:p>R4530</text:p>
          </table:table-cell>
          <table:table-cell office:value-type="float" office:value="4.858337" calcext:value-type="float">
            <text:p>4.858337</text:p>
          </table:table-cell>
          <table:table-cell office:value-type="float" office:value="2.157" calcext:value-type="float">
            <text:p>2.157</text:p>
          </table:table-cell>
          <table:table-cell office:value-type="float" office:value="0.498" calcext:value-type="float">
            <text:p>0.498</text:p>
          </table:table-cell>
          <table:table-cell office:value-type="float" office:value="-0.454" calcext:value-type="float">
            <text:p>-0.454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4793" calcext:value-type="float">
            <text:p>24793</text:p>
          </table:table-cell>
          <table:table-cell office:value-type="string" calcext:value-type="string">
            <text:p>R4530</text:p>
          </table:table-cell>
          <table:table-cell office:value-type="float" office:value="2.82495" calcext:value-type="float">
            <text:p>2.82495</text:p>
          </table:table-cell>
          <table:table-cell office:value-type="float" office:value="2.169" calcext:value-type="float">
            <text:p>2.169</text:p>
          </table:table-cell>
          <table:table-cell office:value-type="float" office:value="0.091" calcext:value-type="float">
            <text:p>0.091</text:p>
          </table:table-cell>
          <table:table-cell office:value-type="float" office:value="0.84" calcext:value-type="float">
            <text:p>0.84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24812" calcext:value-type="float">
            <text:p>24812</text:p>
          </table:table-cell>
          <table:table-cell office:value-type="string" calcext:value-type="string">
            <text:p>R4530</text:p>
          </table:table-cell>
          <table:table-cell office:value-type="float" office:value="2.525122" calcext:value-type="float">
            <text:p>2.525122</text:p>
          </table:table-cell>
          <table:table-cell office:value-type="float" office:value="1.153" calcext:value-type="float">
            <text:p>1.153</text:p>
          </table:table-cell>
          <table:table-cell office:value-type="float" office:value="0.566" calcext:value-type="float">
            <text:p>0.566</text:p>
          </table:table-cell>
          <table:table-cell office:value-type="float" office:value="0.427" calcext:value-type="float">
            <text:p>0.427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float" office:value="24920" calcext:value-type="float">
            <text:p>24920</text:p>
          </table:table-cell>
          <table:table-cell office:value-type="string" calcext:value-type="string">
            <text:p>R4530</text:p>
          </table:table-cell>
          <table:table-cell office:value-type="float" office:value="2.575056" calcext:value-type="float">
            <text:p>2.575056</text:p>
          </table:table-cell>
          <table:table-cell office:value-type="float" office:value="1.46" calcext:value-type="float">
            <text:p>1.46</text:p>
          </table:table-cell>
          <table:table-cell office:value-type="float" office:value="0.342" calcext:value-type="float">
            <text:p>0.342</text:p>
          </table:table-cell>
          <table:table-cell office:value-type="float" office:value="-0.076" calcext:value-type="float">
            <text:p>-0.076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24938" calcext:value-type="float">
            <text:p>24938</text:p>
          </table:table-cell>
          <table:table-cell office:value-type="string" calcext:value-type="string">
            <text:p>R4530</text:p>
          </table:table-cell>
          <table:table-cell office:value-type="float" office:value="2.824954" calcext:value-type="float">
            <text:p>2.824954</text:p>
          </table:table-cell>
          <table:table-cell office:value-type="float" office:value="0.374" calcext:value-type="float">
            <text:p>0.374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49" calcext:value-type="float">
            <text:p>1.49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24955" calcext:value-type="float">
            <text:p>24955</text:p>
          </table:table-cell>
          <table:table-cell office:value-type="string" calcext:value-type="string">
            <text:p>R4530</text:p>
          </table:table-cell>
          <table:table-cell office:value-type="float" office:value="7.424534" calcext:value-type="float">
            <text:p>7.424534</text:p>
          </table:table-cell>
          <table:table-cell office:value-type="float" office:value="0.293" calcext:value-type="float">
            <text:p>0.293</text:p>
          </table:table-cell>
          <table:table-cell office:value-type="float" office:value="0.08" calcext:value-type="float">
            <text:p>0.08</text:p>
          </table:table-cell>
          <table:table-cell office:value-type="float" office:value="0.321" calcext:value-type="float">
            <text:p>0.321</text:p>
          </table:table-cell>
          <table:table-cell office:value-type="float" office:value="-0.457" calcext:value-type="float">
            <text:p>-0.457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R4530</text:p>
          </table:table-cell>
          <table:table-cell office:value-type="float" office:value="5.249943" calcext:value-type="float">
            <text:p>5.24994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25172" calcext:value-type="float">
            <text:p>25172</text:p>
          </table:table-cell>
          <table:table-cell office:value-type="string" calcext:value-type="string">
            <text:p>R4530</text:p>
          </table:table-cell>
          <table:table-cell office:value-type="float" office:value="2.374709" calcext:value-type="float">
            <text:p>2.3747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25281" calcext:value-type="float">
            <text:p>25281</text:p>
          </table:table-cell>
          <table:table-cell office:value-type="string" calcext:value-type="string">
            <text:p>R4530</text:p>
          </table:table-cell>
          <table:table-cell office:value-type="float" office:value="7.574831" calcext:value-type="float">
            <text:p>7.57483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25" calcext:value-type="float">
            <text:p>0.325</text:p>
          </table:table-cell>
          <table:table-cell office:value-type="float" office:value="0.282" calcext:value-type="float">
            <text:p>0.282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25301" calcext:value-type="float">
            <text:p>25301</text:p>
          </table:table-cell>
          <table:table-cell office:value-type="string" calcext:value-type="string">
            <text:p>R4530</text:p>
          </table:table-cell>
          <table:table-cell office:value-type="float" office:value="5.299807" calcext:value-type="float">
            <text:p>5.29980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57" calcext:value-type="float">
            <text:p>0.057</text:p>
          </table:table-cell>
          <table:table-cell office:value-type="float" office:value="0.479" calcext:value-type="float">
            <text:p>0.479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string" calcext:value-type="string">
            <text:p>R4530</text:p>
          </table:table-cell>
          <table:table-cell office:value-type="float" office:value="5.149517" calcext:value-type="float">
            <text:p>5.149517</text:p>
          </table:table-cell>
          <table:table-cell office:value-type="float" office:value="1.322" calcext:value-type="float">
            <text:p>1.322</text:p>
          </table:table-cell>
          <table:table-cell office:value-type="float" office:value="0.652" calcext:value-type="float">
            <text:p>0.652</text:p>
          </table:table-cell>
          <table:table-cell office:value-type="float" office:value="1.904" calcext:value-type="float">
            <text:p>1.904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string" calcext:value-type="string">
            <text:p>R4487</text:p>
          </table:table-cell>
          <table:table-cell office:value-type="float" office:value="2.67513" calcext:value-type="float">
            <text:p>2.67513</text:p>
          </table:table-cell>
          <table:table-cell office:value-type="float" office:value="0.691" calcext:value-type="float">
            <text:p>0.691</text:p>
          </table:table-cell>
          <table:table-cell office:value-type="float" office:value="-0.851" calcext:value-type="float">
            <text:p>-0.851</text:p>
          </table:table-cell>
          <table:table-cell office:value-type="float" office:value="-1.369" calcext:value-type="float">
            <text:p>-1.36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5475" calcext:value-type="float">
            <text:p>25475</text:p>
          </table:table-cell>
          <table:table-cell office:value-type="string" calcext:value-type="string">
            <text:p>R4487</text:p>
          </table:table-cell>
          <table:table-cell office:value-type="float" office:value="2.775131" calcext:value-type="float">
            <text:p>2.775131</text:p>
          </table:table-cell>
          <table:table-cell office:value-type="float" office:value="-0.298" calcext:value-type="float">
            <text:p>-0.298</text:p>
          </table:table-cell>
          <table:table-cell office:value-type="float" office:value="-1.262" calcext:value-type="float">
            <text:p>-1.262</text:p>
          </table:table-cell>
          <table:table-cell office:value-type="float" office:value="0.273" calcext:value-type="float">
            <text:p>0.273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25539" calcext:value-type="float">
            <text:p>25539</text:p>
          </table:table-cell>
          <table:table-cell office:value-type="string" calcext:value-type="string">
            <text:p>R4487</text:p>
          </table:table-cell>
          <table:table-cell office:value-type="float" office:value="2.825134" calcext:value-type="float">
            <text:p>2.825134</text:p>
          </table:table-cell>
          <table:table-cell office:value-type="float" office:value="-1.781" calcext:value-type="float">
            <text:p>-1.781</text:p>
          </table:table-cell>
          <table:table-cell office:value-type="float" office:value="-0.427" calcext:value-type="float">
            <text:p>-0.427</text:p>
          </table:table-cell>
          <table:table-cell office:value-type="float" office:value="1.04" calcext:value-type="float">
            <text:p>1.04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string" calcext:value-type="string">
            <text:p>R4487</text:p>
          </table:table-cell>
          <table:table-cell office:value-type="float" office:value="2.574785" calcext:value-type="float">
            <text:p>2.574785</text:p>
          </table:table-cell>
          <table:table-cell office:value-type="float" office:value="-1.36" calcext:value-type="float">
            <text:p>-1.36</text:p>
          </table:table-cell>
          <table:table-cell office:value-type="float" office:value="-1.963" calcext:value-type="float">
            <text:p>-1.963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25741" calcext:value-type="float">
            <text:p>25741</text:p>
          </table:table-cell>
          <table:table-cell office:value-type="string" calcext:value-type="string">
            <text:p>R4487</text:p>
          </table:table-cell>
          <table:table-cell office:value-type="float" office:value="7.774623" calcext:value-type="float">
            <text:p>7.774623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854" calcext:value-type="float">
            <text:p>0.854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5759" calcext:value-type="float">
            <text:p>25759</text:p>
          </table:table-cell>
          <table:table-cell office:value-type="string" calcext:value-type="string">
            <text:p>R4487</text:p>
          </table:table-cell>
          <table:table-cell office:value-type="float" office:value="2.674837" calcext:value-type="float">
            <text:p>2.674837</text:p>
          </table:table-cell>
          <table:table-cell office:value-type="float" office:value="-0.703" calcext:value-type="float">
            <text:p>-0.703</text:p>
          </table:table-cell>
          <table:table-cell office:value-type="float" office:value="-1.126" calcext:value-type="float">
            <text:p>-1.126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22" calcext:value-type="float">
            <text:p>-0.322</text:p>
          </table:table-cell>
        </table:table-row>
        <table:table-row table:style-name="ro1">
          <table:table-cell office:value-type="float" office:value="25780" calcext:value-type="float">
            <text:p>25780</text:p>
          </table:table-cell>
          <table:table-cell office:value-type="string" calcext:value-type="string">
            <text:p>R4487</text:p>
          </table:table-cell>
          <table:table-cell office:value-type="float" office:value="2.875263" calcext:value-type="float">
            <text:p>2.875263</text:p>
          </table:table-cell>
          <table:table-cell office:value-type="float" office:value="-1.117" calcext:value-type="float">
            <text:p>-1.117</text:p>
          </table:table-cell>
          <table:table-cell office:value-type="float" office:value="-1.404" calcext:value-type="float">
            <text:p>-1.404</text:p>
          </table:table-cell>
          <table:table-cell office:value-type="float" office:value="0.67" calcext:value-type="float">
            <text:p>0.67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25833" calcext:value-type="float">
            <text:p>25833</text:p>
          </table:table-cell>
          <table:table-cell office:value-type="string" calcext:value-type="string">
            <text:p>R4487</text:p>
          </table:table-cell>
          <table:table-cell office:value-type="float" office:value="2.724926" calcext:value-type="float">
            <text:p>2.724926</text:p>
          </table:table-cell>
          <table:table-cell office:value-type="float" office:value="0.484" calcext:value-type="float">
            <text:p>0.484</text:p>
          </table:table-cell>
          <table:table-cell office:value-type="float" office:value="-0.783" calcext:value-type="float">
            <text:p>-0.783</text:p>
          </table:table-cell>
          <table:table-cell office:value-type="float" office:value="-0.907" calcext:value-type="float">
            <text:p>-0.907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string" calcext:value-type="string">
            <text:p>R4487</text:p>
          </table:table-cell>
          <table:table-cell office:value-type="float" office:value="7.424818" calcext:value-type="float">
            <text:p>7.424818</text:p>
          </table:table-cell>
          <table:table-cell office:value-type="float" office:value="0.139" calcext:value-type="float">
            <text:p>0.139</text:p>
          </table:table-cell>
          <table:table-cell office:value-type="float" office:value="-1.474" calcext:value-type="float">
            <text:p>-1.474</text:p>
          </table:table-cell>
          <table:table-cell office:value-type="float" office:value="0.333" calcext:value-type="float">
            <text:p>0.333</text:p>
          </table:table-cell>
          <table:table-cell office:value-type="float" office:value="-0.809" calcext:value-type="float">
            <text:p>-0.809</text:p>
          </table:table-cell>
        </table:table-row>
        <table:table-row table:style-name="ro1">
          <table:table-cell office:value-type="float" office:value="25973" calcext:value-type="float">
            <text:p>25973</text:p>
          </table:table-cell>
          <table:table-cell office:value-type="string" calcext:value-type="string">
            <text:p>R4509</text:p>
          </table:table-cell>
          <table:table-cell office:value-type="float" office:value="2.624705" calcext:value-type="float">
            <text:p>2.62470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2" calcext:value-type="float">
            <text:p>0.382</text:p>
          </table:table-cell>
          <table:table-cell office:value-type="float" office:value="0.816" calcext:value-type="float">
            <text:p>0.816</text:p>
          </table:table-cell>
          <table:table-cell office:value-type="float" office:value="-1.064" calcext:value-type="float">
            <text:p>-1.064</text:p>
          </table:table-cell>
        </table:table-row>
        <table:table-row table:style-name="ro1">
          <table:table-cell office:value-type="float" office:value="25993" calcext:value-type="float">
            <text:p>25993</text:p>
          </table:table-cell>
          <table:table-cell office:value-type="string" calcext:value-type="string">
            <text:p>R4509</text:p>
          </table:table-cell>
          <table:table-cell office:value-type="float" office:value="5.400022" calcext:value-type="float">
            <text:p>5.400022</text:p>
          </table:table-cell>
          <table:table-cell office:value-type="float" office:value="0.866" calcext:value-type="float">
            <text:p>0.866</text:p>
          </table:table-cell>
          <table:table-cell office:value-type="float" office:value="1.486" calcext:value-type="float">
            <text:p>1.486</text:p>
          </table:table-cell>
          <table:table-cell office:value-type="float" office:value="0.62" calcext:value-type="float">
            <text:p>0.62</text:p>
          </table:table-cell>
          <table:table-cell office:value-type="float" office:value="-1.047" calcext:value-type="float">
            <text:p>-1.047</text:p>
          </table:table-cell>
        </table:table-row>
        <table:table-row table:style-name="ro1">
          <table:table-cell office:value-type="float" office:value="26017" calcext:value-type="float">
            <text:p>26017</text:p>
          </table:table-cell>
          <table:table-cell office:value-type="string" calcext:value-type="string">
            <text:p>R4509</text:p>
          </table:table-cell>
          <table:table-cell office:value-type="float" office:value="5.249871" calcext:value-type="float">
            <text:p>5.249871</text:p>
          </table:table-cell>
          <table:table-cell office:value-type="float" office:value="-0.462" calcext:value-type="float">
            <text:p>-0.462</text:p>
          </table:table-cell>
          <table:table-cell office:value-type="float" office:value="-0.989" calcext:value-type="float">
            <text:p>-0.989</text:p>
          </table:table-cell>
          <table:table-cell office:value-type="float" office:value="-1.033" calcext:value-type="float">
            <text:p>-1.03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6032" calcext:value-type="float">
            <text:p>26032</text:p>
          </table:table-cell>
          <table:table-cell office:value-type="string" calcext:value-type="string">
            <text:p>R4509</text:p>
          </table:table-cell>
          <table:table-cell office:value-type="float" office:value="2.324664" calcext:value-type="float">
            <text:p>2.324664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353" calcext:value-type="float">
            <text:p>0.353</text:p>
          </table:table-cell>
          <table:table-cell office:value-type="float" office:value="-0.088" calcext:value-type="float">
            <text:p>-0.088</text:p>
          </table:table-cell>
          <table:table-cell office:value-type="float" office:value="-1.783" calcext:value-type="float">
            <text:p>-1.783</text:p>
          </table:table-cell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string" calcext:value-type="string">
            <text:p>R4509</text:p>
          </table:table-cell>
          <table:table-cell office:value-type="float" office:value="2.374766" calcext:value-type="float">
            <text:p>2.374766</text:p>
          </table:table-cell>
          <table:table-cell office:value-type="float" office:value="-1.72" calcext:value-type="float">
            <text:p>-1.72</text:p>
          </table:table-cell>
          <table:table-cell office:value-type="float" office:value="0.303" calcext:value-type="float">
            <text:p>0.303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string" calcext:value-type="string">
            <text:p>R4509</text:p>
          </table:table-cell>
          <table:table-cell office:value-type="float" office:value="2.374667" calcext:value-type="float">
            <text:p>2.374667</text:p>
          </table:table-cell>
          <table:table-cell office:value-type="float" office:value="0.6" calcext:value-type="float">
            <text:p>0.6</text:p>
          </table:table-cell>
          <table:table-cell office:value-type="float" office:value="1.198" calcext:value-type="float">
            <text:p>1.198</text:p>
          </table:table-cell>
          <table:table-cell office:value-type="float" office:value="0.974" calcext:value-type="float">
            <text:p>0.974</text:p>
          </table:table-cell>
          <table:table-cell office:value-type="float" office:value="-0.537" calcext:value-type="float">
            <text:p>-0.537</text:p>
          </table:table-cell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string" calcext:value-type="string">
            <text:p>R4509</text:p>
          </table:table-cell>
          <table:table-cell office:value-type="float" office:value="2.124609" calcext:value-type="float">
            <text:p>2.124609</text:p>
          </table:table-cell>
          <table:table-cell office:value-type="float" office:value="-0.265" calcext:value-type="float">
            <text:p>-0.265</text:p>
          </table:table-cell>
          <table:table-cell office:value-type="float" office:value="2.016" calcext:value-type="float">
            <text:p>2.016</text:p>
          </table:table-cell>
          <table:table-cell office:value-type="float" office:value="1.067" calcext:value-type="float">
            <text:p>1.067</text:p>
          </table:table-cell>
          <table:table-cell office:value-type="float" office:value="-3.156" calcext:value-type="float">
            <text:p>-3.156</text:p>
          </table:table-cell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string" calcext:value-type="string">
            <text:p>R4509</text:p>
          </table:table-cell>
          <table:table-cell office:value-type="float" office:value="2.425138" calcext:value-type="float">
            <text:p>2.425138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632" calcext:value-type="float">
            <text:p>0.632</text:p>
          </table:table-cell>
          <table:table-cell office:value-type="float" office:value="0.523" calcext:value-type="float">
            <text:p>0.523</text:p>
          </table:table-cell>
          <table:table-cell office:value-type="float" office:value="-1.331" calcext:value-type="float">
            <text:p>-1.331</text:p>
          </table:table-cell>
        </table:table-row>
        <table:table-row table:style-name="ro1">
          <table:table-cell office:value-type="float" office:value="26341" calcext:value-type="float">
            <text:p>26341</text:p>
          </table:table-cell>
          <table:table-cell office:value-type="string" calcext:value-type="string">
            <text:p>R4509</text:p>
          </table:table-cell>
          <table:table-cell office:value-type="float" office:value="4.900098" calcext:value-type="float">
            <text:p>4.900098</text:p>
          </table:table-cell>
          <table:table-cell office:value-type="float" office:value="-1.655" calcext:value-type="float">
            <text:p>-1.655</text:p>
          </table:table-cell>
          <table:table-cell office:value-type="float" office:value="-0.787" calcext:value-type="float">
            <text:p>-0.787</text:p>
          </table:table-cell>
          <table:table-cell office:value-type="float" office:value="0.165" calcext:value-type="float">
            <text:p>0.165</text:p>
          </table:table-cell>
          <table:table-cell office:value-type="float" office:value="-1.068" calcext:value-type="float">
            <text:p>-1.068</text:p>
          </table:table-cell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string" calcext:value-type="string">
            <text:p>R4509</text:p>
          </table:table-cell>
          <table:table-cell office:value-type="float" office:value="5.200082" calcext:value-type="float">
            <text:p>5.200082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773" calcext:value-type="float">
            <text:p>-0.773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26380" calcext:value-type="float">
            <text:p>26380</text:p>
          </table:table-cell>
          <table:table-cell office:value-type="string" calcext:value-type="string">
            <text:p>R4509</text:p>
          </table:table-cell>
          <table:table-cell office:value-type="float" office:value="5.600311" calcext:value-type="float">
            <text:p>5.600311</text:p>
          </table:table-cell>
          <table:table-cell office:value-type="float" office:value="-1.313" calcext:value-type="float">
            <text:p>-1.313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533" calcext:value-type="float">
            <text:p>0.533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26496" calcext:value-type="float">
            <text:p>26496</text:p>
          </table:table-cell>
          <table:table-cell office:value-type="string" calcext:value-type="string">
            <text:p>R4509</text:p>
          </table:table-cell>
          <table:table-cell office:value-type="float" office:value="2.574954" calcext:value-type="float">
            <text:p>2.574954</text:p>
          </table:table-cell>
          <table:table-cell office:value-type="float" office:value="0.138" calcext:value-type="float">
            <text:p>0.138</text:p>
          </table:table-cell>
          <table:table-cell office:value-type="float" office:value="0.444" calcext:value-type="float">
            <text:p>0.444</text:p>
          </table:table-cell>
          <table:table-cell office:value-type="float" office:value="0.186" calcext:value-type="float">
            <text:p>0.186</text:p>
          </table:table-cell>
          <table:table-cell office:value-type="float" office:value="-0.203" calcext:value-type="float">
            <text:p>-0.203</text:p>
          </table:table-cell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string" calcext:value-type="string">
            <text:p>R4509</text:p>
          </table:table-cell>
          <table:table-cell office:value-type="float" office:value="7.72435" calcext:value-type="float">
            <text:p>7.72435</text:p>
          </table:table-cell>
          <table:table-cell office:value-type="float" office:value="-2.081" calcext:value-type="float">
            <text:p>-2.081</text:p>
          </table:table-cell>
          <table:table-cell office:value-type="float" office:value="-0.69" calcext:value-type="float">
            <text:p>-0.6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26532" calcext:value-type="float">
            <text:p>26532</text:p>
          </table:table-cell>
          <table:table-cell office:value-type="string" calcext:value-type="string">
            <text:p>R4509</text:p>
          </table:table-cell>
          <table:table-cell office:value-type="float" office:value="5.450209" calcext:value-type="float">
            <text:p>5.450209</text:p>
          </table:table-cell>
          <table:table-cell office:value-type="float" office:value="-1.262" calcext:value-type="float">
            <text:p>-1.262</text:p>
          </table:table-cell>
          <table:table-cell office:value-type="float" office:value="0.528" calcext:value-type="float">
            <text:p>0.528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174" calcext:value-type="float">
            <text:p>-0.174</text:p>
          </table:table-cell>
        </table:table-row>
        <table:table-row table:style-name="ro1">
          <table:table-cell office:value-type="float" office:value="26636" calcext:value-type="float">
            <text:p>26636</text:p>
          </table:table-cell>
          <table:table-cell office:value-type="string" calcext:value-type="string">
            <text:p>R4169</text:p>
          </table:table-cell>
          <table:table-cell office:value-type="float" office:value="5.299686" calcext:value-type="float">
            <text:p>5.299686</text:p>
          </table:table-cell>
          <table:table-cell office:value-type="float" office:value="0.338" calcext:value-type="float">
            <text:p>0.338</text:p>
          </table:table-cell>
          <table:table-cell office:value-type="float" office:value="0.879" calcext:value-type="float">
            <text:p>0.879</text:p>
          </table:table-cell>
          <table:table-cell office:value-type="float" office:value="-0.953" calcext:value-type="float">
            <text:p>-0.953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26656" calcext:value-type="float">
            <text:p>26656</text:p>
          </table:table-cell>
          <table:table-cell office:value-type="string" calcext:value-type="string">
            <text:p>R4169</text:p>
          </table:table-cell>
          <table:table-cell office:value-type="float" office:value="5.358399" calcext:value-type="float">
            <text:p>5.358399</text:p>
          </table:table-cell>
          <table:table-cell office:value-type="float" office:value="0.716" calcext:value-type="float">
            <text:p>0.716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685" calcext:value-type="float">
            <text:p>-0.685</text:p>
          </table:table-cell>
        </table:table-row>
        <table:table-row table:style-name="ro1">
          <table:table-cell office:value-type="float" office:value="26671" calcext:value-type="float">
            <text:p>26671</text:p>
          </table:table-cell>
          <table:table-cell office:value-type="string" calcext:value-type="string">
            <text:p>R4169</text:p>
          </table:table-cell>
          <table:table-cell office:value-type="float" office:value="2.533123" calcext:value-type="float">
            <text:p>2.533123</text:p>
          </table:table-cell>
          <table:table-cell office:value-type="float" office:value="-0.551" calcext:value-type="float">
            <text:p>-0.551</text:p>
          </table:table-cell>
          <table:table-cell office:value-type="float" office:value="0.705" calcext:value-type="float">
            <text:p>0.705</text:p>
          </table:table-cell>
          <table:table-cell office:value-type="float" office:value="-1.674" calcext:value-type="float">
            <text:p>-1.674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26686" calcext:value-type="float">
            <text:p>26686</text:p>
          </table:table-cell>
          <table:table-cell office:value-type="string" calcext:value-type="string">
            <text:p>R4169</text:p>
          </table:table-cell>
          <table:table-cell office:value-type="float" office:value="2.525159" calcext:value-type="float">
            <text:p>2.525159</text:p>
          </table:table-cell>
          <table:table-cell office:value-type="float" office:value="-0.839" calcext:value-type="float">
            <text:p>-0.839</text:p>
          </table:table-cell>
          <table:table-cell office:value-type="float" office:value="0.749" calcext:value-type="float">
            <text:p>0.749</text:p>
          </table:table-cell>
          <table:table-cell office:value-type="float" office:value="-1.015" calcext:value-type="float">
            <text:p>-1.015</text:p>
          </table:table-cell>
          <table:table-cell office:value-type="float" office:value="-1.097" calcext:value-type="float">
            <text:p>-1.097</text:p>
          </table:table-cell>
        </table:table-row>
        <table:table-row table:style-name="ro1">
          <table:table-cell office:value-type="float" office:value="26739" calcext:value-type="float">
            <text:p>26739</text:p>
          </table:table-cell>
          <table:table-cell office:value-type="string" calcext:value-type="string">
            <text:p>R4169</text:p>
          </table:table-cell>
          <table:table-cell office:value-type="float" office:value="2.474565" calcext:value-type="float">
            <text:p>2.474565</text:p>
          </table:table-cell>
          <table:table-cell office:value-type="float" office:value="0.576" calcext:value-type="float">
            <text:p>0.576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385" calcext:value-type="float">
            <text:p>0.385</text:p>
          </table:table-cell>
          <table:table-cell office:value-type="float" office:value="-0.731" calcext:value-type="float">
            <text:p>-0.731</text:p>
          </table:table-cell>
        </table:table-row>
        <table:table-row table:style-name="ro1">
          <table:table-cell office:value-type="float" office:value="26756" calcext:value-type="float">
            <text:p>26756</text:p>
          </table:table-cell>
          <table:table-cell office:value-type="string" calcext:value-type="string">
            <text:p>R4169</text:p>
          </table:table-cell>
          <table:table-cell office:value-type="float" office:value="7.674572" calcext:value-type="float">
            <text:p>7.674572</text:p>
          </table:table-cell>
          <table:table-cell office:value-type="float" office:value="-0.416" calcext:value-type="float">
            <text:p>-0.416</text:p>
          </table:table-cell>
          <table:table-cell office:value-type="float" office:value="1.02" calcext:value-type="float">
            <text:p>1.02</text:p>
          </table:table-cell>
          <table:table-cell office:value-type="float" office:value="-0.142" calcext:value-type="float">
            <text:p>-0.142</text:p>
          </table:table-cell>
          <table:table-cell office:value-type="float" office:value="-2.039" calcext:value-type="float">
            <text:p>-2.039</text:p>
          </table:table-cell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string" calcext:value-type="string">
            <text:p>R4169</text:p>
          </table:table-cell>
          <table:table-cell office:value-type="float" office:value="2.574828" calcext:value-type="float">
            <text:p>2.574828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507" calcext:value-type="float">
            <text:p>-0.507</text:p>
          </table:table-cell>
          <table:table-cell office:value-type="float" office:value="-1.258" calcext:value-type="float">
            <text:p>-1.258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26948" calcext:value-type="float">
            <text:p>26948</text:p>
          </table:table-cell>
          <table:table-cell office:value-type="string" calcext:value-type="string">
            <text:p>R4169</text:p>
          </table:table-cell>
          <table:table-cell office:value-type="float" office:value="2.675515" calcext:value-type="float">
            <text:p>2.675515</text:p>
          </table:table-cell>
          <table:table-cell office:value-type="float" office:value="-0.514" calcext:value-type="float">
            <text:p>-0.514</text:p>
          </table:table-cell>
          <table:table-cell office:value-type="float" office:value="0.43" calcext:value-type="float">
            <text:p>0.43</text:p>
          </table:table-cell>
          <table:table-cell office:value-type="float" office:value="-1.944" calcext:value-type="float">
            <text:p>-1.94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6963" calcext:value-type="float">
            <text:p>26963</text:p>
          </table:table-cell>
          <table:table-cell office:value-type="string" calcext:value-type="string">
            <text:p>R4169</text:p>
          </table:table-cell>
          <table:table-cell office:value-type="float" office:value="2.674873" calcext:value-type="float">
            <text:p>2.674873</text:p>
          </table:table-cell>
          <table:table-cell office:value-type="float" office:value="1.027" calcext:value-type="float">
            <text:p>1.027</text:p>
          </table:table-cell>
          <table:table-cell office:value-type="float" office:value="0.589" calcext:value-type="float">
            <text:p>0.589</text:p>
          </table:table-cell>
          <table:table-cell office:value-type="float" office:value="-1.145" calcext:value-type="float">
            <text:p>-1.145</text:p>
          </table:table-cell>
          <table:table-cell office:value-type="float" office:value="-0.481" calcext:value-type="float">
            <text:p>-0.481</text:p>
          </table:table-cell>
        </table:table-row>
        <table:table-row table:style-name="ro1">
          <table:table-cell office:value-type="float" office:value="26979" calcext:value-type="float">
            <text:p>26979</text:p>
          </table:table-cell>
          <table:table-cell office:value-type="string" calcext:value-type="string">
            <text:p>R4169</text:p>
          </table:table-cell>
          <table:table-cell office:value-type="float" office:value="5.099708" calcext:value-type="float">
            <text:p>5.099708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19" calcext:value-type="float">
            <text:p>0.019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27030" calcext:value-type="float">
            <text:p>27030</text:p>
          </table:table-cell>
          <table:table-cell office:value-type="string" calcext:value-type="string">
            <text:p>R4169</text:p>
          </table:table-cell>
          <table:table-cell office:value-type="float" office:value="2.424706" calcext:value-type="float">
            <text:p>2.424706</text:p>
          </table:table-cell>
          <table:table-cell office:value-type="float" office:value="0.422" calcext:value-type="float">
            <text:p>0.422</text:p>
          </table:table-cell>
          <table:table-cell office:value-type="float" office:value="0.865" calcext:value-type="float">
            <text:p>0.865</text:p>
          </table:table-cell>
          <table:table-cell office:value-type="float" office:value="-1.195" calcext:value-type="float">
            <text:p>-1.19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7046" calcext:value-type="float">
            <text:p>27046</text:p>
          </table:table-cell>
          <table:table-cell office:value-type="string" calcext:value-type="string">
            <text:p>R4169</text:p>
          </table:table-cell>
          <table:table-cell office:value-type="float" office:value="5.350092" calcext:value-type="float">
            <text:p>5.350092</text:p>
          </table:table-cell>
          <table:table-cell office:value-type="float" office:value="0.066" calcext:value-type="float">
            <text:p>0.066</text:p>
          </table:table-cell>
          <table:table-cell office:value-type="float" office:value="-0.501" calcext:value-type="float">
            <text:p>-0.501</text:p>
          </table:table-cell>
          <table:table-cell office:value-type="float" office:value="-1.341" calcext:value-type="float">
            <text:p>-1.341</text:p>
          </table:table-cell>
          <table:table-cell office:value-type="float" office:value="-0.216" calcext:value-type="float">
            <text:p>-0.216</text:p>
          </table:table-cell>
        </table:table-row>
        <table:table-row table:style-name="ro1">
          <table:table-cell office:value-type="float" office:value="27074" calcext:value-type="float">
            <text:p>27074</text:p>
          </table:table-cell>
          <table:table-cell office:value-type="string" calcext:value-type="string">
            <text:p>R4169</text:p>
          </table:table-cell>
          <table:table-cell office:value-type="float" office:value="7.524516" calcext:value-type="float">
            <text:p>7.524516</text:p>
          </table:table-cell>
          <table:table-cell office:value-type="float" office:value="-1.116" calcext:value-type="float">
            <text:p>-1.116</text:p>
          </table:table-cell>
          <table:table-cell office:value-type="float" office:value="0.458" calcext:value-type="float">
            <text:p>0.458</text:p>
          </table:table-cell>
          <table:table-cell office:value-type="float" office:value="-1.403" calcext:value-type="float">
            <text:p>-1.403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27245" calcext:value-type="float">
            <text:p>27245</text:p>
          </table:table-cell>
          <table:table-cell office:value-type="string" calcext:value-type="string">
            <text:p>R4659</text:p>
          </table:table-cell>
          <table:table-cell office:value-type="float" office:value="2.224807" calcext:value-type="float">
            <text:p>2.224807</text:p>
          </table:table-cell>
          <table:table-cell office:value-type="float" office:value="-0.635" calcext:value-type="float">
            <text:p>-0.63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27271" calcext:value-type="float">
            <text:p>27271</text:p>
          </table:table-cell>
          <table:table-cell office:value-type="string" calcext:value-type="string">
            <text:p>R4659</text:p>
          </table:table-cell>
          <table:table-cell office:value-type="float" office:value="5.550006" calcext:value-type="float">
            <text:p>5.550006</text:p>
          </table:table-cell>
          <table:table-cell office:value-type="float" office:value="1.245" calcext:value-type="float">
            <text:p>1.245</text:p>
          </table:table-cell>
          <table:table-cell office:value-type="float" office:value="1.565" calcext:value-type="float">
            <text:p>1.565</text:p>
          </table:table-cell>
          <table:table-cell office:value-type="float" office:value="1.081" calcext:value-type="float">
            <text:p>1.081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27286" calcext:value-type="float">
            <text:p>27286</text:p>
          </table:table-cell>
          <table:table-cell office:value-type="string" calcext:value-type="string">
            <text:p>R4659</text:p>
          </table:table-cell>
          <table:table-cell office:value-type="float" office:value="2.67496" calcext:value-type="float">
            <text:p>2.67496</text:p>
          </table:table-cell>
          <table:table-cell office:value-type="float" office:value="1.07" calcext:value-type="float">
            <text:p>1.07</text:p>
          </table:table-cell>
          <table:table-cell office:value-type="float" office:value="1.035" calcext:value-type="float">
            <text:p>1.035</text:p>
          </table:table-cell>
          <table:table-cell office:value-type="float" office:value="-0.813" calcext:value-type="float">
            <text:p>-0.81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7332" calcext:value-type="float">
            <text:p>27332</text:p>
          </table:table-cell>
          <table:table-cell office:value-type="string" calcext:value-type="string">
            <text:p>R4659</text:p>
          </table:table-cell>
          <table:table-cell office:value-type="float" office:value="2.625124" calcext:value-type="float">
            <text:p>2.625124</text:p>
          </table:table-cell>
          <table:table-cell office:value-type="float" office:value="0.319" calcext:value-type="float">
            <text:p>0.319</text:p>
          </table:table-cell>
          <table:table-cell office:value-type="float" office:value="0.83" calcext:value-type="float">
            <text:p>0.83</text:p>
          </table:table-cell>
          <table:table-cell office:value-type="float" office:value="-1.603" calcext:value-type="float">
            <text:p>-1.603</text:p>
          </table:table-cell>
          <table:table-cell office:value-type="float" office:value="-0.472" calcext:value-type="float">
            <text:p>-0.472</text:p>
          </table:table-cell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string" calcext:value-type="string">
            <text:p>R4659</text:p>
          </table:table-cell>
          <table:table-cell office:value-type="float" office:value="5.049603" calcext:value-type="float">
            <text:p>5.049603</text:p>
          </table:table-cell>
          <table:table-cell office:value-type="float" office:value="0.26" calcext:value-type="float">
            <text:p>0.26</text:p>
          </table:table-cell>
          <table:table-cell office:value-type="float" office:value="1.018" calcext:value-type="float">
            <text:p>1.018</text:p>
          </table:table-cell>
          <table:table-cell office:value-type="float" office:value="-1.367" calcext:value-type="float">
            <text:p>-1.367</text:p>
          </table:table-cell>
          <table:table-cell office:value-type="float" office:value="-1.161" calcext:value-type="float">
            <text:p>-1.161</text:p>
          </table:table-cell>
        </table:table-row>
        <table:table-row table:style-name="ro1">
          <table:table-cell office:value-type="float" office:value="27375" calcext:value-type="float">
            <text:p>27375</text:p>
          </table:table-cell>
          <table:table-cell office:value-type="string" calcext:value-type="string">
            <text:p>R4659</text:p>
          </table:table-cell>
          <table:table-cell office:value-type="float" office:value="5.099713" calcext:value-type="float">
            <text:p>5.099713</text:p>
          </table:table-cell>
          <table:table-cell office:value-type="float" office:value="0.398" calcext:value-type="float">
            <text:p>0.398</text:p>
          </table:table-cell>
          <table:table-cell office:value-type="float" office:value="1.382" calcext:value-type="float">
            <text:p>1.382</text:p>
          </table:table-cell>
          <table:table-cell office:value-type="float" office:value="-1" calcext:value-type="float">
            <text:p>-1</text:p>
          </table:table-cell>
          <table:table-cell office:value-type="float" office:value="-0.673" calcext:value-type="float">
            <text:p>-0.673</text:p>
          </table:table-cell>
        </table:table-row>
        <table:table-row table:style-name="ro1">
          <table:table-cell office:value-type="float" office:value="27390" calcext:value-type="float">
            <text:p>27390</text:p>
          </table:table-cell>
          <table:table-cell office:value-type="string" calcext:value-type="string">
            <text:p>R4659</text:p>
          </table:table-cell>
          <table:table-cell office:value-type="float" office:value="2.375007" calcext:value-type="float">
            <text:p>2.375007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818" calcext:value-type="float">
            <text:p>0.818</text:p>
          </table:table-cell>
          <table:table-cell office:value-type="float" office:value="-1.542" calcext:value-type="float">
            <text:p>-1.542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27483" calcext:value-type="float">
            <text:p>27483</text:p>
          </table:table-cell>
          <table:table-cell office:value-type="string" calcext:value-type="string">
            <text:p>R4659</text:p>
          </table:table-cell>
          <table:table-cell office:value-type="float" office:value="2.674779" calcext:value-type="float">
            <text:p>2.674779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766" calcext:value-type="float">
            <text:p>0.766</text:p>
          </table:table-cell>
          <table:table-cell office:value-type="float" office:value="-1.036" calcext:value-type="float">
            <text:p>-1.036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27499" calcext:value-type="float">
            <text:p>27499</text:p>
          </table:table-cell>
          <table:table-cell office:value-type="string" calcext:value-type="string">
            <text:p>R4659</text:p>
          </table:table-cell>
          <table:table-cell office:value-type="float" office:value="5.299715" calcext:value-type="float">
            <text:p>5.299715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05" calcext:value-type="float">
            <text:p>-0.505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27515" calcext:value-type="float">
            <text:p>27515</text:p>
          </table:table-cell>
          <table:table-cell office:value-type="string" calcext:value-type="string">
            <text:p>R4659</text:p>
          </table:table-cell>
          <table:table-cell office:value-type="float" office:value="4.999747" calcext:value-type="float">
            <text:p>4.999747</text:p>
          </table:table-cell>
          <table:table-cell office:value-type="float" office:value="-0.376" calcext:value-type="float">
            <text:p>-0.376</text:p>
          </table:table-cell>
          <table:table-cell office:value-type="float" office:value="0.534" calcext:value-type="float">
            <text:p>0.534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27534" calcext:value-type="float">
            <text:p>27534</text:p>
          </table:table-cell>
          <table:table-cell office:value-type="string" calcext:value-type="string">
            <text:p>R4659</text:p>
          </table:table-cell>
          <table:table-cell office:value-type="float" office:value="4.799869" calcext:value-type="float">
            <text:p>4.799869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15" calcext:value-type="float">
            <text:p>0.15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184" calcext:value-type="float">
            <text:p>-0.184</text:p>
          </table:table-cell>
        </table:table-row>
        <table:table-row table:style-name="ro1">
          <table:table-cell office:value-type="float" office:value="27698" calcext:value-type="float">
            <text:p>27698</text:p>
          </table:table-cell>
          <table:table-cell office:value-type="string" calcext:value-type="string">
            <text:p>R4659</text:p>
          </table:table-cell>
          <table:table-cell office:value-type="float" office:value="2.274707" calcext:value-type="float">
            <text:p>2.274707</text:p>
          </table:table-cell>
          <table:table-cell office:value-type="float" office:value="-1.274" calcext:value-type="float">
            <text:p>-1.274</text:p>
          </table:table-cell>
          <table:table-cell office:value-type="float" office:value="0.373" calcext:value-type="float">
            <text:p>0.373</text:p>
          </table:table-cell>
          <table:table-cell office:value-type="float" office:value="-0.594" calcext:value-type="float">
            <text:p>-0.594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7713" calcext:value-type="float">
            <text:p>27713</text:p>
          </table:table-cell>
          <table:table-cell office:value-type="string" calcext:value-type="string">
            <text:p>R4659</text:p>
          </table:table-cell>
          <table:table-cell office:value-type="float" office:value="2.324614" calcext:value-type="float">
            <text:p>2.324614</text:p>
          </table:table-cell>
          <table:table-cell office:value-type="float" office:value="-0.812" calcext:value-type="float">
            <text:p>-0.812</text:p>
          </table:table-cell>
          <table:table-cell office:value-type="float" office:value="-0.827" calcext:value-type="float">
            <text:p>-0.827</text:p>
          </table:table-cell>
          <table:table-cell office:value-type="float" office:value="0.08" calcext:value-type="float">
            <text:p>0.08</text:p>
          </table:table-cell>
          <table:table-cell office:value-type="float" office:value="-0.948" calcext:value-type="float">
            <text:p>-0.948</text:p>
          </table:table-cell>
        </table:table-row>
        <table:table-row table:style-name="ro1">
          <table:table-cell office:value-type="float" office:value="27747" calcext:value-type="float">
            <text:p>27747</text:p>
          </table:table-cell>
          <table:table-cell office:value-type="string" calcext:value-type="string">
            <text:p>R4659</text:p>
          </table:table-cell>
          <table:table-cell office:value-type="float" office:value="4.899825" calcext:value-type="float">
            <text:p>4.899825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6" calcext:value-type="float">
            <text:p>0.086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float" office:value="27786" calcext:value-type="float">
            <text:p>27786</text:p>
          </table:table-cell>
          <table:table-cell office:value-type="string" calcext:value-type="string">
            <text:p>R4500</text:p>
          </table:table-cell>
          <table:table-cell office:value-type="float" office:value="5.40006" calcext:value-type="float">
            <text:p>5.40006</text:p>
          </table:table-cell>
          <table:table-cell office:value-type="float" office:value="0.872" calcext:value-type="float">
            <text:p>0.872</text:p>
          </table:table-cell>
          <table:table-cell office:value-type="float" office:value="-1.28" calcext:value-type="float">
            <text:p>-1.28</text:p>
          </table:table-cell>
          <table:table-cell office:value-type="float" office:value="-1.097" calcext:value-type="float">
            <text:p>-1.097</text:p>
          </table:table-cell>
          <table:table-cell office:value-type="float" office:value="-0.349" calcext:value-type="float">
            <text:p>-0.349</text:p>
          </table:table-cell>
        </table:table-row>
        <table:table-row table:style-name="ro1">
          <table:table-cell office:value-type="float" office:value="27816" calcext:value-type="float">
            <text:p>27816</text:p>
          </table:table-cell>
          <table:table-cell office:value-type="string" calcext:value-type="string">
            <text:p>R4500</text:p>
          </table:table-cell>
          <table:table-cell office:value-type="float" office:value="2.525188" calcext:value-type="float">
            <text:p>2.525188</text:p>
          </table:table-cell>
          <table:table-cell office:value-type="float" office:value="-1.444" calcext:value-type="float">
            <text:p>-1.444</text:p>
          </table:table-cell>
          <table:table-cell office:value-type="float" office:value="1.082" calcext:value-type="float">
            <text:p>1.082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635" calcext:value-type="float">
            <text:p>-0.635</text:p>
          </table:table-cell>
        </table:table-row>
        <table:table-row table:style-name="ro1">
          <table:table-cell office:value-type="float" office:value="28015" calcext:value-type="float">
            <text:p>28015</text:p>
          </table:table-cell>
          <table:table-cell office:value-type="string" calcext:value-type="string">
            <text:p>R4500</text:p>
          </table:table-cell>
          <table:table-cell office:value-type="float" office:value="2.524743" calcext:value-type="float">
            <text:p>2.524743</text:p>
          </table:table-cell>
          <table:table-cell office:value-type="float" office:value="1.622" calcext:value-type="float">
            <text:p>1.622</text:p>
          </table:table-cell>
          <table:table-cell office:value-type="float" office:value="0.179" calcext:value-type="float">
            <text:p>0.179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28034" calcext:value-type="float">
            <text:p>28034</text:p>
          </table:table-cell>
          <table:table-cell office:value-type="string" calcext:value-type="string">
            <text:p>R4500</text:p>
          </table:table-cell>
          <table:table-cell office:value-type="float" office:value="2.524734" calcext:value-type="float">
            <text:p>2.524734</text:p>
          </table:table-cell>
          <table:table-cell office:value-type="float" office:value="-0.807" calcext:value-type="float">
            <text:p>-0.807</text:p>
          </table:table-cell>
          <table:table-cell office:value-type="float" office:value="-0.39" calcext:value-type="float">
            <text:p>-0.39</text:p>
          </table:table-cell>
          <table:table-cell office:value-type="float" office:value="2.217" calcext:value-type="float">
            <text:p>2.217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28155" calcext:value-type="float">
            <text:p>28155</text:p>
          </table:table-cell>
          <table:table-cell office:value-type="string" calcext:value-type="string">
            <text:p>R4500</text:p>
          </table:table-cell>
          <table:table-cell office:value-type="float" office:value="5.249511" calcext:value-type="float">
            <text:p>5.2495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" calcext:value-type="float">
            <text:p>0.04</text:p>
          </table:table-cell>
          <table:table-cell office:value-type="float" office:value="-2.073" calcext:value-type="float">
            <text:p>-2.073</text:p>
          </table:table-cell>
        </table:table-row>
        <table:table-row table:style-name="ro1">
          <table:table-cell office:value-type="float" office:value="28170" calcext:value-type="float">
            <text:p>28170</text:p>
          </table:table-cell>
          <table:table-cell office:value-type="string" calcext:value-type="string">
            <text:p>R4500</text:p>
          </table:table-cell>
          <table:table-cell office:value-type="float" office:value="2.524889" calcext:value-type="float">
            <text:p>2.524889</text:p>
          </table:table-cell>
          <table:table-cell office:value-type="float" office:value="-1.973" calcext:value-type="float">
            <text:p>-1.973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28195" calcext:value-type="float">
            <text:p>28195</text:p>
          </table:table-cell>
          <table:table-cell office:value-type="string" calcext:value-type="string">
            <text:p>R4500</text:p>
          </table:table-cell>
          <table:table-cell office:value-type="float" office:value="7.624629" calcext:value-type="float">
            <text:p>7.624629</text:p>
          </table:table-cell>
          <table:table-cell office:value-type="float" office:value="-2.31" calcext:value-type="float">
            <text:p>-2.31</text:p>
          </table:table-cell>
          <table:table-cell office:value-type="float" office:value="0.674" calcext:value-type="float">
            <text:p>0.674</text:p>
          </table:table-cell>
          <table:table-cell office:value-type="float" office:value="-2.091" calcext:value-type="float">
            <text:p>-2.091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28238" calcext:value-type="float">
            <text:p>28238</text:p>
          </table:table-cell>
          <table:table-cell office:value-type="string" calcext:value-type="string">
            <text:p>R4500</text:p>
          </table:table-cell>
          <table:table-cell office:value-type="float" office:value="2.42502" calcext:value-type="float">
            <text:p>2.42502</text:p>
          </table:table-cell>
          <table:table-cell office:value-type="float" office:value="0.745" calcext:value-type="float">
            <text:p>0.745</text:p>
          </table:table-cell>
          <table:table-cell office:value-type="float" office:value="0.639" calcext:value-type="float">
            <text:p>0.639</text:p>
          </table:table-cell>
          <table:table-cell office:value-type="float" office:value="-1.145" calcext:value-type="float">
            <text:p>-1.145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28257" calcext:value-type="float">
            <text:p>28257</text:p>
          </table:table-cell>
          <table:table-cell office:value-type="string" calcext:value-type="string">
            <text:p>R4500</text:p>
          </table:table-cell>
          <table:table-cell office:value-type="float" office:value="5.349537" calcext:value-type="float">
            <text:p>5.34953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987" calcext:value-type="float">
            <text:p>-0.987</text:p>
          </table:table-cell>
          <table:table-cell office:value-type="float" office:value="0.634" calcext:value-type="float">
            <text:p>0.634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28274" calcext:value-type="float">
            <text:p>28274</text:p>
          </table:table-cell>
          <table:table-cell office:value-type="string" calcext:value-type="string">
            <text:p>R4500</text:p>
          </table:table-cell>
          <table:table-cell office:value-type="float" office:value="7.325023" calcext:value-type="float">
            <text:p>7.325023</text:p>
          </table:table-cell>
          <table:table-cell office:value-type="float" office:value="-0.835" calcext:value-type="float">
            <text:p>-0.835</text:p>
          </table:table-cell>
          <table:table-cell office:value-type="float" office:value="-1.293" calcext:value-type="float">
            <text:p>-1.293</text:p>
          </table:table-cell>
          <table:table-cell office:value-type="float" office:value="1.121" calcext:value-type="float">
            <text:p>1.121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28294" calcext:value-type="float">
            <text:p>28294</text:p>
          </table:table-cell>
          <table:table-cell office:value-type="string" calcext:value-type="string">
            <text:p>R4500</text:p>
          </table:table-cell>
          <table:table-cell office:value-type="float" office:value="5.04983" calcext:value-type="float">
            <text:p>5.04983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608" calcext:value-type="float">
            <text:p>-1.608</text:p>
          </table:table-cell>
          <table:table-cell office:value-type="float" office:value="1.141" calcext:value-type="float">
            <text:p>1.141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28440" calcext:value-type="float">
            <text:p>28440</text:p>
          </table:table-cell>
          <table:table-cell office:value-type="string" calcext:value-type="string">
            <text:p>R4235</text:p>
          </table:table-cell>
          <table:table-cell office:value-type="float" office:value="2.524936" calcext:value-type="float">
            <text:p>2.52493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48" calcext:value-type="float">
            <text:p>0.348</text:p>
          </table:table-cell>
          <table:table-cell office:value-type="float" office:value="0.891" calcext:value-type="float">
            <text:p>0.89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8461" calcext:value-type="float">
            <text:p>28461</text:p>
          </table:table-cell>
          <table:table-cell office:value-type="string" calcext:value-type="string">
            <text:p>R4235</text:p>
          </table:table-cell>
          <table:table-cell office:value-type="float" office:value="2.425064" calcext:value-type="float">
            <text:p>2.425064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44" calcext:value-type="float">
            <text:p>1.44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float" office:value="28477" calcext:value-type="float">
            <text:p>28477</text:p>
          </table:table-cell>
          <table:table-cell office:value-type="string" calcext:value-type="string">
            <text:p>R4235</text:p>
          </table:table-cell>
          <table:table-cell office:value-type="float" office:value="5.750015" calcext:value-type="float">
            <text:p>5.750015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44" calcext:value-type="float">
            <text:p>1.44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float" office:value="28502" calcext:value-type="float">
            <text:p>28502</text:p>
          </table:table-cell>
          <table:table-cell office:value-type="string" calcext:value-type="string">
            <text:p>R4235</text:p>
          </table:table-cell>
          <table:table-cell office:value-type="float" office:value="5.149761" calcext:value-type="float">
            <text:p>5.149761</text:p>
          </table:table-cell>
          <table:table-cell office:value-type="float" office:value="0.344" calcext:value-type="float">
            <text:p>0.344</text:p>
          </table:table-cell>
          <table:table-cell office:value-type="float" office:value="0.4" calcext:value-type="float">
            <text:p>0.4</text:p>
          </table:table-cell>
          <table:table-cell office:value-type="float" office:value="-0.719" calcext:value-type="float">
            <text:p>-0.719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28621" calcext:value-type="float">
            <text:p>28621</text:p>
          </table:table-cell>
          <table:table-cell office:value-type="string" calcext:value-type="string">
            <text:p>R4235</text:p>
          </table:table-cell>
          <table:table-cell office:value-type="float" office:value="2.324742" calcext:value-type="float">
            <text:p>2.324742</text:p>
          </table:table-cell>
          <table:table-cell office:value-type="float" office:value="0.552" calcext:value-type="float">
            <text:p>0.552</text:p>
          </table:table-cell>
          <table:table-cell office:value-type="float" office:value="0.309" calcext:value-type="float">
            <text:p>0.309</text:p>
          </table:table-cell>
          <table:table-cell office:value-type="float" office:value="0.811" calcext:value-type="float">
            <text:p>0.811</text:p>
          </table:table-cell>
          <table:table-cell office:value-type="float" office:value="1.761" calcext:value-type="float">
            <text:p>1.761</text:p>
          </table:table-cell>
        </table:table-row>
        <table:table-row table:style-name="ro1">
          <table:table-cell office:value-type="float" office:value="28639" calcext:value-type="float">
            <text:p>28639</text:p>
          </table:table-cell>
          <table:table-cell office:value-type="string" calcext:value-type="string">
            <text:p>R4235</text:p>
          </table:table-cell>
          <table:table-cell office:value-type="float" office:value="2.82485" calcext:value-type="float">
            <text:p>2.82485</text:p>
          </table:table-cell>
          <table:table-cell office:value-type="float" office:value="1.22" calcext:value-type="float">
            <text:p>1.22</text:p>
          </table:table-cell>
          <table:table-cell office:value-type="float" office:value="0.236" calcext:value-type="float">
            <text:p>0.236</text:p>
          </table:table-cell>
          <table:table-cell office:value-type="float" office:value="-0.584" calcext:value-type="float">
            <text:p>-0.584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28696" calcext:value-type="float">
            <text:p>28696</text:p>
          </table:table-cell>
          <table:table-cell office:value-type="string" calcext:value-type="string">
            <text:p>R4235</text:p>
          </table:table-cell>
          <table:table-cell office:value-type="float" office:value="7.87483" calcext:value-type="float">
            <text:p>7.87483</text:p>
          </table:table-cell>
          <table:table-cell office:value-type="float" office:value="1.633" calcext:value-type="float">
            <text:p>1.633</text:p>
          </table:table-cell>
          <table:table-cell office:value-type="float" office:value="-1.557" calcext:value-type="float">
            <text:p>-1.557</text:p>
          </table:table-cell>
          <table:table-cell office:value-type="float" office:value="-1.589" calcext:value-type="float">
            <text:p>-1.589</text:p>
          </table:table-cell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28717" calcext:value-type="float">
            <text:p>28717</text:p>
          </table:table-cell>
          <table:table-cell office:value-type="string" calcext:value-type="string">
            <text:p>R4235</text:p>
          </table:table-cell>
          <table:table-cell office:value-type="float" office:value="2.775023" calcext:value-type="float">
            <text:p>2.775023</text:p>
          </table:table-cell>
          <table:table-cell office:value-type="float" office:value="2.076" calcext:value-type="float">
            <text:p>2.076</text:p>
          </table:table-cell>
          <table:table-cell office:value-type="float" office:value="-0.629" calcext:value-type="float">
            <text:p>-0.629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8732" calcext:value-type="float">
            <text:p>28732</text:p>
          </table:table-cell>
          <table:table-cell office:value-type="string" calcext:value-type="string">
            <text:p>R4235</text:p>
          </table:table-cell>
          <table:table-cell office:value-type="float" office:value="2.625212" calcext:value-type="float">
            <text:p>2.625212</text:p>
          </table:table-cell>
          <table:table-cell office:value-type="float" office:value="1.791" calcext:value-type="float">
            <text:p>1.791</text:p>
          </table:table-cell>
          <table:table-cell office:value-type="float" office:value="-0.382" calcext:value-type="float">
            <text:p>-0.382</text:p>
          </table:table-cell>
          <table:table-cell office:value-type="float" office:value="-1.695" calcext:value-type="float">
            <text:p>-1.695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28747" calcext:value-type="float">
            <text:p>28747</text:p>
          </table:table-cell>
          <table:table-cell office:value-type="string" calcext:value-type="string">
            <text:p>R4235</text:p>
          </table:table-cell>
          <table:table-cell office:value-type="float" office:value="2.42495" calcext:value-type="float">
            <text:p>2.42495</text:p>
          </table:table-cell>
          <table:table-cell office:value-type="float" office:value="1.662" calcext:value-type="float">
            <text:p>1.662</text:p>
          </table:table-cell>
          <table:table-cell office:value-type="float" office:value="0.21" calcext:value-type="float">
            <text:p>0.21</text:p>
          </table:table-cell>
          <table:table-cell office:value-type="float" office:value="-0.418" calcext:value-type="float">
            <text:p>-0.418</text:p>
          </table:table-cell>
          <table:table-cell office:value-type="float" office:value="-1.457" calcext:value-type="float">
            <text:p>-1.457</text:p>
          </table:table-cell>
        </table:table-row>
        <table:table-row table:style-name="ro1">
          <table:table-cell office:value-type="float" office:value="28846" calcext:value-type="float">
            <text:p>28846</text:p>
          </table:table-cell>
          <table:table-cell office:value-type="string" calcext:value-type="string">
            <text:p>R4235</text:p>
          </table:table-cell>
          <table:table-cell office:value-type="float" office:value="4.499576" calcext:value-type="float">
            <text:p>4.499576</text:p>
          </table:table-cell>
          <table:table-cell office:value-type="float" office:value="2.007" calcext:value-type="float">
            <text:p>2.007</text:p>
          </table:table-cell>
          <table:table-cell office:value-type="float" office:value="0.222" calcext:value-type="float">
            <text:p>0.222</text:p>
          </table:table-cell>
          <table:table-cell office:value-type="float" office:value="0.364" calcext:value-type="float">
            <text:p>0.364</text:p>
          </table:table-cell>
          <table:table-cell office:value-type="float" office:value="-0.378" calcext:value-type="float">
            <text:p>-0.378</text:p>
          </table:table-cell>
        </table:table-row>
        <table:table-row table:style-name="ro1">
          <table:table-cell office:value-type="float" office:value="28870" calcext:value-type="float">
            <text:p>28870</text:p>
          </table:table-cell>
          <table:table-cell office:value-type="string" calcext:value-type="string">
            <text:p>R4235</text:p>
          </table:table-cell>
          <table:table-cell office:value-type="float" office:value="2.624729" calcext:value-type="float">
            <text:p>2.624729</text:p>
          </table:table-cell>
          <table:table-cell office:value-type="float" office:value="0.517" calcext:value-type="float">
            <text:p>0.517</text:p>
          </table:table-cell>
          <table:table-cell office:value-type="float" office:value="-0.669" calcext:value-type="float">
            <text:p>-0.669</text:p>
          </table:table-cell>
          <table:table-cell office:value-type="float" office:value="1.638" calcext:value-type="float">
            <text:p>1.638</text:p>
          </table:table-cell>
          <table:table-cell office:value-type="float" office:value="-0.736" calcext:value-type="float">
            <text:p>-0.736</text:p>
          </table:table-cell>
        </table:table-row>
        <table:table-row table:style-name="ro1">
          <table:table-cell office:value-type="float" office:value="28889" calcext:value-type="float">
            <text:p>28889</text:p>
          </table:table-cell>
          <table:table-cell office:value-type="string" calcext:value-type="string">
            <text:p>R4235</text:p>
          </table:table-cell>
          <table:table-cell office:value-type="float" office:value="4.700048" calcext:value-type="float">
            <text:p>4.700048</text:p>
          </table:table-cell>
          <table:table-cell office:value-type="float" office:value="0.429" calcext:value-type="float">
            <text:p>0.429</text:p>
          </table:table-cell>
          <table:table-cell office:value-type="float" office:value="-0.433" calcext:value-type="float">
            <text:p>-0.433</text:p>
          </table:table-cell>
          <table:table-cell office:value-type="float" office:value="-1.642" calcext:value-type="float">
            <text:p>-1.642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29034" calcext:value-type="float">
            <text:p>29034</text:p>
          </table:table-cell>
          <table:table-cell office:value-type="string" calcext:value-type="string">
            <text:p>R4678</text:p>
          </table:table-cell>
          <table:table-cell office:value-type="float" office:value="8.07486" calcext:value-type="float">
            <text:p>8.07486</text:p>
          </table:table-cell>
          <table:table-cell office:value-type="float" office:value="2.023" calcext:value-type="float">
            <text:p>2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258" calcext:value-type="float">
            <text:p>0.258</text:p>
          </table:table-cell>
          <table:table-cell office:value-type="float" office:value="-0.476" calcext:value-type="float">
            <text:p>-0.476</text:p>
          </table:table-cell>
        </table:table-row>
        <table:table-row table:style-name="ro1">
          <table:table-cell office:value-type="float" office:value="29049" calcext:value-type="float">
            <text:p>29049</text:p>
          </table:table-cell>
          <table:table-cell office:value-type="string" calcext:value-type="string">
            <text:p>R4678</text:p>
          </table:table-cell>
          <table:table-cell office:value-type="float" office:value="2.424794" calcext:value-type="float">
            <text:p>2.424794</text:p>
          </table:table-cell>
          <table:table-cell office:value-type="float" office:value="2.034" calcext:value-type="float">
            <text:p>2.034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197" calcext:value-type="float">
            <text:p>-0.197</text:p>
          </table:table-cell>
        </table:table-row>
        <table:table-row table:style-name="ro1">
          <table:table-cell office:value-type="float" office:value="29066" calcext:value-type="float">
            <text:p>29066</text:p>
          </table:table-cell>
          <table:table-cell office:value-type="string" calcext:value-type="string">
            <text:p>R4678</text:p>
          </table:table-cell>
          <table:table-cell office:value-type="float" office:value="7.824311" calcext:value-type="float">
            <text:p>7.824311</text:p>
          </table:table-cell>
          <table:table-cell office:value-type="float" office:value="2.093" calcext:value-type="float">
            <text:p>2.093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-0.287" calcext:value-type="float">
            <text:p>-0.287</text:p>
          </table:table-cell>
        </table:table-row>
        <table:table-row table:style-name="ro1">
          <table:table-cell office:value-type="float" office:value="29081" calcext:value-type="float">
            <text:p>29081</text:p>
          </table:table-cell>
          <table:table-cell office:value-type="string" calcext:value-type="string">
            <text:p>R4678</text:p>
          </table:table-cell>
          <table:table-cell office:value-type="float" office:value="2.724716" calcext:value-type="float">
            <text:p>2.724716</text:p>
          </table:table-cell>
          <table:table-cell office:value-type="float" office:value="2.03" calcext:value-type="float">
            <text:p>2.03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12" calcext:value-type="float">
            <text:p>-0.312</text:p>
          </table:table-cell>
        </table:table-row>
        <table:table-row table:style-name="ro1">
          <table:table-cell office:value-type="float" office:value="29099" calcext:value-type="float">
            <text:p>29099</text:p>
          </table:table-cell>
          <table:table-cell office:value-type="string" calcext:value-type="string">
            <text:p>R4678</text:p>
          </table:table-cell>
          <table:table-cell office:value-type="float" office:value="2.674891" calcext:value-type="float">
            <text:p>2.674891</text:p>
          </table:table-cell>
          <table:table-cell office:value-type="float" office:value="1.892" calcext:value-type="float">
            <text:p>1.8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29154" calcext:value-type="float">
            <text:p>29154</text:p>
          </table:table-cell>
          <table:table-cell office:value-type="string" calcext:value-type="string">
            <text:p>R4678</text:p>
          </table:table-cell>
          <table:table-cell office:value-type="float" office:value="2.674774" calcext:value-type="float">
            <text:p>2.67477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9" calcext:value-type="float">
            <text:p>0.409</text:p>
          </table:table-cell>
          <table:table-cell office:value-type="float" office:value="-0.902" calcext:value-type="float">
            <text:p>-0.902</text:p>
          </table:table-cell>
          <table:table-cell office:value-type="float" office:value="-0.857" calcext:value-type="float">
            <text:p>-0.857</text:p>
          </table:table-cell>
        </table:table-row>
        <table:table-row table:style-name="ro1">
          <table:table-cell office:value-type="float" office:value="29177" calcext:value-type="float">
            <text:p>29177</text:p>
          </table:table-cell>
          <table:table-cell office:value-type="string" calcext:value-type="string">
            <text:p>R4678</text:p>
          </table:table-cell>
          <table:table-cell office:value-type="float" office:value="2.174976" calcext:value-type="float">
            <text:p>2.17497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9" calcext:value-type="float">
            <text:p>0.409</text:p>
          </table:table-cell>
          <table:table-cell office:value-type="float" office:value="-0.902" calcext:value-type="float">
            <text:p>-0.902</text:p>
          </table:table-cell>
          <table:table-cell office:value-type="float" office:value="-0.857" calcext:value-type="float">
            <text:p>-0.857</text:p>
          </table:table-cell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string" calcext:value-type="string">
            <text:p>R4678</text:p>
          </table:table-cell>
          <table:table-cell office:value-type="float" office:value="2.833256" calcext:value-type="float">
            <text:p>2.833256</text:p>
          </table:table-cell>
          <table:table-cell office:value-type="float" office:value="2.097" calcext:value-type="float">
            <text:p>2.097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407" calcext:value-type="float">
            <text:p>-0.407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string" calcext:value-type="string">
            <text:p>R4678</text:p>
          </table:table-cell>
          <table:table-cell office:value-type="float" office:value="2.475323" calcext:value-type="float">
            <text:p>2.475323</text:p>
          </table:table-cell>
          <table:table-cell office:value-type="float" office:value="2.034" calcext:value-type="float">
            <text:p>2.034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197" calcext:value-type="float">
            <text:p>-0.197</text:p>
          </table:table-cell>
        </table:table-row>
        <table:table-row table:style-name="ro1">
          <table:table-cell office:value-type="float" office:value="29340" calcext:value-type="float">
            <text:p>29340</text:p>
          </table:table-cell>
          <table:table-cell office:value-type="string" calcext:value-type="string">
            <text:p>R4678</text:p>
          </table:table-cell>
          <table:table-cell office:value-type="float" office:value="5.249766" calcext:value-type="float">
            <text:p>5.249766</text:p>
          </table:table-cell>
          <table:table-cell office:value-type="float" office:value="2.16" calcext:value-type="float">
            <text:p>2.16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46" calcext:value-type="float">
            <text:p>-0.146</text:p>
          </table:table-cell>
        </table:table-row>
        <table:table-row table:style-name="ro1">
          <table:table-cell office:value-type="float" office:value="29504" calcext:value-type="float">
            <text:p>29504</text:p>
          </table:table-cell>
          <table:table-cell office:value-type="string" calcext:value-type="string">
            <text:p>R4678</text:p>
          </table:table-cell>
          <table:table-cell office:value-type="float" office:value="4.949843" calcext:value-type="float">
            <text:p>4.949843</text:p>
          </table:table-cell>
          <table:table-cell office:value-type="float" office:value="0.241" calcext:value-type="float">
            <text:p>0.241</text:p>
          </table:table-cell>
          <table:table-cell office:value-type="float" office:value="-0.853" calcext:value-type="float">
            <text:p>-0.853</text:p>
          </table:table-cell>
          <table:table-cell office:value-type="float" office:value="-1.577" calcext:value-type="float">
            <text:p>-1.577</text:p>
          </table:table-cell>
          <table:table-cell office:value-type="float" office:value="-1.143" calcext:value-type="float">
            <text:p>-1.143</text:p>
          </table:table-cell>
        </table:table-row>
        <table:table-row table:style-name="ro1">
          <table:table-cell office:value-type="float" office:value="29528" calcext:value-type="float">
            <text:p>29528</text:p>
          </table:table-cell>
          <table:table-cell office:value-type="string" calcext:value-type="string">
            <text:p>R4678</text:p>
          </table:table-cell>
          <table:table-cell office:value-type="float" office:value="7.924871" calcext:value-type="float">
            <text:p>7.924871</text:p>
          </table:table-cell>
          <table:table-cell office:value-type="float" office:value="1.893" calcext:value-type="float">
            <text:p>1.893</text:p>
          </table:table-cell>
          <table:table-cell office:value-type="float" office:value="-0.977" calcext:value-type="float">
            <text:p>-0.977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337" calcext:value-type="float">
            <text:p>-0.337</text:p>
          </table:table-cell>
        </table:table-row>
        <table:table-row table:style-name="ro1">
          <table:table-cell office:value-type="float" office:value="29543" calcext:value-type="float">
            <text:p>29543</text:p>
          </table:table-cell>
          <table:table-cell office:value-type="string" calcext:value-type="string">
            <text:p>R4678</text:p>
          </table:table-cell>
          <table:table-cell office:value-type="float" office:value="2.524764" calcext:value-type="float">
            <text:p>2.524764</text:p>
          </table:table-cell>
          <table:table-cell office:value-type="float" office:value="2.065" calcext:value-type="float">
            <text:p>2.065</text:p>
          </table:table-cell>
          <table:table-cell office:value-type="float" office:value="-0.501" calcext:value-type="float">
            <text:p>-0.501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29558" calcext:value-type="float">
            <text:p>29558</text:p>
          </table:table-cell>
          <table:table-cell office:value-type="string" calcext:value-type="string">
            <text:p>R4678</text:p>
          </table:table-cell>
          <table:table-cell office:value-type="float" office:value="2.424964" calcext:value-type="float">
            <text:p>2.424964</text:p>
          </table:table-cell>
          <table:table-cell office:value-type="float" office:value="0.423" calcext:value-type="float">
            <text:p>0.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1" calcext:value-type="float">
            <text:p>0.071</text:p>
          </table:table-cell>
          <table:table-cell office:value-type="float" office:value="-1.035" calcext:value-type="float">
            <text:p>-1.035</text:p>
          </table:table-cell>
        </table:table-row>
        <table:table-row table:style-name="ro1">
          <table:table-cell office:value-type="float" office:value="29648" calcext:value-type="float">
            <text:p>29648</text:p>
          </table:table-cell>
          <table:table-cell office:value-type="string" calcext:value-type="string">
            <text:p>R4610</text:p>
          </table:table-cell>
          <table:table-cell office:value-type="float" office:value="2.775114" calcext:value-type="float">
            <text:p>2.775114</text:p>
          </table:table-cell>
          <table:table-cell office:value-type="float" office:value="1.396" calcext:value-type="float">
            <text:p>1.396</text:p>
          </table:table-cell>
          <table:table-cell office:value-type="float" office:value="-1.936" calcext:value-type="float">
            <text:p>-1.936</text:p>
          </table:table-cell>
          <table:table-cell office:value-type="float" office:value="-0.682" calcext:value-type="float">
            <text:p>-0.682</text:p>
          </table:table-cell>
          <table:table-cell office:value-type="float" office:value="-0.804" calcext:value-type="float">
            <text:p>-0.804</text:p>
          </table:table-cell>
        </table:table-row>
        <table:table-row table:style-name="ro1">
          <table:table-cell office:value-type="float" office:value="29667" calcext:value-type="float">
            <text:p>29667</text:p>
          </table:table-cell>
          <table:table-cell office:value-type="string" calcext:value-type="string">
            <text:p>R4610</text:p>
          </table:table-cell>
          <table:table-cell office:value-type="float" office:value="2.525202" calcext:value-type="float">
            <text:p>2.525202</text:p>
          </table:table-cell>
          <table:table-cell office:value-type="float" office:value="1.3" calcext:value-type="float">
            <text:p>1.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1.205" calcext:value-type="float">
            <text:p>-1.205</text:p>
          </table:table-cell>
          <table:table-cell office:value-type="float" office:value="-1.503" calcext:value-type="float">
            <text:p>-1.503</text:p>
          </table:table-cell>
        </table:table-row>
        <table:table-row table:style-name="ro1">
          <table:table-cell office:value-type="float" office:value="29683" calcext:value-type="float">
            <text:p>29683</text:p>
          </table:table-cell>
          <table:table-cell office:value-type="string" calcext:value-type="string">
            <text:p>R4610</text:p>
          </table:table-cell>
          <table:table-cell office:value-type="float" office:value="4.849826" calcext:value-type="float">
            <text:p>4.849826</text:p>
          </table:table-cell>
          <table:table-cell office:value-type="float" office:value="1.576" calcext:value-type="float">
            <text:p>1.576</text:p>
          </table:table-cell>
          <table:table-cell office:value-type="float" office:value="-0.31" calcext:value-type="float">
            <text:p>-0.31</text:p>
          </table:table-cell>
          <table:table-cell office:value-type="float" office:value="-1.172" calcext:value-type="float">
            <text:p>-1.172</text:p>
          </table:table-cell>
          <table:table-cell office:value-type="float" office:value="-1.394" calcext:value-type="float">
            <text:p>-1.394</text:p>
          </table:table-cell>
        </table:table-row>
        <table:table-row table:style-name="ro1">
          <table:table-cell office:value-type="float" office:value="29698" calcext:value-type="float">
            <text:p>29698</text:p>
          </table:table-cell>
          <table:table-cell office:value-type="string" calcext:value-type="string">
            <text:p>R4610</text:p>
          </table:table-cell>
          <table:table-cell office:value-type="float" office:value="2.324567" calcext:value-type="float">
            <text:p>2.324567</text:p>
          </table:table-cell>
          <table:table-cell office:value-type="float" office:value="1.24" calcext:value-type="float">
            <text:p>1.24</text:p>
          </table:table-cell>
          <table:table-cell office:value-type="float" office:value="-1.256" calcext:value-type="float">
            <text:p>-1.256</text:p>
          </table:table-cell>
          <table:table-cell office:value-type="float" office:value="-1.314" calcext:value-type="float">
            <text:p>-1.314</text:p>
          </table:table-cell>
          <table:table-cell office:value-type="float" office:value="-1.063" calcext:value-type="float">
            <text:p>-1.063</text:p>
          </table:table-cell>
        </table:table-row>
        <table:table-row table:style-name="ro1">
          <table:table-cell office:value-type="float" office:value="29826" calcext:value-type="float">
            <text:p>29826</text:p>
          </table:table-cell>
          <table:table-cell office:value-type="string" calcext:value-type="string">
            <text:p>R4610</text:p>
          </table:table-cell>
          <table:table-cell office:value-type="float" office:value="2.42493" calcext:value-type="float">
            <text:p>2.42493</text:p>
          </table:table-cell>
          <table:table-cell office:value-type="float" office:value="-0.29" calcext:value-type="float">
            <text:p>-0.29</text:p>
          </table:table-cell>
          <table:table-cell office:value-type="float" office:value="-1.417" calcext:value-type="float">
            <text:p>-1.41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411" calcext:value-type="float">
            <text:p>-0.411</text:p>
          </table:table-cell>
        </table:table-row>
        <table:table-row table:style-name="ro1">
          <table:table-cell office:value-type="float" office:value="29842" calcext:value-type="float">
            <text:p>29842</text:p>
          </table:table-cell>
          <table:table-cell office:value-type="string" calcext:value-type="string">
            <text:p>R4610</text:p>
          </table:table-cell>
          <table:table-cell office:value-type="float" office:value="5.249852" calcext:value-type="float">
            <text:p>5.24985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1.303" calcext:value-type="float">
            <text:p>-1.303</text:p>
          </table:table-cell>
          <table:table-cell office:value-type="float" office:value="-0.12" calcext:value-type="float">
            <text:p>-0.12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string" calcext:value-type="string">
            <text:p>R4610</text:p>
          </table:table-cell>
          <table:table-cell office:value-type="float" office:value="5.249913" calcext:value-type="float">
            <text:p>5.249913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08" calcext:value-type="float">
            <text:p>-1.208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331" calcext:value-type="float">
            <text:p>-0.331</text:p>
          </table:table-cell>
        </table:table-row>
        <table:table-row table:style-name="ro1">
          <table:table-cell office:value-type="float" office:value="29922" calcext:value-type="float">
            <text:p>29922</text:p>
          </table:table-cell>
          <table:table-cell office:value-type="string" calcext:value-type="string">
            <text:p>R4610</text:p>
          </table:table-cell>
          <table:table-cell office:value-type="float" office:value="4.89957" calcext:value-type="float">
            <text:p>4.89957</text:p>
          </table:table-cell>
          <table:table-cell office:value-type="float" office:value="-0.961" calcext:value-type="float">
            <text:p>-0.961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483" calcext:value-type="float">
            <text:p>-0.48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string" calcext:value-type="string">
            <text:p>R4610</text:p>
          </table:table-cell>
          <table:table-cell office:value-type="float" office:value="2.625094" calcext:value-type="float">
            <text:p>2.625094</text:p>
          </table:table-cell>
          <table:table-cell office:value-type="float" office:value="-0.464" calcext:value-type="float">
            <text:p>-0.464</text:p>
          </table:table-cell>
          <table:table-cell office:value-type="float" office:value="-1.287" calcext:value-type="float">
            <text:p>-1.287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29956" calcext:value-type="float">
            <text:p>29956</text:p>
          </table:table-cell>
          <table:table-cell office:value-type="string" calcext:value-type="string">
            <text:p>R4610</text:p>
          </table:table-cell>
          <table:table-cell office:value-type="float" office:value="5.400178" calcext:value-type="float">
            <text:p>5.400178</text:p>
          </table:table-cell>
          <table:table-cell office:value-type="float" office:value="0.022" calcext:value-type="float">
            <text:p>0.022</text:p>
          </table:table-cell>
          <table:table-cell office:value-type="float" office:value="-0.817" calcext:value-type="float">
            <text:p>-0.817</text:p>
          </table:table-cell>
          <table:table-cell office:value-type="float" office:value="-0.869" calcext:value-type="float">
            <text:p>-0.869</text:p>
          </table:table-cell>
          <table:table-cell office:value-type="float" office:value="-0.379" calcext:value-type="float">
            <text:p>-0.379</text:p>
          </table:table-cell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string" calcext:value-type="string">
            <text:p>R4610</text:p>
          </table:table-cell>
          <table:table-cell office:value-type="float" office:value="2.224826" calcext:value-type="float">
            <text:p>2.224826</text:p>
          </table:table-cell>
          <table:table-cell office:value-type="float" office:value="0.785" calcext:value-type="float">
            <text:p>0.785</text:p>
          </table:table-cell>
          <table:table-cell office:value-type="float" office:value="-0.859" calcext:value-type="float">
            <text:p>-0.859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603" calcext:value-type="float">
            <text:p>-0.603</text:p>
          </table:table-cell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string" calcext:value-type="string">
            <text:p>R4610</text:p>
          </table:table-cell>
          <table:table-cell office:value-type="float" office:value="2.574994" calcext:value-type="float">
            <text:p>2.574994</text:p>
          </table:table-cell>
          <table:table-cell office:value-type="float" office:value="0.421" calcext:value-type="float">
            <text:p>0.421</text:p>
          </table:table-cell>
          <table:table-cell office:value-type="float" office:value="-1.104" calcext:value-type="float">
            <text:p>-1.104</text:p>
          </table:table-cell>
          <table:table-cell office:value-type="float" office:value="-0.646" calcext:value-type="float">
            <text:p>-0.646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string" calcext:value-type="string">
            <text:p>R4538</text:p>
          </table:table-cell>
          <table:table-cell office:value-type="float" office:value="5.516689" calcext:value-type="float">
            <text:p>5.5166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30223" calcext:value-type="float">
            <text:p>30223</text:p>
          </table:table-cell>
          <table:table-cell office:value-type="string" calcext:value-type="string">
            <text:p>R4538</text:p>
          </table:table-cell>
          <table:table-cell office:value-type="float" office:value="2.724711" calcext:value-type="float">
            <text:p>2.7247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string" calcext:value-type="string">
            <text:p>R4538</text:p>
          </table:table-cell>
          <table:table-cell office:value-type="float" office:value="2.725017" calcext:value-type="float">
            <text:p>2.725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30361" calcext:value-type="float">
            <text:p>30361</text:p>
          </table:table-cell>
          <table:table-cell office:value-type="string" calcext:value-type="string">
            <text:p>R4538</text:p>
          </table:table-cell>
          <table:table-cell office:value-type="float" office:value="5.249702" calcext:value-type="float">
            <text:p>5.249702</text:p>
          </table:table-cell>
          <table:table-cell office:value-type="float" office:value="1.995" calcext:value-type="float">
            <text:p>1.995</text:p>
          </table:table-cell>
          <table:table-cell office:value-type="float" office:value="0.534" calcext:value-type="float">
            <text:p>0.534</text:p>
          </table:table-cell>
          <table:table-cell office:value-type="float" office:value="1.309" calcext:value-type="float">
            <text:p>1.309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30377" calcext:value-type="float">
            <text:p>30377</text:p>
          </table:table-cell>
          <table:table-cell office:value-type="string" calcext:value-type="string">
            <text:p>R4538</text:p>
          </table:table-cell>
          <table:table-cell office:value-type="float" office:value="5.549872" calcext:value-type="float">
            <text:p>5.549872</text:p>
          </table:table-cell>
          <table:table-cell office:value-type="float" office:value="1.732" calcext:value-type="float">
            <text:p>1.732</text:p>
          </table:table-cell>
          <table:table-cell office:value-type="float" office:value="1.334" calcext:value-type="float">
            <text:p>1.334</text:p>
          </table:table-cell>
          <table:table-cell office:value-type="float" office:value="1.739" calcext:value-type="float">
            <text:p>1.739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30392" calcext:value-type="float">
            <text:p>30392</text:p>
          </table:table-cell>
          <table:table-cell office:value-type="string" calcext:value-type="string">
            <text:p>R4538</text:p>
          </table:table-cell>
          <table:table-cell office:value-type="float" office:value="2.924914" calcext:value-type="float">
            <text:p>2.924914</text:p>
          </table:table-cell>
          <table:table-cell office:value-type="float" office:value="1.453" calcext:value-type="float">
            <text:p>1.453</text:p>
          </table:table-cell>
          <table:table-cell office:value-type="float" office:value="1.091" calcext:value-type="float">
            <text:p>1.091</text:p>
          </table:table-cell>
          <table:table-cell office:value-type="float" office:value="0.92" calcext:value-type="float">
            <text:p>0.92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30408" calcext:value-type="float">
            <text:p>30408</text:p>
          </table:table-cell>
          <table:table-cell office:value-type="string" calcext:value-type="string">
            <text:p>R4538</text:p>
          </table:table-cell>
          <table:table-cell office:value-type="float" office:value="4.899951" calcext:value-type="float">
            <text:p>4.899951</text:p>
          </table:table-cell>
          <table:table-cell office:value-type="float" office:value="1.239" calcext:value-type="float">
            <text:p>1.239</text:p>
          </table:table-cell>
          <table:table-cell office:value-type="float" office:value="0.598" calcext:value-type="float">
            <text:p>0.59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30574" calcext:value-type="float">
            <text:p>30574</text:p>
          </table:table-cell>
          <table:table-cell office:value-type="string" calcext:value-type="string">
            <text:p>R4538</text:p>
          </table:table-cell>
          <table:table-cell office:value-type="float" office:value="2.525034" calcext:value-type="float">
            <text:p>2.525034</text:p>
          </table:table-cell>
          <table:table-cell office:value-type="float" office:value="1.343" calcext:value-type="float">
            <text:p>1.343</text:p>
          </table:table-cell>
          <table:table-cell office:value-type="float" office:value="0.828" calcext:value-type="float">
            <text:p>0.828</text:p>
          </table:table-cell>
          <table:table-cell office:value-type="float" office:value="-1.505" calcext:value-type="float">
            <text:p>-1.505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30589" calcext:value-type="float">
            <text:p>30589</text:p>
          </table:table-cell>
          <table:table-cell office:value-type="string" calcext:value-type="string">
            <text:p>R4538</text:p>
          </table:table-cell>
          <table:table-cell office:value-type="float" office:value="2.525046" calcext:value-type="float">
            <text:p>2.525046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6" calcext:value-type="float">
            <text:p>-0.326</text:p>
          </table:table-cell>
          <table:table-cell office:value-type="float" office:value="-1.719" calcext:value-type="float">
            <text:p>-1.719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30613" calcext:value-type="float">
            <text:p>30613</text:p>
          </table:table-cell>
          <table:table-cell office:value-type="string" calcext:value-type="string">
            <text:p>R4538</text:p>
          </table:table-cell>
          <table:table-cell office:value-type="float" office:value="7.974856" calcext:value-type="float">
            <text:p>7.974856</text:p>
          </table:table-cell>
          <table:table-cell office:value-type="float" office:value="1.044" calcext:value-type="float">
            <text:p>1.044</text:p>
          </table:table-cell>
          <table:table-cell office:value-type="float" office:value="-0.365" calcext:value-type="float">
            <text:p>-0.365</text:p>
          </table:table-cell>
          <table:table-cell office:value-type="float" office:value="-1.798" calcext:value-type="float">
            <text:p>-1.798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30665" calcext:value-type="float">
            <text:p>30665</text:p>
          </table:table-cell>
          <table:table-cell office:value-type="string" calcext:value-type="string">
            <text:p>R4538</text:p>
          </table:table-cell>
          <table:table-cell office:value-type="float" office:value="2.525003" calcext:value-type="float">
            <text:p>2.525003</text:p>
          </table:table-cell>
          <table:table-cell office:value-type="float" office:value="2.189" calcext:value-type="float">
            <text:p>2.189</text:p>
          </table:table-cell>
          <table:table-cell office:value-type="float" office:value="0.952" calcext:value-type="float">
            <text:p>0.952</text:p>
          </table:table-cell>
          <table:table-cell office:value-type="float" office:value="1.17" calcext:value-type="float">
            <text:p>1.17</text:p>
          </table:table-cell>
          <table:table-cell office:value-type="float" office:value="-0.365" calcext:value-type="float">
            <text:p>-0.365</text:p>
          </table:table-cell>
        </table:table-row>
        <table:table-row table:style-name="ro1">
          <table:table-cell office:value-type="float" office:value="30870" calcext:value-type="float">
            <text:p>30870</text:p>
          </table:table-cell>
          <table:table-cell office:value-type="string" calcext:value-type="string">
            <text:p>R4519</text:p>
          </table:table-cell>
          <table:table-cell office:value-type="float" office:value="4.749513" calcext:value-type="float">
            <text:p>4.749513</text:p>
          </table:table-cell>
          <table:table-cell office:value-type="float" office:value="0.849" calcext:value-type="float">
            <text:p>0.849</text:p>
          </table:table-cell>
          <table:table-cell office:value-type="float" office:value="-0.935" calcext:value-type="float">
            <text:p>-0.935</text:p>
          </table:table-cell>
          <table:table-cell office:value-type="float" office:value="0.279" calcext:value-type="float">
            <text:p>0.279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30889" calcext:value-type="float">
            <text:p>30889</text:p>
          </table:table-cell>
          <table:table-cell office:value-type="string" calcext:value-type="string">
            <text:p>R4519</text:p>
          </table:table-cell>
          <table:table-cell office:value-type="float" office:value="4.949216" calcext:value-type="float">
            <text:p>4.949216</text:p>
          </table:table-cell>
          <table:table-cell office:value-type="float" office:value="1.057" calcext:value-type="float">
            <text:p>1.057</text:p>
          </table:table-cell>
          <table:table-cell office:value-type="float" office:value="-0.512" calcext:value-type="float">
            <text:p>-0.5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30915" calcext:value-type="float">
            <text:p>30915</text:p>
          </table:table-cell>
          <table:table-cell office:value-type="string" calcext:value-type="string">
            <text:p>R4519</text:p>
          </table:table-cell>
          <table:table-cell office:value-type="float" office:value="2.374889" calcext:value-type="float">
            <text:p>2.374889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04" calcext:value-type="float">
            <text:p>0.004</text:p>
          </table:table-cell>
          <table:table-cell office:value-type="float" office:value="1.286" calcext:value-type="float">
            <text:p>1.286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31012" calcext:value-type="float">
            <text:p>31012</text:p>
          </table:table-cell>
          <table:table-cell office:value-type="string" calcext:value-type="string">
            <text:p>R4519</text:p>
          </table:table-cell>
          <table:table-cell office:value-type="float" office:value="2.674922" calcext:value-type="float">
            <text:p>2.674922</text:p>
          </table:table-cell>
          <table:table-cell office:value-type="float" office:value="1.388" calcext:value-type="float">
            <text:p>1.388</text:p>
          </table:table-cell>
          <table:table-cell office:value-type="float" office:value="0.36" calcext:value-type="float">
            <text:p>0.36</text:p>
          </table:table-cell>
          <table:table-cell office:value-type="float" office:value="-0.07" calcext:value-type="float">
            <text:p>-0.07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float" office:value="31028" calcext:value-type="float">
            <text:p>31028</text:p>
          </table:table-cell>
          <table:table-cell office:value-type="string" calcext:value-type="string">
            <text:p>R4519</text:p>
          </table:table-cell>
          <table:table-cell office:value-type="float" office:value="4.949923" calcext:value-type="float">
            <text:p>4.94992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8" calcext:value-type="float">
            <text:p>0.48</text:p>
          </table:table-cell>
          <table:table-cell office:value-type="float" office:value="0.055" calcext:value-type="float">
            <text:p>0.055</text:p>
          </table:table-cell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31043" calcext:value-type="float">
            <text:p>31043</text:p>
          </table:table-cell>
          <table:table-cell office:value-type="string" calcext:value-type="string">
            <text:p>R4519</text:p>
          </table:table-cell>
          <table:table-cell office:value-type="float" office:value="2.575269" calcext:value-type="float">
            <text:p>2.575269</text:p>
          </table:table-cell>
          <table:table-cell office:value-type="float" office:value="0.704" calcext:value-type="float">
            <text:p>0.704</text:p>
          </table:table-cell>
          <table:table-cell office:value-type="float" office:value="0.904" calcext:value-type="float">
            <text:p>0.9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31065" calcext:value-type="float">
            <text:p>31065</text:p>
          </table:table-cell>
          <table:table-cell office:value-type="string" calcext:value-type="string">
            <text:p>R4519</text:p>
          </table:table-cell>
          <table:table-cell office:value-type="float" office:value="2.524802" calcext:value-type="float">
            <text:p>2.524802</text:p>
          </table:table-cell>
          <table:table-cell office:value-type="float" office:value="1.693" calcext:value-type="float">
            <text:p>1.693</text:p>
          </table:table-cell>
          <table:table-cell office:value-type="float" office:value="1.946" calcext:value-type="float">
            <text:p>1.9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31107" calcext:value-type="float">
            <text:p>31107</text:p>
          </table:table-cell>
          <table:table-cell office:value-type="string" calcext:value-type="string">
            <text:p>R4519</text:p>
          </table:table-cell>
          <table:table-cell office:value-type="float" office:value="2.474607" calcext:value-type="float">
            <text:p>2.474607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494" calcext:value-type="float">
            <text:p>-0.494</text:p>
          </table:table-cell>
          <table:table-cell office:value-type="float" office:value="0.734" calcext:value-type="float">
            <text:p>0.734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31135" calcext:value-type="float">
            <text:p>31135</text:p>
          </table:table-cell>
          <table:table-cell office:value-type="string" calcext:value-type="string">
            <text:p>R4519</text:p>
          </table:table-cell>
          <table:table-cell office:value-type="float" office:value="5.050234" calcext:value-type="float">
            <text:p>5.05023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3" calcext:value-type="float">
            <text:p>0.263</text:p>
          </table:table-cell>
          <table:table-cell office:value-type="float" office:value="0.686" calcext:value-type="float">
            <text:p>0.686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string" calcext:value-type="string">
            <text:p>R4519</text:p>
          </table:table-cell>
          <table:table-cell office:value-type="float" office:value="5.100052" calcext:value-type="float">
            <text:p>5.100052</text:p>
          </table:table-cell>
          <table:table-cell office:value-type="float" office:value="1.612" calcext:value-type="float">
            <text:p>1.612</text:p>
          </table:table-cell>
          <table:table-cell office:value-type="float" office:value="0.335" calcext:value-type="float">
            <text:p>0.335</text:p>
          </table:table-cell>
          <table:table-cell office:value-type="float" office:value="0.49" calcext:value-type="float">
            <text:p>0.49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31261" calcext:value-type="float">
            <text:p>31261</text:p>
          </table:table-cell>
          <table:table-cell office:value-type="string" calcext:value-type="string">
            <text:p>R4519</text:p>
          </table:table-cell>
          <table:table-cell office:value-type="float" office:value="2.783208" calcext:value-type="float">
            <text:p>2.78320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19" calcext:value-type="float">
            <text:p>0.919</text:p>
          </table:table-cell>
          <table:table-cell office:value-type="float" office:value="0.573" calcext:value-type="float">
            <text:p>0.573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string" calcext:value-type="string">
            <text:p>R4519</text:p>
          </table:table-cell>
          <table:table-cell office:value-type="float" office:value="2.674647" calcext:value-type="float">
            <text:p>2.674647</text:p>
          </table:table-cell>
          <table:table-cell office:value-type="float" office:value="0.165" calcext:value-type="float">
            <text:p>0.165</text:p>
          </table:table-cell>
          <table:table-cell office:value-type="float" office:value="0.949" calcext:value-type="float">
            <text:p>0.949</text:p>
          </table:table-cell>
          <table:table-cell office:value-type="float" office:value="0.728" calcext:value-type="float">
            <text:p>0.72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string" calcext:value-type="string">
            <text:p>R4519</text:p>
          </table:table-cell>
          <table:table-cell office:value-type="float" office:value="5.049837" calcext:value-type="float">
            <text:p>5.049837</text:p>
          </table:table-cell>
          <table:table-cell office:value-type="float" office:value="0.194" calcext:value-type="float">
            <text:p>0.194</text:p>
          </table:table-cell>
          <table:table-cell office:value-type="float" office:value="0.554" calcext:value-type="float">
            <text:p>0.554</text:p>
          </table:table-cell>
          <table:table-cell office:value-type="float" office:value="-0.11" calcext:value-type="float">
            <text:p>-0.11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31409" calcext:value-type="float">
            <text:p>31409</text:p>
          </table:table-cell>
          <table:table-cell office:value-type="string" calcext:value-type="string">
            <text:p>R4661</text:p>
          </table:table-cell>
          <table:table-cell office:value-type="float" office:value="2.675003" calcext:value-type="float">
            <text:p>2.675003</text:p>
          </table:table-cell>
          <table:table-cell office:value-type="float" office:value="-0.173" calcext:value-type="float">
            <text:p>-0.173</text:p>
          </table:table-cell>
          <table:table-cell office:value-type="float" office:value="-1.615" calcext:value-type="float">
            <text:p>-1.615</text:p>
          </table:table-cell>
          <table:table-cell office:value-type="float" office:value="-1.183" calcext:value-type="float">
            <text:p>-1.183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31433" calcext:value-type="float">
            <text:p>31433</text:p>
          </table:table-cell>
          <table:table-cell office:value-type="string" calcext:value-type="string">
            <text:p>R4661</text:p>
          </table:table-cell>
          <table:table-cell office:value-type="float" office:value="2.174793" calcext:value-type="float">
            <text:p>2.174793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72" calcext:value-type="float">
            <text:p>-0.372</text:p>
          </table:table-cell>
          <table:table-cell office:value-type="float" office:value="-1.043" calcext:value-type="float">
            <text:p>-1.043</text:p>
          </table:table-cell>
          <table:table-cell office:value-type="float" office:value="-1.134" calcext:value-type="float">
            <text:p>-1.134</text:p>
          </table:table-cell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string" calcext:value-type="string">
            <text:p>R4661</text:p>
          </table:table-cell>
          <table:table-cell office:value-type="float" office:value="7.774649" calcext:value-type="float">
            <text:p>7.774649</text:p>
          </table:table-cell>
          <table:table-cell office:value-type="float" office:value="-0.061" calcext:value-type="float">
            <text:p>-0.061</text:p>
          </table:table-cell>
          <table:table-cell office:value-type="float" office:value="-1.027" calcext:value-type="float">
            <text:p>-1.027</text:p>
          </table:table-cell>
          <table:table-cell office:value-type="float" office:value="0.258" calcext:value-type="float">
            <text:p>0.258</text:p>
          </table:table-cell>
          <table:table-cell office:value-type="float" office:value="-0.154" calcext:value-type="float">
            <text:p>-0.154</text:p>
          </table:table-cell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string" calcext:value-type="string">
            <text:p>R4661</text:p>
          </table:table-cell>
          <table:table-cell office:value-type="float" office:value="2.474662" calcext:value-type="float">
            <text:p>2.474662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602" calcext:value-type="float">
            <text:p>0.602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929" calcext:value-type="float">
            <text:p>-0.929</text:p>
          </table:table-cell>
        </table:table-row>
        <table:table-row table:style-name="ro1">
          <table:table-cell office:value-type="float" office:value="31627" calcext:value-type="float">
            <text:p>31627</text:p>
          </table:table-cell>
          <table:table-cell office:value-type="string" calcext:value-type="string">
            <text:p>R4661</text:p>
          </table:table-cell>
          <table:table-cell office:value-type="float" office:value="4.899471" calcext:value-type="float">
            <text:p>4.899471</text:p>
          </table:table-cell>
          <table:table-cell office:value-type="float" office:value="-0.348" calcext:value-type="float">
            <text:p>-0.348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string" calcext:value-type="string">
            <text:p>R4661</text:p>
          </table:table-cell>
          <table:table-cell office:value-type="float" office:value="2.525196" calcext:value-type="float">
            <text:p>2.525196</text:p>
          </table:table-cell>
          <table:table-cell office:value-type="float" office:value="0.309" calcext:value-type="float">
            <text:p>0.309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762" calcext:value-type="float">
            <text:p>-0.762</text:p>
          </table:table-cell>
          <table:table-cell office:value-type="float" office:value="-0.183" calcext:value-type="float">
            <text:p>-0.183</text:p>
          </table:table-cell>
        </table:table-row>
        <table:table-row table:style-name="ro1">
          <table:table-cell office:value-type="float" office:value="31662" calcext:value-type="float">
            <text:p>31662</text:p>
          </table:table-cell>
          <table:table-cell office:value-type="string" calcext:value-type="string">
            <text:p>R4661</text:p>
          </table:table-cell>
          <table:table-cell office:value-type="float" office:value="7.624629" calcext:value-type="float">
            <text:p>7.6246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478" calcext:value-type="float">
            <text:p>0.478</text:p>
          </table:table-cell>
          <table:table-cell office:value-type="float" office:value="0.204" calcext:value-type="float">
            <text:p>0.204</text:p>
          </table:table-cell>
          <table:table-cell office:value-type="float" office:value="-1.181" calcext:value-type="float">
            <text:p>-1.181</text:p>
          </table:table-cell>
        </table:table-row>
        <table:table-row table:style-name="ro1">
          <table:table-cell office:value-type="float" office:value="31726" calcext:value-type="float">
            <text:p>31726</text:p>
          </table:table-cell>
          <table:table-cell office:value-type="string" calcext:value-type="string">
            <text:p>R4661</text:p>
          </table:table-cell>
          <table:table-cell office:value-type="float" office:value="4.949884" calcext:value-type="float">
            <text:p>4.949884</text:p>
          </table:table-cell>
          <table:table-cell office:value-type="float" office:value="-1.534" calcext:value-type="float">
            <text:p>-1.5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65" calcext:value-type="float">
            <text:p>0.065</text:p>
          </table:table-cell>
          <table:table-cell office:value-type="float" office:value="-0.641" calcext:value-type="float">
            <text:p>-0.641</text:p>
          </table:table-cell>
        </table:table-row>
        <table:table-row table:style-name="ro1">
          <table:table-cell office:value-type="float" office:value="31930" calcext:value-type="float">
            <text:p>31930</text:p>
          </table:table-cell>
          <table:table-cell office:value-type="string" calcext:value-type="string">
            <text:p>R4661</text:p>
          </table:table-cell>
          <table:table-cell office:value-type="float" office:value="2.774833" calcext:value-type="float">
            <text:p>2.774833</text:p>
          </table:table-cell>
          <table:table-cell office:value-type="float" office:value="-0.41" calcext:value-type="float">
            <text:p>-0.41</text:p>
          </table:table-cell>
          <table:table-cell office:value-type="float" office:value="0.296" calcext:value-type="float">
            <text:p>0.296</text:p>
          </table:table-cell>
          <table:table-cell office:value-type="float" office:value="-0.462" calcext:value-type="float">
            <text:p>-0.46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31945" calcext:value-type="float">
            <text:p>31945</text:p>
          </table:table-cell>
          <table:table-cell office:value-type="string" calcext:value-type="string">
            <text:p>R4661</text:p>
          </table:table-cell>
          <table:table-cell office:value-type="float" office:value="2.524686" calcext:value-type="float">
            <text:p>2.524686</text:p>
          </table:table-cell>
          <table:table-cell office:value-type="float" office:value="-0.636" calcext:value-type="float">
            <text:p>-0.636</text:p>
          </table:table-cell>
          <table:table-cell office:value-type="float" office:value="-0.387" calcext:value-type="float">
            <text:p>-0.387</text:p>
          </table:table-cell>
          <table:table-cell office:value-type="float" office:value="-0.452" calcext:value-type="float">
            <text:p>-0.452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31974" calcext:value-type="float">
            <text:p>31974</text:p>
          </table:table-cell>
          <table:table-cell office:value-type="string" calcext:value-type="string">
            <text:p>R4661</text:p>
          </table:table-cell>
          <table:table-cell office:value-type="float" office:value="2.9251" calcext:value-type="float">
            <text:p>2.9251</text:p>
          </table:table-cell>
          <table:table-cell office:value-type="float" office:value="-0.773" calcext:value-type="float">
            <text:p>-0.773</text:p>
          </table:table-cell>
          <table:table-cell office:value-type="float" office:value="0.567" calcext:value-type="float">
            <text:p>0.56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905" calcext:value-type="float">
            <text:p>-0.905</text:p>
          </table:table-cell>
        </table:table-row>
        <table:table-row table:style-name="ro1">
          <table:table-cell office:value-type="float" office:value="32077" calcext:value-type="float">
            <text:p>32077</text:p>
          </table:table-cell>
          <table:table-cell office:value-type="string" calcext:value-type="string">
            <text:p>R4544</text:p>
          </table:table-cell>
          <table:table-cell office:value-type="float" office:value="5.099926" calcext:value-type="float">
            <text:p>5.099926</text:p>
          </table:table-cell>
          <table:table-cell office:value-type="float" office:value="0.936" calcext:value-type="float">
            <text:p>0.936</text:p>
          </table:table-cell>
          <table:table-cell office:value-type="float" office:value="2.525" calcext:value-type="float">
            <text:p>2.525</text:p>
          </table:table-cell>
          <table:table-cell office:value-type="float" office:value="1.545" calcext:value-type="float">
            <text:p>1.545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32107" calcext:value-type="float">
            <text:p>32107</text:p>
          </table:table-cell>
          <table:table-cell office:value-type="string" calcext:value-type="string">
            <text:p>R4544</text:p>
          </table:table-cell>
          <table:table-cell office:value-type="float" office:value="5.499667" calcext:value-type="float">
            <text:p>5.499667</text:p>
          </table:table-cell>
          <table:table-cell office:value-type="float" office:value="0.338" calcext:value-type="float">
            <text:p>0.338</text:p>
          </table:table-cell>
          <table:table-cell office:value-type="float" office:value="1.71" calcext:value-type="float">
            <text:p>1.71</text:p>
          </table:table-cell>
          <table:table-cell office:value-type="float" office:value="0.785" calcext:value-type="float">
            <text:p>0.785</text:p>
          </table:table-cell>
          <table:table-cell office:value-type="float" office:value="-0.177" calcext:value-type="float">
            <text:p>-0.177</text:p>
          </table:table-cell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R4544</text:p>
          </table:table-cell>
          <table:table-cell office:value-type="float" office:value="2.675052" calcext:value-type="float">
            <text:p>2.675052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859" calcext:value-type="float">
            <text:p>-0.859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R4544</text:p>
          </table:table-cell>
          <table:table-cell office:value-type="float" office:value="2.474803" calcext:value-type="float">
            <text:p>2.474803</text:p>
          </table:table-cell>
          <table:table-cell office:value-type="float" office:value="-1.006" calcext:value-type="float">
            <text:p>-1.006</text:p>
          </table:table-cell>
          <table:table-cell office:value-type="float" office:value="0.812" calcext:value-type="float">
            <text:p>0.812</text:p>
          </table:table-cell>
          <table:table-cell office:value-type="float" office:value="0.354" calcext:value-type="float">
            <text:p>0.354</text:p>
          </table:table-cell>
          <table:table-cell office:value-type="float" office:value="-2.102" calcext:value-type="float">
            <text:p>-2.102</text:p>
          </table:table-cell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string" calcext:value-type="string">
            <text:p>R4544</text:p>
          </table:table-cell>
          <table:table-cell office:value-type="float" office:value="2.574795" calcext:value-type="float">
            <text:p>2.574795</text:p>
          </table:table-cell>
          <table:table-cell office:value-type="float" office:value="0.307" calcext:value-type="float">
            <text:p>0.307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58" calcext:value-type="float">
            <text:p>-0.058</text:p>
          </table:table-cell>
          <table:table-cell office:value-type="float" office:value="-2.178" calcext:value-type="float">
            <text:p>-2.178</text:p>
          </table:table-cell>
        </table:table-row>
        <table:table-row table:style-name="ro1">
          <table:table-cell office:value-type="float" office:value="32201" calcext:value-type="float">
            <text:p>32201</text:p>
          </table:table-cell>
          <table:table-cell office:value-type="string" calcext:value-type="string">
            <text:p>R4544</text:p>
          </table:table-cell>
          <table:table-cell office:value-type="float" office:value="2.675059" calcext:value-type="float">
            <text:p>2.675059</text:p>
          </table:table-cell>
          <table:table-cell office:value-type="float" office:value="-0.622" calcext:value-type="float">
            <text:p>-0.622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326" calcext:value-type="float">
            <text:p>0.326</text:p>
          </table:table-cell>
          <table:table-cell office:value-type="float" office:value="-0.562" calcext:value-type="float">
            <text:p>-0.562</text:p>
          </table:table-cell>
        </table:table-row>
        <table:table-row table:style-name="ro1">
          <table:table-cell office:value-type="float" office:value="32217" calcext:value-type="float">
            <text:p>32217</text:p>
          </table:table-cell>
          <table:table-cell office:value-type="string" calcext:value-type="string">
            <text:p>R4544</text:p>
          </table:table-cell>
          <table:table-cell office:value-type="float" office:value="5.258027" calcext:value-type="float">
            <text:p>5.258027</text:p>
          </table:table-cell>
          <table:table-cell office:value-type="float" office:value="-0.407" calcext:value-type="float">
            <text:p>-0.407</text:p>
          </table:table-cell>
          <table:table-cell office:value-type="float" office:value="-0.624" calcext:value-type="float">
            <text:p>-0.624</text:p>
          </table:table-cell>
          <table:table-cell office:value-type="float" office:value="0.031" calcext:value-type="float">
            <text:p>0.031</text:p>
          </table:table-cell>
          <table:table-cell office:value-type="float" office:value="-0.226" calcext:value-type="float">
            <text:p>-0.226</text:p>
          </table:table-cell>
        </table:table-row>
        <table:table-row table:style-name="ro1">
          <table:table-cell office:value-type="float" office:value="32368" calcext:value-type="float">
            <text:p>32368</text:p>
          </table:table-cell>
          <table:table-cell office:value-type="string" calcext:value-type="string">
            <text:p>R4544</text:p>
          </table:table-cell>
          <table:table-cell office:value-type="float" office:value="2.524749" calcext:value-type="float">
            <text:p>2.524749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866" calcext:value-type="float">
            <text:p>-0.866</text:p>
          </table:table-cell>
          <table:table-cell office:value-type="float" office:value="-0.82" calcext:value-type="float">
            <text:p>-0.82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32383" calcext:value-type="float">
            <text:p>32383</text:p>
          </table:table-cell>
          <table:table-cell office:value-type="string" calcext:value-type="string">
            <text:p>R4544</text:p>
          </table:table-cell>
          <table:table-cell office:value-type="float" office:value="2.925058" calcext:value-type="float">
            <text:p>2.925058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596" calcext:value-type="float">
            <text:p>0.596</text:p>
          </table:table-cell>
          <table:table-cell office:value-type="float" office:value="-0.081" calcext:value-type="float">
            <text:p>-0.081</text:p>
          </table:table-cell>
        </table:table-row>
        <table:table-row table:style-name="ro1">
          <table:table-cell office:value-type="float" office:value="32399" calcext:value-type="float">
            <text:p>32399</text:p>
          </table:table-cell>
          <table:table-cell office:value-type="string" calcext:value-type="string">
            <text:p>R4544</text:p>
          </table:table-cell>
          <table:table-cell office:value-type="float" office:value="5.149542" calcext:value-type="float">
            <text:p>5.149542</text:p>
          </table:table-cell>
          <table:table-cell office:value-type="float" office:value="-1.016" calcext:value-type="float">
            <text:p>-1.016</text:p>
          </table:table-cell>
          <table:table-cell office:value-type="float" office:value="0.735" calcext:value-type="float">
            <text:p>0.735</text:p>
          </table:table-cell>
          <table:table-cell office:value-type="float" office:value="-0.123" calcext:value-type="float">
            <text:p>-0.123</text:p>
          </table:table-cell>
          <table:table-cell office:value-type="float" office:value="-1.219" calcext:value-type="float">
            <text:p>-1.219</text:p>
          </table:table-cell>
        </table:table-row>
        <table:table-row table:style-name="ro1">
          <table:table-cell office:value-type="float" office:value="32422" calcext:value-type="float">
            <text:p>32422</text:p>
          </table:table-cell>
          <table:table-cell office:value-type="string" calcext:value-type="string">
            <text:p>R4544</text:p>
          </table:table-cell>
          <table:table-cell office:value-type="float" office:value="2.574871" calcext:value-type="float">
            <text:p>2.574871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43" calcext:value-type="float">
            <text:p>0.143</text:p>
          </table:table-cell>
          <table:table-cell office:value-type="float" office:value="-0.092" calcext:value-type="float">
            <text:p>-0.092</text:p>
          </table:table-cell>
          <table:table-cell office:value-type="float" office:value="-1.218" calcext:value-type="float">
            <text:p>-1.218</text:p>
          </table:table-cell>
        </table:table-row>
        <table:table-row table:style-name="ro1">
          <table:table-cell office:value-type="float" office:value="32466" calcext:value-type="float">
            <text:p>32466</text:p>
          </table:table-cell>
          <table:table-cell office:value-type="string" calcext:value-type="string">
            <text:p>R4544</text:p>
          </table:table-cell>
          <table:table-cell office:value-type="float" office:value="2.775144" calcext:value-type="float">
            <text:p>2.775144</text:p>
          </table:table-cell>
          <table:table-cell office:value-type="float" office:value="-1.03" calcext:value-type="float">
            <text:p>-1.03</text:p>
          </table:table-cell>
          <table:table-cell office:value-type="float" office:value="0.247" calcext:value-type="float">
            <text:p>0.247</text:p>
          </table:table-cell>
          <table:table-cell office:value-type="float" office:value="-1.036" calcext:value-type="float">
            <text:p>-1.036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32483" calcext:value-type="float">
            <text:p>32483</text:p>
          </table:table-cell>
          <table:table-cell office:value-type="string" calcext:value-type="string">
            <text:p>R4544</text:p>
          </table:table-cell>
          <table:table-cell office:value-type="float" office:value="7.124596" calcext:value-type="float">
            <text:p>7.124596</text:p>
          </table:table-cell>
          <table:table-cell office:value-type="float" office:value="-0.937" calcext:value-type="float">
            <text:p>-0.9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1" calcext:value-type="float">
            <text:p>0.381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32498" calcext:value-type="float">
            <text:p>32498</text:p>
          </table:table-cell>
          <table:table-cell office:value-type="string" calcext:value-type="string">
            <text:p>R4544</text:p>
          </table:table-cell>
          <table:table-cell office:value-type="float" office:value="2.624975" calcext:value-type="float">
            <text:p>2.624975</text:p>
          </table:table-cell>
          <table:table-cell office:value-type="float" office:value="-1.156" calcext:value-type="float">
            <text:p>-1.156</text:p>
          </table:table-cell>
          <table:table-cell office:value-type="float" office:value="0.927" calcext:value-type="float">
            <text:p>0.927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32514" calcext:value-type="float">
            <text:p>32514</text:p>
          </table:table-cell>
          <table:table-cell office:value-type="string" calcext:value-type="string">
            <text:p>R4544</text:p>
          </table:table-cell>
          <table:table-cell office:value-type="float" office:value="5.249746" calcext:value-type="float">
            <text:p>5.249746</text:p>
          </table:table-cell>
          <table:table-cell office:value-type="float" office:value="-1.298" calcext:value-type="float">
            <text:p>-1.298</text:p>
          </table:table-cell>
          <table:table-cell office:value-type="float" office:value="-0.221" calcext:value-type="float">
            <text:p>-0.221</text:p>
          </table:table-cell>
          <table:table-cell office:value-type="float" office:value="-2.23" calcext:value-type="float">
            <text:p>-2.23</text:p>
          </table:table-cell>
          <table:table-cell office:value-type="float" office:value="-0.427" calcext:value-type="float">
            <text:p>-0.427</text:p>
          </table:table-cell>
        </table:table-row>
        <table:table-row table:style-name="ro1">
          <table:table-cell office:value-type="float" office:value="32621" calcext:value-type="float">
            <text:p>32621</text:p>
          </table:table-cell>
          <table:table-cell office:value-type="string" calcext:value-type="string">
            <text:p>R4524</text:p>
          </table:table-cell>
          <table:table-cell office:value-type="float" office:value="2.675212" calcext:value-type="float">
            <text:p>2.675212</text:p>
          </table:table-cell>
          <table:table-cell office:value-type="float" office:value="0.172" calcext:value-type="float">
            <text:p>0.172</text:p>
          </table:table-cell>
          <table:table-cell office:value-type="float" office:value="-0.797" calcext:value-type="float">
            <text:p>-0.797</text:p>
          </table:table-cell>
          <table:table-cell office:value-type="float" office:value="2.031" calcext:value-type="float">
            <text:p>2.031</text:p>
          </table:table-cell>
          <table:table-cell office:value-type="float" office:value="-0.717" calcext:value-type="float">
            <text:p>-0.717</text:p>
          </table:table-cell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string" calcext:value-type="string">
            <text:p>R4524</text:p>
          </table:table-cell>
          <table:table-cell office:value-type="float" office:value="4.799806" calcext:value-type="float">
            <text:p>4.79980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9" calcext:value-type="float">
            <text:p>0.179</text:p>
          </table:table-cell>
          <table:table-cell office:value-type="float" office:value="-0.727" calcext:value-type="float">
            <text:p>-0.727</text:p>
          </table:table-cell>
          <table:table-cell office:value-type="float" office:value="-1.134" calcext:value-type="float">
            <text:p>-1.134</text:p>
          </table:table-cell>
        </table:table-row>
        <table:table-row table:style-name="ro1">
          <table:table-cell office:value-type="float" office:value="32824" calcext:value-type="float">
            <text:p>32824</text:p>
          </table:table-cell>
          <table:table-cell office:value-type="string" calcext:value-type="string">
            <text:p>R4524</text:p>
          </table:table-cell>
          <table:table-cell office:value-type="float" office:value="2.574799" calcext:value-type="float">
            <text:p>2.57479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" calcext:value-type="float">
            <text:p>0.18</text:p>
          </table:table-cell>
          <table:table-cell office:value-type="float" office:value="0.624" calcext:value-type="float">
            <text:p>0.624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32843" calcext:value-type="float">
            <text:p>32843</text:p>
          </table:table-cell>
          <table:table-cell office:value-type="string" calcext:value-type="string">
            <text:p>R4524</text:p>
          </table:table-cell>
          <table:table-cell office:value-type="float" office:value="5.24959" calcext:value-type="float">
            <text:p>5.24959</text:p>
          </table:table-cell>
          <table:table-cell office:value-type="float" office:value="-0.591" calcext:value-type="float">
            <text:p>-0.5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32861" calcext:value-type="float">
            <text:p>32861</text:p>
          </table:table-cell>
          <table:table-cell office:value-type="string" calcext:value-type="string">
            <text:p>R4524</text:p>
          </table:table-cell>
          <table:table-cell office:value-type="float" office:value="2.224643" calcext:value-type="float">
            <text:p>2.224643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032" calcext:value-type="float">
            <text:p>-0.03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401" calcext:value-type="float">
            <text:p>-1.401</text:p>
          </table:table-cell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string" calcext:value-type="string">
            <text:p>R4524</text:p>
          </table:table-cell>
          <table:table-cell office:value-type="float" office:value="4.999442" calcext:value-type="float">
            <text:p>4.999442</text:p>
          </table:table-cell>
          <table:table-cell office:value-type="float" office:value="-0.66" calcext:value-type="float">
            <text:p>-0.66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777" calcext:value-type="float">
            <text:p>0.777</text:p>
          </table:table-cell>
          <table:table-cell office:value-type="float" office:value="-0.955" calcext:value-type="float">
            <text:p>-0.955</text:p>
          </table:table-cell>
        </table:table-row>
        <table:table-row table:style-name="ro1">
          <table:table-cell office:value-type="float" office:value="32986" calcext:value-type="float">
            <text:p>32986</text:p>
          </table:table-cell>
          <table:table-cell office:value-type="string" calcext:value-type="string">
            <text:p>R4524</text:p>
          </table:table-cell>
          <table:table-cell office:value-type="float" office:value="2.675017" calcext:value-type="float">
            <text:p>2.675017</text:p>
          </table:table-cell>
          <table:table-cell office:value-type="float" office:value="0.327" calcext:value-type="float">
            <text:p>0.327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33011" calcext:value-type="float">
            <text:p>33011</text:p>
          </table:table-cell>
          <table:table-cell office:value-type="string" calcext:value-type="string">
            <text:p>R4524</text:p>
          </table:table-cell>
          <table:table-cell office:value-type="float" office:value="2.774894" calcext:value-type="float">
            <text:p>2.774894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72" calcext:value-type="float">
            <text:p>0.72</text:p>
          </table:table-cell>
          <table:table-cell office:value-type="float" office:value="-0.484" calcext:value-type="float">
            <text:p>-0.484</text:p>
          </table:table-cell>
        </table:table-row>
        <table:table-row table:style-name="ro1">
          <table:table-cell office:value-type="float" office:value="33026" calcext:value-type="float">
            <text:p>33026</text:p>
          </table:table-cell>
          <table:table-cell office:value-type="string" calcext:value-type="string">
            <text:p>R4524</text:p>
          </table:table-cell>
          <table:table-cell office:value-type="float" office:value="2.174673" calcext:value-type="float">
            <text:p>2.174673</text:p>
          </table:table-cell>
          <table:table-cell office:value-type="float" office:value="-0.139" calcext:value-type="float">
            <text:p>-0.139</text:p>
          </table:table-cell>
          <table:table-cell office:value-type="float" office:value="1.194" calcext:value-type="float">
            <text:p>1.19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33073" calcext:value-type="float">
            <text:p>33073</text:p>
          </table:table-cell>
          <table:table-cell office:value-type="string" calcext:value-type="string">
            <text:p>R4524</text:p>
          </table:table-cell>
          <table:table-cell office:value-type="float" office:value="2.474637" calcext:value-type="float">
            <text:p>2.474637</text:p>
          </table:table-cell>
          <table:table-cell office:value-type="float" office:value="0.159" calcext:value-type="float">
            <text:p>0.159</text:p>
          </table:table-cell>
          <table:table-cell office:value-type="float" office:value="-1.43" calcext:value-type="float">
            <text:p>-1.43</text:p>
          </table:table-cell>
          <table:table-cell office:value-type="float" office:value="0.96" calcext:value-type="float">
            <text:p>0.9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33095" calcext:value-type="float">
            <text:p>33095</text:p>
          </table:table-cell>
          <table:table-cell office:value-type="string" calcext:value-type="string">
            <text:p>R4524</text:p>
          </table:table-cell>
          <table:table-cell office:value-type="float" office:value="5.000034" calcext:value-type="float">
            <text:p>5.00003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33111" calcext:value-type="float">
            <text:p>33111</text:p>
          </table:table-cell>
          <table:table-cell office:value-type="string" calcext:value-type="string">
            <text:p>R4524</text:p>
          </table:table-cell>
          <table:table-cell office:value-type="float" office:value="5.30014" calcext:value-type="float">
            <text:p>5.30014</text:p>
          </table:table-cell>
          <table:table-cell office:value-type="float" office:value="-0.875" calcext:value-type="float">
            <text:p>-0.875</text:p>
          </table:table-cell>
          <table:table-cell office:value-type="float" office:value="1.281" calcext:value-type="float">
            <text:p>1.281</text:p>
          </table:table-cell>
          <table:table-cell office:value-type="float" office:value="0.052" calcext:value-type="float">
            <text:p>0.052</text:p>
          </table:table-cell>
          <table:table-cell office:value-type="float" office:value="-1.904" calcext:value-type="float">
            <text:p>-1.904</text:p>
          </table:table-cell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string" calcext:value-type="string">
            <text:p>R4524</text:p>
          </table:table-cell>
          <table:table-cell office:value-type="float" office:value="2.224585" calcext:value-type="float">
            <text:p>2.224585</text:p>
          </table:table-cell>
          <table:table-cell office:value-type="float" office:value="-1.273" calcext:value-type="float">
            <text:p>-1.273</text:p>
          </table:table-cell>
          <table:table-cell office:value-type="float" office:value="1.771" calcext:value-type="float">
            <text:p>1.771</text:p>
          </table:table-cell>
          <table:table-cell office:value-type="float" office:value="-0.3" calcext:value-type="float">
            <text:p>-0.3</text:p>
          </table:table-cell>
          <table:table-cell office:value-type="float" office:value="-2.064" calcext:value-type="float">
            <text:p>-2.064</text:p>
          </table:table-cell>
        </table:table-row>
        <table:table-row table:style-name="ro1">
          <table:table-cell office:value-type="float" office:value="33288" calcext:value-type="float">
            <text:p>33288</text:p>
          </table:table-cell>
          <table:table-cell office:value-type="string" calcext:value-type="string">
            <text:p>R4132</text:p>
          </table:table-cell>
          <table:table-cell office:value-type="float" office:value="8.274856" calcext:value-type="float">
            <text:p>8.274856</text:p>
          </table:table-cell>
          <table:table-cell office:value-type="float" office:value="1.648" calcext:value-type="float">
            <text:p>1.6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559" calcext:value-type="float">
            <text:p>0.559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33303" calcext:value-type="float">
            <text:p>33303</text:p>
          </table:table-cell>
          <table:table-cell office:value-type="string" calcext:value-type="string">
            <text:p>R4132</text:p>
          </table:table-cell>
          <table:table-cell office:value-type="float" office:value="2.824851" calcext:value-type="float">
            <text:p>2.824851</text:p>
          </table:table-cell>
          <table:table-cell office:value-type="float" office:value="0.601" calcext:value-type="float">
            <text:p>0.601</text:p>
          </table:table-cell>
          <table:table-cell office:value-type="float" office:value="0.18" calcext:value-type="float">
            <text:p>0.18</text:p>
          </table:table-cell>
          <table:table-cell office:value-type="float" office:value="0.439" calcext:value-type="float">
            <text:p>0.439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33327" calcext:value-type="float">
            <text:p>33327</text:p>
          </table:table-cell>
          <table:table-cell office:value-type="string" calcext:value-type="string">
            <text:p>R4132</text:p>
          </table:table-cell>
          <table:table-cell office:value-type="float" office:value="2.424756" calcext:value-type="float">
            <text:p>2.424756</text:p>
          </table:table-cell>
          <table:table-cell office:value-type="float" office:value="1.299" calcext:value-type="float">
            <text:p>1.299</text:p>
          </table:table-cell>
          <table:table-cell office:value-type="float" office:value="1.219" calcext:value-type="float">
            <text:p>1.219</text:p>
          </table:table-cell>
          <table:table-cell office:value-type="float" office:value="0.997" calcext:value-type="float">
            <text:p>0.997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>
          <table:table-cell office:value-type="float" office:value="33389" calcext:value-type="float">
            <text:p>33389</text:p>
          </table:table-cell>
          <table:table-cell office:value-type="string" calcext:value-type="string">
            <text:p>R4132</text:p>
          </table:table-cell>
          <table:table-cell office:value-type="float" office:value="5.349786" calcext:value-type="float">
            <text:p>5.349786</text:p>
          </table:table-cell>
          <table:table-cell office:value-type="float" office:value="-0.608" calcext:value-type="float">
            <text:p>-0.608</text:p>
          </table:table-cell>
          <table:table-cell office:value-type="float" office:value="1.349" calcext:value-type="float">
            <text:p>1.349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33404" calcext:value-type="float">
            <text:p>33404</text:p>
          </table:table-cell>
          <table:table-cell office:value-type="string" calcext:value-type="string">
            <text:p>R4132</text:p>
          </table:table-cell>
          <table:table-cell office:value-type="float" office:value="2.67506" calcext:value-type="float">
            <text:p>2.67506</text:p>
          </table:table-cell>
          <table:table-cell office:value-type="float" office:value="0.431" calcext:value-type="float">
            <text:p>0.431</text:p>
          </table:table-cell>
          <table:table-cell office:value-type="float" office:value="0.344" calcext:value-type="float">
            <text:p>0.344</text:p>
          </table:table-cell>
          <table:table-cell office:value-type="float" office:value="0.404" calcext:value-type="float">
            <text:p>0.40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33420" calcext:value-type="float">
            <text:p>33420</text:p>
          </table:table-cell>
          <table:table-cell office:value-type="string" calcext:value-type="string">
            <text:p>R4132</text:p>
          </table:table-cell>
          <table:table-cell office:value-type="float" office:value="4.899674" calcext:value-type="float">
            <text:p>4.89967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124" calcext:value-type="float">
            <text:p>0.124</text:p>
          </table:table-cell>
          <table:table-cell office:value-type="float" office:value="-1.246" calcext:value-type="float">
            <text:p>-1.246</text:p>
          </table:table-cell>
        </table:table-row>
        <table:table-row table:style-name="ro1">
          <table:table-cell office:value-type="float" office:value="33597" calcext:value-type="float">
            <text:p>33597</text:p>
          </table:table-cell>
          <table:table-cell office:value-type="string" calcext:value-type="string">
            <text:p>R4132</text:p>
          </table:table-cell>
          <table:table-cell office:value-type="float" office:value="5.049383" calcext:value-type="float">
            <text:p>5.0493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256" calcext:value-type="float">
            <text:p>0.256</text:p>
          </table:table-cell>
          <table:table-cell office:value-type="float" office:value="1.044" calcext:value-type="float">
            <text:p>1.044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33612" calcext:value-type="float">
            <text:p>33612</text:p>
          </table:table-cell>
          <table:table-cell office:value-type="string" calcext:value-type="string">
            <text:p>R4132</text:p>
          </table:table-cell>
          <table:table-cell office:value-type="float" office:value="2.274717" calcext:value-type="float">
            <text:p>2.274717</text:p>
          </table:table-cell>
          <table:table-cell office:value-type="float" office:value="1.071" calcext:value-type="float">
            <text:p>1.071</text:p>
          </table:table-cell>
          <table:table-cell office:value-type="float" office:value="0.069" calcext:value-type="float">
            <text:p>0.069</text:p>
          </table:table-cell>
          <table:table-cell office:value-type="float" office:value="1.171" calcext:value-type="float">
            <text:p>1.171</text:p>
          </table:table-cell>
          <table:table-cell office:value-type="float" office:value="-0.651" calcext:value-type="float">
            <text:p>-0.651</text:p>
          </table:table-cell>
        </table:table-row>
        <table:table-row table:style-name="ro1">
          <table:table-cell office:value-type="float" office:value="33688" calcext:value-type="float">
            <text:p>33688</text:p>
          </table:table-cell>
          <table:table-cell office:value-type="string" calcext:value-type="string">
            <text:p>R4132</text:p>
          </table:table-cell>
          <table:table-cell office:value-type="float" office:value="7.8747" calcext:value-type="float">
            <text:p>7.8747</text:p>
          </table:table-cell>
          <table:table-cell office:value-type="float" office:value="1.609" calcext:value-type="float">
            <text:p>1.609</text:p>
          </table:table-cell>
          <table:table-cell office:value-type="float" office:value="1.046" calcext:value-type="float">
            <text:p>1.046</text:p>
          </table:table-cell>
          <table:table-cell office:value-type="float" office:value="0.319" calcext:value-type="float">
            <text:p>0.319</text:p>
          </table:table-cell>
          <table:table-cell office:value-type="float" office:value="-0.297" calcext:value-type="float">
            <text:p>-0.297</text:p>
          </table:table-cell>
        </table:table-row>
        <table:table-row table:style-name="ro1">
          <table:table-cell office:value-type="float" office:value="33918" calcext:value-type="float">
            <text:p>33918</text:p>
          </table:table-cell>
          <table:table-cell office:value-type="string" calcext:value-type="string">
            <text:p>R4447</text:p>
          </table:table-cell>
          <table:table-cell office:value-type="float" office:value="2.374865" calcext:value-type="float">
            <text:p>2.374865</text:p>
          </table:table-cell>
          <table:table-cell office:value-type="float" office:value="1.527" calcext:value-type="float">
            <text:p>1.527</text:p>
          </table:table-cell>
          <table:table-cell office:value-type="float" office:value="0.381" calcext:value-type="float">
            <text:p>0.381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3933" calcext:value-type="float">
            <text:p>33933</text:p>
          </table:table-cell>
          <table:table-cell office:value-type="string" calcext:value-type="string">
            <text:p>R4447</text:p>
          </table:table-cell>
          <table:table-cell office:value-type="float" office:value="2.475061" calcext:value-type="float">
            <text:p>2.475061</text:p>
          </table:table-cell>
          <table:table-cell office:value-type="float" office:value="0.826" calcext:value-type="float">
            <text:p>0.826</text:p>
          </table:table-cell>
          <table:table-cell office:value-type="float" office:value="1.49" calcext:value-type="float">
            <text:p>1.49</text:p>
          </table:table-cell>
          <table:table-cell office:value-type="float" office:value="-0.773" calcext:value-type="float">
            <text:p>-0.773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33977" calcext:value-type="float">
            <text:p>33977</text:p>
          </table:table-cell>
          <table:table-cell office:value-type="string" calcext:value-type="string">
            <text:p>R4447</text:p>
          </table:table-cell>
          <table:table-cell office:value-type="float" office:value="4.857874" calcext:value-type="float">
            <text:p>4.857874</text:p>
          </table:table-cell>
          <table:table-cell office:value-type="float" office:value="1.156" calcext:value-type="float">
            <text:p>1.156</text:p>
          </table:table-cell>
          <table:table-cell office:value-type="float" office:value="0.683" calcext:value-type="float">
            <text:p>0.683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33993" calcext:value-type="float">
            <text:p>33993</text:p>
          </table:table-cell>
          <table:table-cell office:value-type="string" calcext:value-type="string">
            <text:p>R4447</text:p>
          </table:table-cell>
          <table:table-cell office:value-type="float" office:value="5.099974" calcext:value-type="float">
            <text:p>5.099974</text:p>
          </table:table-cell>
          <table:table-cell office:value-type="float" office:value="0.456" calcext:value-type="float">
            <text:p>0.456</text:p>
          </table:table-cell>
          <table:table-cell office:value-type="float" office:value="1.182" calcext:value-type="float">
            <text:p>1.182</text:p>
          </table:table-cell>
          <table:table-cell office:value-type="float" office:value="0.71" calcext:value-type="float">
            <text:p>0.71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34022" calcext:value-type="float">
            <text:p>34022</text:p>
          </table:table-cell>
          <table:table-cell office:value-type="string" calcext:value-type="string">
            <text:p>R4447</text:p>
          </table:table-cell>
          <table:table-cell office:value-type="float" office:value="2.824836" calcext:value-type="float">
            <text:p>2.824836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259" calcext:value-type="float">
            <text:p>0.259</text:p>
          </table:table-cell>
          <table:table-cell office:value-type="float" office:value="-1.127" calcext:value-type="float">
            <text:p>-1.127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string" calcext:value-type="string">
            <text:p>R4447</text:p>
          </table:table-cell>
          <table:table-cell office:value-type="float" office:value="2.774969" calcext:value-type="float">
            <text:p>2.774969</text:p>
          </table:table-cell>
          <table:table-cell office:value-type="float" office:value="0.26" calcext:value-type="float">
            <text:p>0.26</text:p>
          </table:table-cell>
          <table:table-cell office:value-type="float" office:value="0.229" calcext:value-type="float">
            <text:p>0.229</text:p>
          </table:table-cell>
          <table:table-cell office:value-type="float" office:value="-1.074" calcext:value-type="float">
            <text:p>-1.074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34345" calcext:value-type="float">
            <text:p>34345</text:p>
          </table:table-cell>
          <table:table-cell office:value-type="string" calcext:value-type="string">
            <text:p>R4447</text:p>
          </table:table-cell>
          <table:table-cell office:value-type="float" office:value="5.150073" calcext:value-type="float">
            <text:p>5.150073</text:p>
          </table:table-cell>
          <table:table-cell office:value-type="float" office:value="1.387" calcext:value-type="float">
            <text:p>1.387</text:p>
          </table:table-cell>
          <table:table-cell office:value-type="float" office:value="0.309" calcext:value-type="float">
            <text:p>0.309</text:p>
          </table:table-cell>
          <table:table-cell office:value-type="float" office:value="-0.981" calcext:value-type="float">
            <text:p>-0.981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34366" calcext:value-type="float">
            <text:p>34366</text:p>
          </table:table-cell>
          <table:table-cell office:value-type="string" calcext:value-type="string">
            <text:p>R4447</text:p>
          </table:table-cell>
          <table:table-cell office:value-type="float" office:value="7.624808" calcext:value-type="float">
            <text:p>7.624808</text:p>
          </table:table-cell>
          <table:table-cell office:value-type="float" office:value="-0.795" calcext:value-type="float">
            <text:p>-0.795</text:p>
          </table:table-cell>
          <table:table-cell office:value-type="float" office:value="0.25" calcext:value-type="float">
            <text:p>0.25</text:p>
          </table:table-cell>
          <table:table-cell office:value-type="float" office:value="-0.958" calcext:value-type="float">
            <text:p>-0.95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34390" calcext:value-type="float">
            <text:p>34390</text:p>
          </table:table-cell>
          <table:table-cell office:value-type="string" calcext:value-type="string">
            <text:p>R4447</text:p>
          </table:table-cell>
          <table:table-cell office:value-type="float" office:value="2.574912" calcext:value-type="float">
            <text:p>2.574912</text:p>
          </table:table-cell>
          <table:table-cell office:value-type="float" office:value="0.588" calcext:value-type="float">
            <text:p>0.588</text:p>
          </table:table-cell>
          <table:table-cell office:value-type="float" office:value="0.913" calcext:value-type="float">
            <text:p>0.913</text:p>
          </table:table-cell>
          <table:table-cell office:value-type="float" office:value="-1.572" calcext:value-type="float">
            <text:p>-1.572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34430" calcext:value-type="float">
            <text:p>34430</text:p>
          </table:table-cell>
          <table:table-cell office:value-type="string" calcext:value-type="string">
            <text:p>R4268</text:p>
          </table:table-cell>
          <table:table-cell office:value-type="float" office:value="5.199734" calcext:value-type="float">
            <text:p>5.199734</text:p>
          </table:table-cell>
          <table:table-cell office:value-type="float" office:value="0.465" calcext:value-type="float">
            <text:p>0.465</text:p>
          </table:table-cell>
          <table:table-cell office:value-type="float" office:value="-1.03" calcext:value-type="float">
            <text:p>-1.03</text:p>
          </table:table-cell>
          <table:table-cell office:value-type="float" office:value="-1.236" calcext:value-type="float">
            <text:p>-1.236</text:p>
          </table:table-cell>
          <table:table-cell office:value-type="float" office:value="-0.099" calcext:value-type="float">
            <text:p>-0.099</text:p>
          </table:table-cell>
        </table:table-row>
        <table:table-row table:style-name="ro1">
          <table:table-cell office:value-type="float" office:value="34445" calcext:value-type="float">
            <text:p>34445</text:p>
          </table:table-cell>
          <table:table-cell office:value-type="string" calcext:value-type="string">
            <text:p>R4268</text:p>
          </table:table-cell>
          <table:table-cell office:value-type="float" office:value="2.474763" calcext:value-type="float">
            <text:p>2.474763</text:p>
          </table:table-cell>
          <table:table-cell office:value-type="float" office:value="0.105" calcext:value-type="float">
            <text:p>0.105</text:p>
          </table:table-cell>
          <table:table-cell office:value-type="float" office:value="-1.115" calcext:value-type="float">
            <text:p>-1.115</text:p>
          </table:table-cell>
          <table:table-cell office:value-type="float" office:value="-0.901" calcext:value-type="float">
            <text:p>-0.901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34467" calcext:value-type="float">
            <text:p>34467</text:p>
          </table:table-cell>
          <table:table-cell office:value-type="string" calcext:value-type="string">
            <text:p>R4268</text:p>
          </table:table-cell>
          <table:table-cell office:value-type="float" office:value="5.249976" calcext:value-type="float">
            <text:p>5.249976</text:p>
          </table:table-cell>
          <table:table-cell office:value-type="float" office:value="1.279" calcext:value-type="float">
            <text:p>1.279</text:p>
          </table:table-cell>
          <table:table-cell office:value-type="float" office:value="-0.45" calcext:value-type="float">
            <text:p>-0.45</text:p>
          </table:table-cell>
          <table:table-cell office:value-type="float" office:value="-1.707" calcext:value-type="float">
            <text:p>-1.707</text:p>
          </table:table-cell>
          <table:table-cell office:value-type="float" office:value="-0.731" calcext:value-type="float">
            <text:p>-0.731</text:p>
          </table:table-cell>
        </table:table-row>
        <table:table-row table:style-name="ro1">
          <table:table-cell office:value-type="float" office:value="34584" calcext:value-type="float">
            <text:p>34584</text:p>
          </table:table-cell>
          <table:table-cell office:value-type="string" calcext:value-type="string">
            <text:p>R4268</text:p>
          </table:table-cell>
          <table:table-cell office:value-type="float" office:value="2.824891" calcext:value-type="float">
            <text:p>2.82489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06" calcext:value-type="float">
            <text:p>0.406</text:p>
          </table:table-cell>
          <table:table-cell office:value-type="float" office:value="-1.517" calcext:value-type="float">
            <text:p>-1.517</text:p>
          </table:table-cell>
          <table:table-cell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34603" calcext:value-type="float">
            <text:p>34603</text:p>
          </table:table-cell>
          <table:table-cell office:value-type="string" calcext:value-type="string">
            <text:p>R4268</text:p>
          </table:table-cell>
          <table:table-cell office:value-type="float" office:value="5.099922" calcext:value-type="float">
            <text:p>5.099922</text:p>
          </table:table-cell>
          <table:table-cell office:value-type="float" office:value="0.219" calcext:value-type="float">
            <text:p>0.219</text:p>
          </table:table-cell>
          <table:table-cell office:value-type="float" office:value="1.025" calcext:value-type="float">
            <text:p>1.025</text:p>
          </table:table-cell>
          <table:table-cell office:value-type="float" office:value="-1.438" calcext:value-type="float">
            <text:p>-1.438</text:p>
          </table:table-cell>
          <table:table-cell office:value-type="float" office:value="-1.052" calcext:value-type="float">
            <text:p>-1.052</text:p>
          </table:table-cell>
        </table:table-row>
        <table:table-row table:style-name="ro1">
          <table:table-cell office:value-type="float" office:value="34618" calcext:value-type="float">
            <text:p>34618</text:p>
          </table:table-cell>
          <table:table-cell office:value-type="string" calcext:value-type="string">
            <text:p>R4268</text:p>
          </table:table-cell>
          <table:table-cell office:value-type="float" office:value="2.875231" calcext:value-type="float">
            <text:p>2.875231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859" calcext:value-type="float">
            <text:p>-0.85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34785" calcext:value-type="float">
            <text:p>34785</text:p>
          </table:table-cell>
          <table:table-cell office:value-type="string" calcext:value-type="string">
            <text:p>R4268</text:p>
          </table:table-cell>
          <table:table-cell office:value-type="float" office:value="2.825152" calcext:value-type="float">
            <text:p>2.825152</text:p>
          </table:table-cell>
          <table:table-cell office:value-type="float" office:value="0.099" calcext:value-type="float">
            <text:p>0.099</text:p>
          </table:table-cell>
          <table:table-cell office:value-type="float" office:value="0.743" calcext:value-type="float">
            <text:p>0.743</text:p>
          </table:table-cell>
          <table:table-cell office:value-type="float" office:value="-2.141" calcext:value-type="float">
            <text:p>-2.141</text:p>
          </table:table-cell>
          <table:table-cell office:value-type="float" office:value="-2.169" calcext:value-type="float">
            <text:p>-2.169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string" calcext:value-type="string">
            <text:p>R4268</text:p>
          </table:table-cell>
          <table:table-cell office:value-type="float" office:value="2.674964" calcext:value-type="float">
            <text:p>2.674964</text:p>
          </table:table-cell>
          <table:table-cell office:value-type="float" office:value="-0.383" calcext:value-type="float">
            <text:p>-0.383</text:p>
          </table:table-cell>
          <table:table-cell office:value-type="float" office:value="0.418" calcext:value-type="float">
            <text:p>0.418</text:p>
          </table:table-cell>
          <table:table-cell office:value-type="float" office:value="-2.229" calcext:value-type="float">
            <text:p>-2.229</text:p>
          </table:table-cell>
          <table:table-cell office:value-type="float" office:value="-1.836" calcext:value-type="float">
            <text:p>-1.836</text:p>
          </table:table-cell>
        </table:table-row>
        <table:table-row table:style-name="ro1">
          <table:table-cell office:value-type="float" office:value="34819" calcext:value-type="float">
            <text:p>34819</text:p>
          </table:table-cell>
          <table:table-cell office:value-type="string" calcext:value-type="string">
            <text:p>R4268</text:p>
          </table:table-cell>
          <table:table-cell office:value-type="float" office:value="2.325039" calcext:value-type="float">
            <text:p>2.3250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25" calcext:value-type="float">
            <text:p>0.125</text:p>
          </table:table-cell>
          <table:table-cell office:value-type="float" office:value="-1.805" calcext:value-type="float">
            <text:p>-1.805</text:p>
          </table:table-cell>
          <table:table-cell office:value-type="float" office:value="-0.582" calcext:value-type="float">
            <text:p>-0.582</text:p>
          </table:table-cell>
        </table:table-row>
        <table:table-row table:style-name="ro1">
          <table:table-cell office:value-type="float" office:value="34841" calcext:value-type="float">
            <text:p>34841</text:p>
          </table:table-cell>
          <table:table-cell office:value-type="string" calcext:value-type="string">
            <text:p>R4268</text:p>
          </table:table-cell>
          <table:table-cell office:value-type="float" office:value="2.374737" calcext:value-type="float">
            <text:p>2.374737</text:p>
          </table:table-cell>
          <table:table-cell office:value-type="float" office:value="-0.066" calcext:value-type="float">
            <text:p>-0.066</text:p>
          </table:table-cell>
          <table:table-cell office:value-type="float" office:value="2.094" calcext:value-type="float">
            <text:p>2.094</text:p>
          </table:table-cell>
          <table:table-cell office:value-type="float" office:value="-1.591" calcext:value-type="float">
            <text:p>-1.591</text:p>
          </table:table-cell>
          <table:table-cell office:value-type="float" office:value="-2.874" calcext:value-type="float">
            <text:p>-2.874</text:p>
          </table:table-cell>
        </table:table-row>
        <table:table-row table:style-name="ro1">
          <table:table-cell office:value-type="float" office:value="34933" calcext:value-type="float">
            <text:p>34933</text:p>
          </table:table-cell>
          <table:table-cell office:value-type="string" calcext:value-type="string">
            <text:p>R4268</text:p>
          </table:table-cell>
          <table:table-cell office:value-type="float" office:value="2.42506" calcext:value-type="float">
            <text:p>2.42506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636" calcext:value-type="float">
            <text:p>0.636</text:p>
          </table:table-cell>
          <table:table-cell office:value-type="float" office:value="-1.144" calcext:value-type="float">
            <text:p>-1.14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R4268</text:p>
          </table:table-cell>
          <table:table-cell office:value-type="float" office:value="2.624743" calcext:value-type="float">
            <text:p>2.624743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" calcext:value-type="float">
            <text:p>0.48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34978" calcext:value-type="float">
            <text:p>34978</text:p>
          </table:table-cell>
          <table:table-cell office:value-type="string" calcext:value-type="string">
            <text:p>R4268</text:p>
          </table:table-cell>
          <table:table-cell office:value-type="float" office:value="2.32487" calcext:value-type="float">
            <text:p>2.32487</text:p>
          </table:table-cell>
          <table:table-cell office:value-type="float" office:value="0.315" calcext:value-type="float">
            <text:p>0.315</text:p>
          </table:table-cell>
          <table:table-cell office:value-type="float" office:value="-0.713" calcext:value-type="float">
            <text:p>-0.713</text:p>
          </table:table-cell>
          <table:table-cell office:value-type="float" office:value="-1.953" calcext:value-type="float">
            <text:p>-1.953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34994" calcext:value-type="float">
            <text:p>34994</text:p>
          </table:table-cell>
          <table:table-cell office:value-type="string" calcext:value-type="string">
            <text:p>R4268</text:p>
          </table:table-cell>
          <table:table-cell office:value-type="float" office:value="4.599564" calcext:value-type="float">
            <text:p>4.599564</text:p>
          </table:table-cell>
          <table:table-cell office:value-type="float" office:value="-0.716" calcext:value-type="float">
            <text:p>-0.716</text:p>
          </table:table-cell>
          <table:table-cell office:value-type="float" office:value="-0.111" calcext:value-type="float">
            <text:p>-0.111</text:p>
          </table:table-cell>
          <table:table-cell office:value-type="float" office:value="-1.839" calcext:value-type="float">
            <text:p>-1.83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35105" calcext:value-type="float">
            <text:p>35105</text:p>
          </table:table-cell>
          <table:table-cell office:value-type="string" calcext:value-type="string">
            <text:p>R4255</text:p>
          </table:table-cell>
          <table:table-cell office:value-type="float" office:value="2.578597" calcext:value-type="float">
            <text:p>2.578597</text:p>
          </table:table-cell>
          <table:table-cell office:value-type="float" office:value="1.025" calcext:value-type="float">
            <text:p>1.025</text:p>
          </table:table-cell>
          <table:table-cell office:value-type="float" office:value="1.739" calcext:value-type="float">
            <text:p>1.739</text:p>
          </table:table-cell>
          <table:table-cell office:value-type="float" office:value="0.736" calcext:value-type="float">
            <text:p>0.736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string" calcext:value-type="string">
            <text:p>R4255</text:p>
          </table:table-cell>
          <table:table-cell office:value-type="float" office:value="2.628748" calcext:value-type="float">
            <text:p>2.628748</text:p>
          </table:table-cell>
          <table:table-cell office:value-type="float" office:value="1.495" calcext:value-type="float">
            <text:p>1.495</text:p>
          </table:table-cell>
          <table:table-cell office:value-type="float" office:value="1.56" calcext:value-type="float">
            <text:p>1.56</text:p>
          </table:table-cell>
          <table:table-cell office:value-type="float" office:value="-1.163" calcext:value-type="float">
            <text:p>-1.163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float" office:value="35143" calcext:value-type="float">
            <text:p>35143</text:p>
          </table:table-cell>
          <table:table-cell office:value-type="string" calcext:value-type="string">
            <text:p>R4255</text:p>
          </table:table-cell>
          <table:table-cell office:value-type="float" office:value="8.086055" calcext:value-type="float">
            <text:p>8.086055</text:p>
          </table:table-cell>
          <table:table-cell office:value-type="float" office:value="0.796" calcext:value-type="float">
            <text:p>0.796</text:p>
          </table:table-cell>
          <table:table-cell office:value-type="float" office:value="1.392" calcext:value-type="float">
            <text:p>1.392</text:p>
          </table:table-cell>
          <table:table-cell office:value-type="float" office:value="-1.184" calcext:value-type="float">
            <text:p>-1.184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string" calcext:value-type="string">
            <text:p>R4255</text:p>
          </table:table-cell>
          <table:table-cell office:value-type="float" office:value="2.728612" calcext:value-type="float">
            <text:p>2.728612</text:p>
          </table:table-cell>
          <table:table-cell office:value-type="float" office:value="1.524" calcext:value-type="float">
            <text:p>1.524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12" calcext:value-type="float">
            <text:p>-0.412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35259" calcext:value-type="float">
            <text:p>35259</text:p>
          </table:table-cell>
          <table:table-cell office:value-type="string" calcext:value-type="string">
            <text:p>R4255</text:p>
          </table:table-cell>
          <table:table-cell office:value-type="float" office:value="2.478381" calcext:value-type="float">
            <text:p>2.478381</text:p>
          </table:table-cell>
          <table:table-cell office:value-type="float" office:value="1.605" calcext:value-type="float">
            <text:p>1.605</text:p>
          </table:table-cell>
          <table:table-cell office:value-type="float" office:value="0.68" calcext:value-type="float">
            <text:p>0.68</text:p>
          </table:table-cell>
          <table:table-cell office:value-type="float" office:value="1.213" calcext:value-type="float">
            <text:p>1.213</text:p>
          </table:table-cell>
          <table:table-cell office:value-type="float" office:value="2.555" calcext:value-type="float">
            <text:p>2.555</text:p>
          </table:table-cell>
        </table:table-row>
        <table:table-row table:style-name="ro1">
          <table:table-cell office:value-type="float" office:value="35275" calcext:value-type="float">
            <text:p>35275</text:p>
          </table:table-cell>
          <table:table-cell office:value-type="string" calcext:value-type="string">
            <text:p>R4255</text:p>
          </table:table-cell>
          <table:table-cell office:value-type="float" office:value="5.006884" calcext:value-type="float">
            <text:p>5.006884</text:p>
          </table:table-cell>
          <table:table-cell office:value-type="float" office:value="1.21" calcext:value-type="float">
            <text:p>1.21</text:p>
          </table:table-cell>
          <table:table-cell office:value-type="float" office:value="0.656" calcext:value-type="float">
            <text:p>0.656</text:p>
          </table:table-cell>
          <table:table-cell office:value-type="float" office:value="1.023" calcext:value-type="float">
            <text:p>1.023</text:p>
          </table:table-cell>
          <table:table-cell office:value-type="float" office:value="2.799" calcext:value-type="float">
            <text:p>2.799</text:p>
          </table:table-cell>
        </table:table-row>
        <table:table-row table:style-name="ro1">
          <table:table-cell office:value-type="float" office:value="35290" calcext:value-type="float">
            <text:p>35290</text:p>
          </table:table-cell>
          <table:table-cell office:value-type="string" calcext:value-type="string">
            <text:p>R4255</text:p>
          </table:table-cell>
          <table:table-cell office:value-type="float" office:value="2.578588" calcext:value-type="float">
            <text:p>2.578588</text:p>
          </table:table-cell>
          <table:table-cell office:value-type="float" office:value="1.727" calcext:value-type="float">
            <text:p>1.727</text:p>
          </table:table-cell>
          <table:table-cell office:value-type="float" office:value="1.5" calcext:value-type="float">
            <text:p>1.5</text:p>
          </table:table-cell>
          <table:table-cell office:value-type="float" office:value="0.897" calcext:value-type="float">
            <text:p>0.89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5343" calcext:value-type="float">
            <text:p>35343</text:p>
          </table:table-cell>
          <table:table-cell office:value-type="string" calcext:value-type="string">
            <text:p>R4255</text:p>
          </table:table-cell>
          <table:table-cell office:value-type="float" office:value="2.478515" calcext:value-type="float">
            <text:p>2.478515</text:p>
          </table:table-cell>
          <table:table-cell office:value-type="float" office:value="1.49" calcext:value-type="float">
            <text:p>1.49</text:p>
          </table:table-cell>
          <table:table-cell office:value-type="float" office:value="1.691" calcext:value-type="float">
            <text:p>1.691</text:p>
          </table:table-cell>
          <table:table-cell office:value-type="float" office:value="-0.222" calcext:value-type="float">
            <text:p>-0.222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35361" calcext:value-type="float">
            <text:p>35361</text:p>
          </table:table-cell>
          <table:table-cell office:value-type="string" calcext:value-type="string">
            <text:p>R4255</text:p>
          </table:table-cell>
          <table:table-cell office:value-type="float" office:value="2.478494" calcext:value-type="float">
            <text:p>2.478494</text:p>
          </table:table-cell>
          <table:table-cell office:value-type="float" office:value="1.945" calcext:value-type="float">
            <text:p>1.945</text:p>
          </table:table-cell>
          <table:table-cell office:value-type="float" office:value="1.329" calcext:value-type="float">
            <text:p>1.329</text:p>
          </table:table-cell>
          <table:table-cell office:value-type="float" office:value="-0.023" calcext:value-type="float">
            <text:p>-0.02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string" calcext:value-type="string">
            <text:p>R4255</text:p>
          </table:table-cell>
          <table:table-cell office:value-type="float" office:value="2.328375" calcext:value-type="float">
            <text:p>2.328375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557" calcext:value-type="float">
            <text:p>0.557</text:p>
          </table:table-cell>
          <table:table-cell office:value-type="float" office:value="0.353" calcext:value-type="float">
            <text:p>0.353</text:p>
          </table:table-cell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35487" calcext:value-type="float">
            <text:p>35487</text:p>
          </table:table-cell>
          <table:table-cell office:value-type="string" calcext:value-type="string">
            <text:p>R4255</text:p>
          </table:table-cell>
          <table:table-cell office:value-type="float" office:value="5.207" calcext:value-type="float">
            <text:p>5.207</text:p>
          </table:table-cell>
          <table:table-cell office:value-type="float" office:value="1.528" calcext:value-type="float">
            <text:p>1.528</text:p>
          </table:table-cell>
          <table:table-cell office:value-type="float" office:value="0.611" calcext:value-type="float">
            <text:p>0.611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35506" calcext:value-type="float">
            <text:p>35506</text:p>
          </table:table-cell>
          <table:table-cell office:value-type="string" calcext:value-type="string">
            <text:p>R4255</text:p>
          </table:table-cell>
          <table:table-cell office:value-type="float" office:value="2.528495" calcext:value-type="float">
            <text:p>2.528495</text:p>
          </table:table-cell>
          <table:table-cell office:value-type="float" office:value="1.562" calcext:value-type="float">
            <text:p>1.562</text:p>
          </table:table-cell>
          <table:table-cell office:value-type="float" office:value="0.271" calcext:value-type="float">
            <text:p>0.271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float" office:value="35521" calcext:value-type="float">
            <text:p>35521</text:p>
          </table:table-cell>
          <table:table-cell office:value-type="string" calcext:value-type="string">
            <text:p>R4255</text:p>
          </table:table-cell>
          <table:table-cell office:value-type="float" office:value="2.628737" calcext:value-type="float">
            <text:p>2.6287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763" calcext:value-type="float">
            <text:p>0.763</text:p>
          </table:table-cell>
          <table:table-cell office:value-type="float" office:value="-0.546" calcext:value-type="float">
            <text:p>-0.546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 office:value-type="float" office:value="35536" calcext:value-type="float">
            <text:p>35536</text:p>
          </table:table-cell>
          <table:table-cell office:value-type="string" calcext:value-type="string">
            <text:p>R4255</text:p>
          </table:table-cell>
          <table:table-cell office:value-type="float" office:value="2.478444" calcext:value-type="float">
            <text:p>2.478444</text:p>
          </table:table-cell>
          <table:table-cell office:value-type="float" office:value="-1.242" calcext:value-type="float">
            <text:p>-1.242</text:p>
          </table:table-cell>
          <table:table-cell office:value-type="float" office:value="1.085" calcext:value-type="float">
            <text:p>1.085</text:p>
          </table:table-cell>
          <table:table-cell office:value-type="float" office:value="0.315" calcext:value-type="float">
            <text:p>0.315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35642" calcext:value-type="float">
            <text:p>35642</text:p>
          </table:table-cell>
          <table:table-cell office:value-type="string" calcext:value-type="string">
            <text:p>R4258</text:p>
          </table:table-cell>
          <table:table-cell office:value-type="float" office:value="7.685569" calcext:value-type="float">
            <text:p>7.685569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9" calcext:value-type="float">
            <text:p>-0.69</text:p>
          </table:table-cell>
          <table:table-cell office:value-type="float" office:value="1.416" calcext:value-type="float">
            <text:p>1.416</text:p>
          </table:table-cell>
          <table:table-cell office:value-type="float" office:value="-0.875" calcext:value-type="float">
            <text:p>-0.875</text:p>
          </table:table-cell>
        </table:table-row>
        <table:table-row table:style-name="ro1">
          <table:table-cell office:value-type="float" office:value="35667" calcext:value-type="float">
            <text:p>35667</text:p>
          </table:table-cell>
          <table:table-cell office:value-type="string" calcext:value-type="string">
            <text:p>R4258</text:p>
          </table:table-cell>
          <table:table-cell office:value-type="float" office:value="5.157112" calcext:value-type="float">
            <text:p>5.157112</text:p>
          </table:table-cell>
          <table:table-cell office:value-type="float" office:value="1.68" calcext:value-type="float">
            <text:p>1.68</text:p>
          </table:table-cell>
          <table:table-cell office:value-type="float" office:value="-0.77" calcext:value-type="float">
            <text:p>-0.7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5791" calcext:value-type="float">
            <text:p>35791</text:p>
          </table:table-cell>
          <table:table-cell office:value-type="string" calcext:value-type="string">
            <text:p>R4258</text:p>
          </table:table-cell>
          <table:table-cell office:value-type="float" office:value="2.57862" calcext:value-type="float">
            <text:p>2.57862</text:p>
          </table:table-cell>
          <table:table-cell office:value-type="float" office:value="1.248" calcext:value-type="float">
            <text:p>1.248</text:p>
          </table:table-cell>
          <table:table-cell office:value-type="float" office:value="-1.646" calcext:value-type="float">
            <text:p>-1.646</text:p>
          </table:table-cell>
          <table:table-cell office:value-type="float" office:value="-0.298" calcext:value-type="float">
            <text:p>-0.298</text:p>
          </table:table-cell>
          <table:table-cell office:value-type="float" office:value="-1.331" calcext:value-type="float">
            <text:p>-1.331</text:p>
          </table:table-cell>
        </table:table-row>
        <table:table-row table:style-name="ro1">
          <table:table-cell office:value-type="float" office:value="35813" calcext:value-type="float">
            <text:p>35813</text:p>
          </table:table-cell>
          <table:table-cell office:value-type="string" calcext:value-type="string">
            <text:p>R4258</text:p>
          </table:table-cell>
          <table:table-cell office:value-type="float" office:value="7.785738" calcext:value-type="float">
            <text:p>7.785738</text:p>
          </table:table-cell>
          <table:table-cell office:value-type="float" office:value="1.213" calcext:value-type="float">
            <text:p>1.213</text:p>
          </table:table-cell>
          <table:table-cell office:value-type="float" office:value="-1.306" calcext:value-type="float">
            <text:p>-1.306</text:p>
          </table:table-cell>
          <table:table-cell office:value-type="float" office:value="-0.312" calcext:value-type="float">
            <text:p>-0.312</text:p>
          </table:table-cell>
          <table:table-cell office:value-type="float" office:value="-1.407" calcext:value-type="float">
            <text:p>-1.407</text:p>
          </table:table-cell>
        </table:table-row>
        <table:table-row table:style-name="ro1">
          <table:table-cell office:value-type="float" office:value="35828" calcext:value-type="float">
            <text:p>35828</text:p>
          </table:table-cell>
          <table:table-cell office:value-type="string" calcext:value-type="string">
            <text:p>R4258</text:p>
          </table:table-cell>
          <table:table-cell office:value-type="float" office:value="2.278283" calcext:value-type="float">
            <text:p>2.278283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89" calcext:value-type="float">
            <text:p>-1.989</text:p>
          </table:table-cell>
          <table:table-cell office:value-type="float" office:value="1.297" calcext:value-type="float">
            <text:p>1.297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35846" calcext:value-type="float">
            <text:p>35846</text:p>
          </table:table-cell>
          <table:table-cell office:value-type="string" calcext:value-type="string">
            <text:p>R4258</text:p>
          </table:table-cell>
          <table:table-cell office:value-type="float" office:value="2.420341" calcext:value-type="float">
            <text:p>2.420341</text:p>
          </table:table-cell>
          <table:table-cell office:value-type="float" office:value="1.445" calcext:value-type="float">
            <text:p>1.445</text:p>
          </table:table-cell>
          <table:table-cell office:value-type="float" office:value="-1.773" calcext:value-type="float">
            <text:p>-1.773</text:p>
          </table:table-cell>
          <table:table-cell office:value-type="float" office:value="0.419" calcext:value-type="float">
            <text:p>0.419</text:p>
          </table:table-cell>
          <table:table-cell office:value-type="float" office:value="-0.875" calcext:value-type="float">
            <text:p>-0.875</text:p>
          </table:table-cell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string" calcext:value-type="string">
            <text:p>R4258</text:p>
          </table:table-cell>
          <table:table-cell office:value-type="float" office:value="2.428548" calcext:value-type="float">
            <text:p>2.428548</text:p>
          </table:table-cell>
          <table:table-cell office:value-type="float" office:value="1.217" calcext:value-type="float">
            <text:p>1.217</text:p>
          </table:table-cell>
          <table:table-cell office:value-type="float" office:value="-1.261" calcext:value-type="float">
            <text:p>-1.261</text:p>
          </table:table-cell>
          <table:table-cell office:value-type="float" office:value="-0.838" calcext:value-type="float">
            <text:p>-0.838</text:p>
          </table:table-cell>
          <table:table-cell office:value-type="float" office:value="-1.291" calcext:value-type="float">
            <text:p>-1.291</text:p>
          </table:table-cell>
        </table:table-row>
        <table:table-row table:style-name="ro1">
          <table:table-cell office:value-type="float" office:value="36045" calcext:value-type="float">
            <text:p>36045</text:p>
          </table:table-cell>
          <table:table-cell office:value-type="string" calcext:value-type="string">
            <text:p>R4258</text:p>
          </table:table-cell>
          <table:table-cell office:value-type="float" office:value="2.578583" calcext:value-type="float">
            <text:p>2.578583</text:p>
          </table:table-cell>
          <table:table-cell office:value-type="float" office:value="1.336" calcext:value-type="float">
            <text:p>1.336</text:p>
          </table:table-cell>
          <table:table-cell office:value-type="float" office:value="-1.178" calcext:value-type="float">
            <text:p>-1.178</text:p>
          </table:table-cell>
          <table:table-cell office:value-type="float" office:value="1.273" calcext:value-type="float">
            <text:p>1.273</text:p>
          </table:table-cell>
          <table:table-cell office:value-type="float" office:value="-1.472" calcext:value-type="float">
            <text:p>-1.472</text:p>
          </table:table-cell>
        </table:table-row>
        <table:table-row table:style-name="ro1">
          <table:table-cell office:value-type="float" office:value="36146" calcext:value-type="float">
            <text:p>36146</text:p>
          </table:table-cell>
          <table:table-cell office:value-type="string" calcext:value-type="string">
            <text:p>R4258</text:p>
          </table:table-cell>
          <table:table-cell office:value-type="float" office:value="2.778761" calcext:value-type="float">
            <text:p>2.778761</text:p>
          </table:table-cell>
          <table:table-cell office:value-type="float" office:value="1.153" calcext:value-type="float">
            <text:p>1.153</text:p>
          </table:table-cell>
          <table:table-cell office:value-type="float" office:value="-1.348" calcext:value-type="float">
            <text:p>-1.348</text:p>
          </table:table-cell>
          <table:table-cell office:value-type="float" office:value="-1.367" calcext:value-type="float">
            <text:p>-1.367</text:p>
          </table:table-cell>
          <table:table-cell office:value-type="float" office:value="-1.316" calcext:value-type="float">
            <text:p>-1.316</text:p>
          </table:table-cell>
        </table:table-row>
        <table:table-row table:style-name="ro1">
          <table:table-cell office:value-type="float" office:value="36161" calcext:value-type="float">
            <text:p>36161</text:p>
          </table:table-cell>
          <table:table-cell office:value-type="string" calcext:value-type="string">
            <text:p>R4258</text:p>
          </table:table-cell>
          <table:table-cell office:value-type="float" office:value="2.929023" calcext:value-type="float">
            <text:p>2.929023</text:p>
          </table:table-cell>
          <table:table-cell office:value-type="float" office:value="1.343" calcext:value-type="float">
            <text:p>1.343</text:p>
          </table:table-cell>
          <table:table-cell office:value-type="float" office:value="-1.087" calcext:value-type="float">
            <text:p>-1.087</text:p>
          </table:table-cell>
          <table:table-cell office:value-type="float" office:value="0.221" calcext:value-type="float">
            <text:p>0.221</text:p>
          </table:table-cell>
          <table:table-cell office:value-type="float" office:value="-1.241" calcext:value-type="float">
            <text:p>-1.241</text:p>
          </table:table-cell>
        </table:table-row>
        <table:table-row table:style-name="ro1">
          <table:table-cell office:value-type="float" office:value="36176" calcext:value-type="float">
            <text:p>36176</text:p>
          </table:table-cell>
          <table:table-cell office:value-type="string" calcext:value-type="string">
            <text:p>R4258</text:p>
          </table:table-cell>
          <table:table-cell office:value-type="float" office:value="2.928887" calcext:value-type="float">
            <text:p>2.928887</text:p>
          </table:table-cell>
          <table:table-cell office:value-type="float" office:value="0.78" calcext:value-type="float">
            <text:p>0.78</text:p>
          </table:table-cell>
          <table:table-cell office:value-type="float" office:value="-1.387" calcext:value-type="float">
            <text:p>-1.387</text:p>
          </table:table-cell>
          <table:table-cell office:value-type="float" office:value="-1.446" calcext:value-type="float">
            <text:p>-1.446</text:p>
          </table:table-cell>
          <table:table-cell office:value-type="float" office:value="-1.305" calcext:value-type="float">
            <text:p>-1.305</text:p>
          </table:table-cell>
        </table:table-row>
        <table:table-row table:style-name="ro1">
          <table:table-cell office:value-type="float" office:value="36202" calcext:value-type="float">
            <text:p>36202</text:p>
          </table:table-cell>
          <table:table-cell office:value-type="string" calcext:value-type="string">
            <text:p>R4258</text:p>
          </table:table-cell>
          <table:table-cell office:value-type="float" office:value="4.956858" calcext:value-type="float">
            <text:p>4.956858</text:p>
          </table:table-cell>
          <table:table-cell office:value-type="float" office:value="-0.092" calcext:value-type="float">
            <text:p>-0.092</text:p>
          </table:table-cell>
          <table:table-cell office:value-type="float" office:value="-1.406" calcext:value-type="float">
            <text:p>-1.406</text:p>
          </table:table-cell>
          <table:table-cell office:value-type="float" office:value="-1.513" calcext:value-type="float">
            <text:p>-1.513</text:p>
          </table:table-cell>
          <table:table-cell office:value-type="float" office:value="-2.062" calcext:value-type="float">
            <text:p>-2.062</text:p>
          </table:table-cell>
        </table:table-row>
        <table:table-row table:style-name="ro1">
          <table:table-cell office:value-type="float" office:value="36250" calcext:value-type="float">
            <text:p>36250</text:p>
          </table:table-cell>
          <table:table-cell office:value-type="string" calcext:value-type="string">
            <text:p>R4497</text:p>
          </table:table-cell>
          <table:table-cell office:value-type="float" office:value="2.58688" calcext:value-type="float">
            <text:p>2.58688</text:p>
          </table:table-cell>
          <table:table-cell office:value-type="float" office:value="1.115" calcext:value-type="float">
            <text:p>1.115</text:p>
          </table:table-cell>
          <table:table-cell office:value-type="float" office:value="1.058" calcext:value-type="float">
            <text:p>1.058</text:p>
          </table:table-cell>
          <table:table-cell office:value-type="float" office:value="1.103" calcext:value-type="float">
            <text:p>1.10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6265" calcext:value-type="float">
            <text:p>36265</text:p>
          </table:table-cell>
          <table:table-cell office:value-type="string" calcext:value-type="string">
            <text:p>R4497</text:p>
          </table:table-cell>
          <table:table-cell office:value-type="float" office:value="2.328161" calcext:value-type="float">
            <text:p>2.328161</text:p>
          </table:table-cell>
          <table:table-cell office:value-type="float" office:value="1.541" calcext:value-type="float">
            <text:p>1.54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82" calcext:value-type="float">
            <text:p>-0.082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>
          <table:table-cell office:value-type="float" office:value="36280" calcext:value-type="float">
            <text:p>36280</text:p>
          </table:table-cell>
          <table:table-cell office:value-type="string" calcext:value-type="string">
            <text:p>R4497</text:p>
          </table:table-cell>
          <table:table-cell office:value-type="float" office:value="2.578533" calcext:value-type="float">
            <text:p>2.578533</text:p>
          </table:table-cell>
          <table:table-cell office:value-type="float" office:value="1.574" calcext:value-type="float">
            <text:p>1.574</text:p>
          </table:table-cell>
          <table:table-cell office:value-type="float" office:value="0.575" calcext:value-type="float">
            <text:p>0.575</text:p>
          </table:table-cell>
          <table:table-cell office:value-type="float" office:value="-0.571" calcext:value-type="float">
            <text:p>-0.571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36472" calcext:value-type="float">
            <text:p>36472</text:p>
          </table:table-cell>
          <table:table-cell office:value-type="string" calcext:value-type="string">
            <text:p>R4497</text:p>
          </table:table-cell>
          <table:table-cell office:value-type="float" office:value="5.106385" calcext:value-type="float">
            <text:p>5.106385</text:p>
          </table:table-cell>
          <table:table-cell office:value-type="float" office:value="1.222" calcext:value-type="float">
            <text:p>1.222</text:p>
          </table:table-cell>
          <table:table-cell office:value-type="float" office:value="0.478" calcext:value-type="float">
            <text:p>0.478</text:p>
          </table:table-cell>
          <table:table-cell office:value-type="float" office:value="-0.877" calcext:value-type="float">
            <text:p>-0.877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36487" calcext:value-type="float">
            <text:p>36487</text:p>
          </table:table-cell>
          <table:table-cell office:value-type="string" calcext:value-type="string">
            <text:p>R4497</text:p>
          </table:table-cell>
          <table:table-cell office:value-type="float" office:value="2.528393" calcext:value-type="float">
            <text:p>2.528393</text:p>
          </table:table-cell>
          <table:table-cell office:value-type="float" office:value="1.48" calcext:value-type="float">
            <text:p>1.48</text:p>
          </table:table-cell>
          <table:table-cell office:value-type="float" office:value="-0.784" calcext:value-type="float">
            <text:p>-0.784</text:p>
          </table:table-cell>
          <table:table-cell office:value-type="float" office:value="-0.506" calcext:value-type="float">
            <text:p>-0.50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36502" calcext:value-type="float">
            <text:p>36502</text:p>
          </table:table-cell>
          <table:table-cell office:value-type="string" calcext:value-type="string">
            <text:p>R4497</text:p>
          </table:table-cell>
          <table:table-cell office:value-type="float" office:value="2.478546" calcext:value-type="float">
            <text:p>2.478546</text:p>
          </table:table-cell>
          <table:table-cell office:value-type="float" office:value="1.275" calcext:value-type="float">
            <text:p>1.275</text:p>
          </table:table-cell>
          <table:table-cell office:value-type="float" office:value="-0.894" calcext:value-type="float">
            <text:p>-0.89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36607" calcext:value-type="float">
            <text:p>36607</text:p>
          </table:table-cell>
          <table:table-cell office:value-type="string" calcext:value-type="string">
            <text:p>R4497</text:p>
          </table:table-cell>
          <table:table-cell office:value-type="float" office:value="2.578584" calcext:value-type="float">
            <text:p>2.578584</text:p>
          </table:table-cell>
          <table:table-cell office:value-type="float" office:value="1.694" calcext:value-type="float">
            <text:p>1.69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617" calcext:value-type="float">
            <text:p>-0.617</text:p>
          </table:table-cell>
          <table:table-cell office:value-type="float" office:value="-0.788" calcext:value-type="float">
            <text:p>-0.788</text:p>
          </table:table-cell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string" calcext:value-type="string">
            <text:p>R4497</text:p>
          </table:table-cell>
          <table:table-cell office:value-type="float" office:value="2.678505" calcext:value-type="float">
            <text:p>2.678505</text:p>
          </table:table-cell>
          <table:table-cell office:value-type="float" office:value="1.264" calcext:value-type="float">
            <text:p>1.264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36651" calcext:value-type="float">
            <text:p>36651</text:p>
          </table:table-cell>
          <table:table-cell office:value-type="string" calcext:value-type="string">
            <text:p>R4497</text:p>
          </table:table-cell>
          <table:table-cell office:value-type="float" office:value="2.578642" calcext:value-type="float">
            <text:p>2.578642</text:p>
          </table:table-cell>
          <table:table-cell office:value-type="float" office:value="0.064" calcext:value-type="float">
            <text:p>0.064</text:p>
          </table:table-cell>
          <table:table-cell office:value-type="float" office:value="-0.767" calcext:value-type="float">
            <text:p>-0.767</text:p>
          </table:table-cell>
          <table:table-cell office:value-type="float" office:value="-1.218" calcext:value-type="float">
            <text:p>-1.218</text:p>
          </table:table-cell>
          <table:table-cell office:value-type="float" office:value="-0.725" calcext:value-type="float">
            <text:p>-0.725</text:p>
          </table:table-cell>
        </table:table-row>
        <table:table-row table:style-name="ro1">
          <table:table-cell office:value-type="float" office:value="36702" calcext:value-type="float">
            <text:p>36702</text:p>
          </table:table-cell>
          <table:table-cell office:value-type="string" calcext:value-type="string">
            <text:p>R4497</text:p>
          </table:table-cell>
          <table:table-cell office:value-type="float" office:value="4.756592" calcext:value-type="float">
            <text:p>4.756592</text:p>
          </table:table-cell>
          <table:table-cell office:value-type="float" office:value="0.583" calcext:value-type="float">
            <text:p>0.583</text:p>
          </table:table-cell>
          <table:table-cell office:value-type="float" office:value="-0.557" calcext:value-type="float">
            <text:p>-0.557</text:p>
          </table:table-cell>
          <table:table-cell office:value-type="float" office:value="-1.426" calcext:value-type="float">
            <text:p>-1.426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36719" calcext:value-type="float">
            <text:p>36719</text:p>
          </table:table-cell>
          <table:table-cell office:value-type="string" calcext:value-type="string">
            <text:p>R4497</text:p>
          </table:table-cell>
          <table:table-cell office:value-type="float" office:value="7.835748" calcext:value-type="float">
            <text:p>7.835748</text:p>
          </table:table-cell>
          <table:table-cell office:value-type="float" office:value="0.848" calcext:value-type="float">
            <text:p>0.848</text:p>
          </table:table-cell>
          <table:table-cell office:value-type="float" office:value="-0.572" calcext:value-type="float">
            <text:p>-0.572</text:p>
          </table:table-cell>
          <table:table-cell office:value-type="float" office:value="-1.464" calcext:value-type="float">
            <text:p>-1.464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36739" calcext:value-type="float">
            <text:p>36739</text:p>
          </table:table-cell>
          <table:table-cell office:value-type="string" calcext:value-type="string">
            <text:p>R4497</text:p>
          </table:table-cell>
          <table:table-cell office:value-type="float" office:value="7.38525" calcext:value-type="float">
            <text:p>7.38525</text:p>
          </table:table-cell>
          <table:table-cell office:value-type="float" office:value="1.693" calcext:value-type="float">
            <text:p>1.693</text:p>
          </table:table-cell>
          <table:table-cell office:value-type="float" office:value="-0.902" calcext:value-type="float">
            <text:p>-0.902</text:p>
          </table:table-cell>
          <table:table-cell office:value-type="float" office:value="0.684" calcext:value-type="float">
            <text:p>0.684</text:p>
          </table:table-cell>
          <table:table-cell office:value-type="float" office:value="0.114" calcext:value-type="float">
            <text:p>0.114</text:p>
          </table:table-cell>
        </table:table-row>
      </table:table>
      <table:named-expressions/>
      <table:database-ranges>
        <table:database-range table:name="__Anonymous_Sheet_DB__0" table:target-range-address="Sheet1.A1:Sheet1.G7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4:37:07.351210916</meta:creation-date>
    <dc:date>2019-07-23T14:38:47.943003591</dc:date>
    <meta:editing-duration>PT1M40S</meta:editing-duration>
    <meta:editing-cycles>1</meta:editing-cycles>
    <meta:generator>LibreOffice/6.1.1.1$Linux_X86_64 LibreOffice_project/10$Build-1</meta:generator>
    <meta:document-statistic meta:table-count="1" meta:cell-count="5061" meta:object-count="0"/>
  </office:meta>
</office:document-meta>
</file>